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157cm"/>
    </style:style>
    <style:style style:name="co2" style:family="table-column">
      <style:table-column-properties fo:break-before="auto" style:column-width="8.223cm"/>
    </style:style>
    <style:style style:name="co3" style:family="table-column">
      <style:table-column-properties fo:break-before="auto" style:column-width="1.977cm"/>
    </style:style>
    <style:style style:name="co4" style:family="table-column">
      <style:table-column-properties fo:break-before="auto" style:column-width="6.645cm"/>
    </style:style>
    <style:style style:name="co5" style:family="table-column">
      <style:table-column-properties fo:break-before="auto" style:column-width="4.867cm"/>
    </style:style>
    <style:style style:name="co6" style:family="table-column">
      <style:table-column-properties fo:break-before="auto" style:column-width="2.794cm"/>
    </style:style>
    <style:style style:name="co7" style:family="table-column">
      <style:table-column-properties fo:break-before="auto" style:column-width="0.526cm"/>
    </style:style>
    <style:style style:name="co8" style:family="table-column">
      <style:table-column-properties fo:break-before="auto" style:column-width="0.635cm"/>
    </style:style>
    <style:style style:name="co9"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end" fo:margin-left="0cm"/>
    </style:style>
    <style:style style:name="ce2" style:family="table-cell" style:parent-style-name="Default" style:data-style-name="N100">
      <style:table-cell-properties style:text-align-source="fix" style:repeat-content="false"/>
      <style:paragraph-properties fo:text-align="end" fo:margin-left="0cm"/>
    </style:style>
  </office:automatic-styles>
  <office:body>
    <office:spreadsheet>
      <table:table table:name="Sheet1" table:style-name="ta1">
        <table:table-column table:style-name="co1" table:default-cell-style-name="ce1"/>
        <table:table-column table:style-name="co2" table:default-cell-style-name="ce1"/>
        <table:table-column table:style-name="co3" table:number-columns-repeated="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number-columns-repeated="1012" table:default-cell-style-name="ce1"/>
        <table:table-row table:style-name="ro1">
          <table:table-cell office:value-type="string" calcext:value-type="string">
            <text:p>BLACKLD-150</text:p>
          </table:table-cell>
          <table:table-cell office:value-type="string" calcext:value-type="string">
            <text:p>150mm Polishing Pad</text:p>
          </table:table-cell>
          <table:table-cell table:style-name="ce2" office:value-type="string" calcext:value-type="string">
            <text:p>25.0000</text:p>
          </table:table-cell>
          <table:table-cell table:style-name="ce2" office:value-type="string" calcext:value-type="string">
            <text:p>22.5000</text:p>
          </table:table-cell>
          <table:table-cell table:style-name="ce2" office:value-type="string" calcext:value-type="string">
            <text:p>14.5300</text:p>
          </table:table-cell>
          <table:table-cell office:value-type="string" calcext:value-type="string">
            <text:p>150mm-black-ld-03.jpg</text:p>
          </table:table-cell>
          <table:table-cell office:value-type="string" calcext:value-type="string">
            <text:p>&lt;div id=\"tigFIProductDescription\"&gt;&lt;span class=\"tigFIProductDescriptionTitle\"&gt;150mm Ultra Fine Foam Pad (LD)&lt;/span&gt;&lt;span class=\"tigFIProductDescriptionBlock\"&gt;&lt;p&gt;Very fine polishing foam pad designed to remove swirling and hologramming and increase gloss. No dusting when used with Final Inspection polishes. Will achieve a very high gloss level of up to 96gu&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BLACKLD-190</text:p>
          </table:table-cell>
          <table:table-cell office:value-type="string" calcext:value-type="string">
            <text:p>190mm Polishing Pad</text:p>
          </table:table-cell>
          <table:table-cell table:style-name="ce2" office:value-type="string" calcext:value-type="string">
            <text:p>40.0000</text:p>
          </table:table-cell>
          <table:table-cell table:style-name="ce2" office:value-type="string" calcext:value-type="string">
            <text:p>35.9500</text:p>
          </table:table-cell>
          <table:table-cell table:style-name="ce2" office:value-type="string" calcext:value-type="string">
            <text:p>28.8400</text:p>
          </table:table-cell>
          <table:table-cell office:value-type="string" calcext:value-type="string">
            <text:p>FI.jpg</text:p>
          </table:table-cell>
          <table:table-cell office:value-type="string" calcext:value-type="string">
            <text:p>&lt;div id=\"tigFIProductDescription\"&gt;&lt;span class=\"tigFIProductDescriptionTitle\"&gt;190mm Ultra Fine Foam Pad (LD)&lt;/span&gt;&lt;span class=\"tigFIProductDescriptionBlock\"&gt;&lt;p&gt;Very fine polishing foam pad designed to remove swirling and hologramming and increase gloss. No dusting when used with Final Inspection polishes. Will achieve a very high gloss level of up to 96gu&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BLACKLD-90</text:p>
          </table:table-cell>
          <table:table-cell office:value-type="string" calcext:value-type="string">
            <text:p>90mm Polishing Pad</text:p>
          </table:table-cell>
          <table:table-cell table:style-name="ce2" office:value-type="string" calcext:value-type="string">
            <text:p>12.0000</text:p>
          </table:table-cell>
          <table:table-cell table:style-name="ce2" office:value-type="string" calcext:value-type="string">
            <text:p>10.7500</text:p>
          </table:table-cell>
          <table:table-cell table:style-name="ce2" office:value-type="string" calcext:value-type="string">
            <text:p>9.0700</text:p>
          </table:table-cell>
          <table:table-cell office:value-type="string" calcext:value-type="string">
            <text:p>90mm-black-ld-01.jpg</text:p>
          </table:table-cell>
          <table:table-cell office:value-type="string" calcext:value-type="string">
            <text:p>&lt;div id=\"tigFIProductDescription\"&gt;&lt;span class=\"tigFIProductDescriptionTitle\"&gt;90mm Ultra Fine Foam Pad (LD)&lt;/span&gt;&lt;span class=\"tigFIProductDescriptionBlock\"&gt;&lt;p&gt;Very fine polishing foam pad designed to remove swirling and hologramming and increase gloss. No dusting when used with Final Inspection polishes. Will achieve a very high gloss level of up to 96gu&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BP-A-125</text:p>
          </table:table-cell>
          <table:table-cell office:value-type="string" calcext:value-type="string">
            <text:p>125mm ACTIVE Backing Plate</text:p>
          </table:table-cell>
          <table:table-cell table:style-name="ce2" office:value-type="string" calcext:value-type="string">
            <text:p>50.0000</text:p>
          </table:table-cell>
          <table:table-cell table:style-name="ce2" office:value-type="string" calcext:value-type="string">
            <text:p>44.9500</text:p>
          </table:table-cell>
          <table:table-cell table:style-name="ce2" office:value-type="string" calcext:value-type="string">
            <text:p>26.0100</text:p>
          </table:table-cell>
          <table:table-cell office:value-type="string" calcext:value-type="string">
            <text:p>125mm-active-bp-01_1.jpg</text:p>
          </table:table-cell>
          <table:table-cell office:value-type="string" calcext:value-type="string">
            <text:p>&lt;div id=\"tigFIProductDescription\"&gt;&lt;span class=\"tigFIProductDescriptionTitle\"&gt;125mm Active Backing Plate <text:s/>&lt;/span&gt;&lt;span class=\"tigFIProductDescriptionBlock\"&gt;&lt;p&gt;125mm Ø ACTIVE Backing Plate - to suit 135mm and 15omm Ø velcro-backed pads&lt;/p&gt;&lt;/span&gt;&lt;span class=\"tigFIProductDescriptionBlock\"&gt;&lt;p&gt;To suit any female velcro backed 135 - 150mm polishing pad.&lt;/p&gt;&lt;/span&gt;&lt;span class=\"tigFIProductDescriptionBlock\"&gt;&lt;p&gt;All Final Inspection backing plates feature Velcro® brand male velcro hook fastening material and are made from the highest construction quality to ensure safety&amp;#44 performance and durability.&lt;/p&gt;&lt;/span&gt;&lt;span class=\"tigFIProductDescriptionBlock\"&gt;&lt;p&gt;This active backing plate is very well priced&amp;#44 strong and forgiving&amp;#44 so any incorrect movement&amp;#44 however subtle or strong&amp;#44 are compensated for by the active portion of the backing plate assisting in maintenance of a completely flat pad contact with the paint surface&amp;#44 reducing the chances of inducing side effects such as hologramming which are usually caused as a result of incorrect polishing practices.&lt;/p&gt;&lt;/span&gt;&lt;span class=\"tigFIProductDescriptionBlock\"&gt;&lt;p&gt;Provides adequate (25mm) recess when mated to a 15omm Ø pad and consistent and firm pressure all the way to the edge of a 135mm Ø pad with enough recess for edge protection.&lt;/p&gt;&lt;/span&gt;&lt;span class=\"tigFIProductDescriptionBlockHeader\"&gt;&lt;p&gt;Final Inspection backing plate sizes and pad suitability&lt;/p&gt;&lt;/span&gt;&lt;ul class=\"tigFIProductDescriptionUnorderedList\" &gt;&lt;li&gt;75mm backing plates suitable for pads 90mm - 125mm diameter&lt;/li&gt;&lt;li&gt;125mm backing plates suitable for pads 135mm - 150mm diameter&lt;/li&gt;&lt;li&gt;175mm backing plates suitable for pads 200mm+ diameter&lt;/li&gt;&lt;/ul&gt;&lt;span class=\"tigFIProductDescriptionBlock\"&gt;&lt;p&gt;It is recommended to recess backing plates from pad edges by a minimum of 10mm and no more than 50mm&amp;#44 i.e. it is not recommended to use a 75mm backing plate with a 135mm pad as the diameter of the pad exceeds the diameter of the backing plate by more than 50mm making it difficult to properly centre and providing insufficient grip.&lt;/p&gt;&lt;/span&gt;&lt;span class=\"tigFIProductDescriptionBlockHeader\"&gt;&lt;p&gt;Active backing plate&lt;/p&gt;&lt;/span&gt;&lt;ul class=\"tigFIProductDescriptionUnorderedList\" &gt;&lt;li&gt;Active backing plates are more forgiving in the sense that they will compensate for lift irregularities as a result of operator movements.&lt;/li&gt;&lt;li&gt;Active backing plates are recommended for polishing on curvy panels and for amateur operators who may tend to lift pads from the surface using only the edges of the pad&amp;#44 a tilted pad usually results in hologramming.&lt;/li&gt;&lt;li&gt;The active backing plate compensates by absorbing some of the pressure and maintaining a flat pad which dramatically reduces hologramming and increases polish efficiency.&lt;/li&gt;&lt;/ul&gt;&lt;span class=\"tigFIProductDescriptionBlockHeader\"&gt;&lt;p&gt;Rigid backing plates&lt;/p&gt;&lt;/span&gt;&lt;ul class=\"tigFIProductDescriptionUnorderedList\" &gt;&lt;li&gt;Rigid backing plates are considered the professional option&amp;#44 they require a higher skill level and are less forgiving to incorrect technique by the operator.&lt;/li&gt;&lt;li&gt;Final Inspection rigid backing plates also have a significantly lower profile than an active backing plate which may assist polishing in cumbersome areas.&lt;/li&gt;&lt;li&gt;Final Inspection rigid backing plates weigh less&amp;#44 are cheaper and are slightly more durable than their active versions.&lt;/li&gt;&lt;/ul&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BP-A-175</text:p>
          </table:table-cell>
          <table:table-cell office:value-type="string" calcext:value-type="string">
            <text:p>175mm ACTIVE Backing Plate</text:p>
          </table:table-cell>
          <table:table-cell table:style-name="ce2" office:value-type="string" calcext:value-type="string">
            <text:p>65.0000</text:p>
          </table:table-cell>
          <table:table-cell table:style-name="ce2" office:value-type="string" calcext:value-type="string">
            <text:p>56.9500</text:p>
          </table:table-cell>
          <table:table-cell table:style-name="ce2" office:value-type="string" calcext:value-type="string">
            <text:p>43.4500</text:p>
          </table:table-cell>
          <table:table-cell office:value-type="string" calcext:value-type="string">
            <text:p>175mm-01png.jpg</text:p>
          </table:table-cell>
          <table:table-cell office:value-type="string" calcext:value-type="string">
            <text:p>&lt;div id=\"tigFIProductDescription\"&gt;&lt;span class=\"tigFIProductDescriptionTitle\"&gt;175mm Active Backing Plate <text:s/>&lt;/span&gt;&lt;span class=\"tigFIProductDescriptionBlock\"&gt;&lt;p&gt;175mm Ø ACTIVE Backing Plate - to suit 190mm and 200mm Ø velcro-backed pads&lt;/p&gt;&lt;/span&gt;&lt;span class=\"tigFIProductDescriptionBlock\"&gt;&lt;p&gt;To suit any female velcro backed 190 - 220mm polishing pad.&lt;/p&gt;&lt;/span&gt;&lt;span class=\"tigFIProductDescriptionBlock\"&gt;&lt;p&gt;All Final Inspection backing plates feature Velcro® brand male velcro hook fastening material and are made from the highest construction quality to ensure safety&amp;#44 performance and durability.&lt;/p&gt;&lt;/span&gt;&lt;span class=\"tigFIProductDescriptionBlock\"&gt;&lt;p&gt;This active backing plate is very well priced&amp;#44 strong and forgiving&amp;#44 so any incorrect movement&amp;#44 however subtle or strong&amp;#44 are compensated for by the active portion of the backing plate assisting in maintenance of a completely flat pad contact with the paint surface&amp;#44 reducing the chances of inducing side effects such as hologramming which are usually caused as a result of incorrect polishing practices.&lt;/p&gt;&lt;/span&gt;&lt;span class=\"tigFIProductDescriptionBlockHeader\"&gt;&lt;p&gt;Final Inspection backing plate sizes and pad suitability&lt;/p&gt;&lt;/span&gt;&lt;ul class=\"tigFIProductDescriptionUnorderedList\" &gt;&lt;li&gt;75mm backing plates suitable for pads 90mm - 125mm diameter&lt;/li&gt;&lt;li&gt;125mm backing plates suitable for pads 135mm - 150mm diameter&lt;/li&gt;&lt;li&gt;175mm backing plates suitable for pads 200mm+ diameter&lt;/li&gt;&lt;/ul&gt;&lt;span class=\"tigFIProductDescriptionBlock\"&gt;&lt;p&gt;It is recommended to recess backing plates from pad edges by a minimum of 10mm and no more than 50mm&amp;#44 i.e. it is not recommended to use a 75mm backing plate with a 135mm pad as the diameter of the pad exceeds the diameter of the backing plate by more than 50mm making it difficult to properly centre and providing insufficient grip.&lt;/p&gt;&lt;/span&gt;&lt;span class=\"tigFIProductDescriptionBlockHeader\"&gt;&lt;p&gt;Active backing plate&lt;/p&gt;&lt;/span&gt;&lt;ul class=\"tigFIProductDescriptionUnorderedList\" &gt;&lt;li&gt;Active backing plates are more forgiving in the sense that they will compensate for lift irregularities as a result of operator movements.&lt;/li&gt;&lt;li&gt;Active backing plates are recommended for polishing on curvy panels and for amateur operators who may tend to lift pads from the surface using only the edges of the pad&amp;#44 a tilted pad usually results in hologramming.&lt;/li&gt;&lt;li&gt;The active backing plate compensates by absorbing some of the pressure and maintaining a flat pad which dramatically reduces hologramming and increases polish efficiency.&lt;/li&gt;&lt;/ul&gt;&lt;span class=\"tigFIProductDescriptionBlockHeader\"&gt;&lt;p&gt;Rigid backing plates&lt;/p&gt;&lt;/span&gt;&lt;ul class=\"tigFIProductDescriptionUnorderedList\" &gt;&lt;li&gt;Rigid backing plates are considered the professional option&amp;#44 they require a higher skill level and are less forgiving to incorrect technique by the operator.&lt;/li&gt;&lt;li&gt;Final Inspection rigid backing plates also have a significantly lower profile than an active backing plate which may assist polishing in cumbersome areas.&lt;/li&gt;&lt;li&gt;Final Inspection rigid backing plates weigh less&amp;#44 are cheaper and are slightly more durable than their active versions.&lt;/li&gt;&lt;/ul&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BP-A-50</text:p>
          </table:table-cell>
          <table:table-cell office:value-type="string" calcext:value-type="string">
            <text:p>50mm ACTIVE Backing Plate</text:p>
          </table:table-cell>
          <table:table-cell table:style-name="ce2" office:value-type="string" calcext:value-type="string">
            <text:p>22.5000</text:p>
          </table:table-cell>
          <table:table-cell table:style-name="ce2" office:value-type="string" calcext:value-type="string">
            <text:p>19.9500</text:p>
          </table:table-cell>
          <table:table-cell table:style-name="ce2" office:value-type="string" calcext:value-type="string">
            <text:p>15.3300</text:p>
          </table:table-cell>
          <table:table-cell office:value-type="string" calcext:value-type="string">
            <text:p>FI.jpg</text:p>
          </table:table-cell>
          <table:table-cell office:value-type="string" calcext:value-type="string">
            <text:p>&lt;div id=\"tigFIProductDescription\"&gt;&lt;span class=\"tigFIProductDescriptionTitle\"&gt;50mm Active Backing Plate <text:s/>&lt;/span&gt;&lt;span class=\"tigFIProductDescriptionBlock\"&gt;&lt;p&gt;50mm Ø ACTIVE Backing Plate pads&lt;/p&gt;&lt;/span&gt;&lt;span class=\"tigFIProductDescriptionBlock\"&gt;&lt;/p&gt;&lt;/span&gt;&lt;span class=\"tigFIProductDescriptionBlock\"&gt;&lt;p&gt;All Final Inspection backing plates feature Velcro® brand male velcro hook fastening material and are made from the highest construction quality to ensure safety&amp;#44 performance and durability.&lt;/p&gt;&lt;/span&gt;&lt;span class=\"tigFIProductDescriptionBlock\"&gt;&lt;p&gt;This active backing plate is very well priced&amp;#44 strong and forgiving&amp;#44 so any incorrect movement&amp;#44 however subtle or strong&amp;#44 are compensated for by the active portion of the backing plate assisting in maintenance of a completely flat pad contact with the paint surface&amp;#44 reducing the chances of inducing side effects such as hologramming which are usually caused as a result of incorrect polishing practices.&lt;/p&gt;&lt;/span&gt;&lt;span class=\"tigFIProductDescriptionBlockHeader\"&gt;&lt;p&gt;Final Inspection backing plate sizes and pad suitability&lt;/p&gt;&lt;/span&gt;&lt;ul class=\"tigFIProductDescriptionUnorderedList\" &gt;&lt;li&gt;75mm backing plates suitable for pads 90mm - 125mm diameter&lt;/li&gt;&lt;li&gt;125mm backing plates suitable for pads 135mm - 150mm diameter&lt;/li&gt;&lt;li&gt;175mm backing plates suitable for pads 200mm+ diameter&lt;/li&gt;&lt;/ul&gt;&lt;span class=\"tigFIProductDescriptionBlock\"&gt;&lt;p&gt;It is recommended to recess backing plates from pad edges by a minimum of 10mm and no more than 50mm&amp;#44 i.e. it is not recommended to use a 75mm backing plate with a 135mm pad as the diameter of the pad exceeds the diameter of the backing plate by more than 50mm making it difficult to properly centre and providing insufficient grip.&lt;/p&gt;&lt;/span&gt;&lt;span class=\"tigFIProductDescriptionBlockHeader\"&gt;&lt;p&gt;Active backing plate&lt;/p&gt;&lt;/span&gt;&lt;ul class=\"tigFIProductDescriptionUnorderedList\" &gt;&lt;li&gt;Active backing plates are more forgiving in the sense that they will compensate for lift irregularities as a result of operator movements.&lt;/li&gt;&lt;li&gt;Active backing plates are recommended for polishing on curvy panels and for amateur operators who may tend to lift pads from the surface using only the edges of the pad&amp;#44 a tilted pad usually results in hologramming.&lt;/li&gt;&lt;li&gt;The active backing plate compensates by absorbing some of the pressure and maintaining a flat pad which dramatically reduces hologramming and increases polish efficiency.&lt;/li&gt;&lt;/ul&gt;&lt;span class=\"tigFIProductDescriptionBlockHeader\"&gt;&lt;p&gt;Rigid backing plates&lt;/p&gt;&lt;/span&gt;&lt;ul class=\"tigFIProductDescriptionUnorderedList\" &gt;&lt;li&gt;Rigid backing plates are considered the professional option&amp;#44 they require a higher skill level and are less forgiving to incorrect technique by the operator.&lt;/li&gt;&lt;li&gt;Final Inspection rigid backing plates also have a significantly lower profile than an active backing plate which may assist polishing in cumbersome areas.&lt;/li&gt;&lt;li&gt;Final Inspection rigid backing plates weigh less&amp;#44 are cheaper and are slightly more durable than their active versions.&lt;/li&gt;&lt;/ul&gt;&lt;/div&gt;</text:p>
          </table:table-cell>
          <table:table-cell office:value-type="string" calcext:value-type="string">
            <text:p>Final Inspection</text:p>
          </table:table-cell>
          <table:table-cell office:value-type="string" calcext:value-type="string">
            <text:p>N</text:p>
          </table:table-cell>
          <table:table-cell office:value-type="string" calcext:value-type="string">
            <text:p>\N</text:p>
          </table:table-cell>
          <table:table-cell table:number-columns-repeated="1012"/>
        </table:table-row>
        <table:table-row table:style-name="ro1">
          <table:table-cell office:value-type="string" calcext:value-type="string">
            <text:p>BP-A-75</text:p>
          </table:table-cell>
          <table:table-cell office:value-type="string" calcext:value-type="string">
            <text:p>75mm ACTIVE Backing Plate</text:p>
          </table:table-cell>
          <table:table-cell table:style-name="ce2" office:value-type="string" calcext:value-type="string">
            <text:p>30.0000</text:p>
          </table:table-cell>
          <table:table-cell table:style-name="ce2" office:value-type="string" calcext:value-type="string">
            <text:p>26.9500</text:p>
          </table:table-cell>
          <table:table-cell table:style-name="ce2" office:value-type="string" calcext:value-type="string">
            <text:p>23.2200</text:p>
          </table:table-cell>
          <table:table-cell office:value-type="string" calcext:value-type="string">
            <text:p>90mm-active-backing-plate-03.jpg</text:p>
          </table:table-cell>
          <table:table-cell office:value-type="string" calcext:value-type="string">
            <text:p>&lt;div id=\"tigFIProductDescription\"&gt;&lt;span class=\"tigFIProductDescriptionTitle\"&gt;75mm Active Backing Plate <text:s/>&lt;/span&gt;&lt;span class=\"tigFIProductDescriptionBlock\"&gt;&lt;p&gt;75mm Ø ACTIVE Backing Plate - to suit 9omm velcro-backed pads&lt;/p&gt;&lt;/span&gt;&lt;span class=\"tigFIProductDescriptionBlock\"&gt;&lt;p&gt;To suit any female velcro backed 9o - 125mm polishing pad.&lt;/p&gt;&lt;/span&gt;&lt;span class=\"tigFIProductDescriptionBlock\"&gt;&lt;p&gt;All Final Inspection backing plates feature Velcro® brand male velcro hook fastening material and are made from the highest construction quality to ensure safety&amp;#44 performance and durability.&lt;/p&gt;&lt;/span&gt;&lt;span class=\"tigFIProductDescriptionBlock\"&gt;&lt;p&gt;This active backing plate is very well priced&amp;#44 strong and forgiving&amp;#44 so any incorrect movement&amp;#44 however subtle or strong&amp;#44 are compensated for by the active portion of the backing plate assisting in maintenance of a completely flat pad contact with the paint surface&amp;#44 reducing the chances of inducing side effects such as hologramming which are usually caused as a result of incorrect polishing practices.&lt;/p&gt;&lt;/span&gt;&lt;span class=\"tigFIProductDescriptionBlock\"&gt;&lt;p&gt;Provides adequate (15mm) recess when mated to a 9omm Ø pad.&lt;/p&gt;&lt;/span&gt;&lt;span class=\"tigFIProductDescriptionBlockHeader\"&gt;&lt;p&gt;Final Inspection backing plate sizes and pad suitability&lt;/p&gt;&lt;/span&gt;&lt;ul class=\"tigFIProductDescriptionUnorderedList\" &gt;&lt;li&gt;75mm backing plates suitable for pads 90mm - 125mm diameter&lt;/li&gt;&lt;li&gt;125mm backing plates suitable for pads 135mm - 150mm diameter&lt;/li&gt;&lt;li&gt;175mm backing plates suitable for pads 200mm+ diameter&lt;/li&gt;&lt;/ul&gt;&lt;span class=\"tigFIProductDescriptionBlock\"&gt;&lt;p&gt;It is recommended to recess backing plates from pad edges by a minimum of 10mm and no more than 50mm&amp;#44 i.e. it is not recommended to use a 75mm backing plate with a 135mm pad as the diameter of the pad exceeds the diameter of the backing plate by more than 50mm making it difficult to properly centre and providing insufficient grip.&lt;/p&gt;&lt;/span&gt;&lt;span class=\"tigFIProductDescriptionBlockHeader\"&gt;&lt;p&gt;Active backing plate&lt;/p&gt;&lt;/span&gt;&lt;ul class=\"tigFIProductDescriptionUnorderedList\" &gt;&lt;li&gt;Active backing plates are more forgiving in the sense that they will compensate for lift irregularities as a result of operator movements.&lt;/li&gt;&lt;li&gt;Active backing plates are recommended for polishing on curvy panels and for amateur operators who may tend to lift pads from the surface using only the edges of the pad&amp;#44 a tilted pad usually results in hologramming.&lt;/li&gt;&lt;li&gt;The active backing plate compensates by absorbing some of the pressure and maintaining a flat pad which dramatically reduces hologramming and increases polish efficiency.&lt;/li&gt;&lt;/ul&gt;&lt;span class=\"tigFIProductDescriptionBlockHeader\"&gt;&lt;p&gt;Rigid backing plates&lt;/p&gt;&lt;/span&gt;&lt;ul class=\"tigFIProductDescriptionUnorderedList\" &gt;&lt;li&gt;Rigid backing plates are considered the professional option&amp;#44 they require a higher skill level and are less forgiving to incorrect technique by the operator.&lt;/li&gt;&lt;li&gt;Final Inspection rigid backing plates also have a significantly lower profile than an active backing plate which may assist polishing in cumbersome areas.&lt;/li&gt;&lt;li&gt;Final Inspection rigid backing plates weigh less&amp;#44 are cheaper and are slightly more durable than their active versions.&lt;/li&gt;&lt;/ul&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BP-R-125</text:p>
          </table:table-cell>
          <table:table-cell office:value-type="string" calcext:value-type="string">
            <text:p>125mm RIGID Backing Plate</text:p>
          </table:table-cell>
          <table:table-cell table:style-name="ce2" office:value-type="string" calcext:value-type="string">
            <text:p>25.0000</text:p>
          </table:table-cell>
          <table:table-cell table:style-name="ce2" office:value-type="string" calcext:value-type="string">
            <text:p>22.5000</text:p>
          </table:table-cell>
          <table:table-cell table:style-name="ce2" office:value-type="string" calcext:value-type="string">
            <text:p>12.6600</text:p>
          </table:table-cell>
          <table:table-cell office:value-type="string" calcext:value-type="string">
            <text:p>rigid-backing-plate-02.jpg</text:p>
          </table:table-cell>
          <table:table-cell office:value-type="string" calcext:value-type="string">
            <text:p>&lt;div id=\"tigFIProductDescription\"&gt;&lt;span class=\"tigFIProductDescriptionTitle\"&gt;125mm Rigid Backing Plate&lt;/span&gt;&lt;span class=\"tigFIProductDescriptionBlock\"&gt;&lt;p&gt;125mm Ø RIGID Backing Plate - to suit 135mm and 15omm Ø velcro-backed pads&lt;/p&gt;&lt;/span&gt;&lt;span class=\"tigFIProductDescriptionBlock\"&gt;&lt;p&gt;To suit any female velcro backed 135 - 150mm polishing pad.&lt;/p&gt;&lt;/span&gt;&lt;span class=\"tigFIProductDescriptionBlock\"&gt;&lt;p&gt;All Final Inspection backing plates feature Velcro® brand male velcro hook fastening material and are made from the highest construction quality to ensure safety&amp;#44 performance and durability.&lt;/p&gt;&lt;/span&gt;&lt;span class=\"tigFIProductDescriptionBlock\"&gt;&lt;p&gt;This Rigid Backing Plate is very well priced&amp;#44 strong&amp;#44 simple and non-active so your movements&amp;#44 however subtle&amp;#44 are directly translated to action on the paint surface. Final Inspection recommend the Active version of this for non-professionals or those new to polishing with a rotary machine.&lt;/p&gt;&lt;/span&gt;&lt;span class=\"tigFIProductDescriptionBlock\"&gt;&lt;p&gt;Provides adequate (25mm) recess when mated to a 15omm (6inch) Ø pad and consistent and firm pressure all the way to the edge of a 135mm (5.3inch) Ø pad with enough recess for edge protection&lt;/p&gt;&lt;/span&gt;&lt;img class=\"tigFIProductDescriptionInlinePhoto\" alt=\"125mm Rigid Backing Plate - Tigersoft Performance\" title=\"125mm Rigid Backing Plate - Tigersoft Performance\" src=\"images/Rigid-Backing-Plate-09.jpg\"&gt;&lt;/img&gt;&lt;span class=\"tigFIProductDescriptionBlockHeader\"&gt;&lt;p&gt;Final Inspection backing plate sizes and pad suitability&lt;/p&gt;&lt;/span&gt;&lt;ul class=\"tigFIProductDescriptionUnorderedList\" &gt;&lt;li&gt;75mm backing plates suitable for pads 90mm - 125mm diameter&lt;/li&gt;&lt;li&gt;125mm backing plates suitable for pads 135mm - 150mm diameter&lt;/li&gt;&lt;li&gt;175mm backing plates suitable for pads 200mm+ diameter&lt;/li&gt;&lt;/ul&gt;&lt;span class=\"tigFIProductDescriptionBlock\"&gt;&lt;p&gt;It is recommended to recess backing plates from pad edges by a minimum of 10mm and no more than 50mm&amp;#44 i.e. it is not recommended to use a 75mm backing plate with a 135mm pad as the diameter of the pad exceeds the diameter of the backing plate by more than 50mm making it difficult to properly centre and providing insufficient grip.&lt;/p&gt;&lt;/span&gt;&lt;span class=\"tigFIProductDescriptionBlockHeader\"&gt;&lt;p&gt;Active backing plate&lt;/p&gt;&lt;/span&gt;&lt;ul class=\"tigFIProductDescriptionUnorderedList\" &gt;&lt;li&gt;Active backing plates are more forgiving in the sense that they will compensate for lift irregularities as a result of operator movements.&lt;/li&gt;&lt;li&gt;Active backing plates are recommended for polishing on curvy panels and for amateur operators who may tend to lift pads from the surface using only the edges of the pad&amp;#44 a tilted pad usually results in hologramming.&lt;/li&gt;&lt;li&gt;The active backing plate compensates by absorbing some of the pressure and maintaining a flat pad which dramatically reduces hologramming and increases polish efficiency.&lt;/li&gt;&lt;/ul&gt;&lt;span class=\"tigFIProductDescriptionBlockHeader\"&gt;&lt;p&gt;Rigid backing plates&lt;/p&gt;&lt;/span&gt;&lt;ul class=\"tigFIProductDescriptionUnorderedList\" &gt;&lt;li&gt;Rigid backing plates are considered the professional option&amp;#44 they require a higher skill level and are less forgiving to incorrect technique by the operator.&lt;/li&gt;&lt;li&gt;Final Inspection rigid backing plates also have a significantly lower profile than an active backing plate which may assist polishing in cumbersome areas.&lt;/li&gt;&lt;li&gt;Final Inspection rigid backing plates weigh less&amp;#44 are cheaper and are slightly more durable than their active versions.&lt;/li&gt;&lt;/ul&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BP-R-P-125</text:p>
          </table:table-cell>
          <table:table-cell office:value-type="string" calcext:value-type="string">
            <text:p>125mm RIGID PROFESSIONAL Backing Plate</text:p>
          </table:table-cell>
          <table:table-cell table:style-name="ce2" office:value-type="string" calcext:value-type="string">
            <text:p>75.0000</text:p>
          </table:table-cell>
          <table:table-cell table:style-name="ce2" office:value-type="string" calcext:value-type="string">
            <text:p>65.9500</text:p>
          </table:table-cell>
          <table:table-cell table:style-name="ce2" office:value-type="string" calcext:value-type="string">
            <text:p>48.3500</text:p>
          </table:table-cell>
          <table:table-cell office:value-type="string" calcext:value-type="string">
            <text:p>FI.jpg</text:p>
          </table:table-cell>
          <table:table-cell office:value-type="string" calcext:value-type="string">
            <text:p>&lt;div id=\"tigFIProductDescription\"&gt;&lt;span class=\"tigFIProductDescriptionTitle\"&gt;125mm Rigid PROFESSIONAL Backing Plate&lt;/span&gt;&lt;span class=\"tigFIProductDescriptionBlock\"&gt;&lt;p&gt;125mm Ø RIGID PROFESSIONAL Backing Plate - to suit 135mm and 15omm Ø velcro-backed pads&lt;/p&gt;&lt;/span&gt;&lt;span class=\"tigFIProductDescriptionBlock\"&gt;&lt;p&gt;To suit any female velcro backed 135 - 150mm polishing pad.&lt;/p&gt;&lt;/span&gt;&lt;span class=\"tigFIProductDescriptionBlock\"&gt;&lt;p&gt;All Final Inspection backing plates feature Velcro® brand male velcro hook fastening material and are made from the highest construction quality to ensure safety&amp;#44 performance and durability.&lt;/p&gt;&lt;/span&gt;&lt;span class=\"tigFIProductDescriptionBlock\"&gt;&lt;p&gt;This Rigid Backing Plate is very well priced&amp;#44 strong&amp;#44 simple and non-active so your movements&amp;#44 however subtle&amp;#44 are directly translated to action on the paint surface. Final Inspection recommend the Active version of this for non-professionals or those new to polishing with a rotary machine.&lt;/p&gt;&lt;/span&gt;&lt;span class=\"tigFIProductDescriptionBlock\"&gt;&lt;p&gt;Provides adequate (25mm) recess when mated to a 15omm (6inch) Ø pad and consistent and firm pressure all the way to the edge of a 135mm (5.3inch) Ø pad with enough recess for edge protection&lt;/p&gt;&lt;/span&gt;&lt;img class=\"tigFIProductDescriptionInlinePhoto\" alt=\"125mm Rigid Backing Plate - Tigersoft Performance\" title=\"125mm Rigid Backing Plate - Tigersoft Performance\" src=\"images/Rigid-Backing-Plate-09.jpg\"&gt;&lt;/img&gt;&lt;span class=\"tigFIProductDescriptionBlockHeader\"&gt;&lt;p&gt;Final Inspection backing plate sizes and pad suitability&lt;/p&gt;&lt;/span&gt;&lt;ul class=\"tigFIProductDescriptionUnorderedList\" &gt;&lt;li&gt;75mm backing plates suitable for pads 90mm - 125mm diameter&lt;/li&gt;&lt;li&gt;125mm backing plates suitable for pads 135mm - 150mm diameter&lt;/li&gt;&lt;li&gt;175mm backing plates suitable for pads 200mm+ diameter&lt;/li&gt;&lt;/ul&gt;&lt;span class=\"tigFIProductDescriptionBlock\"&gt;&lt;p&gt;It is recommended to recess backing plates from pad edges by a minimum of 10mm and no more than 50mm&amp;#44 i.e. it is not recommended to use a 75mm backing plate with a 135mm pad as the diameter of the pad exceeds the diameter of the backing plate by more than 50mm making it difficult to properly centre and providing insufficient grip.&lt;/p&gt;&lt;/span&gt;&lt;span class=\"tigFIProductDescriptionBlockHeader\"&gt;&lt;p&gt;Active backing plate&lt;/p&gt;&lt;/span&gt;&lt;ul class=\"tigFIProductDescriptionUnorderedList\" &gt;&lt;li&gt;Active backing plates are more forgiving in the sense that they will compensate for lift irregularities as a result of operator movements.&lt;/li&gt;&lt;li&gt;Active backing plates are recommended for polishing on curvy panels and for amateur operators who may tend to lift pads from the surface using only the edges of the pad&amp;#44 a tilted pad usually results in hologramming.&lt;/li&gt;&lt;li&gt;The active backing plate compensates by absorbing some of the pressure and maintaining a flat pad which dramatically reduces hologramming and increases polish efficiency.&lt;/li&gt;&lt;/ul&gt;&lt;span class=\"tigFIProductDescriptionBlockHeader\"&gt;&lt;p&gt;Rigid backing plates&lt;/p&gt;&lt;/span&gt;&lt;ul class=\"tigFIProductDescriptionUnorderedList\" &gt;&lt;li&gt;Rigid backing plates are considered the professional option&amp;#44 they require a higher skill level and are less forgiving to incorrect technique by the operator.&lt;/li&gt;&lt;li&gt;Final Inspection rigid backing plates also have a significantly lower profile than an active backing plate which may assist polishing in cumbersome areas.&lt;/li&gt;&lt;li&gt;Final Inspection rigid backing plates weigh less&amp;#44 are cheaper and are slightly more durable than their active versions.&lt;/li&gt;&lt;/ul&gt;&lt;/div&gt;</text:p>
          </table:table-cell>
          <table:table-cell office:value-type="string" calcext:value-type="string">
            <text:p>Final Inspection</text:p>
          </table:table-cell>
          <table:table-cell office:value-type="string" calcext:value-type="string">
            <text:p>N</text:p>
          </table:table-cell>
          <table:table-cell office:value-type="string" calcext:value-type="string">
            <text:p>\N</text:p>
          </table:table-cell>
          <table:table-cell table:number-columns-repeated="1012"/>
        </table:table-row>
        <table:table-row table:style-name="ro1">
          <table:table-cell office:value-type="string" calcext:value-type="string">
            <text:p>CAP-H-1L</text:p>
          </table:table-cell>
          <table:table-cell office:value-type="string" calcext:value-type="string">
            <text:p>CAP Heavy 1L</text:p>
          </table:table-cell>
          <table:table-cell table:style-name="ce2" office:value-type="string" calcext:value-type="string">
            <text:p>75.0000</text:p>
          </table:table-cell>
          <table:table-cell table:style-name="ce2" office:value-type="string" calcext:value-type="string">
            <text:p>65.9500</text:p>
          </table:table-cell>
          <table:table-cell table:style-name="ce2" office:value-type="string" calcext:value-type="string">
            <text:p>55.4500</text:p>
          </table:table-cell>
          <table:table-cell office:value-type="string" calcext:value-type="string">
            <text:p>cap_heavy_1l.jpg</text:p>
          </table:table-cell>
          <table:table-cell office:value-type="string" calcext:value-type="string">
            <text:p>&lt;div id=\"tigFIProductDescription\"&gt;&lt;span class=\"tigFIProductDescriptionTitle\"&gt;CAP Heavy 1 Litre&lt;/span&gt;&lt;span class=\"tigFIProductDescriptionBlock\"&gt;&lt;p&gt;CAP Heavy is a very heavy cutting water-based Clustered Abrasive Polish for deep scratch removal. Sensational on clear and non clear coated paintwork&amp;#44 acrylic (taillights)&amp;#44 polycarbonate (headlights)&amp;#44 glass and gel coat (marine). CAP Heavy is silicone-free&amp;#44 sling-free&amp;#44 dust-free&amp;#44 ceramic clear coat compatible and approved by many European OEM. <text:s/>Achieves 50-70gu gloss rating.&lt;/p&gt;&lt;/span&gt;&lt;span class=\"tigFIProductDescriptionBlock\"&gt;&lt;p&gt;Heavy cutting compound designed to remove 2ooo and 3ooo grit denibbing marring&amp;#44 deep scratches and heavy swirling.&lt;/br&gt;Remove very deep scratches and heavy swirling and achieve a wax-ready finish with CAP Heavy and a White SHD pad. &lt;/br&gt;Remove light scratches and heavy swirling and hologramming and achieve high gloss levels with CAP Heavy and an Orange HD pad. &lt;/br&gt;Not for use on uncoated plastics such as black plastic trim.&lt;/p&gt;&lt;/span&gt;&lt;span class=\"tigFIProductDescriptionBlockHeader\"&gt;&lt;p&gt;Rotary machine recommended pads and speeds&lt;/p&gt;&lt;/span&gt;&lt;p&gt;&lt;strong&gt;90mm White foam (SHD) pad:&lt;/strong&gt; 1600 - 1800 rpm&lt;/p&gt;&lt;p&gt;&lt;strong&gt;150mm White foam (SHD) pad:&lt;/strong&gt; 1400 - 1600 rpm&lt;/p&gt;&lt;p&gt;&lt;strong&gt;90mm Orange foam (HD) pad:&lt;/strong&gt; 1400 - 1600 rpm&lt;/p&gt;&lt;p&gt;&lt;strong&gt;150mm Orange foam (HD) pad:&lt;/strong&gt; 1200 - 1400 rpm&lt;/p&gt;&lt;span class=\"tigFIProductDescriptionBlockHeader\"&gt;&lt;p&gt;Random orbit machine recommended pads and speeds&lt;/p&gt;&lt;/span&gt;&lt;p&gt;&lt;strong&gt;150mm White foam (SHD) pad:&lt;/strong&gt; 5ooo - 8ooo opm&lt;/p&gt;&lt;p&gt;&lt;strong&gt;135mm Orange foam (HD) pad:&lt;/strong&gt; 5ooo - 8ooo opm&lt;/p&gt;&lt;p&gt;&lt;strong&gt;150mm Orange foam (HD) pad:&lt;/strong&gt; 5ooo - 8ooo opm&lt;/p&gt;&lt;span class=\"tigFIProductDescriptionBlockHeader\"&gt;&lt;p&gt;Correction Characteristics&lt;/p&gt;&lt;/span&gt;&lt;p&gt;&lt;strong&gt;White foam (SHD) pad:&lt;/strong&gt; Heavy cutting with medium gloss&lt;/p&gt;&lt;p&gt;&lt;strong&gt;Orange foam (HD) pad:&lt;/strong&gt; Intensive Medium Cutting with High Gloss&lt;/p&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CAP-H-275</text:p>
          </table:table-cell>
          <table:table-cell office:value-type="string" calcext:value-type="string">
            <text:p>CAP Heavy 275ml</text:p>
          </table:table-cell>
          <table:table-cell table:style-name="ce2" office:value-type="string" calcext:value-type="string">
            <text:p>22.0000</text:p>
          </table:table-cell>
          <table:table-cell table:style-name="ce2" office:value-type="string" calcext:value-type="string">
            <text:p>19.9500</text:p>
          </table:table-cell>
          <table:table-cell table:style-name="ce2" office:value-type="string" calcext:value-type="string">
            <text:p>16.7300</text:p>
          </table:table-cell>
          <table:table-cell office:value-type="string" calcext:value-type="string">
            <text:p>cap-heavy-275ml.jpg</text:p>
          </table:table-cell>
          <table:table-cell office:value-type="string" calcext:value-type="string">
            <text:p>&lt;div id=\"tigFIProductDescription\"&gt;&lt;span class=\"tigFIProductDescriptionTitle\"&gt;CAP Heavy 275ml&lt;/span&gt;&lt;span class=\"tigFIProductDescriptionBlock\"&gt;&lt;p&gt;CAP Heavy is a very heavy cutting water-based Clustered Abrasive Polish for deep scratch removal. Sensational on clear and non clear coated paintwork&amp;#44 acrylic (taillights)&amp;#44 polycarbonate (headlights)&amp;#44 glass and gel coat (marine). CAP Heavy is silicone-free&amp;#44 sling-free&amp;#44 dust-free&amp;#44 ceramic clear coat compatible and approved by many European OEM. <text:s/>Achieves 50-70gu gloss rating.&lt;/p&gt;&lt;/span&gt;&lt;span class=\"tigFIProductDescriptionBlock\"&gt;&lt;p&gt;Heavy cutting compound designed to remove 2ooo and 3ooo grit denibbing marring&amp;#44 deep scratches and heavy swirling.&lt;/br&gt;Remove very deep scratches and heavy swirling and achieve a wax-ready finish with CAP Heavy and a White SHD pad. &lt;/br&gt;Remove light scratches and heavy swirling and hologramming and achieve high gloss levels with CAP Heavy and an Orange HD pad. &lt;/br&gt;Not for use on uncoated plastics such as black plastic trim.&lt;/p&gt;&lt;/span&gt;&lt;span class=\"tigFIProductDescriptionBlockHeader\"&gt;&lt;p&gt;Rotary machine recommended pads and speeds&lt;/p&gt;&lt;/span&gt;&lt;p&gt;&lt;strong&gt;90mm White foam (SHD) pad:&lt;/strong&gt; 1600 - 1800 rpm&lt;/p&gt;&lt;p&gt;&lt;strong&gt;150mm White foam (SHD) pad:&lt;/strong&gt; 1400 - 1600 rpm&lt;/p&gt;&lt;p&gt;&lt;strong&gt;90mm Orange foam (HD) pad:&lt;/strong&gt; 1400 - 1600 rpm&lt;/p&gt;&lt;p&gt;&lt;strong&gt;150mm Orange foam (HD) pad:&lt;/strong&gt; 1200 - 1400 rpm&lt;/p&gt;&lt;span class=\"tigFIProductDescriptionBlockHeader\"&gt;&lt;p&gt;Random orbit machine recommended pads and speeds&lt;/p&gt;&lt;/span&gt;&lt;p&gt;&lt;strong&gt;150mm White foam (SHD) pad:&lt;/strong&gt; 5ooo - 8ooo opm&lt;/p&gt;&lt;p&gt;&lt;strong&gt;135mm Orange foam (HD) pad:&lt;/strong&gt; 5ooo - 8ooo opm&lt;/p&gt;&lt;p&gt;&lt;strong&gt;150mm Orange foam (HD) pad:&lt;/strong&gt; 5ooo - 8ooo opm&lt;/p&gt;&lt;span class=\"tigFIProductDescriptionBlockHeader\"&gt;&lt;p&gt;Correction Characteristics&lt;/p&gt;&lt;/span&gt;&lt;p&gt;&lt;strong&gt;White foam (SHD) pad:&lt;/strong&gt; Heavy cutting with medium gloss&lt;/p&gt;&lt;p&gt;&lt;strong&gt;Orange foam (HD) pad:&lt;/strong&gt; Intensive Medium Cutting with High Gloss&lt;/p&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CAP-H-355</text:p>
          </table:table-cell>
          <table:table-cell office:value-type="string" calcext:value-type="string">
            <text:p>CAP Heavy 355ml</text:p>
          </table:table-cell>
          <table:table-cell table:style-name="ce2" office:value-type="string" calcext:value-type="string">
            <text:p>45.0000</text:p>
          </table:table-cell>
          <table:table-cell table:style-name="ce2" office:value-type="string" calcext:value-type="string">
            <text:p>37.9500</text:p>
          </table:table-cell>
          <table:table-cell table:style-name="ce2" office:value-type="string" calcext:value-type="string">
            <text:p>25.3200</text:p>
          </table:table-cell>
          <table:table-cell office:value-type="string" calcext:value-type="string">
            <text:p>cap-heavy-355.jpg</text:p>
          </table:table-cell>
          <table:table-cell office:value-type="string" calcext:value-type="string">
            <text:p>&lt;div id=\"tigFIProductDescription\"&gt;&lt;span class=\"tigFIProductDescriptionTitle\"&gt;CAP Heavy 355ml&lt;/span&gt;&lt;span class=\"tigFIProductDescriptionBlock\"&gt;&lt;p&gt;CAP Heavy is a very heavy cutting water-based Clustered Abrasive Polish for deep scratch removal. Sensational on clear and non clear coated paintwork&amp;#44 acrylic (taillights)&amp;#44 polycarbonate (headlights)&amp;#44 glass and gel coat (marine). CAP Heavy is silicone-free&amp;#44 sling-free&amp;#44 dust-free&amp;#44 ceramic clear coat compatible and approved by many European OEM. <text:s/>Achieves 50-70gu gloss rating.&lt;/p&gt;&lt;/span&gt;&lt;span class=\"tigFIProductDescriptionBlock\"&gt;&lt;p&gt;Heavy cutting compound designed to remove 2ooo and 3ooo grit denibbing marring&amp;#44 deep scratches and heavy swirling.&lt;/br&gt;Remove very deep scratches and heavy swirling and achieve a wax-ready finish with CAP Heavy and a White SHD pad. &lt;/br&gt;Remove light scratches and heavy swirling and hologramming and achieve high gloss levels with CAP Heavy and an Orange HD pad. &lt;/br&gt;Not for use on uncoated plastics such as black plastic trim.&lt;/p&gt;&lt;/span&gt;&lt;span class=\"tigFIProductDescriptionBlockHeader\"&gt;&lt;p&gt;Rotary machine recommended pads and speeds&lt;/p&gt;&lt;/span&gt;&lt;p&gt;&lt;strong&gt;90mm White foam (SHD) pad:&lt;/strong&gt; 1600 - 1800 rpm&lt;/p&gt;&lt;p&gt;&lt;strong&gt;150mm White foam (SHD) pad:&lt;/strong&gt; 1400 - 1600 rpm&lt;/p&gt;&lt;p&gt;&lt;strong&gt;90mm Orange foam (HD) pad:&lt;/strong&gt; 1400 - 1600 rpm&lt;/p&gt;&lt;p&gt;&lt;strong&gt;150mm Orange foam (HD) pad:&lt;/strong&gt; 1200 - 1400 rpm&lt;/p&gt;&lt;span class=\"tigFIProductDescriptionBlockHeader\"&gt;&lt;p&gt;Random orbit machine recommended pads and speeds&lt;/p&gt;&lt;/span&gt;&lt;p&gt;&lt;strong&gt;150mm White foam (SHD) pad:&lt;/strong&gt; 5ooo - 8ooo opm&lt;/p&gt;&lt;p&gt;&lt;strong&gt;135mm Orange foam (HD) pad:&lt;/strong&gt; 5ooo - 8ooo opm&lt;/p&gt;&lt;p&gt;&lt;strong&gt;150mm Orange foam (HD) pad:&lt;/strong&gt; 5ooo - 8ooo opm&lt;/p&gt;&lt;span class=\"tigFIProductDescriptionBlockHeader\"&gt;&lt;p&gt;Correction Characteristics&lt;/p&gt;&lt;/span&gt;&lt;p&gt;&lt;strong&gt;White foam (SHD) pad:&lt;/strong&gt; Heavy cutting with medium gloss&lt;/p&gt;&lt;p&gt;&lt;strong&gt;Orange foam (HD) pad:&lt;/strong&gt; Intensive Medium Cutting with High Gloss&lt;/p&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CAP-H-5L</text:p>
          </table:table-cell>
          <table:table-cell office:value-type="string" calcext:value-type="string">
            <text:p>CAP Heavy 5L</text:p>
          </table:table-cell>
          <table:table-cell table:style-name="ce2" office:value-type="string" calcext:value-type="string">
            <text:p>345.0000</text:p>
          </table:table-cell>
          <table:table-cell table:style-name="ce2" office:value-type="string" calcext:value-type="string">
            <text:p>299.0000</text:p>
          </table:table-cell>
          <table:table-cell table:style-name="ce2" office:value-type="string" calcext:value-type="string">
            <text:p>267.2600</text:p>
          </table:table-cell>
          <table:table-cell office:value-type="string" calcext:value-type="string">
            <text:p>FI.jpg</text:p>
          </table:table-cell>
          <table:table-cell office:value-type="string" calcext:value-type="string">
            <text:p>&lt;div id=\"tigFIProductDescription\"&gt;&lt;span class=\"tigFIProductDescriptionTitle\"&gt;CAP Heavy 5 Litres&lt;/span&gt;&lt;span class=\"tigFIProductDescriptionBlock\"&gt;&lt;p&gt;CAP Heavy is a very heavy cutting water-based Clustered Abrasive Polish for deep scratch removal. Sensational on clear and non clear coated paintwork&amp;#44 acrylic (taillights)&amp;#44 polycarbonate (headlights)&amp;#44 glass and gel coat (marine). CAP Heavy is silicone-free&amp;#44 sling-free&amp;#44 dust-free&amp;#44 ceramic clear coat compatible and approved by many European OEM. <text:s/>Achieves 50-70gu gloss rating.&lt;/p&gt;&lt;/span&gt;&lt;span class=\"tigFIProductDescriptionBlock\"&gt;&lt;p&gt;Heavy cutting compound designed to remove 2ooo and 3ooo grit denibbing marring&amp;#44 deep scratches and heavy swirling.&lt;/br&gt;Remove very deep scratches and heavy swirling and achieve a wax-ready finish with CAP Heavy and a White SHD pad. &lt;/br&gt;Remove light scratches and heavy swirling and hologramming and achieve high gloss levels with CAP Heavy and an Orange HD pad. &lt;/br&gt;Not for use on uncoated plastics such as black plastic trim.&lt;/p&gt;&lt;/span&gt;&lt;span class=\"tigFIProductDescriptionBlockHeader\"&gt;&lt;p&gt;Rotary machine recommended pads and speeds&lt;/p&gt;&lt;/span&gt;&lt;p&gt;&lt;strong&gt;90mm White foam (SHD) pad:&lt;/strong&gt; 1600 - 1800 rpm&lt;/p&gt;&lt;p&gt;&lt;strong&gt;150mm White foam (SHD) pad:&lt;/strong&gt; 1400 - 1600 rpm&lt;/p&gt;&lt;p&gt;&lt;strong&gt;90mm Orange foam (HD) pad:&lt;/strong&gt; 1400 - 1600 rpm&lt;/p&gt;&lt;p&gt;&lt;strong&gt;150mm Orange foam (HD) pad:&lt;/strong&gt; 1200 - 1400 rpm&lt;/p&gt;&lt;span class=\"tigFIProductDescriptionBlockHeader\"&gt;&lt;p&gt;Random orbit machine recommended pads and speeds&lt;/p&gt;&lt;/span&gt;&lt;p&gt;&lt;strong&gt;150mm White foam (SHD) pad:&lt;/strong&gt; 5ooo - 8ooo opm&lt;/p&gt;&lt;p&gt;&lt;strong&gt;135mm Orange foam (HD) pad:&lt;/strong&gt; 5ooo - 8ooo opm&lt;/p&gt;&lt;p&gt;&lt;strong&gt;150mm Orange foam (HD) pad:&lt;/strong&gt; 5ooo - 8ooo opm&lt;/p&gt;&lt;span class=\"tigFIProductDescriptionBlockHeader\"&gt;&lt;p&gt;Correction Characteristics&lt;/p&gt;&lt;/span&gt;&lt;p&gt;&lt;strong&gt;White foam (SHD) pad:&lt;/strong&gt; Heavy cutting with medium gloss&lt;/p&gt;&lt;p&gt;&lt;strong&gt;Orange foam (HD) pad:&lt;/strong&gt; Intensive Medium Cutting with High Gloss&lt;/p&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CAP-M-1L</text:p>
          </table:table-cell>
          <table:table-cell office:value-type="string" calcext:value-type="string">
            <text:p>CAP Medium 1L</text:p>
          </table:table-cell>
          <table:table-cell table:style-name="ce2" office:value-type="string" calcext:value-type="string">
            <text:p>75.0000</text:p>
          </table:table-cell>
          <table:table-cell table:style-name="ce2" office:value-type="string" calcext:value-type="string">
            <text:p>65.9500</text:p>
          </table:table-cell>
          <table:table-cell table:style-name="ce2" office:value-type="string" calcext:value-type="string">
            <text:p>55.4500</text:p>
          </table:table-cell>
          <table:table-cell office:value-type="string" calcext:value-type="string">
            <text:p>cap-medium-1l.jpg</text:p>
          </table:table-cell>
          <table:table-cell office:value-type="string" calcext:value-type="string">
            <text:p>&lt;div id=\"tigFIProductDescription\"&gt;&lt;span class=\"tigFIProductDescriptionTitle\"&gt;CAP Medium 1 Litre&lt;/span&gt;&lt;span class=\"tigFIProductDescriptionBlock\"&gt;&lt;p&gt;CAP Medium is an intermediate level&amp;#44 one-step&amp;#44 water-based clustered abrasive polish for light scratch and heavy swirl removal.&lt;br&gt;Sensational on clear and non-clear coated paintwork&amp;#44 acrylic (taillights)&amp;#44 polycarbonate (headlights)&amp;#44 glass and gel coat (marine).&lt;br&gt;CAP Medium is silicone-free&amp;#44 sling-free&amp;#44 dust-free&amp;#44 ceramic clearcoat compatible and approved by many European OEM.&lt;br&gt;Achieves 70-80gu gloss rating.&lt;/p&gt;&lt;/span&gt;&lt;span class=\"tigFIProductDescriptionBlock\"&gt;&lt;p&gt;Intermediate and Single-Step polishing compound designed to remove light scratches and heavy swirling.&lt;br&gt;Remove very light scratches and moderate swirling and achieve a wax-ready finish with CAP Medium and an Orange HD pad.&lt;br&gt;Remove light swirling and hologramming and achieve very high gloss levels with CAP Medium and a Black LD pad&lt;br&gt;Not for use on uncoated plastics such as black plastic trim.&lt;/p&gt;&lt;/span&gt;&lt;span class=\"tigFIProductDescriptionBlockHeader\"&gt;&lt;p&gt;Rotary machine recommended pads and speeds&lt;/p&gt;&lt;/span&gt;&lt;p&gt;&lt;strong&gt;90mm White foam (SHD) pad:&lt;/strong&gt; 1600 - 1800 rpm&lt;/p&gt;&lt;p&gt;&lt;strong&gt;150mm White foam (SHD) pad:&lt;/strong&gt; 1400 - 1600 rpm&lt;/p&gt;&lt;p&gt;&lt;strong&gt;90mm Orange foam (HD) pad:&lt;/strong&gt; 1400 - 1600 rpm&lt;/p&gt;&lt;p&gt;&lt;strong&gt;150mm Orange foam (HD) pad:&lt;/strong&gt; 1200 - 1400 rpm&lt;/p&gt;&lt;span class=\"tigFIProductDescriptionBlockHeader\"&gt;&lt;p&gt;Random orbit machine recommended pads and speeds&lt;/p&gt;&lt;/span&gt;&lt;p&gt;&lt;strong&gt;150mm White foam (SHD) pad:&lt;/strong&gt; 5ooo - 8ooo opm&lt;/p&gt;&lt;p&gt;&lt;strong&gt;135mm Orange foam (HD) pad:&lt;/strong&gt; 5ooo - 8ooo opm&lt;/p&gt;&lt;p&gt;&lt;strong&gt;150mm Orange foam (HD) pad:&lt;/strong&gt; 5ooo - 8ooo opm&lt;/p&gt;&lt;span class=\"tigFIProductDescriptionBlockHeader\"&gt;&lt;p&gt;Correction Characteristics&lt;/p&gt;&lt;/span&gt;&lt;p&gt;&lt;strong&gt;White foam (SHD) pad:&lt;/strong&gt; Heavy cutting with medium gloss&lt;/p&gt;&lt;p&gt;&lt;strong&gt;Orange foam (HD) pad:&lt;/strong&gt; Intensive Medium Cutting with High Gloss&lt;/p&gt;&lt;p&gt;&lt;strong&gt;Black foam (LD) pad:&lt;/strong&gt; Light Cutting with Very High Gloss&lt;/p&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CAP-M-275</text:p>
          </table:table-cell>
          <table:table-cell office:value-type="string" calcext:value-type="string">
            <text:p>CAP Medium 275ml</text:p>
          </table:table-cell>
          <table:table-cell table:style-name="ce2" office:value-type="string" calcext:value-type="string">
            <text:p>22.0000</text:p>
          </table:table-cell>
          <table:table-cell table:style-name="ce2" office:value-type="string" calcext:value-type="string">
            <text:p>19.9500</text:p>
          </table:table-cell>
          <table:table-cell table:style-name="ce2" office:value-type="string" calcext:value-type="string">
            <text:p>16.7300</text:p>
          </table:table-cell>
          <table:table-cell office:value-type="string" calcext:value-type="string">
            <text:p>cap-medium-275ml.jpg</text:p>
          </table:table-cell>
          <table:table-cell office:value-type="string" calcext:value-type="string">
            <text:p>&lt;div id=\"tigFIProductDescription\"&gt;&lt;span class=\"tigFIProductDescriptionTitle\"&gt;CAP Medium 275ml&lt;/span&gt;&lt;span class=\"tigFIProductDescriptionBlock\"&gt;&lt;p&gt;CAP Medium is an intermediate level&amp;#44 one-step&amp;#44 water-based clustered abrasive polish for light scratch and heavy swirl removal.&lt;br&gt;Sensational on clear and non-clear coated paintwork&amp;#44 acrylic (taillights)&amp;#44 polycarbonate (headlights)&amp;#44 glass and gel coat (marine).&lt;br&gt;CAP Medium is silicone-free&amp;#44 sling-free&amp;#44 dust-free&amp;#44 ceramic clearcoat compatible and approved by many European OEM.&lt;br&gt;Achieves 70-80gu gloss rating.&lt;/p&gt;&lt;/span&gt;&lt;span class=\"tigFIProductDescriptionBlock\"&gt;&lt;p&gt;Intermediate and Single-Step polishing compound designed to remove light scratches and heavy swirling.&lt;br&gt;Remove very light scratches and moderate swirling and achieve a wax-ready finish with CAP Medium and an Orange HD pad.&lt;br&gt;Remove light swirling and hologramming and achieve very high gloss levels with CAP Medium and a Black LD pad&lt;br&gt;Not for use on uncoated plastics such as black plastic trim.&lt;/p&gt;&lt;/span&gt;&lt;span class=\"tigFIProductDescriptionBlockHeader\"&gt;&lt;p&gt;Rotary machine recommended pads and speeds&lt;/p&gt;&lt;/span&gt;&lt;p&gt;&lt;strong&gt;90mm White foam (SHD) pad:&lt;/strong&gt; 1600 - 1800 rpm&lt;/p&gt;&lt;p&gt;&lt;strong&gt;150mm White foam (SHD) pad:&lt;/strong&gt; 1400 - 1600 rpm&lt;/p&gt;&lt;p&gt;&lt;strong&gt;90mm Orange foam (HD) pad:&lt;/strong&gt; 1400 - 1600 rpm&lt;/p&gt;&lt;p&gt;&lt;strong&gt;150mm Orange foam (HD) pad:&lt;/strong&gt; 1200 - 1400 rpm&lt;/p&gt;&lt;span class=\"tigFIProductDescriptionBlockHeader\"&gt;&lt;p&gt;Random orbit machine recommended pads and speeds&lt;/p&gt;&lt;/span&gt;&lt;p&gt;&lt;strong&gt;150mm White foam (SHD) pad:&lt;/strong&gt; 5ooo - 8ooo opm&lt;/p&gt;&lt;p&gt;&lt;strong&gt;135mm Orange foam (HD) pad:&lt;/strong&gt; 5ooo - 8ooo opm&lt;/p&gt;&lt;p&gt;&lt;strong&gt;150mm Orange foam (HD) pad:&lt;/strong&gt; 5ooo - 8ooo opm&lt;/p&gt;&lt;span class=\"tigFIProductDescriptionBlockHeader\"&gt;&lt;p&gt;Correction Characteristics&lt;/p&gt;&lt;/span&gt;&lt;p&gt;&lt;strong&gt;White foam (SHD) pad:&lt;/strong&gt; Heavy cutting with medium gloss&lt;/p&gt;&lt;p&gt;&lt;strong&gt;Orange foam (HD) pad:&lt;/strong&gt; Intensive Medium Cutting with High Gloss&lt;/p&gt;&lt;p&gt;&lt;strong&gt;Black foam (LD) pad:&lt;/strong&gt; Light Cutting with Very High Gloss&lt;/p&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CAP-M-355</text:p>
          </table:table-cell>
          <table:table-cell office:value-type="string" calcext:value-type="string">
            <text:p>CAP Medium 355ml</text:p>
          </table:table-cell>
          <table:table-cell table:style-name="ce2" office:value-type="string" calcext:value-type="string">
            <text:p>45.0000</text:p>
          </table:table-cell>
          <table:table-cell table:style-name="ce2" office:value-type="string" calcext:value-type="string">
            <text:p>37.9500</text:p>
          </table:table-cell>
          <table:table-cell table:style-name="ce2" office:value-type="string" calcext:value-type="string">
            <text:p>25.3200</text:p>
          </table:table-cell>
          <table:table-cell office:value-type="string" calcext:value-type="string">
            <text:p>cap-medium-355.jpg</text:p>
          </table:table-cell>
          <table:table-cell office:value-type="string" calcext:value-type="string">
            <text:p>&lt;div id=\"tigFIProductDescription\"&gt;&lt;span class=\"tigFIProductDescriptionTitle\"&gt;CAP Medium 355ml&lt;/span&gt;&lt;span class=\"tigFIProductDescriptionBlock\"&gt;&lt;p&gt;CAP Medium is an intermediate level&amp;#44 one-step&amp;#44 water-based clustered abrasive polish for light scratch and heavy swirl removal.&lt;br&gt;Sensational on clear and non-clear coated paintwork&amp;#44 acrylic (taillights)&amp;#44 polycarbonate (headlights)&amp;#44 glass and gel coat (marine).&lt;br&gt;CAP Medium is silicone-free&amp;#44 sling-free&amp;#44 dust-free&amp;#44 ceramic clearcoat compatible and approved by many European OEM.&lt;br&gt;Achieves 70-80gu gloss rating.&lt;/p&gt;&lt;/span&gt;&lt;span class=\"tigFIProductDescriptionBlock\"&gt;&lt;p&gt;Intermediate and Single-Step polishing compound designed to remove light scratches and heavy swirling.&lt;br&gt;Remove very light scratches and moderate swirling and achieve a wax-ready finish with CAP Medium and an Orange HD pad.&lt;br&gt;Remove light swirling and hologramming and achieve very high gloss levels with CAP Medium and a Black LD pad&lt;br&gt;Not for use on uncoated plastics such as black plastic trim.&lt;/p&gt;&lt;/span&gt;&lt;span class=\"tigFIProductDescriptionBlockHeader\"&gt;&lt;p&gt;Rotary machine recommended pads and speeds&lt;/p&gt;&lt;/span&gt;&lt;p&gt;&lt;strong&gt;90mm White foam (SHD) pad:&lt;/strong&gt; 1600 - 1800 rpm&lt;/p&gt;&lt;p&gt;&lt;strong&gt;150mm White foam (SHD) pad:&lt;/strong&gt; 1400 - 1600 rpm&lt;/p&gt;&lt;p&gt;&lt;strong&gt;90mm Orange foam (HD) pad:&lt;/strong&gt; 1400 - 1600 rpm&lt;/p&gt;&lt;p&gt;&lt;strong&gt;150mm Orange foam (HD) pad:&lt;/strong&gt; 1200 - 1400 rpm&lt;/p&gt;&lt;span class=\"tigFIProductDescriptionBlockHeader\"&gt;&lt;p&gt;Random orbit machine recommended pads and speeds&lt;/p&gt;&lt;/span&gt;&lt;p&gt;&lt;strong&gt;150mm White foam (SHD) pad:&lt;/strong&gt; 5ooo - 8ooo opm&lt;/p&gt;&lt;p&gt;&lt;strong&gt;135mm Orange foam (HD) pad:&lt;/strong&gt; 5ooo - 8ooo opm&lt;/p&gt;&lt;p&gt;&lt;strong&gt;150mm Orange foam (HD) pad:&lt;/strong&gt; 5ooo - 8ooo opm&lt;/p&gt;&lt;span class=\"tigFIProductDescriptionBlockHeader\"&gt;&lt;p&gt;Correction Characteristics&lt;/p&gt;&lt;/span&gt;&lt;p&gt;&lt;strong&gt;White foam (SHD) pad:&lt;/strong&gt; Heavy cutting with medium gloss&lt;/p&gt;&lt;p&gt;&lt;strong&gt;Orange foam (HD) pad:&lt;/strong&gt; Intensive Medium Cutting with High Gloss&lt;/p&gt;&lt;p&gt;&lt;strong&gt;Black foam (LD) pad:&lt;/strong&gt; Light Cutting with Very High Gloss&lt;/p&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CAP-M-5L</text:p>
          </table:table-cell>
          <table:table-cell office:value-type="string" calcext:value-type="string">
            <text:p>CAP Medium 5L</text:p>
          </table:table-cell>
          <table:table-cell table:style-name="ce2" office:value-type="string" calcext:value-type="string">
            <text:p>345.0000</text:p>
          </table:table-cell>
          <table:table-cell table:style-name="ce2" office:value-type="string" calcext:value-type="string">
            <text:p>299.0000</text:p>
          </table:table-cell>
          <table:table-cell table:style-name="ce2" office:value-type="string" calcext:value-type="string">
            <text:p>267.2600</text:p>
          </table:table-cell>
          <table:table-cell office:value-type="string" calcext:value-type="string">
            <text:p>FI.jpg</text:p>
          </table:table-cell>
          <table:table-cell office:value-type="string" calcext:value-type="string">
            <text:p>&lt;div id=\"tigFIProductDescription\"&gt;&lt;span class=\"tigFIProductDescriptionTitle\"&gt;CAP Medium 5 Litres&lt;/span&gt;&lt;span class=\"tigFIProductDescriptionBlock\"&gt;&lt;p&gt;CAP Medium is an intermediate level&amp;#44 one-step&amp;#44 water-based clustered abrasive polish for light scratch and heavy swirl removal.&lt;br&gt;Sensational on clear and non-clear coated paintwork&amp;#44 acrylic (taillights)&amp;#44 polycarbonate (headlights)&amp;#44 glass and gel coat (marine).&lt;br&gt;CAP Medium is silicone-free&amp;#44 sling-free&amp;#44 dust-free&amp;#44 ceramic clearcoat compatible and approved by many European OEM.&lt;br&gt;Achieves 70-80gu gloss rating.&lt;/p&gt;&lt;/span&gt;&lt;span class=\"tigFIProductDescriptionBlock\"&gt;&lt;p&gt;Intermediate and Single-Step polishing compound designed to remove light scratches and heavy swirling.&lt;br&gt;Remove very light scratches and moderate swirling and achieve a wax-ready finish with CAP Medium and an Orange HD pad.&lt;br&gt;Remove light swirling and hologramming and achieve very high gloss levels with CAP Medium and a Black LD pad&lt;br&gt;Not for use on uncoated plastics such as black plastic trim.&lt;/p&gt;&lt;/span&gt;&lt;span class=\"tigFIProductDescriptionBlockHeader\"&gt;&lt;p&gt;Rotary machine recommended pads and speeds&lt;/p&gt;&lt;/span&gt;&lt;p&gt;&lt;strong&gt;90mm White foam (SHD) pad:&lt;/strong&gt; 1600 - 1800 rpm&lt;/p&gt;&lt;p&gt;&lt;strong&gt;150mm White foam (SHD) pad:&lt;/strong&gt; 1400 - 1600 rpm&lt;/p&gt;&lt;p&gt;&lt;strong&gt;90mm Orange foam (HD) pad:&lt;/strong&gt; 1400 - 1600 rpm&lt;/p&gt;&lt;p&gt;&lt;strong&gt;150mm Orange foam (HD) pad:&lt;/strong&gt; 1200 - 1400 rpm&lt;/p&gt;&lt;span class=\"tigFIProductDescriptionBlockHeader\"&gt;&lt;p&gt;Random orbit machine recommended pads and speeds&lt;/p&gt;&lt;/span&gt;&lt;p&gt;&lt;strong&gt;150mm White foam (SHD) pad:&lt;/strong&gt; 5ooo - 8ooo opm&lt;/p&gt;&lt;p&gt;&lt;strong&gt;135mm Orange foam (HD) pad:&lt;/strong&gt; 5ooo - 8ooo opm&lt;/p&gt;&lt;p&gt;&lt;strong&gt;150mm Orange foam (HD) pad:&lt;/strong&gt; 5ooo - 8ooo opm&lt;/p&gt;&lt;span class=\"tigFIProductDescriptionBlockHeader\"&gt;&lt;p&gt;Correction Characteristics&lt;/p&gt;&lt;/span&gt;&lt;p&gt;&lt;strong&gt;White foam (SHD) pad:&lt;/strong&gt; Heavy cutting with medium gloss&lt;/p&gt;&lt;p&gt;&lt;strong&gt;Orange foam (HD) pad:&lt;/strong&gt; Intensive Medium Cutting with High Gloss&lt;/p&gt;&lt;p&gt;&lt;strong&gt;Black foam (LD) pad:&lt;/strong&gt; Light Cutting with Very High Gloss&lt;/p&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CAP-UF-1L</text:p>
          </table:table-cell>
          <table:table-cell office:value-type="string" calcext:value-type="string">
            <text:p>CAP Ultra Fine 'Jewellers Rouge' 1L</text:p>
          </table:table-cell>
          <table:table-cell table:style-name="ce2" office:value-type="string" calcext:value-type="string">
            <text:p>75.0000</text:p>
          </table:table-cell>
          <table:table-cell table:style-name="ce2" office:value-type="string" calcext:value-type="string">
            <text:p>65.9500</text:p>
          </table:table-cell>
          <table:table-cell table:style-name="ce2" office:value-type="string" calcext:value-type="string">
            <text:p>55.4500</text:p>
          </table:table-cell>
          <table:table-cell office:value-type="string" calcext:value-type="string">
            <text:p>cap-ultra-fine-1l_1.jpg</text:p>
          </table:table-cell>
          <table:table-cell office:value-type="string" calcext:value-type="string">
            <text:p>&lt;div id=\"tigFIProductDescription\"&gt;&lt;span class=\"tigFIProductDescriptionTitle\"&gt;CAP Ultra Fine 1 Litre&lt;/span&gt;&lt;span class=\"tigFIProductDescriptionBlock\"&gt;&lt;p&gt;CAP Ultra Fine™ also known amoungst Final Inspection detailers as 'Jewellers Rouge' is a very high glossing&amp;#44 final step&amp;#44 water-based clustered abrasive polish for very light swirl removal and high glossing of clear and non-clearcoated paintwork&amp;#44 acrylic (taillights)&amp;#44 polycarbonate (headlights)&amp;#44 glass and gel coat (marine).&lt;/p&gt;&lt;/span&gt;&lt;span class=\"tigFIProductDescriptionBlock\"&gt;&lt;p&gt;CAP Ultra Fine™ is silicone-free&amp;#44 sling-free&amp;#44 dust-free&amp;#44 ceramic clear coat compatible and approved by many European OEM. <text:s/>Achieves 90gu+ gloss rating. <text:s/>The highest of any available auto polish.&lt;/p&gt;&lt;/span&gt;&lt;span class=\"tigFIProductDescriptionBlock\"&gt;&lt;p&gt;Designed to remove hologramming&amp;#44 very light swirls and to refine surfaces to deliver extremely high gloss levels&amp;#44 CAP Ultra Fine utilises sub 1 micron abrasives used in jewellery manufacturing.&lt;br&gt;Not for use on uncoated plastics such as black plastic trim.&lt;/p&gt;&lt;/span&gt;&lt;span class=\"tigFIProductDescriptionBlockHeader\"&gt;&lt;p&gt;Rotary machine recommended pads and speeds&lt;/p&gt;&lt;/span&gt;&lt;p&gt;&lt;strong&gt;90mm Orange foam (HD) pad:&lt;/strong&gt; 1400 - 1600 rpm&lt;/p&gt;&lt;p&gt;&lt;strong&gt;150mm Orange foam (HD) pad:&lt;/strong&gt; 1200 - 1400 rpm&lt;/p&gt;&lt;p&gt;&lt;strong&gt;90mm Black foam (LD) pad:&lt;/strong&gt; 400 - 1600 rpm&lt;/p&gt;&lt;p&gt;&lt;strong&gt;150mm Black foam (LD) pad:&lt;/strong&gt; 1200 - 1400 rpm&lt;/p&gt;&lt;p&gt;&lt;strong&gt;150mm White foam (SLD) pad:&lt;/strong&gt; 900 - 1200rpm&lt;/p&gt;&lt;span class=\"tigFIProductDescriptionBlockHeader\"&gt;&lt;p&gt;Random orbit machine recommended pads and speeds&lt;/p&gt;&lt;/span&gt;&lt;p&gt;&lt;strong&gt;135mm Orange foam (HD) pad:&lt;/strong&gt; 5ooo - 8ooo opm&lt;/p&gt;&lt;p&gt;&lt;strong&gt;150mm Orange foam (HD) pad:&lt;/strong&gt; 5ooo - 8ooo opm&lt;/p&gt;&lt;p&gt;&lt;strong&gt;150mm Black foam (LD) pad:&lt;/strong&gt; 5ooo - 8ooo opm&lt;/p&gt;&lt;span class=\"tigFIProductDescriptionBlockHeader\"&gt;&lt;p&gt;Correction Characteristics&lt;/p&gt;&lt;/span&gt;&lt;p&gt;&lt;strong&gt;Orange foam (HD) pad:&lt;/strong&gt; Very light cutting with high gloss&lt;/p&gt;&lt;p&gt;&lt;strong&gt;Black foam (LD) pad:&lt;/strong&gt; Very light cutting with very high gloss&lt;/p&gt;&lt;p&gt;&lt;strong&gt;White foam (SLD) pad:&lt;/strong&gt; No correction characteristics with jewelling (extremely high gloss)&lt;/p&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CAP-UF-275</text:p>
          </table:table-cell>
          <table:table-cell office:value-type="string" calcext:value-type="string">
            <text:p>CAP Ultra Fine 'Jewellers Rouge' 275ml</text:p>
          </table:table-cell>
          <table:table-cell table:style-name="ce2" office:value-type="string" calcext:value-type="string">
            <text:p>22.0000</text:p>
          </table:table-cell>
          <table:table-cell table:style-name="ce2" office:value-type="string" calcext:value-type="string">
            <text:p>19.9500</text:p>
          </table:table-cell>
          <table:table-cell table:style-name="ce2" office:value-type="string" calcext:value-type="string">
            <text:p>16.7300</text:p>
          </table:table-cell>
          <table:table-cell office:value-type="string" calcext:value-type="string">
            <text:p>cap-ultra-fine-jewellers-rouge-275ml.jpg</text:p>
          </table:table-cell>
          <table:table-cell office:value-type="string" calcext:value-type="string">
            <text:p>&lt;div id=\"tigFIProductDescription\"&gt;&lt;span class=\"tigFIProductDescriptionTitle\"&gt;CAP Ultra Fine 275ml&lt;/span&gt;&lt;span class=\"tigFIProductDescriptionBlock\"&gt;&lt;p&gt;CAP Ultra Fine™ also known amoungst Final Inspection detailers as 'Jewellers Rouge' is a very high glossing&amp;#44 final step&amp;#44 water-based clustered abrasive polish for very light swirl removal and high glossing of clear and non-clearcoated paintwork&amp;#44 acrylic (taillights)&amp;#44 polycarbonate (headlights)&amp;#44 glass and gel coat (marine).&lt;/p&gt;&lt;/span&gt;&lt;span class=\"tigFIProductDescriptionBlock\"&gt;&lt;p&gt;CAP Ultra Fine™ is silicone-free&amp;#44 sling-free&amp;#44 dust-free&amp;#44 ceramic clear coat compatible and approved by many European OEM. <text:s/>Achieves 90gu+ gloss rating. <text:s/>The highest of any available auto polish.&lt;/p&gt;&lt;/span&gt;&lt;span class=\"tigFIProductDescriptionBlock\"&gt;&lt;p&gt;Designed to remove hologramming&amp;#44 very light swirls and to refine surfaces to deliver extremely high gloss levels&amp;#44 CAP Ultra Fine utilises sub 1 micron abrasives used in jewellery manufacturing.&lt;br&gt;Not for use on uncoated plastics such as black plastic trim.&lt;/p&gt;&lt;/span&gt;&lt;span class=\"tigFIProductDescriptionBlockHeader\"&gt;&lt;p&gt;Rotary machine recommended pads and speeds&lt;/p&gt;&lt;/span&gt;&lt;p&gt;&lt;strong&gt;90mm Orange foam (HD) pad:&lt;/strong&gt; 1400 - 1600 rpm&lt;/p&gt;&lt;p&gt;&lt;strong&gt;150mm Orange foam (HD) pad:&lt;/strong&gt; 1200 - 1400 rpm&lt;/p&gt;&lt;p&gt;&lt;strong&gt;90mm Black foam (LD) pad:&lt;/strong&gt; 400 - 1600 rpm&lt;/p&gt;&lt;p&gt;&lt;strong&gt;150mm Black foam (LD) pad:&lt;/strong&gt; 1200 - 1400 rpm&lt;/p&gt;&lt;p&gt;&lt;strong&gt;150mm White foam (SLD) pad:&lt;/strong&gt; 900 - 1200rpm&lt;/p&gt;&lt;span class=\"tigFIProductDescriptionBlockHeader\"&gt;&lt;p&gt;Random orbit machine recommended pads and speeds&lt;/p&gt;&lt;/span&gt;&lt;p&gt;&lt;strong&gt;135mm Orange foam (HD) pad:&lt;/strong&gt; 5ooo - 8ooo opm&lt;/p&gt;&lt;p&gt;&lt;strong&gt;150mm Orange foam (HD) pad:&lt;/strong&gt; 5ooo - 8ooo opm&lt;/p&gt;&lt;p&gt;&lt;strong&gt;150mm Black foam (LD) pad:&lt;/strong&gt; 5ooo - 8ooo opm&lt;/p&gt;&lt;span class=\"tigFIProductDescriptionBlockHeader\"&gt;&lt;p&gt;Correction Characteristics&lt;/p&gt;&lt;/span&gt;&lt;p&gt;&lt;strong&gt;Orange foam (HD) pad:&lt;/strong&gt; Very light cutting with high gloss&lt;/p&gt;&lt;p&gt;&lt;strong&gt;Black foam (LD) pad:&lt;/strong&gt; Very light cutting with very high gloss&lt;/p&gt;&lt;p&gt;&lt;strong&gt;White foam (SLD) pad:&lt;/strong&gt; No correction characteristics with jewelling (extremely high gloss)&lt;/p&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CAP-UF-355</text:p>
          </table:table-cell>
          <table:table-cell office:value-type="string" calcext:value-type="string">
            <text:p>CAP Ultra Fine 'Jewellers Rouge' 355ml</text:p>
          </table:table-cell>
          <table:table-cell table:style-name="ce2" office:value-type="string" calcext:value-type="string">
            <text:p>45.0000</text:p>
          </table:table-cell>
          <table:table-cell table:style-name="ce2" office:value-type="string" calcext:value-type="string">
            <text:p>37.9500</text:p>
          </table:table-cell>
          <table:table-cell table:style-name="ce2" office:value-type="string" calcext:value-type="string">
            <text:p>25.3200</text:p>
          </table:table-cell>
          <table:table-cell office:value-type="string" calcext:value-type="string">
            <text:p>cap-ultra-fine-355.jpg</text:p>
          </table:table-cell>
          <table:table-cell office:value-type="string" calcext:value-type="string">
            <text:p>&lt;div id=\"tigFIProductDescription\"&gt;&lt;span class=\"tigFIProductDescriptionTitle\"&gt;CAP Ultra Fine 355ml&lt;/span&gt;&lt;span class=\"tigFIProductDescriptionBlock\"&gt;&lt;p&gt;CAP Ultra Fine™ also known amoungst Final Inspection detailers as 'Jewellers Rouge' is a very high glossing&amp;#44 final step&amp;#44 water-based clustered abrasive polish for very light swirl removal and high glossing of clear and non-clearcoated paintwork&amp;#44 acrylic (taillights)&amp;#44 polycarbonate (headlights)&amp;#44 glass and gel coat (marine).&lt;/p&gt;&lt;/span&gt;&lt;span class=\"tigFIProductDescriptionBlock\"&gt;&lt;p&gt;CAP Ultra Fine™ is silicone-free&amp;#44 sling-free&amp;#44 dust-free&amp;#44 ceramic clear coat compatible and approved by many European OEM. <text:s/>Achieves 90gu+ gloss rating. <text:s/>The highest of any available auto polish.&lt;/p&gt;&lt;/span&gt;&lt;span class=\"tigFIProductDescriptionBlock\"&gt;&lt;p&gt;Designed to remove hologramming&amp;#44 very light swirls and to refine surfaces to deliver extremely high gloss levels&amp;#44 CAP Ultra Fine utilises sub 1 micron abrasives used in jewellery manufacturing.&lt;br&gt;Not for use on uncoated plastics such as black plastic trim.&lt;/p&gt;&lt;/span&gt;&lt;span class=\"tigFIProductDescriptionBlockHeader\"&gt;&lt;p&gt;Rotary machine recommended pads and speeds&lt;/p&gt;&lt;/span&gt;&lt;p&gt;&lt;strong&gt;90mm Orange foam (HD) pad:&lt;/strong&gt; 1400 - 1600 rpm&lt;/p&gt;&lt;p&gt;&lt;strong&gt;150mm Orange foam (HD) pad:&lt;/strong&gt; 1200 - 1400 rpm&lt;/p&gt;&lt;p&gt;&lt;strong&gt;90mm Black foam (LD) pad:&lt;/strong&gt; 400 - 1600 rpm&lt;/p&gt;&lt;p&gt;&lt;strong&gt;150mm Black foam (LD) pad:&lt;/strong&gt; 1200 - 1400 rpm&lt;/p&gt;&lt;p&gt;&lt;strong&gt;150mm White foam (SLD) pad:&lt;/strong&gt; 900 - 1200rpm&lt;/p&gt;&lt;span class=\"tigFIProductDescriptionBlockHeader\"&gt;&lt;p&gt;Random orbit machine recommended pads and speeds&lt;/p&gt;&lt;/span&gt;&lt;p&gt;&lt;strong&gt;135mm Orange foam (HD) pad:&lt;/strong&gt; 5ooo - 8ooo opm&lt;/p&gt;&lt;p&gt;&lt;strong&gt;150mm Orange foam (HD) pad:&lt;/strong&gt; 5ooo - 8ooo opm&lt;/p&gt;&lt;p&gt;&lt;strong&gt;150mm Black foam (LD) pad:&lt;/strong&gt; 5ooo - 8ooo opm&lt;/p&gt;&lt;span class=\"tigFIProductDescriptionBlockHeader\"&gt;&lt;p&gt;Correction Characteristics&lt;/p&gt;&lt;/span&gt;&lt;p&gt;&lt;strong&gt;Orange foam (HD) pad:&lt;/strong&gt; Very light cutting with high gloss&lt;/p&gt;&lt;p&gt;&lt;strong&gt;Black foam (LD) pad:&lt;/strong&gt; Very light cutting with very high gloss&lt;/p&gt;&lt;p&gt;&lt;strong&gt;White foam (SLD) pad:&lt;/strong&gt; No correction characteristics with jewelling (extremely high gloss)&lt;/p&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CAP-UF-5L</text:p>
          </table:table-cell>
          <table:table-cell office:value-type="string" calcext:value-type="string">
            <text:p>CAP Ultra Fine 'Jewellers Rouge' 5L</text:p>
          </table:table-cell>
          <table:table-cell table:style-name="ce2" office:value-type="string" calcext:value-type="string">
            <text:p>345.0000</text:p>
          </table:table-cell>
          <table:table-cell table:style-name="ce2" office:value-type="string" calcext:value-type="string">
            <text:p>299.0000</text:p>
          </table:table-cell>
          <table:table-cell table:style-name="ce2" office:value-type="string" calcext:value-type="string">
            <text:p>267.2600</text:p>
          </table:table-cell>
          <table:table-cell office:value-type="string" calcext:value-type="string">
            <text:p>FI.jpg</text:p>
          </table:table-cell>
          <table:table-cell office:value-type="string" calcext:value-type="string">
            <text:p>&lt;div id=\"tigFIProductDescription\"&gt;&lt;span class=\"tigFIProductDescriptionTitle\"&gt;CAP Ultra Fine 5 Litres&lt;/span&gt;&lt;span class=\"tigFIProductDescriptionBlock\"&gt;&lt;p&gt;CAP Ultra Fine™ also known amoungst Final Inspection detailers as 'Jewellers Rouge' is a very high glossing&amp;#44 final step&amp;#44 water-based clustered abrasive polish for very light swirl removal and high glossing of clear and non-clearcoated paintwork&amp;#44 acrylic (taillights)&amp;#44 polycarbonate (headlights)&amp;#44 glass and gel coat (marine).&lt;/p&gt;&lt;/span&gt;&lt;span class=\"tigFIProductDescriptionBlock\"&gt;&lt;p&gt;CAP Ultra Fine™ is silicone-free&amp;#44 sling-free&amp;#44 dust-free&amp;#44 ceramic clear coat compatible and approved by many European OEM. <text:s/>Achieves 90gu+ gloss rating. <text:s/>The highest of any available auto polish.&lt;/p&gt;&lt;/span&gt;&lt;span class=\"tigFIProductDescriptionBlock\"&gt;&lt;p&gt;Designed to remove hologramming&amp;#44 very light swirls and to refine surfaces to deliver extremely high gloss levels&amp;#44 CAP Ultra Fine utilises sub 1 micron abrasives used in jewellery manufacturing.&lt;br&gt;Not for use on uncoated plastics such as black plastic trim.&lt;/p&gt;&lt;/span&gt;&lt;span class=\"tigFIProductDescriptionBlockHeader\"&gt;&lt;p&gt;Rotary machine recommended pads and speeds&lt;/p&gt;&lt;/span&gt;&lt;p&gt;&lt;strong&gt;90mm Orange foam (HD) pad:&lt;/strong&gt; 1400 - 1600 rpm&lt;/p&gt;&lt;p&gt;&lt;strong&gt;150mm Orange foam (HD) pad:&lt;/strong&gt; 1200 - 1400 rpm&lt;/p&gt;&lt;p&gt;&lt;strong&gt;90mm Black foam (LD) pad:&lt;/strong&gt; 400 - 1600 rpm&lt;/p&gt;&lt;p&gt;&lt;strong&gt;150mm Black foam (LD) pad:&lt;/strong&gt; 1200 - 1400 rpm&lt;/p&gt;&lt;p&gt;&lt;strong&gt;150mm White foam (SLD) pad:&lt;/strong&gt; 900 - 1200rpm&lt;/p&gt;&lt;span class=\"tigFIProductDescriptionBlockHeader\"&gt;&lt;p&gt;Random orbit machine recommended pads and speeds&lt;/p&gt;&lt;/span&gt;&lt;p&gt;&lt;strong&gt;135mm Orange foam (HD) pad:&lt;/strong&gt; 5ooo - 8ooo opm&lt;/p&gt;&lt;p&gt;&lt;strong&gt;150mm Orange foam (HD) pad:&lt;/strong&gt; 5ooo - 8ooo opm&lt;/p&gt;&lt;p&gt;&lt;strong&gt;150mm Black foam (LD) pad:&lt;/strong&gt; 5ooo - 8ooo opm&lt;/p&gt;&lt;span class=\"tigFIProductDescriptionBlockHeader\"&gt;&lt;p&gt;Correction Characteristics&lt;/p&gt;&lt;/span&gt;&lt;p&gt;&lt;strong&gt;Orange foam (HD) pad:&lt;/strong&gt; Very light cutting with high gloss&lt;/p&gt;&lt;p&gt;&lt;strong&gt;Black foam (LD) pad:&lt;/strong&gt; Very light cutting with very high gloss&lt;/p&gt;&lt;p&gt;&lt;strong&gt;White foam (SLD) pad:&lt;/strong&gt; No correction characteristics with jewelling (extremely high gloss)&lt;/p&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CLAY-2-100</text:p>
          </table:table-cell>
          <table:table-cell office:value-type="string" calcext:value-type="string">
            <text:p>Decontamination Clay Bar</text:p>
          </table:table-cell>
          <table:table-cell table:style-name="ce2" office:value-type="string" calcext:value-type="string">
            <text:p>28.0000</text:p>
          </table:table-cell>
          <table:table-cell table:style-name="ce2" office:value-type="string" calcext:value-type="string">
            <text:p>24.9500</text:p>
          </table:table-cell>
          <table:table-cell table:style-name="ce2" office:value-type="string" calcext:value-type="string">
            <text:p>16.2900</text:p>
          </table:table-cell>
          <table:table-cell office:value-type="string" calcext:value-type="string">
            <text:p>clay-twin-pack.jpg</text:p>
          </table:table-cell>
          <table:table-cell office:value-type="string" calcext:value-type="string">
            <text:p>&lt;div id=\"tigFIProductDescription\"&gt;&lt;span class=\"tigFIProductDescriptionTitle\"&gt;Decontamination Clay 2 pack&lt;/span&gt;&lt;span class=\"tigFIProductDescriptionBlock\"&gt;&lt;p&gt;One of the most important parts of detailing&amp;#44 and often overlooked&amp;#44 is the use of a Clay Bar.&lt;/p&gt;&lt;/span&gt;&lt;span class=\"tigFIProductDescriptionBlock\"&gt;&lt;p&gt;Every day&amp;#44 there are contaminants in the air that land on your car and bond hard&amp;#44 so that even washing won't remove them.&lt;/p&gt;&lt;/span&gt;&lt;span class=\"tigFIProductDescriptionBlock\"&gt;&lt;p&gt;Examples of this: Someone might be mixing cement 2 blocks away&amp;#44 and that dust gets picked up in the wind and dumped on yur car. Someone else might be spray-painting his back fence etc.&lt;/p&gt;&lt;/span&gt;&lt;span class=\"tigFIProductDescriptionBlock\"&gt;&lt;p&gt;Don't believe me? Next time you have finished washing your car&amp;#44 gently run the back of your finger across the surface of the paint. Chances are&amp;#44 it will feel quite rough. This is just those contaminants that have bonded to the paint&lt;/p&gt;&lt;/span&gt;&lt;span class=\"tigFIProductDescriptionBlock\"&gt;&lt;p&gt;Using a Clay Bar&amp;#44 along with Clay Lube&amp;#44 is a simple and very effective way of removing those surface contaminants to leave the paintwork smooth like glass.&lt;/p&gt;&lt;/span&gt;&lt;span class=\"tigFIProductDescriptionBlock\"&gt;&lt;p&gt;Please note: Using a clay bar can leave some very fine marring on the paint. For this reason&amp;#44 we only ever use a Clay Bar immediately before Polishing the car.&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CLNSTRG20L</text:p>
          </table:table-cell>
          <table:table-cell office:value-type="string" calcext:value-type="string">
            <text:p>Cleanse STRONG 20L</text:p>
          </table:table-cell>
          <table:table-cell table:style-name="ce2" office:value-type="string" calcext:value-type="string">
            <text:p>350.0000</text:p>
          </table:table-cell>
          <table:table-cell table:style-name="ce2" office:value-type="string" calcext:value-type="string">
            <text:p>299.0000</text:p>
          </table:table-cell>
          <table:table-cell table:style-name="ce2" office:value-type="string" calcext:value-type="string">
            <text:p>173.3200</text:p>
          </table:table-cell>
          <table:table-cell office:value-type="string" calcext:value-type="string">
            <text:p>FI.jpg</text:p>
          </table:table-cell>
          <table:table-cell office:value-type="string" calcext:value-type="string">
            <text:p>&lt;div id=\"tigFIProductDescription\"&gt;&lt;span class=\"tigFIProductDescriptionTitle\"&gt;Cleanse Strong 20 Litres&lt;/span&gt;&lt;span class=\"tigFIProductDescriptionBlock\"&gt;&lt;p&gt;Dubbed 'The Tarminator'&amp;#44 Cleanse STRONG™ makes light work of tar and most sub-surface contaminants on paint&amp;#44 glass and chrome.&lt;/p&gt;&lt;/span&gt;&lt;span class=\"tigFIProductDescriptionBlock\"&gt;&lt;p&gt;Purify and clarify any painted or glass surfaces by removing tar&amp;#44 adhesives and light sub-surface contamination with this thorough chemical paint cleanser&amp;#44 best used directly after mechanical decontamination (claying).&lt;/p&gt;&lt;/span&gt;&lt;span class=\"tigFIProductDescriptionBlock\"&gt;&lt;p&gt;Designed primarily to quickly and efficiently remove oils &amp; tar from paintwork&amp;#44 Cleanse STRONG™ will safely remove the majority of surface and sub-surface contaminants from paint&amp;#44 glass&amp;#44 wheels and chrome.&lt;/p&gt;&lt;/span&gt;&lt;span class=\"tigFIProductDescriptionBlockHeader\"&gt;&lt;p&gt;Directions&lt;/p&gt;&lt;/span&gt;&lt;ol class=\"tigFIProductDescriptionOrderedList\" &gt;&lt;li&gt;Apply Cleanse STRONG™ only to a clean and dry vehicle with cool surfaces and never in direct sunlight. <text:s/>Always use Cleanse STRONG in a well-ventillated area.&lt;/li&gt;&lt;li&gt;Spray 3-5 doses onto a Clean Nanofibre Paintwork Cloth™ and a little onto the surface. <text:s/>Allow to dwell for 20seconds or longer&amp;#44 do not allow to dry.&lt;/li&gt;&lt;li&gt;Wipe paint&amp;#44 glass and chrome to remove tar and/or contaminants. <text:s/>Repeat if necessary.&lt;/li&gt;&lt;/ol&gt;&lt;span class=\"tigFIProductDescriptionBlock\"&gt;&lt;p&gt;Use a Nanofibre Wheel Cloth for Wheels to remove built-up and baked-on tar.&lt;/p&gt;&lt;/span&gt;&lt;span class=\"tigFIProductDescriptionBlock\"&gt;&lt;p&gt;IMPORTANT: re-apply waxes or sealants to any area where you have used Cleanse STRONG.&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CLNSTRG500</text:p>
          </table:table-cell>
          <table:table-cell office:value-type="string" calcext:value-type="string">
            <text:p>Cleanse STRONG 500ml</text:p>
          </table:table-cell>
          <table:table-cell table:style-name="ce2" office:value-type="string" calcext:value-type="string">
            <text:p>15.0000</text:p>
          </table:table-cell>
          <table:table-cell table:style-name="ce2" office:value-type="string" calcext:value-type="string">
            <text:p>13.5000</text:p>
          </table:table-cell>
          <table:table-cell table:style-name="ce2" office:value-type="string" calcext:value-type="string">
            <text:p>10.3100</text:p>
          </table:table-cell>
          <table:table-cell office:value-type="string" calcext:value-type="string">
            <text:p>cleanse-strong-500.jpg</text:p>
          </table:table-cell>
          <table:table-cell office:value-type="string" calcext:value-type="string">
            <text:p>&lt;div id=\"tigFIProductDescription\"&gt;&lt;span class=\"tigFIProductDescriptionTitle\"&gt;Cleanse Strong 500ml&lt;/span&gt;&lt;span class=\"tigFIProductDescriptionBlock\"&gt;&lt;p&gt;Dubbed 'The Tarminator'&amp;#44 Cleanse STRONG™ makes light work of tar and most sub-surface contaminants on paint&amp;#44 glass and chrome.&lt;/p&gt;&lt;/span&gt;&lt;span class=\"tigFIProductDescriptionBlock\"&gt;&lt;p&gt;Purify and clarify any painted or glass surfaces by removing tar&amp;#44 adhesives and light sub-surface contamination with this thorough chemical paint cleanser&amp;#44 best used directly after mechanical decontamination (claying).&lt;/p&gt;&lt;/span&gt;&lt;span class=\"tigFIProductDescriptionBlock\"&gt;&lt;p&gt;Designed primarily to quickly and efficiently remove oils &amp; tar from paintwork&amp;#44 Cleanse STRONG™ will safely remove the majority of surface and sub-surface contaminants from paint&amp;#44 glass&amp;#44 wheels and chrome.&lt;/p&gt;&lt;/span&gt;&lt;span class=\"tigFIProductDescriptionBlockHeader\"&gt;&lt;p&gt;Directions&lt;/p&gt;&lt;/span&gt;&lt;ol class=\"tigFIProductDescriptionOrderedList\" &gt;&lt;li&gt;Apply Cleanse STRONG™ only to a clean and dry vehicle with cool surfaces and never in direct sunlight. <text:s/>Always use Cleanse STRONG in a well-ventillated area.&lt;/li&gt;&lt;li&gt;Spray 3-5 doses onto a Clean Nanofibre Paintwork Cloth™ and a little onto the surface. <text:s/>Allow to dwell for 20seconds or longer&amp;#44 do not allow to dry.&lt;/li&gt;&lt;li&gt;Wipe paint&amp;#44 glass and chrome to remove tar and/or contaminants. <text:s/>Repeat if necessary.&lt;/li&gt;&lt;/ol&gt;&lt;span class=\"tigFIProductDescriptionBlock\"&gt;&lt;p&gt;Use a Nanofibre Wheel Cloth for Wheels to remove built-up and baked-on tar.&lt;/p&gt;&lt;/span&gt;&lt;span class=\"tigFIProductDescriptionBlock\"&gt;&lt;p&gt;IMPORTANT: re-apply waxes or sealants to any area where you have used Cleanse STRONG.&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CONV-14-8</text:p>
          </table:table-cell>
          <table:table-cell office:value-type="string" calcext:value-type="string">
            <text:p>Thread Converter 14mm-8mm</text:p>
          </table:table-cell>
          <table:table-cell table:style-name="ce2" office:value-type="string" calcext:value-type="string">
            <text:p>5.0000</text:p>
          </table:table-cell>
          <table:table-cell table:style-name="ce2" office:value-type="string" calcext:value-type="string">
            <text:p>4.5000</text:p>
          </table:table-cell>
          <table:table-cell table:style-name="ce2" office:value-type="string" calcext:value-type="string">
            <text:p>3.2400</text:p>
          </table:table-cell>
          <table:table-cell office:value-type="string" calcext:value-type="string">
            <text:p>thread-converter01.jpg</text:p>
          </table:table-cell>
          <table:table-cell office:value-type="string" calcext:value-type="string">
            <text:p>&lt;div id=\"tigFIProductDescription\"&gt;&lt;span class=\"tigFIProductDescriptionTitle\"&gt;Thread Converter Male 14mm - Male 8mm&lt;/span&gt;&lt;span class=\"tigFIProductDescriptionBlock\"&gt;&lt;p&gt;Convert your 14mm thread for rotary tools to an 8mm spindle for your drill for a different way to polish&lt;/p&gt;&lt;/span&gt;&lt;img class=\"tigFIProductDescriptionInlinePhoto\" alt=\"Thread Converter Male 14mm - Male 8mm - Tigersoft Performance\" title=\"Thread Converter Male 14mm - Male 8mm - Tigersoft Performance\" src=\"images/thread-converter02.jpg\"&gt;&lt;/img&gt;&lt;span class=\"tigFIProductDescriptionBlock\"&gt;&lt;p&gt;Convert your backing plates for rotary polishers to be spun by a conventional drill.&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CONV-75-8</text:p>
          </table:table-cell>
          <table:table-cell office:value-type="string" calcext:value-type="string">
            <text:p>Pad Converter</text:p>
          </table:table-cell>
          <table:table-cell table:style-name="ce2" office:value-type="string" calcext:value-type="string">
            <text:p>25.0000</text:p>
          </table:table-cell>
          <table:table-cell table:style-name="ce2" office:value-type="string" calcext:value-type="string">
            <text:p>22.5000</text:p>
          </table:table-cell>
          <table:table-cell table:style-name="ce2" office:value-type="string" calcext:value-type="string">
            <text:p>17.6100</text:p>
          </table:table-cell>
          <table:table-cell office:value-type="string" calcext:value-type="string">
            <text:p>pad-converter04.jpg</text:p>
          </table:table-cell>
          <table:table-cell office:value-type="string" calcext:value-type="string">
            <text:p>&lt;div id=\"tigFIProductDescription\"&gt;&lt;span class=\"tigFIProductDescriptionTitle\"&gt;Pad Converter Female 75mm - Male 8mm&lt;/span&gt;&lt;img class=\"tigFIProductDescriptionInlinePhoto\" alt=\"Pad Converter Female 75mm - Male 8mm - Tigersoft Performance\" title=\"Pad Converter Female 75mm - Male 8mm - Tigersoft Performance\" src=\"images/pad-converter01_1.jpg\"&gt;&lt;/img&gt;&lt;span class=\"tigFIProductDescriptionBlock\"&gt;&lt;p&gt;Convert your 90mm pad and 75mm backign plate into an 8mm spindle for your drill. For those awkward areas or for a different position.&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DE250</text:p>
          </table:table-cell>
          <table:table-cell office:value-type="string" calcext:value-type="string">
            <text:p>Dark Energy 250ml</text:p>
          </table:table-cell>
          <table:table-cell table:style-name="ce2" office:value-type="string" calcext:value-type="string">
            <text:p>32.0000</text:p>
          </table:table-cell>
          <table:table-cell table:style-name="ce2" office:value-type="string" calcext:value-type="string">
            <text:p>27.9500</text:p>
          </table:table-cell>
          <table:table-cell table:style-name="ce2" office:value-type="string" calcext:value-type="string">
            <text:p>20.4800</text:p>
          </table:table-cell>
          <table:table-cell office:value-type="string" calcext:value-type="string">
            <text:p>dark-energy.jpg</text:p>
          </table:table-cell>
          <table:table-cell office:value-type="string" calcext:value-type="string">
            <text:p>&lt;div id=\"tigFIProductDescription\"&gt;&lt;span class=\"tigFIProductDescriptionTitle\"&gt;Dark Energy Booster 250ml&lt;/span&gt;&lt;span class=\"tigFIProductDescriptionBlock\"&gt;&lt;p&gt;Dark Energy pure carnauba quick detailer is designed to boost your 'Dark Matter' wax layer but can also be used as a stand alone concours wax and to top any wax or sealant for that deep&amp;#44 rich and wet look.&lt;/p&gt;&lt;/span&gt;&lt;img class=\"tigFIProductDescriptionInlinePhoto\" alt=\"Dark Energy Booster 250ml - Tigersoft Performance\" title=\"Dark Energy Booster 250ml - Tigersoft Performance\" src=\"images/dark-matter-twins_1.jpg\"&gt;&lt;/img&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DM250</text:p>
          </table:table-cell>
          <table:table-cell office:value-type="string" calcext:value-type="string">
            <text:p>Dark Matter 250ml</text:p>
          </table:table-cell>
          <table:table-cell table:style-name="ce2" office:value-type="string" calcext:value-type="string">
            <text:p>28.0000</text:p>
          </table:table-cell>
          <table:table-cell table:style-name="ce2" office:value-type="string" calcext:value-type="string">
            <text:p>24.9500</text:p>
          </table:table-cell>
          <table:table-cell table:style-name="ce2" office:value-type="string" calcext:value-type="string">
            <text:p>17.9400</text:p>
          </table:table-cell>
          <table:table-cell office:value-type="string" calcext:value-type="string">
            <text:p>dark-matter.jpg</text:p>
          </table:table-cell>
          <table:table-cell office:value-type="string" calcext:value-type="string">
            <text:p>&lt;div id=\"tigFIProductDescription\"&gt;&lt;span class=\"tigFIProductDescriptionTitle\"&gt;Dark Matter Wax 250ml&lt;/span&gt;&lt;span class=\"tigFIProductDescriptionBlock\"&gt;&lt;p&gt;Dark Matter is a Hybrid Paint Protection system&amp;#44 offering the warm depth of a carnauba wax&amp;#44 combined with the longevity of a synthetic sealant.&lt;/p&gt;&lt;/span&gt;&lt;img class=\"tigFIProductDescriptionInlinePhoto\" alt=\"Dark Matter Wax 250ml - Tigersoft Performance\" title=\"Dark Matter Wax 250ml - Tigersoft Performance\" src=\"images/dark-matter01.jpg\"&gt;&lt;/img&gt;&lt;span class=\"tigFIProductDescriptionBlock\"&gt;&lt;p&gt;Dark Matter is a premium&amp;#44 high glazing wax&amp;#44 designed primarily for cosmetic appeal&amp;#44 Dark Matter enhances Depth of Colour and increases Gloss substantialy. &lt;/p&gt;&lt;/span&gt;&lt;span class=\"tigFIProductDescriptionBlock\"&gt;&lt;p&gt;Use in conjunction with Dark Energy booster&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DOPR-9</text:p>
          </table:table-cell>
          <table:table-cell office:value-type="string" calcext:value-type="string">
            <text:p>Denim OPR Pad</text:p>
          </table:table-cell>
          <table:table-cell table:style-name="ce2" office:value-type="string" calcext:value-type="string">
            <text:p>15.0000</text:p>
          </table:table-cell>
          <table:table-cell table:style-name="ce2" office:value-type="string" calcext:value-type="string">
            <text:p>13.5000</text:p>
          </table:table-cell>
          <table:table-cell table:style-name="ce2" office:value-type="string" calcext:value-type="string">
            <text:p>8.9200</text:p>
          </table:table-cell>
          <table:table-cell office:value-type="string" calcext:value-type="string">
            <text:p>denim01_no_hole.jpg</text:p>
          </table:table-cell>
          <table:table-cell office:value-type="string" calcext:value-type="string">
            <text:p>&lt;div id=\"tigFIProductDescription\"&gt;&lt;span class=\"tigFIProductDescriptionTitle\"&gt;Denim&lt;/span&gt;&lt;span class=\"tigFIProductDescriptionBlock\"&gt;&lt;p&gt;Denim OPR pads reduce orange peel texture of the paint surface by removing film build from the tops of the 'hills' that are the make-up of the 'hill and valley' orange peel texture.&lt;/p&gt;&lt;/span&gt;&lt;span class=\"tigFIProductDescriptionBlock\"&gt;&lt;p&gt;Denim pads are the equivalent to 2ooo grit abrasive sanding discs and whilst use of these pads doesn't result in the marred surface you expect from a 2ooo grit sanding disc&amp;#44 the film build removal is as aggressive.&lt;/p&gt;&lt;/span&gt;&lt;img class=\"tigFIProductDescriptionInlinePhoto\" alt=\"Denim - Tigersoft Performance\" title=\"Denim - Tigersoft Performance\" src=\"images/denim02_no_hole.jpg\"&gt;&lt;/img&gt;&lt;span class=\"tigFIProductDescriptionBlock\"&gt;&lt;p&gt;Unlike sanding paper or discs&amp;#44 OPR pads allow for gradual texture correction in a far more prgressive manner&amp;#44 blending texture with OPR pads is a much more forgiving experience.&lt;/p&gt;&lt;/span&gt;&lt;span class=\"tigFIProductDescriptionBlock\"&gt;&lt;p&gt;Velvet OPR pads are for skilled and experienced professionals or advanced amateurs only as they are deceivingly aggressive and do remove a substantial amount of film build&amp;#44 very quickly.&lt;/p&gt;&lt;/span&gt;&lt;span class=\"tigFIProductDescriptionBlockHeader\"&gt;&lt;p&gt;Directions&lt;/p&gt;&lt;/span&gt;&lt;ol class=\"tigFIProductDescriptionOrderedList\" &gt;&lt;li&gt;Make sure panels to be texture corrected are clean&amp;#44 dry and free of surface contaminants&amp;#44 decontamination is essential for efficient OPR. It is highly recommended to diagnose surfaces for sufficient film build with an accurate and properly calibrated PTT.&lt;/li&gt;&lt;li&gt;Centre your OPR pad to your backing plate and use a slow speed with a small amount of polish to correct surface as you would if you were to polish with a foam or NanoFibre pad. Final Inspection recommend CAP Heavy with OPR pads but you will be able to utilise any C.A.P polish.&lt;/li&gt;&lt;li&gt;Remove polish with a NanoFibre Paintwork Cloth and Paint Cleanse and check surface for texture correction.&lt;/li&gt;&lt;/ol&gt;&lt;span class=\"tigFIProductDescriptionBlockHeader\"&gt;&lt;p&gt;Please Note:&lt;/p&gt;&lt;/span&gt;&lt;ul class=\"tigFIProductDescriptionUnorderedList\" &gt;&lt;li&gt;If correction levels are yet to be reached&amp;#44 repeat step 2 and 3.&lt;/li&gt;&lt;li&gt;If correction levels are not ample with Velvet pads&amp;#44 we recommend a Denim OPR pad.&lt;/li&gt;&lt;li&gt;It is recommended to check film build levels with a PTT after texture correction for documentation.&lt;/li&gt;&lt;li&gt;An interface pad may be used (between OPR pad and backing plate) for varied correction characteristics.&lt;/li&gt;&lt;/ul&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ERS-125</text:p>
          </table:table-cell>
          <table:table-cell office:value-type="string" calcext:value-type="string">
            <text:p>The Eraser 125mm</text:p>
          </table:table-cell>
          <table:table-cell table:style-name="ce2" office:value-type="string" calcext:value-type="string">
            <text:p>25.0000</text:p>
          </table:table-cell>
          <table:table-cell table:style-name="ce2" office:value-type="string" calcext:value-type="string">
            <text:p>22.5000</text:p>
          </table:table-cell>
          <table:table-cell table:style-name="ce2" office:value-type="string" calcext:value-type="string">
            <text:p>17.4600</text:p>
          </table:table-cell>
          <table:table-cell office:value-type="string" calcext:value-type="string">
            <text:p>eraser125.jpg</text:p>
          </table:table-cell>
          <table:table-cell office:value-type="string" calcext:value-type="string">
            <text:p>&lt;div id=\"tigFIProductDescription\"&gt;&lt;span class=\"tigFIProductDescriptionTitle\"&gt;Eraser (Machine Clay-Bar) 125mm&lt;/span&gt;&lt;span class=\"tigFIProductDescriptionBlock\"&gt;&lt;p&gt;The Eraser™ clay/decontamination tool revolutionises the way detailers decontaminate surfaces and will soon mark the end of cumbersome and time consuming clay bar treatment.&lt;/p&gt;&lt;/span&gt;&lt;span class=\"tigFIProductDescriptionBlock\"&gt;&lt;p&gt;The Eraser™ uses polymers to pull away surface contaminants without aggressive mechanical action. The repetitious movement of claying a car severely reduces efficiency as it fatigues the detailer. The Eraser™ solves this issue by utilising a machine to carry out all the leg work.&lt;/p&gt;&lt;/span&gt;&lt;span class=\"tigFIProductDescriptionBlock\"&gt;&lt;p&gt;The Eraser™ also reduces marring significantly and provides a significantly higher rate of contamination removal.&lt;/p&gt;&lt;/span&gt;&lt;span class=\"tigFIProductDescriptionBlock\"&gt;&lt;p&gt;The Eraser™ is for random orbital machine use.&lt;/p&gt;&lt;/span&gt;&lt;span class=\"tigFIProductDescriptionBlock\"&gt;&lt;p&gt;Directions&lt;/p&gt;&lt;/span&gt;&lt;ol class=\"tigFIProductDescriptionOrderedList\" &gt;&lt;li&gt;Only use the Eraser™ on a clean&amp;#44 dry vehicle and only work one panel at a time.&lt;/li&gt;&lt;li&gt;Lubricate panel with Final Inspection Lube™&lt;/li&gt;&lt;li&gt;Work the Eraser™ at a speed of approximately 5ooo opm moving the machine slowly to ensure thorough cleaning.&lt;/li&gt;&lt;li&gt;Remove lubricant immediately after panel has been decontaminated.&lt;/li&gt;&lt;/ol&gt;&lt;span class=\"tigFIProductDescriptionBlock\"&gt;&lt;p&gt;Surface decontamination with The Eraser™ (mechanical decontamination) should always be followed by a sub-surface (chemical) decontamination. We highly recommended following The Eraser™ with a wipe down utilising Cleanse STRONG™ for thorough two-stage mechanical and chemical decontamination.&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ERS-150</text:p>
          </table:table-cell>
          <table:table-cell office:value-type="string" calcext:value-type="string">
            <text:p>The Eraser 150mm</text:p>
          </table:table-cell>
          <table:table-cell table:style-name="ce2" office:value-type="string" calcext:value-type="string">
            <text:p>28.0000</text:p>
          </table:table-cell>
          <table:table-cell table:style-name="ce2" office:value-type="string" calcext:value-type="string">
            <text:p>24.9500</text:p>
          </table:table-cell>
          <table:table-cell table:style-name="ce2" office:value-type="string" calcext:value-type="string">
            <text:p>19.0300</text:p>
          </table:table-cell>
          <table:table-cell office:value-type="string" calcext:value-type="string">
            <text:p>eraser150.jpg</text:p>
          </table:table-cell>
          <table:table-cell office:value-type="string" calcext:value-type="string">
            <text:p>&lt;div id=\"tigFIProductDescription\"&gt;&lt;span class=\"tigFIProductDescriptionTitle\"&gt;Eraser (Machine Clay-Bar) 150mm&lt;/span&gt;&lt;span class=\"tigFIProductDescriptionBlock\"&gt;&lt;p&gt;The Eraser™ clay/decontamination tool revolutionises the way detailers decontaminate surfaces and will soon mark the end of cumbersome and time consuming clay bar treatment.&lt;/p&gt;&lt;/span&gt;&lt;span class=\"tigFIProductDescriptionBlock\"&gt;&lt;p&gt;The Eraser™ uses polymers to pull away surface contaminants without aggressive mechanical action. The repetitious movement of claying a car severely reduces efficiency as it fatigues the detailer. The Eraser™ solves this issue by utilising a machine to carry out all the leg work.&lt;/p&gt;&lt;/span&gt;&lt;span class=\"tigFIProductDescriptionBlock\"&gt;&lt;p&gt;The Eraser™ also reduces marring significantly and provides a significantly higher rate of contamination removal.&lt;/p&gt;&lt;/span&gt;&lt;span class=\"tigFIProductDescriptionBlock\"&gt;&lt;p&gt;The Eraser™ is for random orbital machine use.&lt;/p&gt;&lt;/span&gt;&lt;span class=\"tigFIProductDescriptionBlock\"&gt;&lt;p&gt;Directions&lt;/p&gt;&lt;/span&gt;&lt;ol class=\"tigFIProductDescriptionOrderedList\" &gt;&lt;li&gt;Only use the Eraser™ on a clean&amp;#44 dry vehicle and only work one panel at a time.&lt;/li&gt;&lt;li&gt;Lubricate panel with Final Inspection Lube™&lt;/li&gt;&lt;li&gt;Work the Eraser™ at a speed of approximately 5ooo opm moving the machine slowly to ensure thorough cleaning.&lt;/li&gt;&lt;li&gt;Remove lubricant immediately after panel has been decontaminated.&lt;/li&gt;&lt;/ol&gt;&lt;span class=\"tigFIProductDescriptionBlock\"&gt;&lt;p&gt;Surface decontamination with The Eraser™ (mechanical decontamination) should always be followed by a sub-surface (chemical) decontamination. We highly recommended following The Eraser™ with a wipe down utilising Cleanse STRONG™ for thorough two-stage mechanical and chemical decontamination.&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EXX-14-70</text:p>
          </table:table-cell>
          <table:table-cell office:value-type="string" calcext:value-type="string">
            <text:p>Exxtender (14mm - 70mm)</text:p>
          </table:table-cell>
          <table:table-cell table:style-name="ce2" office:value-type="string" calcext:value-type="string">
            <text:p>25.0000</text:p>
          </table:table-cell>
          <table:table-cell table:style-name="ce2" office:value-type="string" calcext:value-type="string">
            <text:p>22.5000</text:p>
          </table:table-cell>
          <table:table-cell table:style-name="ce2" office:value-type="string" calcext:value-type="string">
            <text:p>18.1400</text:p>
          </table:table-cell>
          <table:table-cell office:value-type="string" calcext:value-type="string">
            <text:p>exxtender01.jpg</text:p>
          </table:table-cell>
          <table:table-cell office:value-type="string" calcext:value-type="string">
            <text:p>&lt;div id=\"tigFIProductDescription\"&gt;&lt;span class=\"tigFIProductDescriptionTitle\"&gt;EXXtender&lt;/span&gt;&lt;span class=\"tigFIProductDescriptionBlock\"&gt;&lt;p&gt;The Pad Exxtender&amp;#44 the Final Inspection invention that revolutionised the detailing in detailing.&lt;/p&gt;&lt;/span&gt;&lt;img class=\"tigFIProductDescriptionInlinePhoto\" alt=\"EXXtender - Tigersoft Performance\" title=\"EXXtender - Tigersoft Performance\" src=\"images/exxtender02.jpg\"&gt;&lt;/img&gt;&lt;span class=\"tigFIProductDescriptionBlock\"&gt;&lt;p&gt;Extend your pad 70mm by adding the Exxtender between your backing plate and polishing machine.&lt;/p&gt;&lt;/span&gt;&lt;span class=\"tigFIProductDescriptionBlock\"&gt;&lt;p&gt;Suits 14mm threads only..&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FEED1L</text:p>
          </table:table-cell>
          <table:table-cell office:value-type="string" calcext:value-type="string">
            <text:p>Leather Feed 1L</text:p>
          </table:table-cell>
          <table:table-cell table:style-name="ce2" office:value-type="string" calcext:value-type="string">
            <text:p>110.0000</text:p>
          </table:table-cell>
          <table:table-cell table:style-name="ce2" office:value-type="string" calcext:value-type="string">
            <text:p>99.0000</text:p>
          </table:table-cell>
          <table:table-cell table:style-name="ce2" office:value-type="string" calcext:value-type="string">
            <text:p>67.2100</text:p>
          </table:table-cell>
          <table:table-cell office:value-type="string" calcext:value-type="string">
            <text:p>FI.jpg</text:p>
          </table:table-cell>
          <table:table-cell office:value-type="string" calcext:value-type="string">
            <text:p>&lt;div id=\"tigFIProductDescription\"&gt;&lt;span class=\"tigFIProductDescriptionTitle\"&gt;Leather Feed 1 Litre&lt;/span&gt;&lt;span class=\"tigFIProductDescriptionBlock\"&gt;&lt;p&gt;The world's best leather moisturiser&amp;#44 Feed™ by Final Inspection is a vey high quality leather conditioner designed to hydrate all types of leather keeping them soft and supple. <text:s/>Packed with the same tanning oils used to initially condition leather in the manufacturing proces&amp;#44 Feed™ lends a fresh&amp;#44 genuine leather look&amp;#44 smell and feel.&lt;/p&gt;&lt;/span&gt;&lt;span class=\"tigFIProductDescriptionBlock\"&gt;&lt;p&gt;Leather Feed™ delivers perfect results on the following materials:&lt;/p&gt;&lt;/span&gt;&lt;ul class=\"tigFIProductDescriptionUnorderedList\" &gt;&lt;li&gt;All types of aniline leather&lt;/li&gt;&lt;li&gt;All types of semi-aniline leather (most very high-end luxury vehicles)&lt;/li&gt;&lt;li&gt;All types of PU coated leather (most mass-produced vehicles).&lt;/li&gt;&lt;/ul&gt;&lt;span class=\"tigFIProductDescriptionBlockHeader\"&gt;&lt;p&gt;When should I re-hydrate to my leather?&lt;/p&gt;&lt;/span&gt;&lt;span class=\"tigFIProductDescriptionBlock\"&gt;&lt;p&gt;You should replace lost moisutre every month regardless of how much or little use the vehicle has.&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FEED275</text:p>
          </table:table-cell>
          <table:table-cell office:value-type="string" calcext:value-type="string">
            <text:p>Leather Feed 275ml</text:p>
          </table:table-cell>
          <table:table-cell table:style-name="ce2" office:value-type="string" calcext:value-type="string">
            <text:p>32.0000</text:p>
          </table:table-cell>
          <table:table-cell table:style-name="ce2" office:value-type="string" calcext:value-type="string">
            <text:p>27.9500</text:p>
          </table:table-cell>
          <table:table-cell table:style-name="ce2" office:value-type="string" calcext:value-type="string">
            <text:p>19.3400</text:p>
          </table:table-cell>
          <table:table-cell office:value-type="string" calcext:value-type="string">
            <text:p>leather-feed.jpg</text:p>
          </table:table-cell>
          <table:table-cell office:value-type="string" calcext:value-type="string">
            <text:p>&lt;div id=\"tigFIProductDescription\"&gt;&lt;span class=\"tigFIProductDescriptionTitle\"&gt;Leather Feed 275ml&lt;/span&gt;&lt;span class=\"tigFIProductDescriptionBlock\"&gt;&lt;p&gt;The world's best leather moisturiser&amp;#44 Feed™ by Final Inspection is a vey high quality leather conditioner designed to hydrate all types of leather keeping them soft and supple. <text:s/>Packed with the same tanning oils used to initially condition leather in the manufacturing proces&amp;#44 Feed™ lends a fresh&amp;#44 genuine leather look&amp;#44 smell and feel.&lt;/p&gt;&lt;/span&gt;&lt;span class=\"tigFIProductDescriptionBlock\"&gt;&lt;p&gt;Leather Feed™ delivers perfect results on the following materials:&lt;/p&gt;&lt;/span&gt;&lt;ul class=\"tigFIProductDescriptionUnorderedList\" &gt;&lt;li&gt;All types of aniline leather&lt;/li&gt;&lt;li&gt;All types of semi-aniline leather (most very high-end luxury vehicles)&lt;/li&gt;&lt;li&gt;All types of PU coated leather (most mass-produced vehicles).&lt;/li&gt;&lt;/ul&gt;&lt;span class=\"tigFIProductDescriptionBlockHeader\"&gt;&lt;p&gt;When should I re-hydrate to my leather?&lt;/p&gt;&lt;/span&gt;&lt;span class=\"tigFIProductDescriptionBlock\"&gt;&lt;p&gt;You should replace lost moisutre every month regardless of how much or little use the vehicle has.&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FI-LABEL</text:p>
          </table:table-cell>
          <table:table-cell office:value-type="string" calcext:value-type="string">
            <text:p>Final Inspection Product Replacement Labels</text:p>
          </table:table-cell>
          <table:table-cell table:style-name="ce2" office:value-type="string" calcext:value-type="string">
            <text:p>1.0000</text:p>
          </table:table-cell>
          <table:table-cell table:style-name="ce2" office:value-type="string" calcext:value-type="string">
            <text:p>.9</text:p>
          </table:table-cell>
          <table:table-cell table:style-name="ce2" office:value-type="string" calcext:value-type="string">
            <text:p>0.7800</text:p>
          </table:table-cell>
          <table:table-cell office:value-type="string" calcext:value-type="string">
            <text:p>FI.jpg</text:p>
          </table:table-cell>
          <table:table-cell office:value-type="string" calcext:value-type="string">
            <text:p>&lt;div id=\"tigFIProductDescription\"&gt;&lt;span class=\"tigFIProductDescriptionTitle\"&gt;Final Inspection Product Replacement Labels&lt;/span&gt;&lt;span class=\"tigFIProductDescriptionBlock\"&gt;&lt;p&gt;Replacement Product Labels available for all products&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FI-SP-500</text:p>
          </table:table-cell>
          <table:table-cell office:value-type="string" calcext:value-type="string">
            <text:p>500ml Replacement Spray Pack</text:p>
          </table:table-cell>
          <table:table-cell table:style-name="ce2" office:value-type="string" calcext:value-type="string">
            <text:p>5.0000</text:p>
          </table:table-cell>
          <table:table-cell table:style-name="ce2" office:value-type="string" calcext:value-type="string">
            <text:p>4.5000</text:p>
          </table:table-cell>
          <table:table-cell table:style-name="ce2" office:value-type="string" calcext:value-type="string">
            <text:p>3.9000</text:p>
          </table:table-cell>
          <table:table-cell office:value-type="string" calcext:value-type="string">
            <text:p>fi-spray-pack.jpg</text:p>
          </table:table-cell>
          <table:table-cell office:value-type="string" calcext:value-type="string">
            <text:p>&lt;div id=\"tigFIProductDescription\"&gt;&lt;span class=\"tigFIProductDescriptionTitle\"&gt;500ml Spray Pack (empty with no label)&lt;/span&gt;&lt;span class=\"tigFIProductDescriptionBlock\"&gt;&lt;p&gt;The no topple bottle squats down and won't easily fall over in windy conditions&amp;#44 completely transparant so you can easily identify products from a distance without the label in view and see how much of that 5ooml is available.&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FMJPP30</text:p>
          </table:table-cell>
          <table:table-cell office:value-type="string" calcext:value-type="string">
            <text:p>Full Metal Jacket Paint Protection</text:p>
          </table:table-cell>
          <table:table-cell table:style-name="ce2" office:value-type="string" calcext:value-type="string">
            <text:p>275.0000</text:p>
          </table:table-cell>
          <table:table-cell table:style-name="ce2" office:value-type="string" calcext:value-type="string">
            <text:p>239.9500</text:p>
          </table:table-cell>
          <table:table-cell table:style-name="ce2" office:value-type="string" calcext:value-type="string">
            <text:p>176.8000</text:p>
          </table:table-cell>
          <table:table-cell office:value-type="string" calcext:value-type="string">
            <text:p>fmjpp30ml.jpg</text:p>
          </table:table-cell>
          <table:table-cell office:value-type="string" calcext:value-type="string">
            <text:p>&lt;div id=\"tigFIProductDescription\"&gt;&lt;span class=\"tigFIProductDescriptionTitle\"&gt;Full Metal Jacket Paint Protection&lt;/span&gt;&lt;span class=\"tigFIProductDescriptionBlock\"&gt;&lt;p&gt;The world's most durable paint protection with the highest performance and highest longevity.&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FMJSW125</text:p>
          </table:table-cell>
          <table:table-cell office:value-type="string" calcext:value-type="string">
            <text:p>Full Metal Jacket Spray Wax 125ml</text:p>
          </table:table-cell>
          <table:table-cell table:style-name="ce2" office:value-type="string" calcext:value-type="string">
            <text:p>35.0000</text:p>
          </table:table-cell>
          <table:table-cell table:style-name="ce2" office:value-type="string" calcext:value-type="string">
            <text:p>29.9500</text:p>
          </table:table-cell>
          <table:table-cell table:style-name="ce2" office:value-type="string" calcext:value-type="string">
            <text:p>15.0600</text:p>
          </table:table-cell>
          <table:table-cell office:value-type="string" calcext:value-type="string">
            <text:p>fmj-spray-wax-01.jpg</text:p>
          </table:table-cell>
          <table:table-cell office:value-type="string" calcext:value-type="string">
            <text:p>&lt;div id=\"tigFIProductDescription\"&gt;&lt;span class=\"tigFIProductDescriptionTitle\"&gt;Full Metal Jacket Spray Wax 125ml&lt;/span&gt;&lt;span class=\"tigFIProductDescriptionBlock\"&gt;&lt;p&gt;Full Metal Jacket™ Spray Wax is the super-hydrophobic&amp;#44 oleophobic&amp;#44 nano-polymer sealant that inhibits 99% of UV rays from penetrating the coating for it's life that you have been searching for.&lt;/p&gt;&lt;/span&gt;&lt;img class=\"tigFIProductDescriptionInlinePhoto\" alt=\"Full Metal Jacket Spray Wax 125ml - Tigersoft Performance\" title=\"Full Metal Jacket Spray Wax 125ml - Tigersoft Performance\" src=\"images/FMJ01.jpg\"&gt;&lt;/img&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FMJSW20L</text:p>
          </table:table-cell>
          <table:table-cell office:value-type="string" calcext:value-type="string">
            <text:p>Full Metal Jacket Spray Wax 20L</text:p>
          </table:table-cell>
          <table:table-cell table:number-columns-repeated="2" table:style-name="ce2" office:value-type="string" calcext:value-type="string">
            <text:p>3250.0000</text:p>
          </table:table-cell>
          <table:table-cell table:style-name="ce2" office:value-type="string" calcext:value-type="string">
            <text:p>2005.7700</text:p>
          </table:table-cell>
          <table:table-cell office:value-type="string" calcext:value-type="string">
            <text:p>FI.jpg</text:p>
          </table:table-cell>
          <table:table-cell office:value-type="string" calcext:value-type="string">
            <text:p>&lt;div id=\"tigFIProductDescription\"&gt;&lt;span class=\"tigFIProductDescriptionTitle\"&gt;Full Metal Jacket Spray Wax 500ml&lt;/span&gt;&lt;span class=\"tigFIProductDescriptionBlock\"&gt;&lt;p&gt;Full Metal Jacket™ Spray Wax is the super-hydrophobic&amp;#44 oleophobic&amp;#44 nano-polymer sealant that inhibits 99% of UV rays from penetrating the coating for it's life that you have been searching for.&lt;/p&gt;&lt;/span&gt;&lt;img class=\"tigFIProductDescriptionInlinePhoto\" alt=\"Full Metal Jacket Spray Wax 500ml - Tigersoft Performance\" title=\"Full Metal Jacket Spray Wax 500ml - Tigersoft Performance\" src=\"images/FMJ01.jpg\"&gt;&lt;/img&gt;&lt;/div&gt;</text:p>
          </table:table-cell>
          <table:table-cell office:value-type="string" calcext:value-type="string">
            <text:p>Final Inspection</text:p>
          </table:table-cell>
          <table:table-cell office:value-type="string" calcext:value-type="string">
            <text:p>N</text:p>
          </table:table-cell>
          <table:table-cell office:value-type="string" calcext:value-type="string">
            <text:p>\N</text:p>
          </table:table-cell>
          <table:table-cell table:number-columns-repeated="1012"/>
        </table:table-row>
        <table:table-row table:style-name="ro1">
          <table:table-cell office:value-type="string" calcext:value-type="string">
            <text:p>FMJSW275</text:p>
          </table:table-cell>
          <table:table-cell office:value-type="string" calcext:value-type="string">
            <text:p>Full Metal Jacket Spray Wax 275ml</text:p>
          </table:table-cell>
          <table:table-cell table:style-name="ce2" office:value-type="string" calcext:value-type="string">
            <text:p>65.0000</text:p>
          </table:table-cell>
          <table:table-cell table:style-name="ce2" office:value-type="string" calcext:value-type="string">
            <text:p>56.9500</text:p>
          </table:table-cell>
          <table:table-cell table:style-name="ce2" office:value-type="string" calcext:value-type="string">
            <text:p>20.2700</text:p>
          </table:table-cell>
          <table:table-cell office:value-type="string" calcext:value-type="string">
            <text:p>fmj-spray-wax-01.jpg</text:p>
          </table:table-cell>
          <table:table-cell office:value-type="string" calcext:value-type="string">
            <text:p>&lt;div id=\"tigFIProductDescription\"&gt;&lt;span class=\"tigFIProductDescriptionTitle\"&gt;Full Metal Jacket Spray Wax 500ml&lt;/span&gt;&lt;span class=\"tigFIProductDescriptionBlock\"&gt;&lt;p&gt;Full Metal Jacket™ Spray Wax is the super-hydrophobic&amp;#44 oleophobic&amp;#44 nano-polymer sealant that inhibits 99% of UV rays from penetrating the coating for it's life that you have been searching for.&lt;/p&gt;&lt;/span&gt;&lt;img class=\"tigFIProductDescriptionInlinePhoto\" alt=\"Full Metal Jacket Spray Wax 500ml - Tigersoft Performance\" title=\"Full Metal Jacket Spray Wax 500ml - Tigersoft Performance\" src=\"images/FMJ01.jpg\"&gt;&lt;/img&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FMJSW500</text:p>
          </table:table-cell>
          <table:table-cell office:value-type="string" calcext:value-type="string">
            <text:p>Full Metal Jacket Spray Wax 5ooml</text:p>
          </table:table-cell>
          <table:table-cell table:style-name="ce2" office:value-type="string" calcext:value-type="string">
            <text:p>110.0000</text:p>
          </table:table-cell>
          <table:table-cell table:style-name="ce2" office:value-type="string" calcext:value-type="string">
            <text:p>89.0000</text:p>
          </table:table-cell>
          <table:table-cell table:style-name="ce2" office:value-type="string" calcext:value-type="string">
            <text:p>38.8700</text:p>
          </table:table-cell>
          <table:table-cell office:value-type="string" calcext:value-type="string">
            <text:p>fmjsw-5oo.jpg</text:p>
          </table:table-cell>
          <table:table-cell office:value-type="string" calcext:value-type="string">
            <text:p>&lt;div id=\"tigFIProductDescription\"&gt;&lt;span class=\"tigFIProductDescriptionTitle\"&gt;Full Metal Jacket Spray Wax 500ml&lt;/span&gt;&lt;span class=\"tigFIProductDescriptionBlock\"&gt;&lt;p&gt;Full Metal Jacket™ Spray Wax is the super-hydrophobic&amp;#44 oleophobic&amp;#44 nano-polymer sealant that inhibits 99% of UV rays from penetrating the coating for it's life that you have been searching for.&lt;/p&gt;&lt;/span&gt;&lt;img class=\"tigFIProductDescriptionInlinePhoto\" alt=\"Full Metal Jacket Spray Wax 500ml - Tigersoft Performance\" title=\"Full Metal Jacket Spray Wax 500ml - Tigersoft Performance\" src=\"images/FMJ01.jpg\"&gt;&lt;/img&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FMJSW5L</text:p>
          </table:table-cell>
          <table:table-cell office:value-type="string" calcext:value-type="string">
            <text:p>Full Metal Jacket Spray Wax 5L</text:p>
          </table:table-cell>
          <table:table-cell table:number-columns-repeated="2" table:style-name="ce2" office:value-type="string" calcext:value-type="string">
            <text:p>950.0000</text:p>
          </table:table-cell>
          <table:table-cell table:style-name="ce2" office:value-type="string" calcext:value-type="string">
            <text:p>502.1300</text:p>
          </table:table-cell>
          <table:table-cell office:value-type="string" calcext:value-type="string">
            <text:p>FI.jpg</text:p>
          </table:table-cell>
          <table:table-cell office:value-type="string" calcext:value-type="string">
            <text:p>&lt;div id=\"tigFIProductDescription\"&gt;&lt;span class=\"tigFIProductDescriptionTitle\"&gt;Full Metal Jacket Spray Wax 500ml&lt;/span&gt;&lt;span class=\"tigFIProductDescriptionBlock\"&gt;&lt;p&gt;Full Metal Jacket™ Spray Wax is the super-hydrophobic&amp;#44 oleophobic&amp;#44 nano-polymer sealant that inhibits 99% of UV rays from penetrating the coating for it's life that you have been searching for.&lt;/p&gt;&lt;/span&gt;&lt;img class=\"tigFIProductDescriptionInlinePhoto\" alt=\"Full Metal Jacket Spray Wax 500ml - Tigersoft Performance\" title=\"Full Metal Jacket Spray Wax 500ml - Tigersoft Performance\" src=\"images/FMJ01.jpg\"&gt;&lt;/img&gt;&lt;/div&gt;</text:p>
          </table:table-cell>
          <table:table-cell office:value-type="string" calcext:value-type="string">
            <text:p>Final Inspection</text:p>
          </table:table-cell>
          <table:table-cell office:value-type="string" calcext:value-type="string">
            <text:p>N</text:p>
          </table:table-cell>
          <table:table-cell office:value-type="string" calcext:value-type="string">
            <text:p>\N</text:p>
          </table:table-cell>
          <table:table-cell table:number-columns-repeated="1012"/>
        </table:table-row>
        <table:table-row table:style-name="ro1">
          <table:table-cell office:value-type="string" calcext:value-type="string">
            <text:p>GB125</text:p>
          </table:table-cell>
          <table:table-cell office:value-type="string" calcext:value-type="string">
            <text:p>Gloss Boost 125ml</text:p>
          </table:table-cell>
          <table:table-cell table:style-name="ce2" office:value-type="string" calcext:value-type="string">
            <text:p>12.5000</text:p>
          </table:table-cell>
          <table:table-cell table:style-name="ce2" office:value-type="string" calcext:value-type="string">
            <text:p>11.2500</text:p>
          </table:table-cell>
          <table:table-cell table:style-name="ce2" office:value-type="string" calcext:value-type="string">
            <text:p>6.1100</text:p>
          </table:table-cell>
          <table:table-cell office:value-type="string" calcext:value-type="string">
            <text:p>Boost 125ml 250.jpg</text:p>
          </table:table-cell>
          <table:table-cell office:value-type="string" calcext:value-type="string">
            <text:p>&lt;div id=\"tigFIProductDescription\"&gt;&lt;span class=\"tigFIProductDescriptionTitle\"&gt;Gloss Boost 125ml&lt;/span&gt;&lt;span class=\"tigFIProductDescriptionBlock\"&gt;&lt;p&gt;Gloss Boost™ is the world's best after-wash gloss enhancer&amp;#44 very quickly and very easily boosting the gloss and reflectivity of any high gloss surface such as paintwork&amp;#44 glass or chrome.&lt;/p&gt;&lt;/span&gt;&lt;span class=\"tigFIProductDescriptionBlock\"&gt;&lt;p&gt;Gloss Boost™ is safe on all exterior surfaces including uncoated plastics. Gloss Boost™ also provides lubrication for safer removal of very light debris such as dust and fingerprints.&lt;/p&gt;&lt;/span&gt;&lt;span class=\"tigFIProductDescriptionBlock\"&gt;&lt;p&gt;Gloss Boost™ has 1% nano-polymers for a small amount of protection.&lt;/p&gt;&lt;/span&gt;&lt;span class=\"tigFIProductDescriptionBlock\"&gt;&lt;p&gt;Also fantastic on interior surfaces such as glossy interior trim&amp;#44 transparent plastics such as instrument cluster covers and TV/Navigation screens&amp;#44 headlights&amp;#44 tail lights -anything that isn't leather&amp;#44 plastic&amp;#44 fabric or vinyl.&lt;/p&gt;&lt;/span&gt;&lt;span class=\"tigFIProductDescriptionBlockHeader\"&gt;&lt;p&gt;Directions&lt;/p&gt;&lt;/span&gt;&lt;ol class=\"tigFIProductDescriptionOrderedList\" &gt;&lt;li&gt;Apply Gloss Boost™ to a clean and dry vehicle.&lt;/li&gt;&lt;li&gt;Spray a few pumps* of Gloss Boost™ onto a clean and dry NanoFibre Paintwork Cloth™.&lt;/li&gt;&lt;li&gt;Working one panel at a time&amp;#44 wipe any paint&amp;#44 glass and chrome turning cloth until a high gloss is achieved.&lt;/li&gt;&lt;/ol&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GB1L</text:p>
          </table:table-cell>
          <table:table-cell office:value-type="string" calcext:value-type="string">
            <text:p>Gloss Boost 1L</text:p>
          </table:table-cell>
          <table:table-cell table:style-name="ce2" office:value-type="string" calcext:value-type="string">
            <text:p>45.0000</text:p>
          </table:table-cell>
          <table:table-cell table:style-name="ce2" office:value-type="string" calcext:value-type="string">
            <text:p>39.9500</text:p>
          </table:table-cell>
          <table:table-cell table:style-name="ce2" office:value-type="string" calcext:value-type="string">
            <text:p>18.0400</text:p>
          </table:table-cell>
          <table:table-cell office:value-type="string" calcext:value-type="string">
            <text:p>Boost 1L Refill Store.jpg</text:p>
          </table:table-cell>
          <table:table-cell office:value-type="string" calcext:value-type="string">
            <text:p>&lt;div id=\"tigFIProductDescription\"&gt;&lt;span class=\"tigFIProductDescriptionTitle\"&gt;Gloss Boost 1 Litre&lt;/span&gt;&lt;span class=\"tigFIProductDescriptionBlock\"&gt;&lt;p&gt;Gloss Boost™ is the world's best after-wash gloss enhancer&amp;#44 very quickly and very easily boosting the gloss and reflectivity of any high gloss surface such as paintwork&amp;#44 glass or chrome.&lt;/p&gt;&lt;/span&gt;&lt;span class=\"tigFIProductDescriptionBlock\"&gt;&lt;p&gt;Gloss Boost™ is safe on all exterior surfaces including uncoated plastics. Gloss Boost™ also provides lubrication for safer removal of very light debris such as dust and fingerprints.&lt;/p&gt;&lt;/span&gt;&lt;span class=\"tigFIProductDescriptionBlock\"&gt;&lt;p&gt;Gloss Boost™ has 1% nano-polymers for a small amount of protection.&lt;/p&gt;&lt;/span&gt;&lt;span class=\"tigFIProductDescriptionBlock\"&gt;&lt;p&gt;Also fantastic on interior surfaces such as glossy interior trim&amp;#44 transparent plastics such as instrument cluster covers and TV/Navigation screens&amp;#44 headlights&amp;#44 tail lights -anything that isn't leather&amp;#44 plastic&amp;#44 fabric or vinyl.&lt;/p&gt;&lt;/span&gt;&lt;span class=\"tigFIProductDescriptionBlockHeader\"&gt;&lt;p&gt;Directions&lt;/p&gt;&lt;/span&gt;&lt;ol class=\"tigFIProductDescriptionOrderedList\" &gt;&lt;li&gt;Apply Gloss Boost™ to a clean and dry vehicle.&lt;/li&gt;&lt;li&gt;Spray a few pumps* of Gloss Boost™ onto a clean and dry NanoFibre Paintwork Cloth™.&lt;/li&gt;&lt;li&gt;Working one panel at a time&amp;#44 wipe any paint&amp;#44 glass and chrome turning cloth until a high gloss is achieved.&lt;/li&gt;&lt;/ol&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GB20L</text:p>
          </table:table-cell>
          <table:table-cell office:value-type="string" calcext:value-type="string">
            <text:p>Gloss Boost 20L</text:p>
          </table:table-cell>
          <table:table-cell table:style-name="ce2" office:value-type="string" calcext:value-type="string">
            <text:p>500.0000</text:p>
          </table:table-cell>
          <table:table-cell table:style-name="ce2" office:value-type="string" calcext:value-type="string">
            <text:p>429.0000</text:p>
          </table:table-cell>
          <table:table-cell table:style-name="ce2" office:value-type="string" calcext:value-type="string">
            <text:p>277.2300</text:p>
          </table:table-cell>
          <table:table-cell office:value-type="string" calcext:value-type="string">
            <text:p>FI.jpg</text:p>
          </table:table-cell>
          <table:table-cell office:value-type="string" calcext:value-type="string">
            <text:p>&lt;div id=\"tigFIProductDescription\"&gt;&lt;span class=\"tigFIProductDescriptionTitle\"&gt;Gloss Boost 20 Litres&lt;/span&gt;&lt;span class=\"tigFIProductDescriptionBlock\"&gt;&lt;p&gt;Gloss Boost™ is the world's best after-wash gloss enhancer&amp;#44 very quickly and very easily boosting the gloss and reflectivity of any high gloss surface such as paintwork&amp;#44 glass or chrome.&lt;/p&gt;&lt;/span&gt;&lt;span class=\"tigFIProductDescriptionBlock\"&gt;&lt;p&gt;Gloss Boost™ is safe on all exterior surfaces including uncoated plastics. Gloss Boost™ also provides lubrication for safer removal of very light debris such as dust and fingerprints.&lt;/p&gt;&lt;/span&gt;&lt;span class=\"tigFIProductDescriptionBlock\"&gt;&lt;p&gt;Gloss Boost™ has 1% nano-polymers for a small amount of protection.&lt;/p&gt;&lt;/span&gt;&lt;span class=\"tigFIProductDescriptionBlock\"&gt;&lt;p&gt;Also fantastic on interior surfaces such as glossy interior trim&amp;#44 transparent plastics such as instrument cluster covers and TV/Navigation screens&amp;#44 headlights&amp;#44 tail lights -anything that isn't leather&amp;#44 plastic&amp;#44 fabric or vinyl.&lt;/p&gt;&lt;/span&gt;&lt;span class=\"tigFIProductDescriptionBlockHeader\"&gt;&lt;p&gt;Directions&lt;/p&gt;&lt;/span&gt;&lt;ol class=\"tigFIProductDescriptionOrderedList\" &gt;&lt;li&gt;Apply Gloss Boost™ to a clean and dry vehicle.&lt;/li&gt;&lt;li&gt;Spray a few pumps* of Gloss Boost™ onto a clean and dry NanoFibre Paintwork Cloth™.&lt;/li&gt;&lt;li&gt;Working one panel at a time&amp;#44 wipe any paint&amp;#44 glass and chrome turning cloth until a high gloss is achieved.&lt;/li&gt;&lt;/ol&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GB500</text:p>
          </table:table-cell>
          <table:table-cell office:value-type="string" calcext:value-type="string">
            <text:p>Gloss Boost 5ooml</text:p>
          </table:table-cell>
          <table:table-cell table:style-name="ce2" office:value-type="string" calcext:value-type="string">
            <text:p>25.0000</text:p>
          </table:table-cell>
          <table:table-cell table:style-name="ce2" office:value-type="string" calcext:value-type="string">
            <text:p>22.5000</text:p>
          </table:table-cell>
          <table:table-cell table:style-name="ce2" office:value-type="string" calcext:value-type="string">
            <text:p>13.7300</text:p>
          </table:table-cell>
          <table:table-cell office:value-type="string" calcext:value-type="string">
            <text:p>gloss-boost-5oo_3.jpg</text:p>
          </table:table-cell>
          <table:table-cell office:value-type="string" calcext:value-type="string">
            <text:p>&lt;div id=\"tigFIProductDescription\"&gt;&lt;span class=\"tigFIProductDescriptionTitle\"&gt;Gloss Boost 500ml&lt;/span&gt;&lt;span class=\"tigFIProductDescriptionBlock\"&gt;&lt;p&gt;Gloss Boost™ is the world's best after-wash gloss enhancer&amp;#44 very quickly and very easily boosting the gloss and reflectivity of any high gloss surface such as paintwork&amp;#44 glass or chrome.&lt;/p&gt;&lt;/span&gt;&lt;span class=\"tigFIProductDescriptionBlock\"&gt;&lt;p&gt;Gloss Boost™ is safe on all exterior surfaces including uncoated plastics. Gloss Boost™ also provides lubrication for safer removal of very light debris such as dust and fingerprints.&lt;/p&gt;&lt;/span&gt;&lt;span class=\"tigFIProductDescriptionBlock\"&gt;&lt;p&gt;Gloss Boost™ has 1% nano-polymers for a small amount of protection.&lt;/p&gt;&lt;/span&gt;&lt;span class=\"tigFIProductDescriptionBlock\"&gt;&lt;p&gt;Also fantastic on interior surfaces such as glossy interior trim&amp;#44 transparent plastics such as instrument cluster covers and TV/Navigation screens&amp;#44 headlights&amp;#44 tail lights -anything that isn't leather&amp;#44 plastic&amp;#44 fabric or vinyl.&lt;/p&gt;&lt;/span&gt;&lt;span class=\"tigFIProductDescriptionBlockHeader\"&gt;&lt;p&gt;Directions&lt;/p&gt;&lt;/span&gt;&lt;ol class=\"tigFIProductDescriptionOrderedList\" &gt;&lt;li&gt;Apply Gloss Boost™ to a clean and dry vehicle.&lt;/li&gt;&lt;li&gt;Spray a few pumps* of Gloss Boost™ onto a clean and dry NanoFibre Paintwork Cloth™.&lt;/li&gt;&lt;li&gt;Working one panel at a time&amp;#44 wipe any paint&amp;#44 glass and chrome turning cloth until a high gloss is achieved.&lt;/li&gt;&lt;/ol&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GB5L</text:p>
          </table:table-cell>
          <table:table-cell office:value-type="string" calcext:value-type="string">
            <text:p>Gloss Boost 5L</text:p>
          </table:table-cell>
          <table:table-cell table:style-name="ce2" office:value-type="string" calcext:value-type="string">
            <text:p>180.0000</text:p>
          </table:table-cell>
          <table:table-cell table:style-name="ce2" office:value-type="string" calcext:value-type="string">
            <text:p>159.000</text:p>
          </table:table-cell>
          <table:table-cell table:style-name="ce2" office:value-type="string" calcext:value-type="string">
            <text:p>69.9800</text:p>
          </table:table-cell>
          <table:table-cell office:value-type="string" calcext:value-type="string">
            <text:p>boost-5l.jpg</text:p>
          </table:table-cell>
          <table:table-cell office:value-type="string" calcext:value-type="string">
            <text:p>&lt;div id=\"tigFIProductDescription\"&gt;&lt;span class=\"tigFIProductDescriptionTitle\"&gt;Gloss Boost 5 Litres&lt;/span&gt;&lt;span class=\"tigFIProductDescriptionBlock\"&gt;&lt;p&gt;Gloss Boost™ is the world's best after-wash gloss enhancer&amp;#44 very quickly and very easily boosting the gloss and reflectivity of any high gloss surface such as paintwork&amp;#44 glass or chrome.&lt;/p&gt;&lt;/span&gt;&lt;span class=\"tigFIProductDescriptionBlock\"&gt;&lt;p&gt;Gloss Boost™ is safe on all exterior surfaces including uncoated plastics. Gloss Boost™ also provides lubrication for safer removal of very light debris such as dust and fingerprints.&lt;/p&gt;&lt;/span&gt;&lt;span class=\"tigFIProductDescriptionBlock\"&gt;&lt;p&gt;Gloss Boost™ has 1% nano-polymers for a small amount of protection.&lt;/p&gt;&lt;/span&gt;&lt;span class=\"tigFIProductDescriptionBlock\"&gt;&lt;p&gt;Also fantastic on interior surfaces such as glossy interior trim&amp;#44 transparent plastics such as instrument cluster covers and TV/Navigation screens&amp;#44 headlights&amp;#44 tail lights -anything that isn't leather&amp;#44 plastic&amp;#44 fabric or vinyl.&lt;/p&gt;&lt;/span&gt;&lt;span class=\"tigFIProductDescriptionBlockHeader\"&gt;&lt;p&gt;Directions&lt;/p&gt;&lt;/span&gt;&lt;ol class=\"tigFIProductDescriptionOrderedList\" &gt;&lt;li&gt;Apply Gloss Boost™ to a clean and dry vehicle.&lt;/li&gt;&lt;li&gt;Spray a few pumps* of Gloss Boost™ onto a clean and dry NanoFibre Paintwork Cloth™.&lt;/li&gt;&lt;li&gt;Working one panel at a time&amp;#44 wipe any paint&amp;#44 glass and chrome turning cloth until a high gloss is achieved.&lt;/li&gt;&lt;/ol&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GP-135</text:p>
          </table:table-cell>
          <table:table-cell office:value-type="string" calcext:value-type="string">
            <text:p>135mm Glass System Correction Pad</text:p>
          </table:table-cell>
          <table:table-cell table:style-name="ce2" office:value-type="string" calcext:value-type="string">
            <text:p>10.0000</text:p>
          </table:table-cell>
          <table:table-cell table:style-name="ce2" office:value-type="string" calcext:value-type="string">
            <text:p>8.9500</text:p>
          </table:table-cell>
          <table:table-cell table:style-name="ce2" office:value-type="string" calcext:value-type="string">
            <text:p>6.4300</text:p>
          </table:table-cell>
          <table:table-cell office:value-type="string" calcext:value-type="string">
            <text:p>FI.jpg</text:p>
          </table:table-cell>
          <table:table-cell office:value-type="string" calcext:value-type="string">
            <text:p>\N</text:p>
          </table:table-cell>
          <table:table-cell office:value-type="string" calcext:value-type="string">
            <text:p>Final Inspection</text:p>
          </table:table-cell>
          <table:table-cell office:value-type="string" calcext:value-type="string">
            <text:p>N</text:p>
          </table:table-cell>
          <table:table-cell office:value-type="string" calcext:value-type="string">
            <text:p>\N</text:p>
          </table:table-cell>
          <table:table-cell table:number-columns-repeated="1012"/>
        </table:table-row>
        <table:table-row table:style-name="ro1">
          <table:table-cell office:value-type="string" calcext:value-type="string">
            <text:p>GP-50</text:p>
          </table:table-cell>
          <table:table-cell office:value-type="string" calcext:value-type="string">
            <text:p>50mm Glass System Correction Pad</text:p>
          </table:table-cell>
          <table:table-cell table:style-name="ce2" office:value-type="string" calcext:value-type="string">
            <text:p>6.5000</text:p>
          </table:table-cell>
          <table:table-cell table:style-name="ce2" office:value-type="string" calcext:value-type="string">
            <text:p>5.9500</text:p>
          </table:table-cell>
          <table:table-cell table:style-name="ce2" office:value-type="string" calcext:value-type="string">
            <text:p>4.4900</text:p>
          </table:table-cell>
          <table:table-cell office:value-type="string" calcext:value-type="string">
            <text:p>FI.jpg</text:p>
          </table:table-cell>
          <table:table-cell office:value-type="string" calcext:value-type="string">
            <text:p>\N</text:p>
          </table:table-cell>
          <table:table-cell office:value-type="string" calcext:value-type="string">
            <text:p>Final Inspection</text:p>
          </table:table-cell>
          <table:table-cell office:value-type="string" calcext:value-type="string">
            <text:p>N</text:p>
          </table:table-cell>
          <table:table-cell office:value-type="string" calcext:value-type="string">
            <text:p>\N</text:p>
          </table:table-cell>
          <table:table-cell table:number-columns-repeated="1012"/>
        </table:table-row>
        <table:table-row table:style-name="ro1">
          <table:table-cell office:value-type="string" calcext:value-type="string">
            <text:p>GP-75</text:p>
          </table:table-cell>
          <table:table-cell office:value-type="string" calcext:value-type="string">
            <text:p>75mm Glass System Correction Pad</text:p>
          </table:table-cell>
          <table:table-cell table:number-columns-repeated="3" table:style-name="ce2" office:value-type="string" calcext:value-type="string">
            <text:p>0.0000</text:p>
          </table:table-cell>
          <table:table-cell office:value-type="string" calcext:value-type="string">
            <text:p>FI.jpg</text:p>
          </table:table-cell>
          <table:table-cell office:value-type="string" calcext:value-type="string">
            <text:p>\N</text:p>
          </table:table-cell>
          <table:table-cell office:value-type="string" calcext:value-type="string">
            <text:p>Final Inspection</text:p>
          </table:table-cell>
          <table:table-cell office:value-type="string" calcext:value-type="string">
            <text:p>N</text:p>
          </table:table-cell>
          <table:table-cell office:value-type="string" calcext:value-type="string">
            <text:p>\N</text:p>
          </table:table-cell>
          <table:table-cell table:number-columns-repeated="1012"/>
        </table:table-row>
        <table:table-row table:style-name="ro1">
          <table:table-cell office:value-type="string" calcext:value-type="string">
            <text:p>GP-90</text:p>
          </table:table-cell>
          <table:table-cell office:value-type="string" calcext:value-type="string">
            <text:p>90mm Glass System Correction Pad</text:p>
          </table:table-cell>
          <table:table-cell table:style-name="ce2" office:value-type="string" calcext:value-type="string">
            <text:p>7.5000</text:p>
          </table:table-cell>
          <table:table-cell table:style-name="ce2" office:value-type="string" calcext:value-type="string">
            <text:p>6.9500</text:p>
          </table:table-cell>
          <table:table-cell table:style-name="ce2" office:value-type="string" calcext:value-type="string">
            <text:p>4.7300</text:p>
          </table:table-cell>
          <table:table-cell office:value-type="string" calcext:value-type="string">
            <text:p>FI.jpg</text:p>
          </table:table-cell>
          <table:table-cell office:value-type="string" calcext:value-type="string">
            <text:p>\N</text:p>
          </table:table-cell>
          <table:table-cell office:value-type="string" calcext:value-type="string">
            <text:p>Final Inspection</text:p>
          </table:table-cell>
          <table:table-cell office:value-type="string" calcext:value-type="string">
            <text:p>N</text:p>
          </table:table-cell>
          <table:table-cell office:value-type="string" calcext:value-type="string">
            <text:p>\N</text:p>
          </table:table-cell>
          <table:table-cell table:number-columns-repeated="1012"/>
        </table:table-row>
        <table:table-row table:style-name="ro1">
          <table:table-cell office:value-type="string" calcext:value-type="string">
            <text:p>GS-H</text:p>
          </table:table-cell>
          <table:table-cell office:value-type="string" calcext:value-type="string">
            <text:p>Glass System</text:p>
          </table:table-cell>
          <table:table-cell table:style-name="ce2" office:value-type="string" calcext:value-type="string">
            <text:p>18.0000</text:p>
          </table:table-cell>
          <table:table-cell table:style-name="ce2" office:value-type="string" calcext:value-type="string">
            <text:p>15.9500</text:p>
          </table:table-cell>
          <table:table-cell table:style-name="ce2" office:value-type="string" calcext:value-type="string">
            <text:p>14.1400</text:p>
          </table:table-cell>
          <table:table-cell office:value-type="string" calcext:value-type="string">
            <text:p>glass-2-nanofibre.jpg</text:p>
          </table:table-cell>
          <table:table-cell office:value-type="string" calcext:value-type="string">
            <text:p>&lt;div id=\"tigFIProductDescription\"&gt;&lt;span class=\"tigFIProductDescriptionTitle\"&gt;Glass System&lt;/span&gt;&lt;span class=\"tigFIProductDescriptionBlock\"&gt;&lt;p&gt;The Final Inspection Glass System™&amp;#44 a revolutionary new way to easily and quickly clean glass including tinted glass without chemical and without streaks&amp;#44 smears or smudges.&lt;/p&gt;&lt;/span&gt;&lt;span class=\"tigFIProductDescriptionBlock\"&gt;&lt;p&gt;All new for 2014&amp;#44 the NanoFibre™ Glass System™ is the best tool for glass maintenance.&lt;/p&gt;&lt;/span&gt;&lt;span class=\"tigFIProductDescriptionBlock\"&gt;&lt;p&gt;Clean glass is part of a safe and comfortable driving experience and it is important to have clean glass constantly. Maintaining glass should be simple and easy and the Glass System makes this so&lt;/p&gt;&lt;/span&gt;&lt;span class=\"tigFIProductDescriptionBlock\"&gt;&lt;p&gt;With it's generously sized components&amp;#44 these tailored cloths will gently but effectively and efficiently remove weekly build-up of temporary contaminants from your vehicles glass surfaces without chemical.&lt;/p&gt;&lt;/span&gt;&lt;img class=\"tigFIProductDescriptionInlinePhoto\" alt=\"Glass System - Tigersoft Performance\" title=\"Glass System - Tigersoft Performance\" src=\"images/glass-2-nanofibre.jpg\"&gt;&lt;/img&gt;&lt;span class=\"tigFIProductDescriptionBlockHeader\"&gt;&lt;p&gt;Why NanoFibre?&lt;/p&gt;&lt;/span&gt;&lt;span class=\"tigFIProductDescriptionBlock\"&gt;&lt;p&gt;The NanoFibre cloths deep clean and remove oils and dirt from the glass surface&amp;#44 leaving nothing to cause streaks or smears.&lt;/p&gt;&lt;/span&gt;&lt;span class=\"tigFIProductDescriptionBlockHeader\"&gt;&lt;p&gt;Performance&amp;#44 direction of use and glass cleaning information&lt;/p&gt;&lt;/span&gt;&lt;span class=\"tigFIProductDescriptionBlock\"&gt;&lt;p&gt;The Glass System consists of two cloths&amp;#44 a Step 1 and a Step 2.&lt;/p&gt;&lt;/span&gt;&lt;span class=\"tigFIProductDescriptionBlock\"&gt;&lt;p&gt;Step 1 is a Dark Green coloured absorbent cloth used first&amp;#44 slightly damp&amp;#44 to deep clean glass by removing oils and dirt&amp;#44 pulling them away from the surface.&lt;/p&gt;&lt;/span&gt;&lt;span class=\"tigFIProductDescriptionBlock\"&gt;&lt;p&gt;Step 2 is a LIGHT GREEN tightly woven cloth used to remove any residual water on the glass surface and deliver a smear free finish.&lt;/p&gt;&lt;/span&gt;&lt;span class=\"tigFIProductDescriptionBlock\"&gt;&lt;p&gt;The best way to clean glass is to remove materials from the surface&amp;#44 not add to the surface&amp;#44 thus&amp;#44 using glass cleaning chemicals is only recommended if your glass is heavily soiled and/or the debris requires some chemical to assist to break down the debris.&lt;/p&gt;&lt;/span&gt;&lt;span class=\"tigFIProductDescriptionBlock\"&gt;&lt;p&gt;Smearing occurs as a result of material left on the surface&amp;#44 it is vital to use the best&amp;#44 most absorbent cloth to remove all materials from the glass surface in order to achieve the highest clarity and transmission without any ghosting or smearing from thin deposits left on the glass surface. It is also important to use a dry&amp;#44 tight woven cloth for finishing to atomise water and encourage evaporation of very small water particles to avoid visible watermarks.&lt;/p&gt;&lt;/span&gt;&lt;span class=\"tigFIProductDescriptionBlockHeader\"&gt;&lt;p&gt;Specifications&lt;/p&gt;&lt;/span&gt;&lt;p&gt;&lt;strong&gt;Yarn Denier:&lt;/strong&gt; 0.01&lt;/p&gt;&lt;p&gt;&lt;strong&gt;Yarn Type:&lt;/strong&gt; Multi Split&lt;/p&gt;&lt;p&gt;&lt;strong&gt;GSM:&lt;/strong&gt; GSM: <text:s/>STEP1: 400 <text:s/>| <text:s/>STEP 2: 300&lt;/p&gt;&lt;p&gt;&lt;strong&gt;Density:&lt;/strong&gt; STEP1: ~150&amp;#44 000 f/mm | STEP2: ~100&amp;#44 000 f/mm&lt;/p&gt;&lt;p&gt;&lt;strong&gt;Weave:&lt;/strong&gt; STEP 1: Twisted Pile / Moquet Weave <text:s/>l <text:s/>STEP 2: Tight Hook / Wave Weave&lt;/p&gt;&lt;p&gt;&lt;strong&gt;Size:&lt;/strong&gt; Size: 400 x 400mm (~15.8 x ~15.8in)&lt;/p&gt;&lt;p&gt;&lt;strong&gt;Edge:&lt;/strong&gt; Hand Sewn NanoFibre&lt;/p&gt;&lt;p&gt;&lt;strong&gt;Colour:&lt;/strong&gt; STEP 1: Dark Green / White Edge <text:s/>l <text:s/>STEP 2: Light Green / White Edge&lt;/p&gt;&lt;p&gt;&lt;strong&gt;Packaging:&lt;/strong&gt; Re-usable plastic box&lt;/p&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GS1-H</text:p>
          </table:table-cell>
          <table:table-cell office:value-type="string" calcext:value-type="string">
            <text:p>Glass System Step 1 Cloth</text:p>
          </table:table-cell>
          <table:table-cell table:style-name="ce2" office:value-type="string" calcext:value-type="string">
            <text:p>10.0000</text:p>
          </table:table-cell>
          <table:table-cell table:style-name="ce2" office:value-type="string" calcext:value-type="string">
            <text:p>9.5000</text:p>
          </table:table-cell>
          <table:table-cell table:style-name="ce2" office:value-type="string" calcext:value-type="string">
            <text:p>7.2200</text:p>
          </table:table-cell>
          <table:table-cell office:value-type="string" calcext:value-type="string">
            <text:p>FI.jpg</text:p>
          </table:table-cell>
          <table:table-cell office:value-type="string" calcext:value-type="string">
            <text:p>&lt;div id=\"tigFIProductDescription\"&gt;&lt;span class=\"tigFIProductDescriptionTitle\"&gt;Glass System NanoFibre STEP1 Cloth&lt;/span&gt;&lt;span class=\"tigFIProductDescriptionBlock\"&gt;&lt;p&gt;The Final Inspection Glass System™&amp;#44 a revolutionary new way to easily and quickly clean glass including tinted glass without chemical and without streaks&amp;#44 smears or smudges.&lt;/p&gt;&lt;/span&gt;&lt;span class=\"tigFIProductDescriptionBlock\"&gt;&lt;p&gt;All new for 2014&amp;#44 the NanoFibre™ Glass System™ is the best tool for glass maintenance.&lt;/p&gt;&lt;/span&gt;&lt;span class=\"tigFIProductDescriptionBlock\"&gt;&lt;p&gt;Clean glass is part of a safe and comfortable driving experience and it is important to have clean glass constantly. Maintaining glass should be simple and easy and the Glass System makes this so&lt;/p&gt;&lt;/span&gt;&lt;span class=\"tigFIProductDescriptionBlock\"&gt;&lt;p&gt;With it's generously sized components&amp;#44 these tailored cloths will gently but effectively and efficiently remove weekly build-up of temporary contaminants from your vehicles glass surfaces without chemical.&lt;/p&gt;&lt;/span&gt;&lt;img class=\"tigFIProductDescriptionInlinePhoto\" alt=\"Glass System NanoFibre STEP1 Cloth - Tigersoft Performance\" title=\"Glass System NanoFibre STEP1 Cloth - Tigersoft Performance\" src=\"images/glass-2-nanofibre.jpg\"&gt;&lt;/img&gt;&lt;span class=\"tigFIProductDescriptionBlockHeader\"&gt;&lt;p&gt;Why NanoFibre?&lt;/p&gt;&lt;/span&gt;&lt;span class=\"tigFIProductDescriptionBlock\"&gt;&lt;p&gt;The NanoFibre cloths deep clean and remove oils and dirt from the glass surface&amp;#44 leaving nothing to cause streaks or smears.&lt;/p&gt;&lt;/span&gt;&lt;span class=\"tigFIProductDescriptionBlockHeader\"&gt;&lt;p&gt;Performance&amp;#44 direction of use and glass cleaning information&lt;/p&gt;&lt;/span&gt;&lt;span class=\"tigFIProductDescriptionBlock\"&gt;&lt;p&gt;The Glass System consists of two cloths&amp;#44 a Step 1 and a Step 2.&lt;/p&gt;&lt;/span&gt;&lt;span class=\"tigFIProductDescriptionBlock\"&gt;&lt;p&gt;Step 1 is a Dark Green coloured absorbent cloth used first&amp;#44 slightly damp&amp;#44 to deep clean glass by removing oils and dirt&amp;#44 pulling them away from the surface.&lt;/p&gt;&lt;/span&gt;&lt;span class=\"tigFIProductDescriptionBlock\"&gt;&lt;p&gt;Step 2 is a LIGHT GREEN tightly woven cloth used to remove any residual water on the glass surface and deliver a smear free finish.&lt;/p&gt;&lt;/span&gt;&lt;span class=\"tigFIProductDescriptionBlock\"&gt;&lt;p&gt;The best way to clean glass is to remove materials from the surface&amp;#44 not add to the surface&amp;#44 thus&amp;#44 using glass cleaning chemicals is only recommended if your glass is heavily soiled and/or the debris requires some chemical to assist to break down the debris.&lt;/p&gt;&lt;/span&gt;&lt;span class=\"tigFIProductDescriptionBlock\"&gt;&lt;p&gt;Smearing occurs as a result of material left on the surface&amp;#44 it is vital to use the best&amp;#44 most absorbent cloth to remove all materials from the glass surface in order to achieve the highest clarity and transmission without any ghosting or smearing from thin deposits left on the glass surface. It is also important to use a dry&amp;#44 tight woven cloth for finishing to atomise water and encourage evaporation of very small water particles to avoid visible watermarks.&lt;/p&gt;&lt;/span&gt;&lt;span class=\"tigFIProductDescriptionBlockHeader\"&gt;&lt;p&gt;Specifications&lt;/p&gt;&lt;/span&gt;&lt;p&gt;&lt;strong&gt;Yarn Denier:&lt;/strong&gt; 0.01&lt;/p&gt;&lt;p&gt;&lt;strong&gt;Yarn Type:&lt;/strong&gt; Multi Split&lt;/p&gt;&lt;p&gt;&lt;strong&gt;GSM:&lt;/strong&gt; GSM: <text:s/>STEP1: 400 <text:s/>| <text:s/>STEP 2: 300&lt;/p&gt;&lt;p&gt;&lt;strong&gt;Density:&lt;/strong&gt; STEP1: ~150&amp;#44 000 f/mm | STEP2: ~100&amp;#44 000 f/mm&lt;/p&gt;&lt;p&gt;&lt;strong&gt;Weave:&lt;/strong&gt; STEP 1: Twisted Pile / Moquet Weave <text:s/>l <text:s/>STEP 2: Tight Hook / Wave Weave&lt;/p&gt;&lt;p&gt;&lt;strong&gt;Size:&lt;/strong&gt; Size: 400 x 400mm (~15.8 x ~15.8in)&lt;/p&gt;&lt;p&gt;&lt;strong&gt;Edge:&lt;/strong&gt; Hand Sewn NanoFibre&lt;/p&gt;&lt;p&gt;&lt;strong&gt;Colour:&lt;/strong&gt; STEP 1: Dark Green / White Edge <text:s/>l <text:s/>STEP 2: Light Green / White Edge&lt;/p&gt;&lt;p&gt;&lt;strong&gt;Packaging:&lt;/strong&gt; Re-usable plastic box&lt;/p&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GS2-H</text:p>
          </table:table-cell>
          <table:table-cell office:value-type="string" calcext:value-type="string">
            <text:p>Glass System Step 2 Cloth</text:p>
          </table:table-cell>
          <table:table-cell table:style-name="ce2" office:value-type="string" calcext:value-type="string">
            <text:p>10.0000</text:p>
          </table:table-cell>
          <table:table-cell table:style-name="ce2" office:value-type="string" calcext:value-type="string">
            <text:p>9.5000</text:p>
          </table:table-cell>
          <table:table-cell table:style-name="ce2" office:value-type="string" calcext:value-type="string">
            <text:p>8.5800</text:p>
          </table:table-cell>
          <table:table-cell office:value-type="string" calcext:value-type="string">
            <text:p>Glass L Green Resise.jpg</text:p>
          </table:table-cell>
          <table:table-cell office:value-type="string" calcext:value-type="string">
            <text:p>&lt;div id=\"tigFIProductDescription\"&gt;&lt;span class=\"tigFIProductDescriptionTitle\"&gt;Glass System NanoFibre STEP2 Cloth&lt;/span&gt;&lt;span class=\"tigFIProductDescriptionBlock\"&gt;&lt;p&gt;The Final Inspection Glass System™&amp;#44 a revolutionary new way to easily and quickly clean glass including tinted glass without chemical and without streaks&amp;#44 smears or smudges.&lt;/p&gt;&lt;/span&gt;&lt;span class=\"tigFIProductDescriptionBlock\"&gt;&lt;p&gt;All new for 2014&amp;#44 the NanoFibre™ Glass System™ is the best tool for glass maintenance.&lt;/p&gt;&lt;/span&gt;&lt;span class=\"tigFIProductDescriptionBlock\"&gt;&lt;p&gt;Clean glass is part of a safe and comfortable driving experience and it is important to have clean glass constantly. Maintaining glass should be simple and easy and the Glass System makes this so&lt;/p&gt;&lt;/span&gt;&lt;span class=\"tigFIProductDescriptionBlock\"&gt;&lt;p&gt;With it's generously sized components&amp;#44 these tailored cloths will gently but effectively and efficiently remove weekly build-up of temporary contaminants from your vehicles glass surfaces without chemical.&lt;/p&gt;&lt;/span&gt;&lt;img class=\"tigFIProductDescriptionInlinePhoto\" alt=\"Glass System NanoFibre STEP2 Cloth - Tigersoft Performance\" title=\"Glass System NanoFibre STEP2 Cloth - Tigersoft Performance\" src=\"images/glass-2-nanofibre.jpg\"&gt;&lt;/img&gt;&lt;span class=\"tigFIProductDescriptionBlockHeader\"&gt;&lt;p&gt;Why NanoFibre?&lt;/p&gt;&lt;/span&gt;&lt;span class=\"tigFIProductDescriptionBlock\"&gt;&lt;p&gt;The NanoFibre cloths deep clean and remove oils and dirt from the glass surface&amp;#44 leaving nothing to cause streaks or smears.&lt;/p&gt;&lt;/span&gt;&lt;span class=\"tigFIProductDescriptionBlockHeader\"&gt;&lt;p&gt;Performance&amp;#44 direction of use and glass cleaning information&lt;/p&gt;&lt;/span&gt;&lt;span class=\"tigFIProductDescriptionBlock\"&gt;&lt;p&gt;The Glass System consists of two cloths&amp;#44 a Step 1 and a Step 2.&lt;/p&gt;&lt;/span&gt;&lt;span class=\"tigFIProductDescriptionBlock\"&gt;&lt;p&gt;Step 1 is a Dark Green coloured absorbent cloth used first&amp;#44 slightly damp&amp;#44 to deep clean glass by removing oils and dirt&amp;#44 pulling them away from the surface.&lt;/p&gt;&lt;/span&gt;&lt;span class=\"tigFIProductDescriptionBlock\"&gt;&lt;p&gt;Step 2 is a LIGHT GREEN tightly woven cloth used to remove any residual water on the glass surface and deliver a smear free finish.&lt;/p&gt;&lt;/span&gt;&lt;span class=\"tigFIProductDescriptionBlock\"&gt;&lt;p&gt;The best way to clean glass is to remove materials from the surface&amp;#44 not add to the surface&amp;#44 thus&amp;#44 using glass cleaning chemicals is only recommended if your glass is heavily soiled and/or the debris requires some chemical to assist to break down the debris.&lt;/p&gt;&lt;/span&gt;&lt;span class=\"tigFIProductDescriptionBlock\"&gt;&lt;p&gt;Smearing occurs as a result of material left on the surface&amp;#44 it is vital to use the best&amp;#44 most absorbent cloth to remove all materials from the glass surface in order to achieve the highest clarity and transmission without any ghosting or smearing from thin deposits left on the glass surface. It is also important to use a dry&amp;#44 tight woven cloth for finishing to atomise water and encourage evaporation of very small water particles to avoid visible watermarks.&lt;/p&gt;&lt;/span&gt;&lt;span class=\"tigFIProductDescriptionBlockHeader\"&gt;&lt;p&gt;Specifications&lt;/p&gt;&lt;/span&gt;&lt;p&gt;&lt;strong&gt;Yarn Denier:&lt;/strong&gt; 0.01&lt;/p&gt;&lt;p&gt;&lt;strong&gt;Yarn Type:&lt;/strong&gt; Multi Split&lt;/p&gt;&lt;p&gt;&lt;strong&gt;GSM:&lt;/strong&gt; GSM: <text:s/>STEP1: 400 <text:s/>| <text:s/>STEP 2: 300&lt;/p&gt;&lt;p&gt;&lt;strong&gt;Density:&lt;/strong&gt; STEP1: ~150&amp;#44 000 f/mm | STEP2: ~100&amp;#44 000 f/mm&lt;/p&gt;&lt;p&gt;&lt;strong&gt;Weave:&lt;/strong&gt; STEP 1: Twisted Pile / Moquet Weave <text:s/>l <text:s/>STEP 2: Tight Hook / Wave Weave&lt;/p&gt;&lt;p&gt;&lt;strong&gt;Size:&lt;/strong&gt; Size: 400 x 400mm (~15.8 x ~15.8in)&lt;/p&gt;&lt;p&gt;&lt;strong&gt;Edge:&lt;/strong&gt; Hand Sewn NanoFibre&lt;/p&gt;&lt;p&gt;&lt;strong&gt;Colour:&lt;/strong&gt; STEP 1: Dark Green / White Edge <text:s/>l <text:s/>STEP 2: Light Green / White Edge&lt;/p&gt;&lt;p&gt;&lt;strong&gt;Packaging:&lt;/strong&gt; Re-usable plastic box&lt;/p&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HPA-D</text:p>
          </table:table-cell>
          <table:table-cell office:value-type="string" calcext:value-type="string">
            <text:p>Hand Applicator (Dressing)</text:p>
          </table:table-cell>
          <table:table-cell table:style-name="ce2" office:value-type="string" calcext:value-type="string">
            <text:p>10.0000</text:p>
          </table:table-cell>
          <table:table-cell table:style-name="ce2" office:value-type="string" calcext:value-type="string">
            <text:p>8.9500</text:p>
          </table:table-cell>
          <table:table-cell table:style-name="ce2" office:value-type="string" calcext:value-type="string">
            <text:p>5.3800</text:p>
          </table:table-cell>
          <table:table-cell office:value-type="string" calcext:value-type="string">
            <text:p>dressing-hp-applicator.jpg</text:p>
          </table:table-cell>
          <table:table-cell office:value-type="string" calcext:value-type="string">
            <text:p>&lt;div id=\"tigFIProductDescription\"&gt;&lt;span class=\"tigFIProductDescriptionTitle\"&gt;Hand Pocket Applicator - Dressing / Wheel&lt;/span&gt;&lt;span class=\"tigFIProductDescriptionBlock\"&gt;&lt;p&gt;Use the Blue Hand Pocket Applicator as a dedicated applicator for Dressing Interior Plastics with a Vinyl Dressing/Protectant or to apply other Dressings to plastic&amp;#44 Rubber &amp; Vinyl materials. <text:s/>Blue is also the wheel colour code and thus&amp;#44 this applicator is recommended to be used for application of protective sealants/waxes to wheels such as Full Metal Jacket Spray Wax.&lt;/p&gt;&lt;/span&gt;&lt;span class=\"tigFIProductDescriptionBlock\"&gt;&lt;p&gt;The Blue Colour makes it easy to stop cross contamination from product applicators which can occur -even after washing.&lt;/p&gt;&lt;/span&gt;&lt;span class=\"tigFIProductDescriptionBlock\"&gt;&lt;p&gt;The Hand Pocket Applicator solves the issue of applying Dressings&amp;#44 which are usually sticky in nature&amp;#44 from coming into contact with your hands. Using the Hand Pocket Applicator helps avoid the contact with the product that usually occurs when using a cloth and using a Hand Pocket Applicator also greatly reduces the risk of dropping the Applicator onto the ground and picking up contaminants.&lt;/p&gt;&lt;/span&gt;&lt;img class=\"tigFIProductDescriptionInlinePhoto\" alt=\"Hand Pocket Applicator - Dressing / Wheel - Tigersoft Performance\" title=\"Hand Pocket Applicator - Dressing / Wheel - Tigersoft Performance\" src=\"images/Dress-HP-02.jpg\"&gt;&lt;/img&gt;&lt;span class=\"tigFIProductDescriptionBlockHeader\"&gt;&lt;p&gt;Why a NanoFibre Applicator?&lt;/p&gt;&lt;/span&gt;&lt;span class=\"tigFIProductDescriptionBlock\"&gt;&lt;p&gt;Unlike sponge&amp;#44 a NanoFibre™ applicator is properly machine washable&amp;#44 making it a much safer alternative.&lt;/p&gt;&lt;/span&gt;&lt;span class=\"tigFIProductDescriptionBlock\"&gt;&lt;p&gt;Why?&lt;/p&gt;&lt;/span&gt;&lt;span class=\"tigFIProductDescriptionBlock\"&gt;&lt;p&gt;Sponges have thousands or millions of cells that catch and harbour debris and that debris is re-introduced to your surface with every wipe&amp;#44 along with ever increasing marring as the sponge fills with swirl inducing particles. <text:s/>The plastic used to make foam is also agreessive and creates additional marring&amp;#44 so even from the very first wipe&amp;#44 a NanoFibre applicator is protecting your surfaces.&lt;/p&gt;&lt;/span&gt;&lt;span class=\"tigFIProductDescriptionBlockHeader\"&gt;&lt;p&gt;Performance&lt;/p&gt;&lt;/span&gt;&lt;span class=\"tigFIProductDescriptionBlock\"&gt;&lt;p&gt;This applicator is designed to prime faster while absorbing less product. It loads quickly with very little product&amp;#44 but primes evenly and re-distributes products consistently with ease.&lt;/p&gt;&lt;/span&gt;&lt;span class=\"tigFIProductDescriptionBlock\"&gt;&lt;p&gt;It has a small&amp;#44 tight 'Hand Pocket' designed to reduce fatigue and a small surface area to reduce unnecessary product absorption and loss which is important when using expensive products.&lt;/p&gt;&lt;/span&gt;&lt;span class=\"tigFIProductDescriptionBlock\"&gt;&lt;p&gt;Very high quality NanoFibre with durable&amp;#44 double foam core.&lt;/p&gt;&lt;/span&gt;&lt;span class=\"tigFIProductDescriptionBlock\"&gt;&lt;p&gt;The applicator consists entirely of Nanofibre with the exception of the foam core. <text:s/>Edging is Nanofibre&amp;#44 not silk&amp;#44 rayon&amp;#44 nylon&amp;#44 cotton or any other organic materials that mark glossy surfaces. <text:s/>You will find no nasty 'edgeless' technology in any of our NanoFibre products.&lt;/p&gt;&lt;/span&gt;&lt;span class=\"tigFIProductDescriptionBlockHeader\"&gt;&lt;p&gt;Directions&lt;/p&gt;&lt;/span&gt;&lt;span class=\"tigFIProductDescriptionBlock\"&gt;&lt;p&gt;Use the hand pocket applicator in conjunction with the drections on the product you are using it with. <text:s/>Usually&amp;#44 for applying leather conditioners&amp;#44 a slightly overlapping back and forth motion is recommended.&lt;/p&gt;&lt;/span&gt;&lt;span class=\"tigFIProductDescriptionBlock\"&gt;&lt;p&gt;The 'Hand Pocket' applicator is reversible&amp;#44 simply pull the hand pocket over the top of the applicator &lt;/p&gt;&lt;/span&gt;&lt;span class=\"tigFIProductDescriptionBlockHeader\"&gt;&lt;p&gt;Directions&lt;/p&gt;&lt;/span&gt;&lt;span class=\"tigFIProductDescriptionBlock\"&gt;&lt;p&gt;Use the hand pocket applicator in conjunction with the drections on the product you are using it with. <text:s/>Usually&amp;#44 for applying leather conditioners&amp;#44 a slightly overlapping back and forth motion is recommended.&lt;/p&gt;&lt;/span&gt;&lt;span class=\"tigFIProductDescriptionBlock\"&gt;&lt;p&gt;The 'Hand Pocket' applicator is reversible&amp;#44 simply pull the hand pocket over the top of the applicator &lt;/p&gt;&lt;/span&gt;&lt;span class=\"tigFIProductDescriptionBlockHeader\"&gt;&lt;p&gt;Specifications&lt;/p&gt;&lt;/span&gt;&lt;p&gt;&lt;strong&gt;Yarn Denier:&lt;/strong&gt; 0.01&lt;/p&gt;&lt;p&gt;&lt;strong&gt;Yarn Type:&lt;/strong&gt; non-split&lt;/p&gt;&lt;p&gt;&lt;strong&gt;GSM:&lt;/strong&gt; 300&lt;/p&gt;&lt;p&gt;&lt;strong&gt;Density:&lt;/strong&gt; ~100&amp;#44 000 f/mm&lt;/p&gt;&lt;p&gt;&lt;strong&gt;Weave:&lt;/strong&gt; Tight Loop / Grid&lt;/p&gt;&lt;p&gt;&lt;strong&gt;Size:&lt;/strong&gt; 135mm (5.5in) diameter / 35mm (1.5in) thick&lt;/p&gt;&lt;p&gt;&lt;strong&gt;Edge:&lt;/strong&gt; External (Hand Sewn NanoFibre)&lt;/p&gt;&lt;p&gt;&lt;strong&gt;Colour:&lt;/strong&gt; Blue&lt;/p&gt;&lt;p&gt;&lt;strong&gt;Packaging:&lt;/strong&gt; Re-usable plastic box&lt;/p&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HPA-L</text:p>
          </table:table-cell>
          <table:table-cell office:value-type="string" calcext:value-type="string">
            <text:p>Hand Applicator (Leather)</text:p>
          </table:table-cell>
          <table:table-cell table:style-name="ce2" office:value-type="string" calcext:value-type="string">
            <text:p>10.0000</text:p>
          </table:table-cell>
          <table:table-cell table:style-name="ce2" office:value-type="string" calcext:value-type="string">
            <text:p>8.9500</text:p>
          </table:table-cell>
          <table:table-cell table:style-name="ce2" office:value-type="string" calcext:value-type="string">
            <text:p>5.3800</text:p>
          </table:table-cell>
          <table:table-cell office:value-type="string" calcext:value-type="string">
            <text:p>leather-hp-applicator.jpg</text:p>
          </table:table-cell>
          <table:table-cell office:value-type="string" calcext:value-type="string">
            <text:p>&lt;div id=\"tigFIProductDescription\"&gt;&lt;span class=\"tigFIProductDescriptionTitle\"&gt;Hand Pocket Applicator - Leather / Interior&lt;/span&gt;&lt;span class=\"tigFIProductDescriptionBlock\"&gt;&lt;p&gt;The Leather Hand Pocket Applicator makes applying Leather Feed a breeze. The Low Pile Weave doesn't unnecessarily absorb product that eventually is wasted. The Low Pile also allows the Hand Pocket to glide across the rough Leather surface instead of gripping. It does however have enough pile to evenly distribute the Feeding product onto Leather surfaces. For use with all Leather Feeding/Conditioning/Moisturising products that are in paste or thicker liquid form.&lt;/p&gt;&lt;/span&gt;&lt;span class=\"tigFIProductDescriptionBlock\"&gt;&lt;p&gt;The very best interior 'hand pocket' applicator for cleaning or application of leather preservers such as 'feed'.&lt;/p&gt;&lt;/span&gt;&lt;img class=\"tigFIProductDescriptionInlinePhoto\" alt=\"Hand Pocket Applicator - Leather / Interior - Tigersoft Performance\" title=\"Hand Pocket Applicator - Leather / Interior - Tigersoft Performance\" src=\"images/Leather-HP-02.jpg\"&gt;&lt;/img&gt;&lt;span class=\"tigFIProductDescriptionBlockHeader\"&gt;&lt;p&gt;Why a NanoFibre Applicator?&lt;/p&gt;&lt;/span&gt;&lt;span class=\"tigFIProductDescriptionBlock\"&gt;&lt;p&gt;Unlike sponge&amp;#44 a NanoFibre™ applicator is properly machine washable&amp;#44 making it a much safer alternative.&lt;/p&gt;&lt;/span&gt;&lt;span class=\"tigFIProductDescriptionBlock\"&gt;&lt;p&gt;Why?&lt;/p&gt;&lt;/span&gt;&lt;span class=\"tigFIProductDescriptionBlock\"&gt;&lt;p&gt;Sponges have thousands or millions of cells that catch and harbour debris and that debris is re-introduced to your surface with every wipe&amp;#44 along with ever increasing marring as the sponge fills with swirl inducing particles. <text:s/>The plastic used to make foam is also agreessive and creates additional marring&amp;#44 so even from the very first wipe&amp;#44 a NanoFibre applicator is protecting your surfaces.&lt;/p&gt;&lt;/span&gt;&lt;span class=\"tigFIProductDescriptionBlockHeader\"&gt;&lt;p&gt;Performance&lt;/p&gt;&lt;/span&gt;&lt;span class=\"tigFIProductDescriptionBlock\"&gt;&lt;p&gt;This applicator is designed to prime faster while absorbing less product. It loads quickly with very little product&amp;#44 but primes evenly and re-distributes products consistently with ease.&lt;/p&gt;&lt;/span&gt;&lt;span class=\"tigFIProductDescriptionBlock\"&gt;&lt;p&gt;It has a small&amp;#44 tight 'Hand Pocket' designed to reduce fatigue and a small surface area to reduce unnecessary product absorption and loss which is important when using expensive products.&lt;/p&gt;&lt;/span&gt;&lt;span class=\"tigFIProductDescriptionBlock\"&gt;&lt;p&gt;Very high quality NanoFibre with durable&amp;#44 double foam core.&lt;/p&gt;&lt;/span&gt;&lt;span class=\"tigFIProductDescriptionBlock\"&gt;&lt;p&gt;The applicator consists entirely of Nanofibre with the exception of the foam core. <text:s/>Edging is Nanofibre&amp;#44 not silk&amp;#44 rayon&amp;#44 nylon&amp;#44 cotton or any other organic materials that mark glossy surfaces. <text:s/>You will find no nasty 'edgeless' technology in any of our NanoFibre products.&lt;/p&gt;&lt;/span&gt;&lt;span class=\"tigFIProductDescriptionBlockHeader\"&gt;&lt;p&gt;Directions&lt;/p&gt;&lt;/span&gt;&lt;span class=\"tigFIProductDescriptionBlock\"&gt;&lt;p&gt;Use the hand pocket applicator in conjunction with the drections on the product you are using it with. <text:s/>Usually&amp;#44 for applying leather conditioners&amp;#44 a slightly overlapping back and forth motion is recommended.&lt;/p&gt;&lt;/span&gt;&lt;span class=\"tigFIProductDescriptionBlock\"&gt;&lt;p&gt;The 'Hand Pocket' applicator is reversible&amp;#44 simply pull the hand pocket over the top of the applicator &lt;/p&gt;&lt;/span&gt;&lt;span class=\"tigFIProductDescriptionBlockHeader\"&gt;&lt;p&gt;Directions&lt;/p&gt;&lt;/span&gt;&lt;span class=\"tigFIProductDescriptionBlock\"&gt;&lt;p&gt;Use the hand pocket applicator in conjunction with the drections on the product you are using it with. <text:s/>Usually&amp;#44 for applying leather conditioners&amp;#44 a slightly overlapping back and forth motion is recommended.&lt;/p&gt;&lt;/span&gt;&lt;span class=\"tigFIProductDescriptionBlock\"&gt;&lt;p&gt;The 'Hand Pocket' applicator is reversible&amp;#44 simply pull the hand pocket over the top of the applicator &lt;/p&gt;&lt;/span&gt;&lt;span class=\"tigFIProductDescriptionBlockHeader\"&gt;&lt;p&gt;Specifications&lt;/p&gt;&lt;/span&gt;&lt;p&gt;&lt;strong&gt;Yarn Denier:&lt;/strong&gt; 0.01&lt;/p&gt;&lt;p&gt;&lt;strong&gt;Yarn Type:&lt;/strong&gt; non-split&lt;/p&gt;&lt;p&gt;&lt;strong&gt;GSM:&lt;/strong&gt; 300&lt;/p&gt;&lt;p&gt;&lt;strong&gt;Density:&lt;/strong&gt; ~100&amp;#44 000 f/mm&lt;/p&gt;&lt;p&gt;&lt;strong&gt;Weave:&lt;/strong&gt; Tight Loop / Grid&lt;/p&gt;&lt;p&gt;&lt;strong&gt;Size:&lt;/strong&gt; 135mm (5.5in) diameter / 35mm (1.5in) thick&lt;/p&gt;&lt;p&gt;&lt;strong&gt;Edge:&lt;/strong&gt; External (Hand Sewn NanoFibre)&lt;/p&gt;&lt;p&gt;&lt;strong&gt;Colour:&lt;/strong&gt; Yellow&lt;/p&gt;&lt;p&gt;&lt;strong&gt;Packaging:&lt;/strong&gt; Re-usable plastic box&lt;/p&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HPA-W</text:p>
          </table:table-cell>
          <table:table-cell office:value-type="string" calcext:value-type="string">
            <text:p>Hand Applicator (Wax)</text:p>
          </table:table-cell>
          <table:table-cell table:style-name="ce2" office:value-type="string" calcext:value-type="string">
            <text:p>10.0000</text:p>
          </table:table-cell>
          <table:table-cell table:style-name="ce2" office:value-type="string" calcext:value-type="string">
            <text:p>8.9500</text:p>
          </table:table-cell>
          <table:table-cell table:style-name="ce2" office:value-type="string" calcext:value-type="string">
            <text:p>5.3800</text:p>
          </table:table-cell>
          <table:table-cell office:value-type="string" calcext:value-type="string">
            <text:p>wax-hp-applicator.jpg</text:p>
          </table:table-cell>
          <table:table-cell office:value-type="string" calcext:value-type="string">
            <text:p>&lt;div id=\"tigFIProductDescription\"&gt;&lt;span class=\"tigFIProductDescriptionTitle\"&gt;Hand Pocket Applicator - Wax / Sealant&lt;/span&gt;&lt;span class=\"tigFIProductDescriptionBlock\"&gt;&lt;p&gt;The very best wax &amp; sealant 'Hand Pocket' Applicator. Use this safe and comfortable applicator to apply your favourite sealants and waxes.&lt;/p&gt;&lt;/span&gt;&lt;img class=\"tigFIProductDescriptionInlinePhoto\" alt=\"Hand Pocket Applicator - Wax / Sealant - Tigersoft Performance\" title=\"Hand Pocket Applicator - Wax / Sealant - Tigersoft Performance\" src=\"images/Wax-HP-02.jpg\"&gt;&lt;/img&gt;&lt;span class=\"tigFIProductDescriptionBlockHeader\"&gt;&lt;p&gt;Why a NanoFibre Applicator?&lt;/p&gt;&lt;/span&gt;&lt;span class=\"tigFIProductDescriptionBlock\"&gt;&lt;p&gt;Unlike sponge&amp;#44 a NanoFibre™ applicator is properly machine washable&amp;#44 making it a much safer alternative.&lt;/p&gt;&lt;/span&gt;&lt;span class=\"tigFIProductDescriptionBlock\"&gt;&lt;p&gt;Why?&lt;/p&gt;&lt;/span&gt;&lt;span class=\"tigFIProductDescriptionBlock\"&gt;&lt;p&gt;Sponges have thousands or millions of cells that catch and harbour debris and that debris is re-introduced to your surface with every wipe&amp;#44 along with ever increasing marring as the sponge fills with swirl inducing particles. <text:s/>The plastic used to make foam is also agreessive and creates additional marring&amp;#44 so even from the very first wipe&amp;#44 a NanoFibre applicator is protecting your surfaces.&lt;/p&gt;&lt;/span&gt;&lt;span class=\"tigFIProductDescriptionBlockHeader\"&gt;&lt;p&gt;Performance&lt;/p&gt;&lt;/span&gt;&lt;span class=\"tigFIProductDescriptionBlock\"&gt;&lt;p&gt;This applicator is designed to prime faster while absorbing less product. It loads quickly with very little product&amp;#44 but primes evenly and re-distributes products consistently with ease.&lt;/p&gt;&lt;/span&gt;&lt;span class=\"tigFIProductDescriptionBlock\"&gt;&lt;p&gt;It has a small&amp;#44 tight 'Hand Pocket' designed to reduce fatigue and a small surface area to reduce unnecessary product absorption and loss which is important when using expensive products.&lt;/p&gt;&lt;/span&gt;&lt;span class=\"tigFIProductDescriptionBlock\"&gt;&lt;p&gt;Very high quality NanoFibre with durable&amp;#44 double foam core.&lt;/p&gt;&lt;/span&gt;&lt;span class=\"tigFIProductDescriptionBlock\"&gt;&lt;p&gt;The applicator consists entirely of Nanofibre with the exception of the foam core. <text:s/>Edging is Nanofibre&amp;#44 not silk&amp;#44 rayon&amp;#44 nylon&amp;#44 cotton or any other organic materials that mark glossy surfaces. <text:s/>You will find no nasty 'edgeless' technology in any of our NanoFibre products.&lt;/p&gt;&lt;/span&gt;&lt;span class=\"tigFIProductDescriptionBlockHeader\"&gt;&lt;p&gt;Directions&lt;/p&gt;&lt;/span&gt;&lt;span class=\"tigFIProductDescriptionBlock\"&gt;&lt;p&gt;Use the hand pocket applicator in conjunction with the drections on the product you are using it with. <text:s/>Usually&amp;#44 for applying leather conditioners&amp;#44 a slightly overlapping back and forth motion is recommended.&lt;/p&gt;&lt;/span&gt;&lt;span class=\"tigFIProductDescriptionBlock\"&gt;&lt;p&gt;The 'Hand Pocket' applicator is reversible&amp;#44 simply pull the hand pocket over the top of the applicator &lt;/p&gt;&lt;/span&gt;&lt;span class=\"tigFIProductDescriptionBlockHeader\"&gt;&lt;p&gt;Directions&lt;/p&gt;&lt;/span&gt;&lt;span class=\"tigFIProductDescriptionBlock\"&gt;&lt;p&gt;Use the hand pocket applicator in conjunction with the drections on the product you are using it with. <text:s/>Usually&amp;#44 for applying leather conditioners&amp;#44 a slightly overlapping back and forth motion is recommended.&lt;/p&gt;&lt;/span&gt;&lt;span class=\"tigFIProductDescriptionBlock\"&gt;&lt;p&gt;The 'Hand Pocket' applicator is reversible&amp;#44 simply pull the hand pocket over the top of the applicator &lt;/p&gt;&lt;/span&gt;&lt;span class=\"tigFIProductDescriptionBlockHeader\"&gt;&lt;p&gt;Specifications&lt;/p&gt;&lt;/span&gt;&lt;p&gt;&lt;strong&gt;Yarn Denier:&lt;/strong&gt; 0.01&lt;/p&gt;&lt;p&gt;&lt;strong&gt;Yarn Type:&lt;/strong&gt; non-split&lt;/p&gt;&lt;p&gt;&lt;strong&gt;GSM:&lt;/strong&gt; 300&lt;/p&gt;&lt;p&gt;&lt;strong&gt;Density:&lt;/strong&gt; ~100&amp;#44 000 f/mm&lt;/p&gt;&lt;p&gt;&lt;strong&gt;Weave:&lt;/strong&gt; Tight Loop / Grid&lt;/p&gt;&lt;p&gt;&lt;strong&gt;Size:&lt;/strong&gt; 135mm (5.5in) diameter / 35mm (1.5in) thick&lt;/p&gt;&lt;p&gt;&lt;strong&gt;Edge:&lt;/strong&gt; External (Hand Sewn NanoFibre)&lt;/p&gt;&lt;p&gt;&lt;strong&gt;Colour:&lt;/strong&gt; Orange&lt;/p&gt;&lt;p&gt;&lt;strong&gt;Packaging:&lt;/strong&gt; Re-usable plastic box&lt;/p&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INT1L</text:p>
          </table:table-cell>
          <table:table-cell office:value-type="string" calcext:value-type="string">
            <text:p>Interior Cleanse 1L</text:p>
          </table:table-cell>
          <table:table-cell table:style-name="ce2" office:value-type="string" calcext:value-type="string">
            <text:p>20.0000</text:p>
          </table:table-cell>
          <table:table-cell table:style-name="ce2" office:value-type="string" calcext:value-type="string">
            <text:p>17.9500</text:p>
          </table:table-cell>
          <table:table-cell table:style-name="ce2" office:value-type="string" calcext:value-type="string">
            <text:p>9.1700</text:p>
          </table:table-cell>
          <table:table-cell office:value-type="string" calcext:value-type="string">
            <text:p>interior-cleanse1l.jpg</text:p>
          </table:table-cell>
          <table:table-cell office:value-type="string" calcext:value-type="string">
            <text:p>&lt;div id=\"tigFIProductDescription\"&gt;&lt;span class=\"tigFIProductDescriptionTitle\"&gt;Interior Cleanse 1 Litre&lt;/span&gt;&lt;span class=\"tigFIProductDescriptionBlock\"&gt;&lt;p&gt;A professional strength&amp;#44 citrus-based Interior Cleanser with fast oil-breaking characteristics. Quick cleaning&amp;#44 low-foaming&amp;#44 pleasant smelling and safe for use on all types of plastic&amp;#44 vinyl and fabric. Interior Cleanse can be used to remove stains&amp;#44 oils&amp;#44 make-up and general dirt and debris from all surfaces quickly and easily. Yellow 'Interior Cleaning' colour coding.&lt;/p&gt;&lt;/span&gt;&lt;span class=\"tigFIProductDescriptionBlock\"&gt;&lt;p&gt;Please Note: Leather Clean Gel is recommended for cleaning leather surfaces&lt;/p&gt;&lt;/span&gt;&lt;span class=\"tigFIProductDescriptionBlockHeader\"&gt;&lt;p&gt;Directions&lt;/p&gt;&lt;/span&gt;&lt;ol class=\"tigFIProductDescriptionOrderedList\" &gt;&lt;li&gt;For best results&amp;#44 spray a few pumps of Interior Clenase™ onto a slightly damp Final Inspection NanoFibre Interior Cloth™&lt;/li&gt;&lt;li&gt;Wipe surfaces such as dashboard&amp;#44 consoles and door trims.&lt;/li&gt;&lt;li&gt;Remove Interior Cleanse from cloth by rinsing and remove Interior Cleanse from interior by re-wiping.&lt;/li&gt;&lt;/ol&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INT20L</text:p>
          </table:table-cell>
          <table:table-cell office:value-type="string" calcext:value-type="string">
            <text:p>Interior Cleanse 20L</text:p>
          </table:table-cell>
          <table:table-cell table:style-name="ce2" office:value-type="string" calcext:value-type="string">
            <text:p>275.0000</text:p>
          </table:table-cell>
          <table:table-cell table:style-name="ce2" office:value-type="string" calcext:value-type="string">
            <text:p>230.0000</text:p>
          </table:table-cell>
          <table:table-cell table:style-name="ce2" office:value-type="string" calcext:value-type="string">
            <text:p>103.8400</text:p>
          </table:table-cell>
          <table:table-cell office:value-type="string" calcext:value-type="string">
            <text:p>FI.jpg</text:p>
          </table:table-cell>
          <table:table-cell office:value-type="string" calcext:value-type="string">
            <text:p>&lt;div id=\"tigFIProductDescription\"&gt;&lt;span class=\"tigFIProductDescriptionTitle\"&gt;Interior Cleanse 20 Litres&lt;/span&gt;&lt;span class=\"tigFIProductDescriptionBlock\"&gt;&lt;p&gt;A professional strength&amp;#44 citrus-based Interior Cleanser with fast oil-breaking characteristics. Quick cleaning&amp;#44 low-foaming&amp;#44 pleasant smelling and safe for use on all types of plastic&amp;#44 vinyl and fabric. Interior Cleanse can be used to remove stains&amp;#44 oils&amp;#44 make-up and general dirt and debris from all surfaces quickly and easily. Yellow 'Interior Cleaning' colour coding.&lt;/p&gt;&lt;/span&gt;&lt;span class=\"tigFIProductDescriptionBlock\"&gt;&lt;p&gt;Please Note: Leather Clean Gel is recommended for cleaning leather surfaces&lt;/p&gt;&lt;/span&gt;&lt;span class=\"tigFIProductDescriptionBlockHeader\"&gt;&lt;p&gt;Directions&lt;/p&gt;&lt;/span&gt;&lt;ol class=\"tigFIProductDescriptionOrderedList\" &gt;&lt;li&gt;For best results&amp;#44 spray a few pumps of Interior Clenase™ onto a slightly damp Final Inspection NanoFibre Interior Cloth™&lt;/li&gt;&lt;li&gt;Wipe surfaces such as dashboard&amp;#44 consoles and door trims.&lt;/li&gt;&lt;li&gt;Remove Interior Cleanse from cloth by rinsing and remove Interior Cleanse from interior by re-wiping.&lt;/li&gt;&lt;/ol&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INT500</text:p>
          </table:table-cell>
          <table:table-cell office:value-type="string" calcext:value-type="string">
            <text:p>Interior Cleanse 5ooml</text:p>
          </table:table-cell>
          <table:table-cell table:style-name="ce2" office:value-type="string" calcext:value-type="string">
            <text:p>12.0000</text:p>
          </table:table-cell>
          <table:table-cell table:style-name="ce2" office:value-type="string" calcext:value-type="string">
            <text:p>10.7500</text:p>
          </table:table-cell>
          <table:table-cell table:style-name="ce2" office:value-type="string" calcext:value-type="string">
            <text:p>6.8300</text:p>
          </table:table-cell>
          <table:table-cell office:value-type="string" calcext:value-type="string">
            <text:p>interior-cleanse-5oo.jpg</text:p>
          </table:table-cell>
          <table:table-cell office:value-type="string" calcext:value-type="string">
            <text:p>&lt;div id=\"tigFIProductDescription\"&gt;&lt;span class=\"tigFIProductDescriptionTitle\"&gt;Interior Cleanse 500ml&lt;/span&gt;&lt;span class=\"tigFIProductDescriptionBlock\"&gt;&lt;p&gt;A professional strength&amp;#44 citrus-based Interior Cleanser with fast oil-breaking characteristics. Quick cleaning&amp;#44 low-foaming&amp;#44 pleasant smelling and safe for use on all types of plastic&amp;#44 vinyl and fabric. Interior Cleanse can be used to remove stains&amp;#44 oils&amp;#44 make-up and general dirt and debris from all surfaces quickly and easily. Yellow 'Interior Cleaning' colour coding.&lt;/p&gt;&lt;/span&gt;&lt;span class=\"tigFIProductDescriptionBlock\"&gt;&lt;p&gt;Please Note: Leather Clean Gel is recommended for cleaning leather surfaces&lt;/p&gt;&lt;/span&gt;&lt;span class=\"tigFIProductDescriptionBlockHeader\"&gt;&lt;p&gt;Directions&lt;/p&gt;&lt;/span&gt;&lt;ol class=\"tigFIProductDescriptionOrderedList\" &gt;&lt;li&gt;For best results&amp;#44 spray a few pumps of Interior Clenase™ onto a slightly damp Final Inspection NanoFibre Interior Cloth™&lt;/li&gt;&lt;li&gt;Wipe surfaces such as dashboard&amp;#44 consoles and door trims.&lt;/li&gt;&lt;li&gt;Remove Interior Cleanse from cloth by rinsing and remove Interior Cleanse from interior by re-wiping.&lt;/li&gt;&lt;/ol&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INT5L</text:p>
          </table:table-cell>
          <table:table-cell office:value-type="string" calcext:value-type="string">
            <text:p>Interior Cleanse 5L</text:p>
          </table:table-cell>
          <table:table-cell table:style-name="ce2" office:value-type="string" calcext:value-type="string">
            <text:p>80.0000</text:p>
          </table:table-cell>
          <table:table-cell table:style-name="ce2" office:value-type="string" calcext:value-type="string">
            <text:p>68.0000</text:p>
          </table:table-cell>
          <table:table-cell table:style-name="ce2" office:value-type="string" calcext:value-type="string">
            <text:p>26.8100</text:p>
          </table:table-cell>
          <table:table-cell office:value-type="string" calcext:value-type="string">
            <text:p>intclns-5l02_1.jpg</text:p>
          </table:table-cell>
          <table:table-cell office:value-type="string" calcext:value-type="string">
            <text:p>&lt;div id=\"tigFIProductDescription\"&gt;&lt;span class=\"tigFIProductDescriptionTitle\"&gt;Interior Cleanse 5 Litres&lt;/span&gt;&lt;span class=\"tigFIProductDescriptionBlock\"&gt;&lt;p&gt;A professional strength&amp;#44 citrus-based Interior Cleanser with fast oil-breaking characteristics. Quick cleaning&amp;#44 low-foaming&amp;#44 pleasant smelling and safe for use on all types of plastic&amp;#44 vinyl and fabric. Interior Cleanse can be used to remove stains&amp;#44 oils&amp;#44 make-up and general dirt and debris from all surfaces quickly and easily. Yellow 'Interior Cleaning' colour coding.&lt;/p&gt;&lt;/span&gt;&lt;span class=\"tigFIProductDescriptionBlock\"&gt;&lt;p&gt;Please Note: Leather Clean Gel is recommended for cleaning leather surfaces&lt;/p&gt;&lt;/span&gt;&lt;span class=\"tigFIProductDescriptionBlockHeader\"&gt;&lt;p&gt;Directions&lt;/p&gt;&lt;/span&gt;&lt;ol class=\"tigFIProductDescriptionOrderedList\" &gt;&lt;li&gt;For best results&amp;#44 spray a few pumps of Interior Clenase™ onto a slightly damp Final Inspection NanoFibre Interior Cloth™&lt;/li&gt;&lt;li&gt;Wipe surfaces such as dashboard&amp;#44 consoles and door trims.&lt;/li&gt;&lt;li&gt;Remove Interior Cleanse from cloth by rinsing and remove Interior Cleanse from interior by re-wiping.&lt;/li&gt;&lt;/ol&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INTNF-H</text:p>
          </table:table-cell>
          <table:table-cell office:value-type="string" calcext:value-type="string">
            <text:p>Interior Cloth</text:p>
          </table:table-cell>
          <table:table-cell table:style-name="ce2" office:value-type="string" calcext:value-type="string">
            <text:p>10.0000</text:p>
          </table:table-cell>
          <table:table-cell table:style-name="ce2" office:value-type="string" calcext:value-type="string">
            <text:p>8.9500</text:p>
          </table:table-cell>
          <table:table-cell table:style-name="ce2" office:value-type="string" calcext:value-type="string">
            <text:p>6.5500</text:p>
          </table:table-cell>
          <table:table-cell office:value-type="string" calcext:value-type="string">
            <text:p>interior-nanofibre.jpg</text:p>
          </table:table-cell>
          <table:table-cell office:value-type="string" calcext:value-type="string">
            <text:p>&lt;div id=\"tigFIProductDescription\"&gt;&lt;span class=\"tigFIProductDescriptionTitle\"&gt;Interior NanoFibre Cloth&lt;/span&gt;&lt;span class=\"tigFIProductDescriptionBlock\"&gt;&lt;p&gt;A very high quality&amp;#44 300 gsm&amp;#44 40 x 40cm NanoFibre™ cloth recommended for use on all cabin surfaces such as leather&amp;#44 vinyl&amp;#44 fabric and plastics.&lt;/p&gt;&lt;/span&gt;&lt;span class=\"tigFIProductDescriptionBlock\"&gt;&lt;p&gt;Our Interior NanoFibre™ Cloth features hand sewn pure NanoFibre™ edging&amp;#44 not rayon or cotton and no edge-less heat stamping. <text:s/>Consisting of 80% nano polyester fibre for ultra efficient cleaning and absorption around a (20%) polyamide core&amp;#44 our Interior NanoFibre cloth has superlative agreesion for cleaning power with gentle characteristics.&lt;/p&gt;&lt;/span&gt;&lt;span class=\"tigFIProductDescriptionBlock\"&gt;&lt;p&gt;Recommended for use with Interior Cleanse to clean all fabrics&amp;#44 vinyls and plastics in the cabin. Paintwork NanoFibre recommended for glossy surfaces such as wood trim and screens as well as transparent plastics.&lt;/p&gt;&lt;/span&gt;&lt;img class=\"tigFIProductDescriptionInlinePhoto\" alt=\"Interior NanoFibre Cloth - Tigersoft Performance\" title=\"Interior NanoFibre Cloth - Tigersoft Performance\" src=\"images/stitch2.jpg\"&gt;&lt;/img&gt;&lt;span class=\"tigFIProductDescriptionBlock\"&gt;&lt;p&gt;Specifications&lt;/p&gt;&lt;/span&gt;&lt;p&gt;&lt;strong&gt;Yarn Denier:&lt;/strong&gt; 0.01&lt;/p&gt;&lt;p&gt;&lt;strong&gt;Yarn Type:&lt;/strong&gt; Multi Split&lt;/p&gt;&lt;p&gt;&lt;strong&gt;GSM:&lt;/strong&gt; 300&lt;/p&gt;&lt;p&gt;&lt;strong&gt;Density:&lt;/strong&gt; ~100&amp;#44 000 f/mm&lt;/p&gt;&lt;p&gt;&lt;strong&gt;Weave:&lt;/strong&gt; Tight Hook &lt;/p&gt;&lt;p&gt;&lt;strong&gt;Size:&lt;/strong&gt; 400 x 400mm (~15.7 x 15.7in)&lt;/p&gt;&lt;p&gt;&lt;strong&gt;Edge:&lt;/strong&gt; External (Hand Sewn NanoFibre)&lt;/p&gt;&lt;p&gt;&lt;strong&gt;Colour:&lt;/strong&gt; Yellow&lt;/p&gt;&lt;p&gt;&lt;strong&gt;Packaging:&lt;/strong&gt; Re-usable plastic box&lt;/p&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JAF1L</text:p>
          </table:table-cell>
          <table:table-cell office:value-type="string" calcext:value-type="string">
            <text:p>Jaffa (General Purpose Cleaner) 1L</text:p>
          </table:table-cell>
          <table:table-cell table:style-name="ce2" office:value-type="string" calcext:value-type="string">
            <text:p>20.0000</text:p>
          </table:table-cell>
          <table:table-cell table:style-name="ce2" office:value-type="string" calcext:value-type="string">
            <text:p>17.9500</text:p>
          </table:table-cell>
          <table:table-cell table:style-name="ce2" office:value-type="string" calcext:value-type="string">
            <text:p>8.3500</text:p>
          </table:table-cell>
          <table:table-cell office:value-type="string" calcext:value-type="string">
            <text:p>jaffa-1l-01.jpg</text:p>
          </table:table-cell>
          <table:table-cell office:value-type="string" calcext:value-type="string">
            <text:p>&lt;div id=\"tigFIProductDescription\"&gt;&lt;span class=\"tigFIProductDescriptionTitle\"&gt;Jaffa (General Purpose Cleaner) 1 Litre&lt;/span&gt;&lt;span class=\"tigFIProductDescriptionBlock\"&gt;&lt;p&gt;Jaffa Citrus Degreaser delivers fast and perfect results whilst extra safe on all exterior materials &lt;/p&gt;&lt;/span&gt;&lt;img class=\"tigFIProductDescriptionInlinePhoto\" alt=\"Jaffa (General Purpose Cleaner) 1 Litre - Tigersoft Performance\" title=\"Jaffa (General Purpose Cleaner) 1 Litre - Tigersoft Performance\" src=\"images/Jaffa_01.jpg\"&gt;&lt;/img&gt;&lt;span class=\"tigFIProductDescriptionBlock\"&gt;&lt;p&gt;Jaffa is a citrus-based&amp;#44 high foaming and long dwelling general purpose degreaser/cleaner for removing bugs and general dirt and grime from exterior surfaces as well as wheel arches&amp;#44 engine bays and wheels themselves.&lt;/p&gt;&lt;/span&gt;&lt;span class=\"tigFIProductDescriptionBlock\"&gt;&lt;p&gt;Clean tyre treads for shows for the new tyre look. <text:s/>Clean tyre sidewalls to remove old dressing and allow new dressing to pentrate&amp;#44 reducing slinging.&lt;/p&gt;&lt;/span&gt;&lt;span class=\"tigFIProductDescriptionBlockHeader\"&gt;&lt;p&gt;Directions&lt;/p&gt;&lt;/span&gt;&lt;ol class=\"tigFIProductDescriptionOrderedList\" &gt;&lt;li&gt;For best results&amp;#44 spray a few pumps of Jaffa™ onto an area of a wet vehicle such as front bumper bar to remove bugs&lt;/li&gt;&lt;li&gt;Allow product to dwell but not dry&amp;#44 never allow Jaffa to dry. <text:s/>Agitate if necessary.&lt;/li&gt;&lt;li&gt;Rinse (high pressure recommended) to remove debris such as bugs and wash vehicle as usual.&lt;/li&gt;&lt;/ol&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JAF20L</text:p>
          </table:table-cell>
          <table:table-cell office:value-type="string" calcext:value-type="string">
            <text:p>Jaffa (General Purpose Cleaner) 20L</text:p>
          </table:table-cell>
          <table:table-cell table:style-name="ce2" office:value-type="string" calcext:value-type="string">
            <text:p>275.0000</text:p>
          </table:table-cell>
          <table:table-cell table:style-name="ce2" office:value-type="string" calcext:value-type="string">
            <text:p>230.0000</text:p>
          </table:table-cell>
          <table:table-cell table:style-name="ce2" office:value-type="string" calcext:value-type="string">
            <text:p>100.2300</text:p>
          </table:table-cell>
          <table:table-cell office:value-type="string" calcext:value-type="string">
            <text:p>FI.jpg</text:p>
          </table:table-cell>
          <table:table-cell office:value-type="string" calcext:value-type="string">
            <text:p>&lt;div id=\"tigFIProductDescription\"&gt;&lt;span class=\"tigFIProductDescriptionTitle\"&gt;Jaffa (General Purpose Cleaner) 20 Litres&lt;/span&gt;&lt;span class=\"tigFIProductDescriptionBlock\"&gt;&lt;p&gt;Jaffa Citrus Degreaser delivers fast and perfect results whilst extra safe on all exterior materials &lt;/p&gt;&lt;/span&gt;&lt;img class=\"tigFIProductDescriptionInlinePhoto\" alt=\"Jaffa (General Purpose Cleaner) 20 Litres - Tigersoft Performance\" title=\"Jaffa (General Purpose Cleaner) 20 Litres - Tigersoft Performance\" src=\"images/Jaffa_01.jpg\"&gt;&lt;/img&gt;&lt;span class=\"tigFIProductDescriptionBlock\"&gt;&lt;p&gt;Jaffa is a citrus-based&amp;#44 high foaming and long dwelling general purpose degreaser/cleaner for removing bugs and general dirt and grime from exterior surfaces as well as wheel arches&amp;#44 engine bays and wheels themselves.&lt;/p&gt;&lt;/span&gt;&lt;span class=\"tigFIProductDescriptionBlock\"&gt;&lt;p&gt;Clean tyre treads for shows for the new tyre look. <text:s/>Clean tyre sidewalls to remove old dressing and allow new dressing to pentrate&amp;#44 reducing slinging.&lt;/p&gt;&lt;/span&gt;&lt;span class=\"tigFIProductDescriptionBlockHeader\"&gt;&lt;p&gt;Directions&lt;/p&gt;&lt;/span&gt;&lt;ol class=\"tigFIProductDescriptionOrderedList\" &gt;&lt;li&gt;For best results&amp;#44 spray a few pumps of Jaffa™ onto an area of a wet vehicle such as front bumper bar to remove bugs&lt;/li&gt;&lt;li&gt;Allow product to dwell but not dry&amp;#44 never allow Jaffa to dry. <text:s/>Agitate if necessary.&lt;/li&gt;&lt;li&gt;Rinse (high pressure recommended) to remove debris such as bugs and wash vehicle as usual.&lt;/li&gt;&lt;/ol&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JAF500</text:p>
          </table:table-cell>
          <table:table-cell office:value-type="string" calcext:value-type="string">
            <text:p>Jaffa (General Purpose Cleaner) 5ooml</text:p>
          </table:table-cell>
          <table:table-cell table:style-name="ce2" office:value-type="string" calcext:value-type="string">
            <text:p>12.0000</text:p>
          </table:table-cell>
          <table:table-cell table:style-name="ce2" office:value-type="string" calcext:value-type="string">
            <text:p>10.7500</text:p>
          </table:table-cell>
          <table:table-cell table:style-name="ce2" office:value-type="string" calcext:value-type="string">
            <text:p>7.9500</text:p>
          </table:table-cell>
          <table:table-cell office:value-type="string" calcext:value-type="string">
            <text:p>jaffa-500ml.jpg</text:p>
          </table:table-cell>
          <table:table-cell office:value-type="string" calcext:value-type="string">
            <text:p>&lt;div id=\"tigFIProductDescription\"&gt;&lt;span class=\"tigFIProductDescriptionTitle\"&gt;Jaffa (General Purpose Cleaner) 500ml&lt;/span&gt;&lt;span class=\"tigFIProductDescriptionBlock\"&gt;&lt;p&gt;Jaffa Citrus Degreaser delivers fast and perfect results whilst extra safe on all exterior materials &lt;/p&gt;&lt;/span&gt;&lt;img class=\"tigFIProductDescriptionInlinePhoto\" alt=\"Jaffa (General Purpose Cleaner) 500ml - Tigersoft Performance\" title=\"Jaffa (General Purpose Cleaner) 500ml - Tigersoft Performance\" src=\"images/Jaffa_01.jpg\"&gt;&lt;/img&gt;&lt;span class=\"tigFIProductDescriptionBlock\"&gt;&lt;p&gt;Jaffa is a citrus-based&amp;#44 high foaming and long dwelling general purpose degreaser/cleaner for removing bugs and general dirt and grime from exterior surfaces as well as wheel arches&amp;#44 engine bays and wheels themselves.&lt;/p&gt;&lt;/span&gt;&lt;span class=\"tigFIProductDescriptionBlock\"&gt;&lt;p&gt;Clean tyre treads for shows for the new tyre look. <text:s/>Clean tyre sidewalls to remove old dressing and allow new dressing to pentrate&amp;#44 reducing slinging.&lt;/p&gt;&lt;/span&gt;&lt;span class=\"tigFIProductDescriptionBlockHeader\"&gt;&lt;p&gt;Directions&lt;/p&gt;&lt;/span&gt;&lt;ol class=\"tigFIProductDescriptionOrderedList\" &gt;&lt;li&gt;For best results&amp;#44 spray a few pumps of Jaffa™ onto an area of a wet vehicle such as front bumper bar to remove bugs&lt;/li&gt;&lt;li&gt;Allow product to dwell but not dry&amp;#44 never allow Jaffa to dry. <text:s/>Agitate if necessary.&lt;/li&gt;&lt;li&gt;Rinse (high pressure recommended) to remove debris such as bugs and wash vehicle as usual.&lt;/li&gt;&lt;/ol&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JAF5L</text:p>
          </table:table-cell>
          <table:table-cell office:value-type="string" calcext:value-type="string">
            <text:p>Jaffa (General Purpose Cleaner) 5L</text:p>
          </table:table-cell>
          <table:table-cell table:style-name="ce2" office:value-type="string" calcext:value-type="string">
            <text:p>80.0000</text:p>
          </table:table-cell>
          <table:table-cell table:style-name="ce2" office:value-type="string" calcext:value-type="string">
            <text:p>68.0000</text:p>
          </table:table-cell>
          <table:table-cell table:style-name="ce2" office:value-type="string" calcext:value-type="string">
            <text:p>25.5100</text:p>
          </table:table-cell>
          <table:table-cell office:value-type="string" calcext:value-type="string">
            <text:p>FI.jpg</text:p>
          </table:table-cell>
          <table:table-cell office:value-type="string" calcext:value-type="string">
            <text:p>&lt;div id=\"tigFIProductDescription\"&gt;&lt;span class=\"tigFIProductDescriptionTitle\"&gt;Jaffa (General Purpose Cleaner) 5 Litres&lt;/span&gt;&lt;span class=\"tigFIProductDescriptionBlock\"&gt;&lt;p&gt;Jaffa Citrus Degreaser delivers fast and perfect results whilst extra safe on all exterior materials &lt;/p&gt;&lt;/span&gt;&lt;img class=\"tigFIProductDescriptionInlinePhoto\" alt=\"Jaffa (General Purpose Cleaner) 5 Litres - Tigersoft Performance\" title=\"Jaffa (General Purpose Cleaner) 5 Litres - Tigersoft Performance\" src=\"images/Jaffa_01.jpg\"&gt;&lt;/img&gt;&lt;span class=\"tigFIProductDescriptionBlock\"&gt;&lt;p&gt;Jaffa is a citrus-based&amp;#44 high foaming and long dwelling general purpose degreaser/cleaner for removing bugs and general dirt and grime from exterior surfaces as well as wheel arches&amp;#44 engine bays and wheels themselves.&lt;/p&gt;&lt;/span&gt;&lt;span class=\"tigFIProductDescriptionBlock\"&gt;&lt;p&gt;Clean tyre treads for shows for the new tyre look. <text:s/>Clean tyre sidewalls to remove old dressing and allow new dressing to pentrate&amp;#44 reducing slinging.&lt;/p&gt;&lt;/span&gt;&lt;span class=\"tigFIProductDescriptionBlockHeader\"&gt;&lt;p&gt;Directions&lt;/p&gt;&lt;/span&gt;&lt;ol class=\"tigFIProductDescriptionOrderedList\" &gt;&lt;li&gt;For best results&amp;#44 spray a few pumps of Jaffa™ onto an area of a wet vehicle such as front bumper bar to remove bugs&lt;/li&gt;&lt;li&gt;Allow product to dwell but not dry&amp;#44 never allow Jaffa to dry. <text:s/>Agitate if necessary.&lt;/li&gt;&lt;li&gt;Rinse (high pressure recommended) to remove debris such as bugs and wash vehicle as usual.&lt;/li&gt;&lt;/ol&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JAMNF-H</text:p>
          </table:table-cell>
          <table:table-cell office:value-type="string" calcext:value-type="string">
            <text:p>Jamb Cloth</text:p>
          </table:table-cell>
          <table:table-cell table:style-name="ce2" office:value-type="string" calcext:value-type="string">
            <text:p>10.0000</text:p>
          </table:table-cell>
          <table:table-cell table:style-name="ce2" office:value-type="string" calcext:value-type="string">
            <text:p>8.9500</text:p>
          </table:table-cell>
          <table:table-cell table:style-name="ce2" office:value-type="string" calcext:value-type="string">
            <text:p>6.5000</text:p>
          </table:table-cell>
          <table:table-cell office:value-type="string" calcext:value-type="string">
            <text:p>jamb-nanofibre_2.jpg</text:p>
          </table:table-cell>
          <table:table-cell office:value-type="string" calcext:value-type="string">
            <text:p>&lt;div id=\"tigFIProductDescription\"&gt;&lt;span class=\"tigFIProductDescriptionTitle\"&gt;Jamb NanoFibre Cloth&lt;/span&gt;&lt;span class=\"tigFIProductDescriptionBlock\"&gt;&lt;p&gt;A revolutionary new way to easily and quickly clean jambs and crevices that may contaminate the cloth with powdered graphite&amp;#44 grease and other usually dirty&amp;#44 oil-based lubricants&amp;#44 avoiding cross contamination onto other areas.&lt;/p&gt;&lt;/span&gt;&lt;span class=\"tigFIProductDescriptionBlock\"&gt;&lt;p&gt;The NanoFibre™ Jamb Cloth is the best tool for jamb cleaning. <text:s/>It's tight looped hook weave and high gsm remove dirt and debris quickly reducing the mechanical action required on these usually painted sections of your vehicle that are difficult to polish.&lt;/p&gt;&lt;/span&gt;&lt;span class=\"tigFIProductDescriptionBlock\"&gt;&lt;p&gt;With it's generous size&amp;#44 this cloths will gently but effectively and efficiently remove weekly build-up of contaminants without hassle. <text:s/>Use your Jamb Cloth with Gloss Boost to lubricate the paintwork as you wipe away residual water from a wash as well as the trapped dirt that isn't completely removed during a wash leaving a glowing silky smooth finish that will assist in a quicker and easier clean on the following wash.&lt;/p&gt;&lt;/span&gt;&lt;span class=\"tigFIProductDescriptionBlock\"&gt;&lt;p&gt;Also recommended for use all components in engine bays.&lt;/p&gt;&lt;/span&gt;&lt;img class=\"tigFIProductDescriptionInlinePhoto\" alt=\"Jamb NanoFibre Cloth - Tigersoft Performance\" title=\"Jamb NanoFibre Cloth - Tigersoft Performance\" src=\"images/Jamb-NanoFibre-03.jpg\"&gt;&lt;/img&gt;&lt;span class=\"tigFIProductDescriptionBlock\"&gt;&lt;p&gt;Specifications&lt;/p&gt;&lt;/span&gt;&lt;p&gt;&lt;strong&gt;Yarn Denier:&lt;/strong&gt; 0.01&lt;/p&gt;&lt;p&gt;&lt;strong&gt;Yarn Type:&lt;/strong&gt; Multi Split&lt;/p&gt;&lt;p&gt;&lt;strong&gt;GSM:&lt;/strong&gt; 300&lt;/p&gt;&lt;p&gt;&lt;strong&gt;Density:&lt;/strong&gt; ~100&amp;#44 000 f/mm&lt;/p&gt;&lt;p&gt;&lt;strong&gt;Weave:&lt;/strong&gt; Tight Hook &lt;/p&gt;&lt;p&gt;&lt;strong&gt;Size:&lt;/strong&gt; 400 x 400mm (~15.7 x 15.7in)&lt;/p&gt;&lt;p&gt;&lt;strong&gt;Edge:&lt;/strong&gt; External (Hand Sewn NanoFibre)&lt;/p&gt;&lt;p&gt;&lt;strong&gt;Colour:&lt;/strong&gt; Red&lt;/p&gt;&lt;p&gt;&lt;strong&gt;Packaging:&lt;/strong&gt; Re-usable plastic box&lt;/p&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JWL-SLD-135</text:p>
          </table:table-cell>
          <table:table-cell office:value-type="string" calcext:value-type="string">
            <text:p>135mm Jewelling Pad</text:p>
          </table:table-cell>
          <table:table-cell table:style-name="ce2" office:value-type="string" calcext:value-type="string">
            <text:p>22.5000</text:p>
          </table:table-cell>
          <table:table-cell table:style-name="ce2" office:value-type="string" calcext:value-type="string">
            <text:p>19.9500</text:p>
          </table:table-cell>
          <table:table-cell table:style-name="ce2" office:value-type="string" calcext:value-type="string">
            <text:p>10.0400</text:p>
          </table:table-cell>
          <table:table-cell office:value-type="string" calcext:value-type="string">
            <text:p>150mm-jewell-sld-02_1.jpg</text:p>
          </table:table-cell>
          <table:table-cell office:value-type="string" calcext:value-type="string">
            <text:p>&lt;div id=\"tigFIProductDescription\"&gt;&lt;span class=\"tigFIProductDescriptionTitle\"&gt;135mm Jewellers Pad&lt;/span&gt;&lt;span class=\"tigFIProductDescriptionBlock\"&gt;&lt;p&gt;A super low density (SLD)&amp;#44 120ppi (pore per inch)&amp;#44 ultra fine polishing pad for exquisitely high gloss levels.&lt;/p&gt;&lt;/span&gt;&lt;img class=\"tigFIProductDescriptionInlinePhoto\" alt=\"150mm Jewellers Pad - Tigersoft Performance\" title=\"150mm Jewellers Pad - Tigersoft Performance\" src=\"images/150mm-jewell.jpg\"&gt;&lt;/img&gt;&lt;span class=\"tigFIProductDescriptionBlock\"&gt;&lt;p&gt;Best used in conjunction with CAP Ultra Fine 'Jewellers Rouge' Gloss levels of up to 96gu achievable.&lt;/p&gt;&lt;/span&gt;&lt;span class=\"tigFIProductDescriptionBlock\"&gt;&lt;p&gt;Version 2 recessed (embedded) backing&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JWL-SLD-150</text:p>
          </table:table-cell>
          <table:table-cell office:value-type="string" calcext:value-type="string">
            <text:p>150mm Jewelling Pad</text:p>
          </table:table-cell>
          <table:table-cell table:style-name="ce2" office:value-type="string" calcext:value-type="string">
            <text:p>25.0000</text:p>
          </table:table-cell>
          <table:table-cell table:style-name="ce2" office:value-type="string" calcext:value-type="string">
            <text:p>22.5000</text:p>
          </table:table-cell>
          <table:table-cell table:style-name="ce2" office:value-type="string" calcext:value-type="string">
            <text:p>10.8900</text:p>
          </table:table-cell>
          <table:table-cell office:value-type="string" calcext:value-type="string">
            <text:p>150mm-jewell-sld-02_1.jpg</text:p>
          </table:table-cell>
          <table:table-cell office:value-type="string" calcext:value-type="string">
            <text:p>&lt;div id=\"tigFIProductDescription\"&gt;&lt;span class=\"tigFIProductDescriptionTitle\"&gt;150mm Jewellers Pad&lt;/span&gt;&lt;span class=\"tigFIProductDescriptionBlock\"&gt;&lt;p&gt;A super low density (SLD)&amp;#44 120ppi (pore per inch)&amp;#44 ultra fine polishing pad for exquisitely high gloss levels.&lt;/p&gt;&lt;/span&gt;&lt;img class=\"tigFIProductDescriptionInlinePhoto\" alt=\"150mm Jewellers Pad - Tigersoft Performance\" title=\"150mm Jewellers Pad - Tigersoft Performance\" src=\"images/150mm-jewell.jpg\"&gt;&lt;/img&gt;&lt;span class=\"tigFIProductDescriptionBlock\"&gt;&lt;p&gt;Best used in conjunction with CAP Ultra Fine 'Jewellers Rouge' Gloss levels of up to 96gu achievable.&lt;/p&gt;&lt;/span&gt;&lt;span class=\"tigFIProductDescriptionBlock\"&gt;&lt;p&gt;Version 2 recessed (embedded) backing&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LCG1L</text:p>
          </table:table-cell>
          <table:table-cell office:value-type="string" calcext:value-type="string">
            <text:p>Leather Clean Gel 1L</text:p>
          </table:table-cell>
          <table:table-cell table:style-name="ce2" office:value-type="string" calcext:value-type="string">
            <text:p>100.0000</text:p>
          </table:table-cell>
          <table:table-cell table:style-name="ce2" office:value-type="string" calcext:value-type="string">
            <text:p>89.0000</text:p>
          </table:table-cell>
          <table:table-cell table:style-name="ce2" office:value-type="string" calcext:value-type="string">
            <text:p>58.0600</text:p>
          </table:table-cell>
          <table:table-cell office:value-type="string" calcext:value-type="string">
            <text:p>FI.jpg</text:p>
          </table:table-cell>
          <table:table-cell office:value-type="string" calcext:value-type="string">
            <text:p>&lt;div id=\"tigFIProductDescription\"&gt;&lt;span class=\"tigFIProductDescriptionTitle\"&gt;Leather Clean Gel 1 Litre&lt;/span&gt;&lt;span class=\"tigFIProductDescriptionBlock\"&gt;&lt;p&gt;The world's best leather cleaner&amp;#44 Leather Clean Gel™ by Final Inspection is a vey high quality leather cleaner designed to deep clean leather without agressively removing hydration. Leather Clean Gel™ thoroughly but gently cleans all types of leather including stitching and results in the perfect finish for conditioners such as Leather Feed™ to hydrate.&lt;/p&gt;&lt;/span&gt;&lt;span class=\"tigFIProductDescriptionBlock\"&gt;&lt;p&gt;Leather Clean Gel™ delivers perfect results on the following materials:&lt;/p&gt;&lt;/span&gt;&lt;ul class=\"tigFIProductDescriptionUnorderedList\" &gt;&lt;li&gt;All types of aniline leather&lt;/li&gt;&lt;li&gt;All types of semi-aniline leather (most very high-end luxury vehicles)&lt;/li&gt;&lt;li&gt;All types of PU coated leather (most mass-produced vehicles).&lt;/li&gt;&lt;/ul&gt;&lt;span class=\"tigFIProductDescriptionBlockHeader\"&gt;&lt;p&gt;When should I clean my leather?&lt;/p&gt;&lt;/span&gt;&lt;span class=\"tigFIProductDescriptionBlock\"&gt;&lt;p&gt;You should clean leather when it is required. <text:s/>Unlike feeding which is recommended once per month regardless of use&amp;#44 there are no set time intervals for leather cleaning&amp;#44 instead&amp;#44 we recommend to maintain clean leather as it is necessary.&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LCG275</text:p>
          </table:table-cell>
          <table:table-cell office:value-type="string" calcext:value-type="string">
            <text:p>Leather Clean Gel 275ml</text:p>
          </table:table-cell>
          <table:table-cell table:style-name="ce2" office:value-type="string" calcext:value-type="string">
            <text:p>30.0000</text:p>
          </table:table-cell>
          <table:table-cell table:style-name="ce2" office:value-type="string" calcext:value-type="string">
            <text:p>26.9500</text:p>
          </table:table-cell>
          <table:table-cell table:style-name="ce2" office:value-type="string" calcext:value-type="string">
            <text:p>17.0500</text:p>
          </table:table-cell>
          <table:table-cell office:value-type="string" calcext:value-type="string">
            <text:p>leather-clean-gel.jpg</text:p>
          </table:table-cell>
          <table:table-cell office:value-type="string" calcext:value-type="string">
            <text:p>&lt;div id=\"tigFIProductDescription\"&gt;&lt;span class=\"tigFIProductDescriptionTitle\"&gt;Leather Clean Gel 275ml&lt;/span&gt;&lt;span class=\"tigFIProductDescriptionBlock\"&gt;&lt;p&gt;The world's best leather cleaner&amp;#44 Leather Clean Gel™ by Final Inspection is a vey high quality leather cleaner designed to deep clean leather without agressively removing hydration. Leather Clean Gel™ thoroughly but gently cleans all types of leather including stitching and results in the perfect finish for conditioners such as Leather Feed™ to hydrate.&lt;/p&gt;&lt;/span&gt;&lt;span class=\"tigFIProductDescriptionBlock\"&gt;&lt;p&gt;Leather Clean Gel™ delivers perfect results on the following materials:&lt;/p&gt;&lt;/span&gt;&lt;ul class=\"tigFIProductDescriptionUnorderedList\" &gt;&lt;li&gt;All types of aniline leather&lt;/li&gt;&lt;li&gt;All types of semi-aniline leather (most very high-end luxury vehicles)&lt;/li&gt;&lt;li&gt;All types of PU coated leather (most mass-produced vehicles).&lt;/li&gt;&lt;/ul&gt;&lt;span class=\"tigFIProductDescriptionBlockHeader\"&gt;&lt;p&gt;When should I clean my leather?&lt;/p&gt;&lt;/span&gt;&lt;span class=\"tigFIProductDescriptionBlock\"&gt;&lt;p&gt;You should clean leather when it is required. <text:s/>Unlike feeding which is recommended once per month regardless of use&amp;#44 there are no set time intervals for leather cleaning&amp;#44 instead&amp;#44 we recommend to maintain clean leather as it is necessary.&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LUBE1L</text:p>
          </table:table-cell>
          <table:table-cell office:value-type="string" calcext:value-type="string">
            <text:p>Clay Lube 1L</text:p>
          </table:table-cell>
          <table:table-cell table:style-name="ce2" office:value-type="string" calcext:value-type="string">
            <text:p>20.0000</text:p>
          </table:table-cell>
          <table:table-cell table:style-name="ce2" office:value-type="string" calcext:value-type="string">
            <text:p>17.9500</text:p>
          </table:table-cell>
          <table:table-cell table:style-name="ce2" office:value-type="string" calcext:value-type="string">
            <text:p>10.9400</text:p>
          </table:table-cell>
          <table:table-cell office:value-type="string" calcext:value-type="string">
            <text:p>lube-1000_1.jpg</text:p>
          </table:table-cell>
          <table:table-cell office:value-type="string" calcext:value-type="string">
            <text:p>&lt;div id=\"tigFIProductDescription\"&gt;&lt;span class=\"tigFIProductDescriptionTitle\"&gt;Clay Lube 1L&lt;/span&gt;&lt;span class=\"tigFIProductDescriptionBlock\"&gt;&lt;p&gt;Clay Lube provides Suspending &amp; Lubricating protection during the claying process.&lt;/p&gt;&lt;/span&gt;&lt;span class=\"tigFIProductDescriptionBlock\"&gt;&lt;p&gt;It minimises contact with the paint surface which minimises marring whilst allowing the Clay bar to capture contaminants sitting above the surface. Clay Lube also lightly cleans the surface and helps to keep clay bars clean and soft/pliable.&lt;/p&gt;&lt;/span&gt;&lt;span class=\"tigFIProductDescriptionBlockHeader\"&gt;&lt;p&gt;Directions&lt;/p&gt;&lt;/span&gt;&lt;span class=\"tigFIProductDescriptionBlock\"&gt;&lt;p&gt;It is important to soak your cloths in water with a little peppermint immediately after use. <text:s/>Especially after using Microfibre or NanoFibre with products that will harden around fibres such as sealants and waxes&amp;#44 it is extrememly importnat to immediately soak your cloths in a solution of (preferably warm) water and Peppermint to stop the waxes from bonding to the fibres.&lt;/p&gt;&lt;/span&gt;&lt;span class=\"tigFIProductDescriptionBlock\"&gt;&lt;p&gt;Final Inspection recommend preparing a bucket of 5-15Litres of water (depending on how many cloths will be soaked) with 2-6 caps of Peppermint disolved in it before starting any detailing work and saturating and soaking <text:s/>cloths as soon as possible after use&amp;#44 especially with waxes before washing. Clothes can be soaked overnight. <text:s/>This process will significantly assist in avoiding hardening fibres.&lt;/p&gt;&lt;/span&gt;&lt;ol class=\"tigFIProductDescriptionOrderedList\" &gt;&lt;li&gt;Clay can ONLY be used on Paintwork&amp;#44 Glass &amp; Chrome.&lt;/li&gt;&lt;li&gt;Surfaces must be clean before use. We highly recommend thoroughly washing entire vehicle directly prior to decontaminating surfaces with Clay.&lt;/li&gt;&lt;li&gt;Mist panel thoroughly with Lubricant and mist Clay also. Don’t under use Clay Lube to avoid dry-rubbing and subsequent marring.&lt;/li&gt;&lt;li&gt;Work 1 panel at a time and immediately remove Lube with a Nanofibre Paintwork Cloth. Only Clay panels that are cool to touch to avoid Lubricant drying onto surface. Mist inside of Clay Box to help stop Clay Bar from sticking to internal storage surfaces.&lt;/li&gt;&lt;/ol&gt;&lt;span class=\"tigFIProductDescriptionBlockHeader\"&gt;&lt;p&gt;IMPORTANT&lt;/p&gt;&lt;/span&gt;&lt;span class=\"tigFIProductDescriptionBlock\"&gt;&lt;p&gt;Clay must be discarded if dropped onto ground or placed on a dirty surface. To avoid having to discard entire clay bar if dropped&amp;#44 dissect into smaller pieces prior to use. Clay should be rested on a clean cloth or in its’ storage box when not in use.&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LUBE20L</text:p>
          </table:table-cell>
          <table:table-cell office:value-type="string" calcext:value-type="string">
            <text:p>Clay Lube 20L</text:p>
          </table:table-cell>
          <table:table-cell table:style-name="ce2" office:value-type="string" calcext:value-type="string">
            <text:p>275.0000</text:p>
          </table:table-cell>
          <table:table-cell table:style-name="ce2" office:value-type="string" calcext:value-type="string">
            <text:p>230.0000</text:p>
          </table:table-cell>
          <table:table-cell table:style-name="ce2" office:value-type="string" calcext:value-type="string">
            <text:p>137.4800</text:p>
          </table:table-cell>
          <table:table-cell office:value-type="string" calcext:value-type="string">
            <text:p>FI.jpg</text:p>
          </table:table-cell>
          <table:table-cell office:value-type="string" calcext:value-type="string">
            <text:p>&lt;div id=\"tigFIProductDescription\"&gt;&lt;span class=\"tigFIProductDescriptionTitle\"&gt;Clay Lube 20 Litres&lt;/span&gt;&lt;span class=\"tigFIProductDescriptionBlock\"&gt;&lt;p&gt;Clay Lube provides Suspending &amp; Lubricating protection during the claying process.&lt;/p&gt;&lt;/span&gt;&lt;span class=\"tigFIProductDescriptionBlock\"&gt;&lt;p&gt;It minimises contact with the paint surface which minimises marring whilst allowing the Clay bar to capture contaminants sitting above the surface. Clay Lube also lightly cleans the surface and helps to keep clay bars clean and soft/pliable.&lt;/p&gt;&lt;/span&gt;&lt;span class=\"tigFIProductDescriptionBlockHeader\"&gt;&lt;p&gt;Directions&lt;/p&gt;&lt;/span&gt;&lt;span class=\"tigFIProductDescriptionBlock\"&gt;&lt;p&gt;It is important to soak your cloths in water with a little peppermint immediately after use. <text:s/>Especially after using Microfibre or NanoFibre with products that will harden around fibres such as sealants and waxes&amp;#44 it is extrememly importnat to immediately soak your cloths in a solution of (preferably warm) water and Peppermint to stop the waxes from bonding to the fibres.&lt;/p&gt;&lt;/span&gt;&lt;span class=\"tigFIProductDescriptionBlock\"&gt;&lt;p&gt;Final Inspection recommend preparing a bucket of 5-15Litres of water (depending on how many cloths will be soaked) with 2-6 caps of Peppermint disolved in it before starting any detailing work and saturating and soaking <text:s/>cloths as soon as possible after use&amp;#44 especially with waxes before washing. Clothes can be soaked overnight. <text:s/>This process will significantly assist in avoiding hardening fibres.&lt;/p&gt;&lt;/span&gt;&lt;ol class=\"tigFIProductDescriptionOrderedList\" &gt;&lt;li&gt;Clay can ONLY be used on Paintwork&amp;#44 Glass &amp; Chrome.&lt;/li&gt;&lt;li&gt;Surfaces must be clean before use. We highly recommend thoroughly washing entire vehicle directly prior to decontaminating surfaces with Clay.&lt;/li&gt;&lt;li&gt;Mist panel thoroughly with Lubricant and mist Clay also. Don’t under use Clay Lube to avoid dry-rubbing and subsequent marring.&lt;/li&gt;&lt;li&gt;Work 1 panel at a time and immediately remove Lube with a Nanofibre Paintwork Cloth. Only Clay panels that are cool to touch to avoid Lubricant drying onto surface. Mist inside of Clay Box to help stop Clay Bar from sticking to internal storage surfaces.&lt;/li&gt;&lt;/ol&gt;&lt;span class=\"tigFIProductDescriptionBlockHeader\"&gt;&lt;p&gt;IMPORTANT&lt;/p&gt;&lt;/span&gt;&lt;span class=\"tigFIProductDescriptionBlock\"&gt;&lt;p&gt;Clay must be discarded if dropped onto ground or placed on a dirty surface. To avoid having to discard entire clay bar if dropped&amp;#44 dissect into smaller pieces prior to use. Clay should be rested on a clean cloth or in its’ storage box when not in use.&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LUBE500</text:p>
          </table:table-cell>
          <table:table-cell office:value-type="string" calcext:value-type="string">
            <text:p>Clay Lube 5ooml</text:p>
          </table:table-cell>
          <table:table-cell table:style-name="ce2" office:value-type="string" calcext:value-type="string">
            <text:p>12.0000</text:p>
          </table:table-cell>
          <table:table-cell table:style-name="ce2" office:value-type="string" calcext:value-type="string">
            <text:p>10.7500</text:p>
          </table:table-cell>
          <table:table-cell table:style-name="ce2" office:value-type="string" calcext:value-type="string">
            <text:p>7.5200</text:p>
          </table:table-cell>
          <table:table-cell office:value-type="string" calcext:value-type="string">
            <text:p>lube500_1.jpg</text:p>
          </table:table-cell>
          <table:table-cell office:value-type="string" calcext:value-type="string">
            <text:p>&lt;div id=\"tigFIProductDescription\"&gt;&lt;span class=\"tigFIProductDescriptionTitle\"&gt;Clay Lube 500ml&lt;/span&gt;&lt;span class=\"tigFIProductDescriptionBlock\"&gt;&lt;p&gt;Clay Lube provides Suspending &amp; Lubricating protection during the claying process.&lt;/p&gt;&lt;/span&gt;&lt;span class=\"tigFIProductDescriptionBlock\"&gt;&lt;p&gt;It minimises contact with the paint surface which minimises marring whilst allowing the Clay bar to capture contaminants sitting above the surface. Clay Lube also lightly cleans the surface and helps to keep clay bars clean and soft/pliable.&lt;/p&gt;&lt;/span&gt;&lt;span class=\"tigFIProductDescriptionBlockHeader\"&gt;&lt;p&gt;Directions&lt;/p&gt;&lt;/span&gt;&lt;span class=\"tigFIProductDescriptionBlock\"&gt;&lt;p&gt;It is important to soak your cloths in water with a little peppermint immediately after use. <text:s/>Especially after using Microfibre or NanoFibre with products that will harden around fibres such as sealants and waxes&amp;#44 it is extrememly importnat to immediately soak your cloths in a solution of (preferably warm) water and Peppermint to stop the waxes from bonding to the fibres.&lt;/p&gt;&lt;/span&gt;&lt;span class=\"tigFIProductDescriptionBlock\"&gt;&lt;p&gt;Final Inspection recommend preparing a bucket of 5-15Litres of water (depending on how many cloths will be soaked) with 2-6 caps of Peppermint disolved in it before starting any detailing work and saturating and soaking <text:s/>cloths as soon as possible after use&amp;#44 especially with waxes before washing. Clothes can be soaked overnight. <text:s/>This process will significantly assist in avoiding hardening fibres.&lt;/p&gt;&lt;/span&gt;&lt;ol class=\"tigFIProductDescriptionOrderedList\" &gt;&lt;li&gt;Clay can ONLY be used on Paintwork&amp;#44 Glass &amp; Chrome.&lt;/li&gt;&lt;li&gt;Surfaces must be clean before use. We highly recommend thoroughly washing entire vehicle directly prior to decontaminating surfaces with Clay.&lt;/li&gt;&lt;li&gt;Mist panel thoroughly with Lubricant and mist Clay also. Don’t under use Clay Lube to avoid dry-rubbing and subsequent marring.&lt;/li&gt;&lt;li&gt;Work 1 panel at a time and immediately remove Lube with a Nanofibre Paintwork Cloth. Only Clay panels that are cool to touch to avoid Lubricant drying onto surface. Mist inside of Clay Box to help stop Clay Bar from sticking to internal storage surfaces.&lt;/li&gt;&lt;/ol&gt;&lt;span class=\"tigFIProductDescriptionBlockHeader\"&gt;&lt;p&gt;IMPORTANT&lt;/p&gt;&lt;/span&gt;&lt;span class=\"tigFIProductDescriptionBlock\"&gt;&lt;p&gt;Clay must be discarded if dropped onto ground or placed on a dirty surface. To avoid having to discard entire clay bar if dropped&amp;#44 dissect into smaller pieces prior to use. Clay should be rested on a clean cloth or in its’ storage box when not in use.&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LUBE5L</text:p>
          </table:table-cell>
          <table:table-cell office:value-type="string" calcext:value-type="string">
            <text:p>Clay Lube 5L</text:p>
          </table:table-cell>
          <table:table-cell table:style-name="ce2" office:value-type="string" calcext:value-type="string">
            <text:p>80.0000</text:p>
          </table:table-cell>
          <table:table-cell table:style-name="ce2" office:value-type="string" calcext:value-type="string">
            <text:p>68.0000</text:p>
          </table:table-cell>
          <table:table-cell table:style-name="ce2" office:value-type="string" calcext:value-type="string">
            <text:p>34.7100</text:p>
          </table:table-cell>
          <table:table-cell office:value-type="string" calcext:value-type="string">
            <text:p>FI.jpg</text:p>
          </table:table-cell>
          <table:table-cell office:value-type="string" calcext:value-type="string">
            <text:p>&lt;div id=\"tigFIProductDescription\"&gt;&lt;span class=\"tigFIProductDescriptionTitle\"&gt;Clay Lube 5 Litres&lt;/span&gt;&lt;span class=\"tigFIProductDescriptionBlock\"&gt;&lt;p&gt;Clay Lube provides Suspending &amp; Lubricating protection during the claying process.&lt;/p&gt;&lt;/span&gt;&lt;span class=\"tigFIProductDescriptionBlock\"&gt;&lt;p&gt;It minimises contact with the paint surface which minimises marring whilst allowing the Clay bar to capture contaminants sitting above the surface. Clay Lube also lightly cleans the surface and helps to keep clay bars clean and soft/pliable.&lt;/p&gt;&lt;/span&gt;&lt;span class=\"tigFIProductDescriptionBlockHeader\"&gt;&lt;p&gt;Directions&lt;/p&gt;&lt;/span&gt;&lt;span class=\"tigFIProductDescriptionBlock\"&gt;&lt;p&gt;It is important to soak your cloths in water with a little peppermint immediately after use. <text:s/>Especially after using Microfibre or NanoFibre with products that will harden around fibres such as sealants and waxes&amp;#44 it is extrememly importnat to immediately soak your cloths in a solution of (preferably warm) water and Peppermint to stop the waxes from bonding to the fibres.&lt;/p&gt;&lt;/span&gt;&lt;span class=\"tigFIProductDescriptionBlock\"&gt;&lt;p&gt;Final Inspection recommend preparing a bucket of 5-15Litres of water (depending on how many cloths will be soaked) with 2-6 caps of Peppermint disolved in it before starting any detailing work and saturating and soaking <text:s/>cloths as soon as possible after use&amp;#44 especially with waxes before washing. Clothes can be soaked overnight. <text:s/>This process will significantly assist in avoiding hardening fibres.&lt;/p&gt;&lt;/span&gt;&lt;ol class=\"tigFIProductDescriptionOrderedList\" &gt;&lt;li&gt;Clay can ONLY be used on Paintwork&amp;#44 Glass &amp; Chrome.&lt;/li&gt;&lt;li&gt;Surfaces must be clean before use. We highly recommend thoroughly washing entire vehicle directly prior to decontaminating surfaces with Clay.&lt;/li&gt;&lt;li&gt;Mist panel thoroughly with Lubricant and mist Clay also. Don’t under use Clay Lube to avoid dry-rubbing and subsequent marring.&lt;/li&gt;&lt;li&gt;Work 1 panel at a time and immediately remove Lube with a Nanofibre Paintwork Cloth. Only Clay panels that are cool to touch to avoid Lubricant drying onto surface. Mist inside of Clay Box to help stop Clay Bar from sticking to internal storage surfaces.&lt;/li&gt;&lt;/ol&gt;&lt;span class=\"tigFIProductDescriptionBlockHeader\"&gt;&lt;p&gt;IMPORTANT&lt;/p&gt;&lt;/span&gt;&lt;span class=\"tigFIProductDescriptionBlock\"&gt;&lt;p&gt;Clay must be discarded if dropped onto ground or placed on a dirty surface. To avoid having to discard entire clay bar if dropped&amp;#44 dissect into smaller pieces prior to use. Clay should be rested on a clean cloth or in its’ storage box when not in use.&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NFP-135</text:p>
          </table:table-cell>
          <table:table-cell office:value-type="string" calcext:value-type="string">
            <text:p>135mm Nanofibre Polishing Pad</text:p>
          </table:table-cell>
          <table:table-cell table:style-name="ce2" office:value-type="string" calcext:value-type="string">
            <text:p>15.0000</text:p>
          </table:table-cell>
          <table:table-cell table:style-name="ce2" office:value-type="string" calcext:value-type="string">
            <text:p>13.5000</text:p>
          </table:table-cell>
          <table:table-cell table:style-name="ce2" office:value-type="string" calcext:value-type="string">
            <text:p>8.2800</text:p>
          </table:table-cell>
          <table:table-cell office:value-type="string" calcext:value-type="string">
            <text:p>FI.jpg</text:p>
          </table:table-cell>
          <table:table-cell office:value-type="string" calcext:value-type="string">
            <text:p>&lt;div id=\"tigFIProductDescription\"&gt;&lt;span class=\"tigFIProductDescriptionTitle\"&gt;135mm Ultra Fine Nanofibre Pad (FR)&lt;/span&gt;&lt;span class=\"tigFIProductDescriptionBlock\"&gt;&lt;p&gt;High Quality Nanofibre polishing pads&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NFP-150</text:p>
          </table:table-cell>
          <table:table-cell office:value-type="string" calcext:value-type="string">
            <text:p>150mm Nanofibre Polishing Pad</text:p>
          </table:table-cell>
          <table:table-cell table:style-name="ce2" office:value-type="string" calcext:value-type="string">
            <text:p>20.0000</text:p>
          </table:table-cell>
          <table:table-cell table:style-name="ce2" office:value-type="string" calcext:value-type="string">
            <text:p>17.9500</text:p>
          </table:table-cell>
          <table:table-cell table:style-name="ce2" office:value-type="string" calcext:value-type="string">
            <text:p>11.7400</text:p>
          </table:table-cell>
          <table:table-cell office:value-type="string" calcext:value-type="string">
            <text:p>FI.jpg</text:p>
          </table:table-cell>
          <table:table-cell office:value-type="string" calcext:value-type="string">
            <text:p>&lt;div id=\"tigFIProductDescription\"&gt;&lt;span class=\"tigFIProductDescriptionTitle\"&gt;150mm Ultra Fine Nanofibre Pad (FR)&lt;/span&gt;&lt;span class=\"tigFIProductDescriptionBlock\"&gt;&lt;p&gt;High Quality Nanofibre polishing pads&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NFP-90</text:p>
          </table:table-cell>
          <table:table-cell office:value-type="string" calcext:value-type="string">
            <text:p>90mm Nanofibre Polishing Pad</text:p>
          </table:table-cell>
          <table:table-cell table:style-name="ce2" office:value-type="string" calcext:value-type="string">
            <text:p>10.0000</text:p>
          </table:table-cell>
          <table:table-cell table:style-name="ce2" office:value-type="string" calcext:value-type="string">
            <text:p>8.9500</text:p>
          </table:table-cell>
          <table:table-cell table:style-name="ce2" office:value-type="string" calcext:value-type="string">
            <text:p>6.2200</text:p>
          </table:table-cell>
          <table:table-cell office:value-type="string" calcext:value-type="string">
            <text:p>FI.jpg</text:p>
          </table:table-cell>
          <table:table-cell office:value-type="string" calcext:value-type="string">
            <text:p>&lt;div id=\"tigFIProductDescription\"&gt;&lt;span class=\"tigFIProductDescriptionTitle\"&gt;90mm Ultra Fine Nanofibre Pad (FR)&lt;/span&gt;&lt;span class=\"tigFIProductDescriptionBlock\"&gt;&lt;p&gt;High Quality Nanofibre polishing pads&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OPT1L</text:p>
          </table:table-cell>
          <table:table-cell office:value-type="string" calcext:value-type="string">
            <text:p>Optic 1L</text:p>
          </table:table-cell>
          <table:table-cell table:style-name="ce2" office:value-type="string" calcext:value-type="string">
            <text:p>20.0000</text:p>
          </table:table-cell>
          <table:table-cell table:style-name="ce2" office:value-type="string" calcext:value-type="string">
            <text:p>17.9500</text:p>
          </table:table-cell>
          <table:table-cell table:style-name="ce2" office:value-type="string" calcext:value-type="string">
            <text:p>7.8100</text:p>
          </table:table-cell>
          <table:table-cell office:value-type="string" calcext:value-type="string">
            <text:p>optic-1ooo.jpg</text:p>
          </table:table-cell>
          <table:table-cell office:value-type="string" calcext:value-type="string">
            <text:p>&lt;div id=\"tigFIProductDescription\"&gt;&lt;span class=\"tigFIProductDescriptionTitle\"&gt;Optic Glass Cleaner 1 Litre&lt;/span&gt;&lt;span class=\"tigFIProductDescriptionBlock\"&gt;&lt;p&gt;The world's best glass cleaner&amp;#44 fast&amp;#44 effective and safe on tint and polycarbonate. No Ammonia Content. Designed to work with the Final Inspection Glass System for consistently perfect results.&lt;/p&gt;&lt;/span&gt;&lt;span class=\"tigFIProductDescriptionBlock\"&gt;&lt;p&gt;Optic™ glass cleaning solution is your safe&amp;#44 quick and easy-to-use glass cleaning solution. Works best in conjunction with the Final Inspection Glass System for outstanding results&amp;#44 however will of course improve the cleaning power of any microfibre glass cleaning cloth. Optic™ is made form the highest quality raw materials and is free of any window tint damaging ingredients.&lt;/p&gt;&lt;/span&gt;&lt;span class=\"tigFIProductDescriptionBlock\"&gt;&lt;p&gt;Optic™ glass cleaning solution delivers perfect results on all types of glass&amp;#44 tinting films&amp;#44 Chromed / Electroplated badges&amp;#44 trim and bars&lt;/p&gt;&lt;/span&gt;&lt;span class=\"tigFIProductDescriptionBlockHeader\"&gt;&lt;p&gt;Directions: Best Method&lt;/p&gt;&lt;/span&gt;&lt;ol class=\"tigFIProductDescriptionOrderedList\" &gt;&lt;li&gt;Spray a couple on pumps of Optic onto a Final Inspection step 1 (dark green) glass cloth and wipe area until clean.&lt;/li&gt;&lt;li&gt;Follow immediately with a completely dry Final Inspection Step 2 (light green) glass cloth and wipe until almost dry&lt;/li&gt;&lt;li&gt;Allow a small amount of product to evaporate to a streak-free finish.&lt;/li&gt;&lt;/ol&gt;&lt;span class=\"tigFIProductDescriptionBlockHeader\"&gt;&lt;p&gt;Directions: Alternate Method&lt;/p&gt;&lt;/span&gt;&lt;span class=\"tigFIProductDescriptionBlock\"&gt;&lt;p&gt;For almost clean glass&amp;#44 spray Optic onto a dry Final Inspection step 2 (light green) glass cloth and wipe until dry.&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OPT20L</text:p>
          </table:table-cell>
          <table:table-cell office:value-type="string" calcext:value-type="string">
            <text:p>Optic 20L</text:p>
          </table:table-cell>
          <table:table-cell table:style-name="ce2" office:value-type="string" calcext:value-type="string">
            <text:p>275.0000</text:p>
          </table:table-cell>
          <table:table-cell table:style-name="ce2" office:value-type="string" calcext:value-type="string">
            <text:p>230.0000</text:p>
          </table:table-cell>
          <table:table-cell table:style-name="ce2" office:value-type="string" calcext:value-type="string">
            <text:p>112.7900</text:p>
          </table:table-cell>
          <table:table-cell office:value-type="string" calcext:value-type="string">
            <text:p>FI.jpg</text:p>
          </table:table-cell>
          <table:table-cell office:value-type="string" calcext:value-type="string">
            <text:p>&lt;div id=\"tigFIProductDescription\"&gt;&lt;span class=\"tigFIProductDescriptionTitle\"&gt;Optic Glass Cleaner 20 Litres&lt;/span&gt;&lt;span class=\"tigFIProductDescriptionBlock\"&gt;&lt;p&gt;The world's best glass cleaner&amp;#44 fast&amp;#44 effective and safe on tint and polycarbonate. No Ammonia Content. Designed to work with the Final Inspection Glass System for consistently perfect results.&lt;/p&gt;&lt;/span&gt;&lt;span class=\"tigFIProductDescriptionBlock\"&gt;&lt;p&gt;Optic™ glass cleaning solution is your safe&amp;#44 quick and easy-to-use glass cleaning solution. Works best in conjunction with the Final Inspection Glass System for outstanding results&amp;#44 however will of course improve the cleaning power of any microfibre glass cleaning cloth. Optic™ is made form the highest quality raw materials and is free of any window tint damaging ingredients.&lt;/p&gt;&lt;/span&gt;&lt;span class=\"tigFIProductDescriptionBlock\"&gt;&lt;p&gt;Optic™ glass cleaning solution delivers perfect results on all types of glass&amp;#44 tinting films&amp;#44 Chromed / Electroplated badges&amp;#44 trim and bars&lt;/p&gt;&lt;/span&gt;&lt;span class=\"tigFIProductDescriptionBlockHeader\"&gt;&lt;p&gt;Directions: Best Method&lt;/p&gt;&lt;/span&gt;&lt;ol class=\"tigFIProductDescriptionOrderedList\" &gt;&lt;li&gt;Spray a couple on pumps of Optic onto a Final Inspection step 1 (dark green) glass cloth and wipe area until clean.&lt;/li&gt;&lt;li&gt;Follow immediately with a completely dry Final Inspection Step 2 (light green) glass cloth and wipe until almost dry&lt;/li&gt;&lt;li&gt;Allow a small amount of product to evaporate to a streak-free finish.&lt;/li&gt;&lt;/ol&gt;&lt;span class=\"tigFIProductDescriptionBlockHeader\"&gt;&lt;p&gt;Directions: Alternate Method&lt;/p&gt;&lt;/span&gt;&lt;span class=\"tigFIProductDescriptionBlock\"&gt;&lt;p&gt;For almost clean glass&amp;#44 spray Optic onto a dry Final Inspection step 2 (light green) glass cloth and wipe until dry.&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OPT500</text:p>
          </table:table-cell>
          <table:table-cell office:value-type="string" calcext:value-type="string">
            <text:p>Optic 5ooml</text:p>
          </table:table-cell>
          <table:table-cell table:style-name="ce2" office:value-type="string" calcext:value-type="string">
            <text:p>12.0000</text:p>
          </table:table-cell>
          <table:table-cell table:style-name="ce2" office:value-type="string" calcext:value-type="string">
            <text:p>10.7500</text:p>
          </table:table-cell>
          <table:table-cell table:style-name="ce2" office:value-type="string" calcext:value-type="string">
            <text:p>7.8700</text:p>
          </table:table-cell>
          <table:table-cell office:value-type="string" calcext:value-type="string">
            <text:p>optic-5oo_2.jpg</text:p>
          </table:table-cell>
          <table:table-cell office:value-type="string" calcext:value-type="string">
            <text:p>&lt;div id=\"tigFIProductDescription\"&gt;&lt;span class=\"tigFIProductDescriptionTitle\"&gt;Optic Glass Cleaner 5ooml&lt;/span&gt;&lt;span class=\"tigFIProductDescriptionBlock\"&gt;&lt;p&gt;The world's best glass cleaner&amp;#44 fast&amp;#44 effective and safe on tint and polycarbonate. No Ammonia Content. Designed to work with the Final Inspection Glass System for consistently perfect results.&lt;/p&gt;&lt;/span&gt;&lt;span class=\"tigFIProductDescriptionBlock\"&gt;&lt;p&gt;Optic™ glass cleaning solution is your safe&amp;#44 quick and easy-to-use glass cleaning solution. Works best in conjunction with the Final Inspection Glass System for outstanding results&amp;#44 however will of course improve the cleaning power of any microfibre glass cleaning cloth. Optic™ is made form the highest quality raw materials and is free of any window tint damaging ingredients.&lt;/p&gt;&lt;/span&gt;&lt;span class=\"tigFIProductDescriptionBlock\"&gt;&lt;p&gt;Optic™ glass cleaning solution delivers perfect results on all types of glass&amp;#44 tinting films&amp;#44 Chromed / Electroplated badges&amp;#44 trim and bars&lt;/p&gt;&lt;/span&gt;&lt;span class=\"tigFIProductDescriptionBlockHeader\"&gt;&lt;p&gt;Directions: Best Method&lt;/p&gt;&lt;/span&gt;&lt;ol class=\"tigFIProductDescriptionOrderedList\" &gt;&lt;li&gt;Spray a couple on pumps of Optic onto a Final Inspection step 1 (dark green) glass cloth and wipe area until clean.&lt;/li&gt;&lt;li&gt;Follow immediately with a completely dry Final Inspection Step 2 (light green) glass cloth and wipe until almost dry&lt;/li&gt;&lt;li&gt;Allow a small amount of product to evaporate to a streak-free finish.&lt;/li&gt;&lt;/ol&gt;&lt;span class=\"tigFIProductDescriptionBlockHeader\"&gt;&lt;p&gt;Directions: Alternate Method&lt;/p&gt;&lt;/span&gt;&lt;span class=\"tigFIProductDescriptionBlock\"&gt;&lt;p&gt;For almost clean glass&amp;#44 spray Optic onto a dry Final Inspection step 2 (light green) glass cloth and wipe until dry.&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OPT5L</text:p>
          </table:table-cell>
          <table:table-cell office:value-type="string" calcext:value-type="string">
            <text:p>Optic 5L</text:p>
          </table:table-cell>
          <table:table-cell table:style-name="ce2" office:value-type="string" calcext:value-type="string">
            <text:p>80.0000</text:p>
          </table:table-cell>
          <table:table-cell table:style-name="ce2" office:value-type="string" calcext:value-type="string">
            <text:p>68.0000</text:p>
          </table:table-cell>
          <table:table-cell table:style-name="ce2" office:value-type="string" calcext:value-type="string">
            <text:p>28.8200</text:p>
          </table:table-cell>
          <table:table-cell office:value-type="string" calcext:value-type="string">
            <text:p>optic-5l_1.jpg</text:p>
          </table:table-cell>
          <table:table-cell office:value-type="string" calcext:value-type="string">
            <text:p>&lt;div id=\"tigFIProductDescription\"&gt;&lt;span class=\"tigFIProductDescriptionTitle\"&gt;Optic Glass Cleaner 5 Litres&lt;/span&gt;&lt;span class=\"tigFIProductDescriptionBlock\"&gt;&lt;p&gt;The world's best glass cleaner&amp;#44 fast&amp;#44 effective and safe on tint and polycarbonate. No Ammonia Content. Designed to work with the Final Inspection Glass System for consistently perfect results.&lt;/p&gt;&lt;/span&gt;&lt;span class=\"tigFIProductDescriptionBlock\"&gt;&lt;p&gt;Optic™ glass cleaning solution is your safe&amp;#44 quick and easy-to-use glass cleaning solution. Works best in conjunction with the Final Inspection Glass System for outstanding results&amp;#44 however will of course improve the cleaning power of any microfibre glass cleaning cloth. Optic™ is made form the highest quality raw materials and is free of any window tint damaging ingredients.&lt;/p&gt;&lt;/span&gt;&lt;span class=\"tigFIProductDescriptionBlock\"&gt;&lt;p&gt;Optic™ glass cleaning solution delivers perfect results on all types of glass&amp;#44 tinting films&amp;#44 Chromed / Electroplated badges&amp;#44 trim and bars&lt;/p&gt;&lt;/span&gt;&lt;span class=\"tigFIProductDescriptionBlockHeader\"&gt;&lt;p&gt;Directions: Best Method&lt;/p&gt;&lt;/span&gt;&lt;ol class=\"tigFIProductDescriptionOrderedList\" &gt;&lt;li&gt;Spray a couple on pumps of Optic onto a Final Inspection step 1 (dark green) glass cloth and wipe area until clean.&lt;/li&gt;&lt;li&gt;Follow immediately with a completely dry Final Inspection Step 2 (light green) glass cloth and wipe until almost dry&lt;/li&gt;&lt;li&gt;Allow a small amount of product to evaporate to a streak-free finish.&lt;/li&gt;&lt;/ol&gt;&lt;span class=\"tigFIProductDescriptionBlockHeader\"&gt;&lt;p&gt;Directions: Alternate Method&lt;/p&gt;&lt;/span&gt;&lt;span class=\"tigFIProductDescriptionBlock\"&gt;&lt;p&gt;For almost clean glass&amp;#44 spray Optic onto a dry Final Inspection step 2 (light green) glass cloth and wipe until dry.&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ORANGEHD-135</text:p>
          </table:table-cell>
          <table:table-cell office:value-type="string" calcext:value-type="string">
            <text:p>135mm HD Medium Cutting Pad</text:p>
          </table:table-cell>
          <table:table-cell table:style-name="ce2" office:value-type="string" calcext:value-type="string">
            <text:p>20.0000</text:p>
          </table:table-cell>
          <table:table-cell table:style-name="ce2" office:value-type="string" calcext:value-type="string">
            <text:p>17.9500</text:p>
          </table:table-cell>
          <table:table-cell table:style-name="ce2" office:value-type="string" calcext:value-type="string">
            <text:p>8.1000</text:p>
          </table:table-cell>
          <table:table-cell office:value-type="string" calcext:value-type="string">
            <text:p>135mm-orange-hd-01.jpg</text:p>
          </table:table-cell>
          <table:table-cell office:value-type="string" calcext:value-type="string">
            <text:p>&lt;div id=\"tigFIProductDescription\"&gt;&lt;span class=\"tigFIProductDescriptionTitle\"&gt;135mm Medium Cut Foam Pad (HD)&lt;/span&gt;&lt;span class=\"tigFIProductDescriptionBlock\"&gt;&lt;p&gt;Medium cutting foam pad&amp;#44 also the perfect one-stepping pad choice. This Orange HD (High Density) foam yields an extremely long life from it's generous 30mm thickness.&lt;/p&gt;&lt;/span&gt;&lt;img class=\"tigFIProductDescriptionInlinePhoto\" alt=\"135mm Medium Cut Foam Pad (HD) - Tigersoft Performance\" title=\"135mm Medium Cut Foam Pad (HD) - Tigersoft Performance\" src=\"images/_FI44426.jpg\"&gt;&lt;/img&gt;&lt;span class=\"tigFIProductDescriptionBlock\"&gt;&lt;p&gt;Closed cell&amp;#44 high density&amp;#44 very high quality foam only used to create the Final Inspection Orange HD foam pad&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ORANGEHD-150</text:p>
          </table:table-cell>
          <table:table-cell office:value-type="string" calcext:value-type="string">
            <text:p>150mm HD Medium Cutting Pad</text:p>
          </table:table-cell>
          <table:table-cell table:style-name="ce2" office:value-type="string" calcext:value-type="string">
            <text:p>25.0000</text:p>
          </table:table-cell>
          <table:table-cell table:style-name="ce2" office:value-type="string" calcext:value-type="string">
            <text:p>22.5000</text:p>
          </table:table-cell>
          <table:table-cell table:style-name="ce2" office:value-type="string" calcext:value-type="string">
            <text:p>14.4900</text:p>
          </table:table-cell>
          <table:table-cell office:value-type="string" calcext:value-type="string">
            <text:p>150mm-hd-08.jpg</text:p>
          </table:table-cell>
          <table:table-cell office:value-type="string" calcext:value-type="string">
            <text:p>&lt;div id=\"tigFIProductDescription\"&gt;&lt;span class=\"tigFIProductDescriptionTitle\"&gt;150mm Medium Cut Foam Pad (HD)&lt;/span&gt;&lt;span class=\"tigFIProductDescriptionBlock\"&gt;&lt;p&gt;Medium cutting foam pad&amp;#44 also the perfect one-stepping pad choice. This Orange HD (High Density) foam yields an extremely long life from it's generous 30mm thickness.&lt;/p&gt;&lt;/span&gt;&lt;img class=\"tigFIProductDescriptionInlinePhoto\" alt=\"150mm Medium Cut Foam Pad (HD) - Tigersoft Performance\" title=\"150mm Medium Cut Foam Pad (HD) - Tigersoft Performance\" src=\"images/_FI44426.jpg\"&gt;&lt;/img&gt;&lt;span class=\"tigFIProductDescriptionBlock\"&gt;&lt;p&gt;Closed cell&amp;#44 high density&amp;#44 very high quality foam only used to create the Final Inspection Orange HD foam pad&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ORANGEHD-200</text:p>
          </table:table-cell>
          <table:table-cell office:value-type="string" calcext:value-type="string">
            <text:p>200mm HD Medium Cutting Pad</text:p>
          </table:table-cell>
          <table:table-cell table:style-name="ce2" office:value-type="string" calcext:value-type="string">
            <text:p>40.0000</text:p>
          </table:table-cell>
          <table:table-cell table:style-name="ce2" office:value-type="string" calcext:value-type="string">
            <text:p>35.9500</text:p>
          </table:table-cell>
          <table:table-cell table:style-name="ce2" office:value-type="string" calcext:value-type="string">
            <text:p>29.7700</text:p>
          </table:table-cell>
          <table:table-cell office:value-type="string" calcext:value-type="string">
            <text:p>200mm-hd-08.jpg</text:p>
          </table:table-cell>
          <table:table-cell office:value-type="string" calcext:value-type="string">
            <text:p>&lt;div id=\"tigFIProductDescription\"&gt;&lt;span class=\"tigFIProductDescriptionTitle\"&gt;200mm Medium Cut Foam Pad (HD)&lt;/span&gt;&lt;span class=\"tigFIProductDescriptionBlock\"&gt;&lt;p&gt;Medium cutting foam pad&amp;#44 also the perfect one-stepping pad choice. This Orange HD (High Density) foam yields an extremely long life from it's generous 30mm thickness.&lt;/p&gt;&lt;/span&gt;&lt;img class=\"tigFIProductDescriptionInlinePhoto\" alt=\"200mm Medium Cut Foam Pad (HD) - Tigersoft Performance\" title=\"200mm Medium Cut Foam Pad (HD) - Tigersoft Performance\" src=\"images/_FI44426.jpg\"&gt;&lt;/img&gt;&lt;span class=\"tigFIProductDescriptionBlock\"&gt;&lt;p&gt;Closed cell&amp;#44 high density&amp;#44 very high quality foam only used to create the Final Inspection Orange HD foam pad&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ORANGEHD-90</text:p>
          </table:table-cell>
          <table:table-cell office:value-type="string" calcext:value-type="string">
            <text:p>90mm HD Medium Cutting Pad</text:p>
          </table:table-cell>
          <table:table-cell table:style-name="ce2" office:value-type="string" calcext:value-type="string">
            <text:p>12.0000</text:p>
          </table:table-cell>
          <table:table-cell table:style-name="ce2" office:value-type="string" calcext:value-type="string">
            <text:p>10.7500</text:p>
          </table:table-cell>
          <table:table-cell table:style-name="ce2" office:value-type="string" calcext:value-type="string">
            <text:p>7.1600</text:p>
          </table:table-cell>
          <table:table-cell office:value-type="string" calcext:value-type="string">
            <text:p>90mm-hd-01.jpg</text:p>
          </table:table-cell>
          <table:table-cell office:value-type="string" calcext:value-type="string">
            <text:p>&lt;div id=\"tigFIProductDescription\"&gt;&lt;span class=\"tigFIProductDescriptionTitle\"&gt;90mm Medium Cut Foam Pad (HD)&lt;/span&gt;&lt;span class=\"tigFIProductDescriptionBlock\"&gt;&lt;p&gt;Medium cutting foam pad&amp;#44 also the perfect one-stepping pad choice. This Orange HD (High Density) foam yields an extremely long life from it's generous 30mm thickness.&lt;/p&gt;&lt;/span&gt;&lt;img class=\"tigFIProductDescriptionInlinePhoto\" alt=\"90mm Medium Cut Foam Pad (HD) - Tigersoft Performance\" title=\"90mm Medium Cut Foam Pad (HD) - Tigersoft Performance\" src=\"images/_FI44426.jpg\"&gt;&lt;/img&gt;&lt;span class=\"tigFIProductDescriptionBlock\"&gt;&lt;p&gt;Closed cell&amp;#44 high density&amp;#44 very high quality foam only used to create the Final Inspection Orange HD foam pad&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PADCON-4B</text:p>
          </table:table-cell>
          <table:table-cell office:value-type="string" calcext:value-type="string">
            <text:p>Pad Spur (Soft)</text:p>
          </table:table-cell>
          <table:table-cell table:style-name="ce2" office:value-type="string" calcext:value-type="string">
            <text:p>35.0000</text:p>
          </table:table-cell>
          <table:table-cell table:style-name="ce2" office:value-type="string" calcext:value-type="string">
            <text:p>30.9500</text:p>
          </table:table-cell>
          <table:table-cell table:style-name="ce2" office:value-type="string" calcext:value-type="string">
            <text:p>24.3800</text:p>
          </table:table-cell>
          <table:table-cell office:value-type="string" calcext:value-type="string">
            <text:p>pad-spur-soft.jpg</text:p>
          </table:table-cell>
          <table:table-cell office:value-type="string" calcext:value-type="string">
            <text:p>&lt;div id=\"tigFIProductDescription\"&gt;&lt;span class=\"tigFIProductDescriptionTitle\"&gt;Pad Spur - Soft&lt;/span&gt;&lt;span class=\"tigFIProductDescriptionBlock\"&gt;&lt;p&gt;Pad conditioning brush (Pad Spur) with soft bristles&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PADCON-4W</text:p>
          </table:table-cell>
          <table:table-cell office:value-type="string" calcext:value-type="string">
            <text:p>Pad Spur (Hard)</text:p>
          </table:table-cell>
          <table:table-cell table:style-name="ce2" office:value-type="string" calcext:value-type="string">
            <text:p>35.0000</text:p>
          </table:table-cell>
          <table:table-cell table:style-name="ce2" office:value-type="string" calcext:value-type="string">
            <text:p>30.9500</text:p>
          </table:table-cell>
          <table:table-cell table:style-name="ce2" office:value-type="string" calcext:value-type="string">
            <text:p>24.3800</text:p>
          </table:table-cell>
          <table:table-cell office:value-type="string" calcext:value-type="string">
            <text:p>pad-spur-hard.jpg</text:p>
          </table:table-cell>
          <table:table-cell office:value-type="string" calcext:value-type="string">
            <text:p>&lt;div id=\"tigFIProductDescription\"&gt;&lt;span class=\"tigFIProductDescriptionTitle\"&gt;Pad Spur - Hard&lt;/span&gt;&lt;span class=\"tigFIProductDescriptionBlock\"&gt;&lt;p&gt;Pad conditioning brush (Pad Spur) with hard bristles&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PAINTNF-H</text:p>
          </table:table-cell>
          <table:table-cell office:value-type="string" calcext:value-type="string">
            <text:p>Paintwork Cloth</text:p>
          </table:table-cell>
          <table:table-cell table:style-name="ce2" office:value-type="string" calcext:value-type="string">
            <text:p>12.0000</text:p>
          </table:table-cell>
          <table:table-cell table:style-name="ce2" office:value-type="string" calcext:value-type="string">
            <text:p>10.7500</text:p>
          </table:table-cell>
          <table:table-cell table:style-name="ce2" office:value-type="string" calcext:value-type="string">
            <text:p>7.8800</text:p>
          </table:table-cell>
          <table:table-cell office:value-type="string" calcext:value-type="string">
            <text:p>paint_nf_01.jpg</text:p>
          </table:table-cell>
          <table:table-cell office:value-type="string" calcext:value-type="string">
            <text:p>&lt;div id=\"tigFIProductDescription\"&gt;&lt;span class=\"tigFIProductDescriptionTitle\"&gt;Paintwork NanoFibre Cloth&lt;/span&gt;&lt;span class=\"tigFIProductDescriptionBlock\"&gt;&lt;p&gt;Introducing the world's best paintwork cloth&amp;#44 an exceptionally high quality&amp;#44 400 gsm&amp;#44 40 x 40cm NanoFibre cloth perfect for use with quick detailers/spritzers such as Gloss Boost&amp;#44 to remove polish residue&amp;#44 with decontamination products to remove lubricants and to buff excess waxes &amp; sealants during application.&lt;/p&gt;&lt;/span&gt;&lt;span class=\"tigFIProductDescriptionBlock\"&gt;&lt;p&gt;Our NanoFibre Paintwork Cloth features hand-sewn pure NanoFibre edging&amp;#44 not rayon or cotton and no edge-less heat sealing. Consisting of 80% nano polyester fibre for ultra efficient cleaning and absorption around a (20%) polyamide core&amp;#44 our Paintwork NanoFibre Cloth has superlative absorption performance with an efficient cleaning action and is very gentle on any soft high gloss suface.&lt;/p&gt;&lt;/span&gt;&lt;span class=\"tigFIProductDescriptionBlockHeader\"&gt;&lt;p&gt;Quality&lt;/p&gt;&lt;/span&gt;&lt;span class=\"tigFIProductDescriptionBlock\"&gt;&lt;p&gt;This NanoFibre Paintwork Cloth consists of a 100% NanoFibre cloth&amp;#44 hand-sewn with 100% NanoFibre over-locked edges and constructed with the superior build quality expected of any Final Inspection product.&lt;/p&gt;&lt;/span&gt;&lt;img class=\"tigFIProductDescriptionInlinePhoto\" alt=\"Paintwork NanoFibre Cloth - Tigersoft Performance\" title=\"Paintwork NanoFibre Cloth - Tigersoft Performance\" src=\"images/Paint_NF_07.jpg\"&gt;&lt;/img&gt;&lt;span class=\"tigFIProductDescriptionBlock\"&gt;&lt;p&gt;Specifications&lt;/p&gt;&lt;/span&gt;&lt;p&gt;&lt;strong&gt;Yarn Denier:&lt;/strong&gt; 0.01&lt;/p&gt;&lt;p&gt;&lt;strong&gt;Yarn Type:&lt;/strong&gt; Multi Split&lt;/p&gt;&lt;p&gt;&lt;strong&gt;GSM:&lt;/strong&gt; 400&lt;/p&gt;&lt;p&gt;&lt;strong&gt;Density:&lt;/strong&gt; ~150&amp;#44 000 f/mm&lt;/p&gt;&lt;p&gt;&lt;strong&gt;Weave:&lt;/strong&gt; Tight Hook &lt;/p&gt;&lt;p&gt;&lt;strong&gt;Size:&lt;/strong&gt; 400 x 400mm (~15.7 x 15.7in)&lt;/p&gt;&lt;p&gt;&lt;strong&gt;Edge:&lt;/strong&gt; External (Hand Sewn NanoFibre)&lt;/p&gt;&lt;p&gt;&lt;strong&gt;Colour:&lt;/strong&gt; Orange&lt;/p&gt;&lt;p&gt;&lt;strong&gt;Packaging:&lt;/strong&gt; Re-usable plastic box&lt;/p&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PB-LRG</text:p>
          </table:table-cell>
          <table:table-cell office:value-type="string" calcext:value-type="string">
            <text:p>Polishing Ball (large)</text:p>
          </table:table-cell>
          <table:table-cell table:style-name="ce2" office:value-type="string" calcext:value-type="string">
            <text:p>18.0000</text:p>
          </table:table-cell>
          <table:table-cell table:style-name="ce2" office:value-type="string" calcext:value-type="string">
            <text:p>15.9500</text:p>
          </table:table-cell>
          <table:table-cell table:style-name="ce2" office:value-type="string" calcext:value-type="string">
            <text:p>12.6700</text:p>
          </table:table-cell>
          <table:table-cell office:value-type="string" calcext:value-type="string">
            <text:p>large-polishing-ball.jpg</text:p>
          </table:table-cell>
          <table:table-cell office:value-type="string" calcext:value-type="string">
            <text:p>&lt;div id=\"tigFIProductDescription\"&gt;&lt;span class=\"tigFIProductDescriptionTitle\"&gt;Polishing Ball (Large)&lt;/span&gt;&lt;span class=\"tigFIProductDescriptionBlock\"&gt;&lt;p&gt;A very handy crevice-polishing tool that fits into your drill&lt;/p&gt;&lt;/span&gt;&lt;span class=\"tigFIProductDescriptionBlock\"&gt;&lt;p&gt;Great for getting in behind mirrors or door handles etc.&lt;/p&gt;&lt;/span&gt;&lt;span class=\"tigFIProductDescriptionBlock\"&gt;&lt;p&gt;Available in Small or Large sizes&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PB-SML</text:p>
          </table:table-cell>
          <table:table-cell office:value-type="string" calcext:value-type="string">
            <text:p>Polishing Ball (small)</text:p>
          </table:table-cell>
          <table:table-cell table:style-name="ce2" office:value-type="string" calcext:value-type="string">
            <text:p>15.0000</text:p>
          </table:table-cell>
          <table:table-cell table:style-name="ce2" office:value-type="string" calcext:value-type="string">
            <text:p>13.5000</text:p>
          </table:table-cell>
          <table:table-cell table:style-name="ce2" office:value-type="string" calcext:value-type="string">
            <text:p>12.1000</text:p>
          </table:table-cell>
          <table:table-cell office:value-type="string" calcext:value-type="string">
            <text:p>small-polishing-ball.jpg</text:p>
          </table:table-cell>
          <table:table-cell office:value-type="string" calcext:value-type="string">
            <text:p>&lt;div id=\"tigFIProductDescription\"&gt;&lt;span class=\"tigFIProductDescriptionTitle\"&gt;Polishing Ball (Small)&lt;/span&gt;&lt;span class=\"tigFIProductDescriptionBlock\"&gt;&lt;p&gt;A very handy crevice-polishing tool that fits into your drill&lt;/p&gt;&lt;/span&gt;&lt;span class=\"tigFIProductDescriptionBlock\"&gt;&lt;p&gt;Great for getting in behind mirrors or door handles etc.&lt;/p&gt;&lt;/span&gt;&lt;span class=\"tigFIProductDescriptionBlock\"&gt;&lt;p&gt;Available in Small or Large sizes&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PEP1L</text:p>
          </table:table-cell>
          <table:table-cell office:value-type="string" calcext:value-type="string">
            <text:p>Peppermint Microfibre Wash 1L</text:p>
          </table:table-cell>
          <table:table-cell table:style-name="ce2" office:value-type="string" calcext:value-type="string">
            <text:p>20.0000</text:p>
          </table:table-cell>
          <table:table-cell table:style-name="ce2" office:value-type="string" calcext:value-type="string">
            <text:p>17.9500</text:p>
          </table:table-cell>
          <table:table-cell table:style-name="ce2" office:value-type="string" calcext:value-type="string">
            <text:p>9.7800</text:p>
          </table:table-cell>
          <table:table-cell office:value-type="string" calcext:value-type="string">
            <text:p>peppermint1l.jpg</text:p>
          </table:table-cell>
          <table:table-cell office:value-type="string" calcext:value-type="string">
            <text:p>&lt;div id=\"tigFIProductDescription\"&gt;&lt;span class=\"tigFIProductDescriptionTitle\"&gt;Peppermint NanoFibre Wash 1 Litre&lt;/span&gt;&lt;span class=\"tigFIProductDescriptionBlock\"&gt;&lt;p&gt;The best way to care for your high quality cloths is with Peppermint&amp;#44 the product designed to remove debris and stains quickly and efficiently from delicate fibres.&lt;/p&gt;&lt;/span&gt;&lt;span class=\"tigFIProductDescriptionBlock\"&gt;&lt;p&gt;Peppermint cleans without fabric softeners (which ruin NanoFibre and Microfibre)&amp;#44 Peppermint has microbial (anti-bacterial) ingredients which assist to inhibit mould/mold growth and odours.&lt;/p&gt;&lt;/span&gt;&lt;span class=\"tigFIProductDescriptionBlockHeader\"&gt;&lt;p&gt;Recommended Use&lt;/p&gt;&lt;/span&gt;&lt;ol class=\"tigFIProductDescriptionOrderedList\" &gt;&lt;li&gt;Spray directly onto cloths as a pre-soak immediately before washing&lt;/li&gt;&lt;li&gt;As a washing detergent for Microfibre and NanoFibre&lt;/li&gt;&lt;li&gt;As a soaking agent between use and wash for microfibre or NanoFibre products.&lt;/li&gt;&lt;/ol&gt;&lt;span class=\"tigFIProductDescriptionBlockHeader\"&gt;&lt;p&gt;Directions&lt;/p&gt;&lt;/span&gt;&lt;span class=\"tigFIProductDescriptionBlock\"&gt;&lt;p&gt;It is important to soak your cloths in water with a little peppermint immediately after use. <text:s/>Especially after using Microfibre or NanoFibre with products that will harden around fibres such as sealants and waxes&amp;#44 it is extrememly importnat to immediately soak your cloths in a solution of (preferably warm) water and Peppermint to stop the waxes from bonding to the fibres.&lt;/p&gt;&lt;/span&gt;&lt;span class=\"tigFIProductDescriptionBlock\"&gt;&lt;p&gt;Final Inspection recommend preparing a bucket of 5-15Litres of water (depending on how many cloths will be soaked) with 2-6 caps of Peppermint disolved in it before starting any detailing work and saturating and soaking <text:s/>cloths as soon as possible after use&amp;#44 especially with waxes before washing. Clothes can be soaked overnight. <text:s/>This process will significantly assist in avoiding hardening fibres.&lt;/p&gt;&lt;/span&gt;&lt;ol class=\"tigFIProductDescriptionOrderedList\" &gt;&lt;li&gt;Never use fabric softeners to condition NanoFibre (&amp; Microfibre) Cloths.&lt;/li&gt;&lt;li&gt;Never wash NanoFibre (&amp; Microfibre) at water temps higher than 55deg C.&lt;/li&gt;&lt;li&gt;'Spot' Stains by spraying Peppermint Wash directly onto NanoFibre (&amp; Microfibre) and allowing no more than 5 min dwelling time prior to washing. <text:s/>Do not allow Peppermint to dry on cloths.&lt;/li&gt;&lt;li&gt;Peppermint is very concentrated. <text:s/>1 Cap (20ml) of Peppermint Wash cleans up to 40 Cloths.&lt;/li&gt;&lt;li&gt;Do not overuse Peppermint by highly concentrating.&lt;/li&gt;&lt;/ol&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PEP20L</text:p>
          </table:table-cell>
          <table:table-cell office:value-type="string" calcext:value-type="string">
            <text:p>Peppermint Microfibre Wash 20L</text:p>
          </table:table-cell>
          <table:table-cell table:style-name="ce2" office:value-type="string" calcext:value-type="string">
            <text:p>275.0000</text:p>
          </table:table-cell>
          <table:table-cell table:style-name="ce2" office:value-type="string" calcext:value-type="string">
            <text:p>230.0000</text:p>
          </table:table-cell>
          <table:table-cell table:style-name="ce2" office:value-type="string" calcext:value-type="string">
            <text:p>128.8300</text:p>
          </table:table-cell>
          <table:table-cell office:value-type="string" calcext:value-type="string">
            <text:p>FI.jpg</text:p>
          </table:table-cell>
          <table:table-cell office:value-type="string" calcext:value-type="string">
            <text:p>&lt;div id=\"tigFIProductDescription\"&gt;&lt;span class=\"tigFIProductDescriptionTitle\"&gt;Peppermint NanoFibre Wash 20 Litres&lt;/span&gt;&lt;span class=\"tigFIProductDescriptionBlock\"&gt;&lt;p&gt;The best way to care for your high quality cloths is with Peppermint&amp;#44 the product designed to remove debris and stains quickly and efficiently from delicate fibres.&lt;/p&gt;&lt;/span&gt;&lt;span class=\"tigFIProductDescriptionBlock\"&gt;&lt;p&gt;Peppermint cleans without fabric softeners (which ruin NanoFibre and Microfibre)&amp;#44 Peppermint has microbial (anti-bacterial) ingredients which assist to inhibit mould/mold growth and odours.&lt;/p&gt;&lt;/span&gt;&lt;span class=\"tigFIProductDescriptionBlockHeader\"&gt;&lt;p&gt;Recommended Use&lt;/p&gt;&lt;/span&gt;&lt;ol class=\"tigFIProductDescriptionOrderedList\" &gt;&lt;li&gt;Spray directly onto cloths as a pre-soak immediately before washing&lt;/li&gt;&lt;li&gt;As a washing detergent for Microfibre and NanoFibre&lt;/li&gt;&lt;li&gt;As a soaking agent between use and wash for microfibre or NanoFibre products.&lt;/li&gt;&lt;/ol&gt;&lt;span class=\"tigFIProductDescriptionBlockHeader\"&gt;&lt;p&gt;Directions&lt;/p&gt;&lt;/span&gt;&lt;span class=\"tigFIProductDescriptionBlock\"&gt;&lt;p&gt;It is important to soak your cloths in water with a little peppermint immediately after use. <text:s/>Especially after using Microfibre or NanoFibre with products that will harden around fibres such as sealants and waxes&amp;#44 it is extrememly importnat to immediately soak your cloths in a solution of (preferably warm) water and Peppermint to stop the waxes from bonding to the fibres.&lt;/p&gt;&lt;/span&gt;&lt;span class=\"tigFIProductDescriptionBlock\"&gt;&lt;p&gt;Final Inspection recommend preparing a bucket of 5-15Litres of water (depending on how many cloths will be soaked) with 2-6 caps of Peppermint disolved in it before starting any detailing work and saturating and soaking <text:s/>cloths as soon as possible after use&amp;#44 especially with waxes before washing. Clothes can be soaked overnight. <text:s/>This process will significantly assist in avoiding hardening fibres.&lt;/p&gt;&lt;/span&gt;&lt;ol class=\"tigFIProductDescriptionOrderedList\" &gt;&lt;li&gt;Never use fabric softeners to condition NanoFibre (&amp; Microfibre) Cloths.&lt;/li&gt;&lt;li&gt;Never wash NanoFibre (&amp; Microfibre) at water temps higher than 55deg C.&lt;/li&gt;&lt;li&gt;'Spot' Stains by spraying Peppermint Wash directly onto NanoFibre (&amp; Microfibre) and allowing no more than 5 min dwelling time prior to washing. <text:s/>Do not allow Peppermint to dry on cloths.&lt;/li&gt;&lt;li&gt;Peppermint is very concentrated. <text:s/>1 Cap (20ml) of Peppermint Wash cleans up to 40 Cloths.&lt;/li&gt;&lt;li&gt;Do not overuse Peppermint by highly concentrating.&lt;/li&gt;&lt;/ol&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PEP500</text:p>
          </table:table-cell>
          <table:table-cell office:value-type="string" calcext:value-type="string">
            <text:p>Peppermint Microfibre Wash 5ooml</text:p>
          </table:table-cell>
          <table:table-cell table:style-name="ce2" office:value-type="string" calcext:value-type="string">
            <text:p>12.0000</text:p>
          </table:table-cell>
          <table:table-cell table:style-name="ce2" office:value-type="string" calcext:value-type="string">
            <text:p>10.7500</text:p>
          </table:table-cell>
          <table:table-cell table:style-name="ce2" office:value-type="string" calcext:value-type="string">
            <text:p>8.6600</text:p>
          </table:table-cell>
          <table:table-cell office:value-type="string" calcext:value-type="string">
            <text:p>peppermint-500.jpg</text:p>
          </table:table-cell>
          <table:table-cell office:value-type="string" calcext:value-type="string">
            <text:p>&lt;div id=\"tigFIProductDescription\"&gt;&lt;span class=\"tigFIProductDescriptionTitle\"&gt;Peppermint NanoFibre Wash 500ml&lt;/span&gt;&lt;span class=\"tigFIProductDescriptionBlock\"&gt;&lt;p&gt;The best way to care for your high quality cloths is with Peppermint&amp;#44 the product designed to remove debris and stains quickly and efficiently from delicate fibres.&lt;/p&gt;&lt;/span&gt;&lt;span class=\"tigFIProductDescriptionBlock\"&gt;&lt;p&gt;Peppermint cleans without fabric softeners (which ruin NanoFibre and Microfibre)&amp;#44 Peppermint has microbial (anti-bacterial) ingredients which assist to inhibit mould/mold growth and odours.&lt;/p&gt;&lt;/span&gt;&lt;span class=\"tigFIProductDescriptionBlockHeader\"&gt;&lt;p&gt;Recommended Use&lt;/p&gt;&lt;/span&gt;&lt;ol class=\"tigFIProductDescriptionOrderedList\" &gt;&lt;li&gt;Spray directly onto cloths as a pre-soak immediately before washing&lt;/li&gt;&lt;li&gt;As a washing detergent for Microfibre and NanoFibre&lt;/li&gt;&lt;li&gt;As a soaking agent between use and wash for microfibre or NanoFibre products.&lt;/li&gt;&lt;/ol&gt;&lt;span class=\"tigFIProductDescriptionBlockHeader\"&gt;&lt;p&gt;Directions&lt;/p&gt;&lt;/span&gt;&lt;span class=\"tigFIProductDescriptionBlock\"&gt;&lt;p&gt;It is important to soak your cloths in water with a little peppermint immediately after use. <text:s/>Especially after using Microfibre or NanoFibre with products that will harden around fibres such as sealants and waxes&amp;#44 it is extrememly importnat to immediately soak your cloths in a solution of (preferably warm) water and Peppermint to stop the waxes from bonding to the fibres.&lt;/p&gt;&lt;/span&gt;&lt;span class=\"tigFIProductDescriptionBlock\"&gt;&lt;p&gt;Final Inspection recommend preparing a bucket of 5-15Litres of water (depending on how many cloths will be soaked) with 2-6 caps of Peppermint disolved in it before starting any detailing work and saturating and soaking <text:s/>cloths as soon as possible after use&amp;#44 especially with waxes before washing. Clothes can be soaked overnight. <text:s/>This process will significantly assist in avoiding hardening fibres.&lt;/p&gt;&lt;/span&gt;&lt;ol class=\"tigFIProductDescriptionOrderedList\" &gt;&lt;li&gt;Never use fabric softeners to condition NanoFibre (&amp; Microfibre) Cloths.&lt;/li&gt;&lt;li&gt;Never wash NanoFibre (&amp; Microfibre) at water temps higher than 55deg C.&lt;/li&gt;&lt;li&gt;'Spot' Stains by spraying Peppermint Wash directly onto NanoFibre (&amp; Microfibre) and allowing no more than 5 min dwelling time prior to washing. <text:s/>Do not allow Peppermint to dry on cloths.&lt;/li&gt;&lt;li&gt;Peppermint is very concentrated. <text:s/>1 Cap (20ml) of Peppermint Wash cleans up to 40 Cloths.&lt;/li&gt;&lt;li&gt;Do not overuse Peppermint by highly concentrating.&lt;/li&gt;&lt;/ol&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PEP5L</text:p>
          </table:table-cell>
          <table:table-cell office:value-type="string" calcext:value-type="string">
            <text:p>Peppermint Microfibre Wash 5L</text:p>
          </table:table-cell>
          <table:table-cell table:style-name="ce2" office:value-type="string" calcext:value-type="string">
            <text:p>80.0000</text:p>
          </table:table-cell>
          <table:table-cell table:style-name="ce2" office:value-type="string" calcext:value-type="string">
            <text:p>68.0000</text:p>
          </table:table-cell>
          <table:table-cell table:style-name="ce2" office:value-type="string" calcext:value-type="string">
            <text:p>32.6600</text:p>
          </table:table-cell>
          <table:table-cell office:value-type="string" calcext:value-type="string">
            <text:p>peppermint-5l.jpg</text:p>
          </table:table-cell>
          <table:table-cell office:value-type="string" calcext:value-type="string">
            <text:p>&lt;div id=\"tigFIProductDescription\"&gt;&lt;span class=\"tigFIProductDescriptionTitle\"&gt;Peppermint NanoFibre Wash 5 Litres&lt;/span&gt;&lt;span class=\"tigFIProductDescriptionBlock\"&gt;&lt;p&gt;The best way to care for your high quality cloths is with Peppermint&amp;#44 the product designed to remove debris and stains quickly and efficiently from delicate fibres.&lt;/p&gt;&lt;/span&gt;&lt;span class=\"tigFIProductDescriptionBlock\"&gt;&lt;p&gt;Peppermint cleans without fabric softeners (which ruin NanoFibre and Microfibre)&amp;#44 Peppermint has microbial (anti-bacterial) ingredients which assist to inhibit mould/mold growth and odours.&lt;/p&gt;&lt;/span&gt;&lt;span class=\"tigFIProductDescriptionBlockHeader\"&gt;&lt;p&gt;Recommended Use&lt;/p&gt;&lt;/span&gt;&lt;ol class=\"tigFIProductDescriptionOrderedList\" &gt;&lt;li&gt;Spray directly onto cloths as a pre-soak immediately before washing&lt;/li&gt;&lt;li&gt;As a washing detergent for Microfibre and NanoFibre&lt;/li&gt;&lt;li&gt;As a soaking agent between use and wash for microfibre or NanoFibre products.&lt;/li&gt;&lt;/ol&gt;&lt;span class=\"tigFIProductDescriptionBlockHeader\"&gt;&lt;p&gt;Directions&lt;/p&gt;&lt;/span&gt;&lt;span class=\"tigFIProductDescriptionBlock\"&gt;&lt;p&gt;It is important to soak your cloths in water with a little peppermint immediately after use. <text:s/>Especially after using Microfibre or NanoFibre with products that will harden around fibres such as sealants and waxes&amp;#44 it is extrememly importnat to immediately soak your cloths in a solution of (preferably warm) water and Peppermint to stop the waxes from bonding to the fibres.&lt;/p&gt;&lt;/span&gt;&lt;span class=\"tigFIProductDescriptionBlock\"&gt;&lt;p&gt;Final Inspection recommend preparing a bucket of 5-15Litres of water (depending on how many cloths will be soaked) with 2-6 caps of Peppermint disolved in it before starting any detailing work and saturating and soaking <text:s/>cloths as soon as possible after use&amp;#44 especially with waxes before washing. Clothes can be soaked overnight. <text:s/>This process will significantly assist in avoiding hardening fibres.&lt;/p&gt;&lt;/span&gt;&lt;ol class=\"tigFIProductDescriptionOrderedList\" &gt;&lt;li&gt;Never use fabric softeners to condition NanoFibre (&amp; Microfibre) Cloths.&lt;/li&gt;&lt;li&gt;Never wash NanoFibre (&amp; Microfibre) at water temps higher than 55deg C.&lt;/li&gt;&lt;li&gt;'Spot' Stains by spraying Peppermint Wash directly onto NanoFibre (&amp; Microfibre) and allowing no more than 5 min dwelling time prior to washing. <text:s/>Do not allow Peppermint to dry on cloths.&lt;/li&gt;&lt;li&gt;Peppermint is very concentrated. <text:s/>1 Cap (20ml) of Peppermint Wash cleans up to 40 Cloths.&lt;/li&gt;&lt;li&gt;Do not overuse Peppermint by highly concentrating.&lt;/li&gt;&lt;/ol&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PNTCLN1L</text:p>
          </table:table-cell>
          <table:table-cell office:value-type="string" calcext:value-type="string">
            <text:p>Paint Cleanse 'Truth Serum' 1L</text:p>
          </table:table-cell>
          <table:table-cell table:style-name="ce2" office:value-type="string" calcext:value-type="string">
            <text:p>20.0000</text:p>
          </table:table-cell>
          <table:table-cell table:style-name="ce2" office:value-type="string" calcext:value-type="string">
            <text:p>17.9500</text:p>
          </table:table-cell>
          <table:table-cell table:style-name="ce2" office:value-type="string" calcext:value-type="string">
            <text:p>7.6300</text:p>
          </table:table-cell>
          <table:table-cell office:value-type="string" calcext:value-type="string">
            <text:p>paint-cleanse-1000ml.jpg</text:p>
          </table:table-cell>
          <table:table-cell office:value-type="string" calcext:value-type="string">
            <text:p>&lt;div id=\"tigFIProductDescription\"&gt;&lt;span class=\"tigFIProductDescriptionTitle\"&gt;Paint Cleanse 'Truth Serum' 1 Litre&lt;/span&gt;&lt;span class=\"tigFIProductDescriptionBlock\"&gt;&lt;p&gt;Also known as 'Truth Serum'&amp;#44 Paint Cleanse is designed to remove all traces of polish residue and any other oils and waxes from hard surfaces&amp;#44 specifically&amp;#44 paintwork&amp;#44 glass and chrome and allows detailers to see exactly what imperfections (if any) still require correction.&lt;/p&gt;&lt;/span&gt;&lt;span class=\"tigFIProductDescriptionBlock\"&gt;&lt;p&gt;Paint Cleanse also cleans surfaces perfectly for maximum adhesion of paint protection (waxes and/or sealants) and is recommended as preparation prior to application of any form of paint protection. Paint cleanse was recently optimised and contains lubricants to reduce marring on super soft paints and reduce friction&amp;#44 encouraging a slipperier polishing characteristic. Less stick&amp;#44 better finishes&amp;#44 significantly reduced time and polish use as well as less wear on equipment and decreased pad wear. The best quality product of its type.&lt;/p&gt;&lt;/span&gt;&lt;span class=\"tigFIProductDescriptionBlockHeader\"&gt;&lt;p&gt;Directions&lt;/p&gt;&lt;/span&gt;&lt;ol class=\"tigFIProductDescriptionOrderedList\" &gt;&lt;li&gt;Spray a few pumps of Paint Cleanse™ onto a slightly damp NanoFibre Paintwork Cloth™ (never directly onto paint).&lt;/li&gt;&lt;li&gt;Wipe all surfaces&amp;#44 turning cloth until all product is dissolved.&lt;/li&gt;&lt;li&gt;Wipe surface with a seperate&amp;#44 clean and dry NanoFibre Paintwork Cloth™.&lt;/li&gt;&lt;/ol&gt;&lt;span class=\"tigFIProductDescriptionBlock\"&gt;&lt;p&gt;Design and manufacture: Designed and manufactured in Australia by Final Inspection&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PNTCLN20L</text:p>
          </table:table-cell>
          <table:table-cell office:value-type="string" calcext:value-type="string">
            <text:p>Paint Cleanse 'Truth Serum' 20L</text:p>
          </table:table-cell>
          <table:table-cell table:style-name="ce2" office:value-type="string" calcext:value-type="string">
            <text:p>275.0000</text:p>
          </table:table-cell>
          <table:table-cell table:style-name="ce2" office:value-type="string" calcext:value-type="string">
            <text:p>230.0000</text:p>
          </table:table-cell>
          <table:table-cell table:style-name="ce2" office:value-type="string" calcext:value-type="string">
            <text:p>114.8400</text:p>
          </table:table-cell>
          <table:table-cell office:value-type="string" calcext:value-type="string">
            <text:p>FI.jpg</text:p>
          </table:table-cell>
          <table:table-cell office:value-type="string" calcext:value-type="string">
            <text:p>&lt;div id=\"tigFIProductDescription\"&gt;&lt;span class=\"tigFIProductDescriptionTitle\"&gt;Paint Cleanse 'Truth Serum' 20 Litre&lt;/span&gt;&lt;span class=\"tigFIProductDescriptionBlock\"&gt;&lt;p&gt;Also known as 'Truth Serum'&amp;#44 Paint Cleanse is designed to remove all traces of polish residue and any other oils and waxes from hard surfaces&amp;#44 specifically&amp;#44 paintwork&amp;#44 glass and chrome and allows detailers to see exactly what imperfections (if any) still require correction.&lt;/p&gt;&lt;/span&gt;&lt;span class=\"tigFIProductDescriptionBlock\"&gt;&lt;p&gt;Paint Cleanse also cleans surfaces perfectly for maximum adhesion of paint protection (waxes and/or sealants) and is recommended as preparation prior to application of any form of paint protection. Paint cleanse was recently optimised and contains lubricants to reduce marring on super soft paints and reduce friction&amp;#44 encouraging a slipperier polishing characteristic. Less stick&amp;#44 better finishes&amp;#44 significantly reduced time and polish use as well as less wear on equipment and decreased pad wear. The best quality product of its type.&lt;/p&gt;&lt;/span&gt;&lt;span class=\"tigFIProductDescriptionBlockHeader\"&gt;&lt;p&gt;Directions&lt;/p&gt;&lt;/span&gt;&lt;ol class=\"tigFIProductDescriptionOrderedList\" &gt;&lt;li&gt;Spray a few pumps of Paint Cleanse™ onto a slightly damp NanoFibre Paintwork Cloth™ (never directly onto paint).&lt;/li&gt;&lt;li&gt;Wipe all surfaces&amp;#44 turning cloth until all product is dissolved.&lt;/li&gt;&lt;li&gt;Wipe surface with a seperate&amp;#44 clean and dry NanoFibre Paintwork Cloth™.&lt;/li&gt;&lt;/ol&gt;&lt;span class=\"tigFIProductDescriptionBlock\"&gt;&lt;p&gt;Design and manufacture: Designed and manufactured in Australia by Final Inspection&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PNTCLN500</text:p>
          </table:table-cell>
          <table:table-cell office:value-type="string" calcext:value-type="string">
            <text:p>Paint Cleanse 'Truth Serum' 5ooml</text:p>
          </table:table-cell>
          <table:table-cell table:style-name="ce2" office:value-type="string" calcext:value-type="string">
            <text:p>12.0000</text:p>
          </table:table-cell>
          <table:table-cell table:style-name="ce2" office:value-type="string" calcext:value-type="string">
            <text:p>10.7500</text:p>
          </table:table-cell>
          <table:table-cell table:style-name="ce2" office:value-type="string" calcext:value-type="string">
            <text:p>7.6800</text:p>
          </table:table-cell>
          <table:table-cell office:value-type="string" calcext:value-type="string">
            <text:p>paint-cleanse-500-01.jpg</text:p>
          </table:table-cell>
          <table:table-cell office:value-type="string" calcext:value-type="string">
            <text:p>&lt;div id=\"tigFIProductDescription\"&gt;&lt;span class=\"tigFIProductDescriptionTitle\"&gt;Paint Cleanse 'Truth Serum' 500ml&lt;/span&gt;&lt;span class=\"tigFIProductDescriptionBlock\"&gt;&lt;p&gt;Also known as 'Truth Serum'&amp;#44 Paint Cleanse is designed to remove all traces of polish residue and any other oils and waxes from hard surfaces&amp;#44 specifically&amp;#44 paintwork&amp;#44 glass and chrome and allows detailers to see exactly what imperfections (if any) still require correction.&lt;/p&gt;&lt;/span&gt;&lt;span class=\"tigFIProductDescriptionBlock\"&gt;&lt;p&gt;Paint Cleanse also cleans surfaces perfectly for maximum adhesion of paint protection (waxes and/or sealants) and is recommended as preparation prior to application of any form of paint protection. Paint cleanse was recently optimised and contains lubricants to reduce marring on super soft paints and reduce friction&amp;#44 encouraging a slipperier polishing characteristic. Less stick&amp;#44 better finishes&amp;#44 significantly reduced time and polish use as well as less wear on equipment and decreased pad wear. The best quality product of its type.&lt;/p&gt;&lt;/span&gt;&lt;span class=\"tigFIProductDescriptionBlockHeader\"&gt;&lt;p&gt;Directions&lt;/p&gt;&lt;/span&gt;&lt;ol class=\"tigFIProductDescriptionOrderedList\" &gt;&lt;li&gt;Spray a few pumps of Paint Cleanse™ onto a slightly damp NanoFibre Paintwork Cloth™ (never directly onto paint).&lt;/li&gt;&lt;li&gt;Wipe all surfaces&amp;#44 turning cloth until all product is dissolved.&lt;/li&gt;&lt;li&gt;Wipe surface with a seperate&amp;#44 clean and dry NanoFibre Paintwork Cloth™.&lt;/li&gt;&lt;/ol&gt;&lt;span class=\"tigFIProductDescriptionBlock\"&gt;&lt;p&gt;Design and manufacture: Designed and manufactured in Australia by Final Inspection&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PNTCLN5L</text:p>
          </table:table-cell>
          <table:table-cell office:value-type="string" calcext:value-type="string">
            <text:p>Paint Cleanse 'Truth Serum' 5L</text:p>
          </table:table-cell>
          <table:table-cell table:style-name="ce2" office:value-type="string" calcext:value-type="string">
            <text:p>80.0000</text:p>
          </table:table-cell>
          <table:table-cell table:style-name="ce2" office:value-type="string" calcext:value-type="string">
            <text:p>68.0000</text:p>
          </table:table-cell>
          <table:table-cell table:style-name="ce2" office:value-type="string" calcext:value-type="string">
            <text:p>29.3500</text:p>
          </table:table-cell>
          <table:table-cell office:value-type="string" calcext:value-type="string">
            <text:p>paint-cleanse-5l.jpg</text:p>
          </table:table-cell>
          <table:table-cell office:value-type="string" calcext:value-type="string">
            <text:p>&lt;div id=\"tigFIProductDescription\"&gt;&lt;span class=\"tigFIProductDescriptionTitle\"&gt;Paint Cleanse 'Truth Serum' 5 Litre&lt;/span&gt;&lt;span class=\"tigFIProductDescriptionBlock\"&gt;&lt;p&gt;Also known as 'Truth Serum'&amp;#44 Paint Cleanse is designed to remove all traces of polish residue and any other oils and waxes from hard surfaces&amp;#44 specifically&amp;#44 paintwork&amp;#44 glass and chrome and allows detailers to see exactly what imperfections (if any) still require correction.&lt;/p&gt;&lt;/span&gt;&lt;span class=\"tigFIProductDescriptionBlock\"&gt;&lt;p&gt;Paint Cleanse also cleans surfaces perfectly for maximum adhesion of paint protection (waxes and/or sealants) and is recommended as preparation prior to application of any form of paint protection. Paint cleanse was recently optimised and contains lubricants to reduce marring on super soft paints and reduce friction&amp;#44 encouraging a slipperier polishing characteristic. Less stick&amp;#44 better finishes&amp;#44 significantly reduced time and polish use as well as less wear on equipment and decreased pad wear. The best quality product of its type.&lt;/p&gt;&lt;/span&gt;&lt;span class=\"tigFIProductDescriptionBlockHeader\"&gt;&lt;p&gt;Directions&lt;/p&gt;&lt;/span&gt;&lt;ol class=\"tigFIProductDescriptionOrderedList\" &gt;&lt;li&gt;Spray a few pumps of Paint Cleanse™ onto a slightly damp NanoFibre Paintwork Cloth™ (never directly onto paint).&lt;/li&gt;&lt;li&gt;Wipe all surfaces&amp;#44 turning cloth until all product is dissolved.&lt;/li&gt;&lt;li&gt;Wipe surface with a seperate&amp;#44 clean and dry NanoFibre Paintwork Cloth™.&lt;/li&gt;&lt;/ol&gt;&lt;span class=\"tigFIProductDescriptionBlock\"&gt;&lt;p&gt;Design and manufacture: Designed and manufactured in Australia by Final Inspection&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PPBS1L</text:p>
          </table:table-cell>
          <table:table-cell office:value-type="string" calcext:value-type="string">
            <text:p>(Paint Pampering) Body Shampoo 1L</text:p>
          </table:table-cell>
          <table:table-cell table:style-name="ce2" office:value-type="string" calcext:value-type="string">
            <text:p>20.0000</text:p>
          </table:table-cell>
          <table:table-cell table:style-name="ce2" office:value-type="string" calcext:value-type="string">
            <text:p>17.9500</text:p>
          </table:table-cell>
          <table:table-cell table:style-name="ce2" office:value-type="string" calcext:value-type="string">
            <text:p>6.7100</text:p>
          </table:table-cell>
          <table:table-cell office:value-type="string" calcext:value-type="string">
            <text:p>ppbs1l.jpg</text:p>
          </table:table-cell>
          <table:table-cell office:value-type="string" calcext:value-type="string">
            <text:p>&lt;div id=\"tigFIProductDescription\"&gt;&lt;span class=\"tigFIProductDescriptionTitle\"&gt;Paint Pampering Body Shampoo 1 Litre&lt;/span&gt;&lt;span class=\"tigFIProductDescriptionBlock\"&gt;&lt;p&gt;The world's best car wash&amp;#44 designed by detailers&amp;#44 for detailers. The first low SLS&amp;#44 pump pack body shampoo to be used in a bucket-less system for quicker&amp;#44 better results. Effective&amp;#44 gentle on soft surfaces&amp;#44 contains no ammonia&amp;#44 no corrosive components. Safe for you and safe for your vehicle.&lt;/p&gt;&lt;/span&gt;&lt;span class=\"tigFIProductDescriptionBlock\"&gt;&lt;p&gt;With very high levels of polymer lubricants which minimise swirling&amp;#44 low in SLS (wax-stripping sodium laureth sulphate foaming agents) and the perfect blend of efficient surfactants&amp;#44 Paint Pampering Body Shampoo™ is a great smelling&amp;#44 great feeling weekly wash at a very respectable price and part of a system that achieves the best results without requiring buckets.&lt;/p&gt;&lt;/span&gt;&lt;span class=\"tigFIProductDescriptionBlock\"&gt;&lt;p&gt;Paint Pampering Body Shampoo™ delivers perfect results on all types of paint&amp;#44 glass&amp;#44 chrome&amp;#44 polycarbonate&amp;#44 acrylic&amp;#44 fabric 'soft' convertible tops.&lt;/p&gt;&lt;/span&gt;&lt;span class=\"tigFIProductDescriptionBlockHeader\"&gt;&lt;p&gt;Extra Value&lt;/p&gt;&lt;/span&gt;&lt;span class=\"tigFIProductDescriptionBlock\"&gt;&lt;p&gt;All bottles of PPBS &lt;i&gt;except 500ml which is already diluted&lt;/i&gt;&amp;#44 can be diluted with water 1:1&amp;#44 so 1 Litre becomes 2 Litres. This is excellent value for money&lt;/p&gt;&lt;/span&gt;&lt;span class=\"tigFIProductDescriptionBlockHeader\"&gt;&lt;p&gt;Directions&lt;/p&gt;&lt;/span&gt;&lt;span class=\"tigFIProductDescriptionBlock\"&gt;&lt;p&gt;Please see the &lt;a href=\"http://tigersoft.com.au/Detailing101Wash.html\" alt=\"Tigersoft Performance Car Washing Guide\" &gt;Tigersoft Performance Car Washing Guide&lt;/a&gt; for instructions for the complete car wash process.&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PPBS20L</text:p>
          </table:table-cell>
          <table:table-cell office:value-type="string" calcext:value-type="string">
            <text:p>(Paint Pampering) Body Shampoo 20L</text:p>
          </table:table-cell>
          <table:table-cell table:style-name="ce2" office:value-type="string" calcext:value-type="string">
            <text:p>275.0000</text:p>
          </table:table-cell>
          <table:table-cell table:style-name="ce2" office:value-type="string" calcext:value-type="string">
            <text:p>230.0000</text:p>
          </table:table-cell>
          <table:table-cell table:style-name="ce2" office:value-type="string" calcext:value-type="string">
            <text:p>92.5900</text:p>
          </table:table-cell>
          <table:table-cell office:value-type="string" calcext:value-type="string">
            <text:p>FI.jpg</text:p>
          </table:table-cell>
          <table:table-cell office:value-type="string" calcext:value-type="string">
            <text:p>&lt;div id=\"tigFIProductDescription\"&gt;&lt;span class=\"tigFIProductDescriptionTitle\"&gt;Paint Pampering Body Shampoo 20 Litres&lt;/span&gt;&lt;span class=\"tigFIProductDescriptionBlock\"&gt;&lt;p&gt;The world's best car wash&amp;#44 designed by detailers&amp;#44 for detailers. The first low SLS&amp;#44 pump pack body shampoo to be used in a bucket-less system for quicker&amp;#44 better results. Effective&amp;#44 gentle on soft surfaces&amp;#44 contains no ammonia&amp;#44 no corrosive components. Safe for you and safe for your vehicle.&lt;/p&gt;&lt;/span&gt;&lt;span class=\"tigFIProductDescriptionBlock\"&gt;&lt;p&gt;With very high levels of polymer lubricants which minimise swirling&amp;#44 low in SLS (wax-stripping sodium laureth sulphate foaming agents) and the perfect blend of efficient surfactants&amp;#44 Paint Pampering Body Shampoo™ is a great smelling&amp;#44 great feeling weekly wash at a very respectable price and part of a system that achieves the best results without requiring buckets.&lt;/p&gt;&lt;/span&gt;&lt;span class=\"tigFIProductDescriptionBlock\"&gt;&lt;p&gt;Paint Pampering Body Shampoo™ delivers perfect results on all types of paint&amp;#44 glass&amp;#44 chrome&amp;#44 polycarbonate&amp;#44 acrylic&amp;#44 fabric 'soft' convertible tops.&lt;/p&gt;&lt;/span&gt;&lt;span class=\"tigFIProductDescriptionBlockHeader\"&gt;&lt;p&gt;Extra Value&lt;/p&gt;&lt;/span&gt;&lt;span class=\"tigFIProductDescriptionBlock\"&gt;&lt;p&gt;All bottles of PPBS &lt;i&gt;except 500ml which is already diluted&lt;/i&gt;&amp;#44 can be diluted with water 1:1&amp;#44 so 1 Litre becomes 2 Litres. This is excellent value for money&lt;/p&gt;&lt;/span&gt;&lt;span class=\"tigFIProductDescriptionBlockHeader\"&gt;&lt;p&gt;Directions&lt;/p&gt;&lt;/span&gt;&lt;span class=\"tigFIProductDescriptionBlock\"&gt;&lt;p&gt;Please see the &lt;a href=\"http://tigersoft.com.au/Detailing101Wash.html\" alt=\"Tigersoft Performance Car Washing Guide\" &gt;Tigersoft Performance Car Washing Guide&lt;/a&gt; for instructions for the complete car wash process.&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PPBS500</text:p>
          </table:table-cell>
          <table:table-cell office:value-type="string" calcext:value-type="string">
            <text:p>(Paint Pampering) Body Shampoo 5ooml</text:p>
          </table:table-cell>
          <table:table-cell table:style-name="ce2" office:value-type="string" calcext:value-type="string">
            <text:p>12.0000</text:p>
          </table:table-cell>
          <table:table-cell table:style-name="ce2" office:value-type="string" calcext:value-type="string">
            <text:p>10.7500</text:p>
          </table:table-cell>
          <table:table-cell table:style-name="ce2" office:value-type="string" calcext:value-type="string">
            <text:p>6.5500</text:p>
          </table:table-cell>
          <table:table-cell office:value-type="string" calcext:value-type="string">
            <text:p>ppbs5oo03_2.jpg</text:p>
          </table:table-cell>
          <table:table-cell office:value-type="string" calcext:value-type="string">
            <text:p>&lt;div id=\"tigFIProductDescription\"&gt;&lt;span class=\"tigFIProductDescriptionTitle\"&gt;Paint Pampering Body Shampoo 500ml&lt;/span&gt;&lt;span class=\"tigFIProductDescriptionBlock\"&gt;&lt;p&gt;The world's best car wash&amp;#44 designed by detailers&amp;#44 for detailers. The first low SLS&amp;#44 pump pack body shampoo to be used in a bucket-less system for quicker&amp;#44 better results. Effective&amp;#44 gentle on soft surfaces&amp;#44 contains no ammonia&amp;#44 no corrosive components. Safe for you and safe for your vehicle.&lt;/p&gt;&lt;/span&gt;&lt;span class=\"tigFIProductDescriptionBlock\"&gt;&lt;p&gt;With very high levels of polymer lubricants which minimise swirling&amp;#44 low in SLS (wax-stripping sodium laureth sulphate foaming agents) and the perfect blend of efficient surfactants&amp;#44 Paint Pampering Body Shampoo™ is a great smelling&amp;#44 great feeling weekly wash at a very respectable price and part of a system that achieves the best results without requiring buckets.&lt;/p&gt;&lt;/span&gt;&lt;span class=\"tigFIProductDescriptionBlock\"&gt;&lt;p&gt;Paint Pampering Body Shampoo™ delivers perfect results on all types of paint&amp;#44 glass&amp;#44 chrome&amp;#44 polycarbonate&amp;#44 acrylic&amp;#44 fabric 'soft' convertible tops.&lt;/p&gt;&lt;/span&gt;&lt;span class=\"tigFIProductDescriptionBlockHeader\"&gt;&lt;p&gt;Extra Value&lt;/p&gt;&lt;/span&gt;&lt;span class=\"tigFIProductDescriptionBlock\"&gt;&lt;p&gt;All bottles of PPBS &lt;i&gt;except 500ml which is already diluted&lt;/i&gt;&amp;#44 can be diluted with water 1:1&amp;#44 so 1 Litre becomes 2 Litres. This is excellent value for money&lt;/p&gt;&lt;/span&gt;&lt;span class=\"tigFIProductDescriptionBlockHeader\"&gt;&lt;p&gt;Directions&lt;/p&gt;&lt;/span&gt;&lt;span class=\"tigFIProductDescriptionBlock\"&gt;&lt;p&gt;Please see the &lt;a href=\"http://tigersoft.com.au/Detailing101Wash.html\" alt=\"Tigersoft Performance Car Washing Guide\" &gt;Tigersoft Performance Car Washing Guide&lt;/a&gt; for instructions for the complete car wash process.&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PPBS5L</text:p>
          </table:table-cell>
          <table:table-cell office:value-type="string" calcext:value-type="string">
            <text:p>(Paint Pampering) Body Shampoo 5L</text:p>
          </table:table-cell>
          <table:table-cell table:style-name="ce2" office:value-type="string" calcext:value-type="string">
            <text:p>80.0000</text:p>
          </table:table-cell>
          <table:table-cell table:style-name="ce2" office:value-type="string" calcext:value-type="string">
            <text:p>68.0000</text:p>
          </table:table-cell>
          <table:table-cell table:style-name="ce2" office:value-type="string" calcext:value-type="string">
            <text:p>23.7700</text:p>
          </table:table-cell>
          <table:table-cell office:value-type="string" calcext:value-type="string">
            <text:p>ppbs-5l.jpg</text:p>
          </table:table-cell>
          <table:table-cell office:value-type="string" calcext:value-type="string">
            <text:p>&lt;div id=\"tigFIProductDescription\"&gt;&lt;span class=\"tigFIProductDescriptionTitle\"&gt;Paint Pampering Body Shampoo 5 Litres&lt;/span&gt;&lt;span class=\"tigFIProductDescriptionBlock\"&gt;&lt;p&gt;The world's best car wash&amp;#44 designed by detailers&amp;#44 for detailers. The first low SLS&amp;#44 pump pack body shampoo to be used in a bucket-less system for quicker&amp;#44 better results. Effective&amp;#44 gentle on soft surfaces&amp;#44 contains no ammonia&amp;#44 no corrosive components. Safe for you and safe for your vehicle.&lt;/p&gt;&lt;/span&gt;&lt;span class=\"tigFIProductDescriptionBlock\"&gt;&lt;p&gt;With very high levels of polymer lubricants which minimise swirling&amp;#44 low in SLS (wax-stripping sodium laureth sulphate foaming agents) and the perfect blend of efficient surfactants&amp;#44 Paint Pampering Body Shampoo™ is a great smelling&amp;#44 great feeling weekly wash at a very respectable price and part of a system that achieves the best results without requiring buckets.&lt;/p&gt;&lt;/span&gt;&lt;span class=\"tigFIProductDescriptionBlock\"&gt;&lt;p&gt;Paint Pampering Body Shampoo™ delivers perfect results on all types of paint&amp;#44 glass&amp;#44 chrome&amp;#44 polycarbonate&amp;#44 acrylic&amp;#44 fabric 'soft' convertible tops.&lt;/p&gt;&lt;/span&gt;&lt;span class=\"tigFIProductDescriptionBlockHeader\"&gt;&lt;p&gt;Extra Value&lt;/p&gt;&lt;/span&gt;&lt;span class=\"tigFIProductDescriptionBlock\"&gt;&lt;p&gt;All bottles of PPBS &lt;i&gt;except 500ml which is already diluted&lt;/i&gt;&amp;#44 can be diluted with water 1:1&amp;#44 so 1 Litre becomes 2 Litres. This is excellent value for money&lt;/p&gt;&lt;/span&gt;&lt;span class=\"tigFIProductDescriptionBlockHeader\"&gt;&lt;p&gt;Directions&lt;/p&gt;&lt;/span&gt;&lt;span class=\"tigFIProductDescriptionBlock\"&gt;&lt;p&gt;Please see the &lt;a href=\"http://tigersoft.com.au/Detailing101Wash.html\" alt=\"Tigersoft Performance Car Washing Guide\" &gt;Tigersoft Performance Car Washing Guide&lt;/a&gt; for instructions for the complete car wash process.&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PURE1L</text:p>
          </table:table-cell>
          <table:table-cell office:value-type="string" calcext:value-type="string">
            <text:p>Purity 1L</text:p>
          </table:table-cell>
          <table:table-cell table:style-name="ce2" office:value-type="string" calcext:value-type="string">
            <text:p>20.0000</text:p>
          </table:table-cell>
          <table:table-cell table:style-name="ce2" office:value-type="string" calcext:value-type="string">
            <text:p>17.9500</text:p>
          </table:table-cell>
          <table:table-cell table:style-name="ce2" office:value-type="string" calcext:value-type="string">
            <text:p>7.4400</text:p>
          </table:table-cell>
          <table:table-cell office:value-type="string" calcext:value-type="string">
            <text:p>purity-1l.jpg</text:p>
          </table:table-cell>
          <table:table-cell office:value-type="string" calcext:value-type="string">
            <text:p>&lt;div id=\"tigFIProductDescription\"&gt;&lt;span class=\"tigFIProductDescriptionTitle\"&gt;Purity (Anti-bacterical Interior Cleaner) 1 Litre&lt;/span&gt;&lt;span class=\"tigFIProductDescriptionBlock\"&gt;&lt;p&gt;Purity is a bactericidal&amp;#44 virucidal&amp;#44 fungacidal and sanitising agent designed to eliminate germs from all Interior surfaces in your car leaving is significantly cleaner than what most interior cleaning products alone can achieve.&lt;/p&gt;&lt;/span&gt;&lt;span class=\"tigFIProductDescriptionBlock\"&gt;&lt;p&gt;Purity is designed to bring bacteria levels down to a much safer level and recommended to be used to remove chemical residue from interior cleaners and when passengers are experiencing sickness.&lt;/p&gt;&lt;/span&gt;&lt;span class=\"tigFIProductDescriptionBlock\"&gt;&lt;p&gt;Purity works by hindering microbial activity&amp;#44 more specifically&amp;#44 a bacterial cell's capability to reproduce.&lt;/p&gt;&lt;/span&gt;&lt;span class=\"tigFIProductDescriptionBlockHeader\"&gt;&lt;p&gt;Directions&lt;/p&gt;&lt;/span&gt;&lt;span class=\"tigFIProductDescriptionBlock\"&gt;&lt;p&gt;USE IN A WELL VENTILATED AREA&amp;#44 do not use Purity in a cabin with closed doors.&lt;/p&gt;&lt;/span&gt;&lt;span class=\"tigFIProductDescriptionBlock\"&gt;&lt;p&gt;Spray 4-6 pumps of Purity onto a clean (not used for any other purpose or with any chemical) NanoFibre Interior Cloth and wipe surfaces leaving them wet for at least 30 seconds. Remove purity from the surface with either the dry side of the cloth or a separate clean&amp;#44 dry NanoFibre Interior Cloth.&lt;/p&gt;&lt;/span&gt;&lt;span class=\"tigFIProductDescriptionBlock\"&gt;&lt;p&gt;IMPORTANT: Surfaces must remain wet for 30 seconds for Purity to work. If surfaces do not stay wet for more than 30 seconds&amp;#44 add more Purity to cloth and repeat.&lt;/p&gt;&lt;/span&gt;&lt;span class=\"tigFIProductDescriptionBlock\"&gt;&lt;p&gt;For hard surface and transparent plastics&amp;#44 if streaking remains&amp;#44 re apply a very small amount of product to dry cloth and remove immediately (no wetting time) for a streak free finish.&lt;/p&gt;&lt;/span&gt;&lt;span class=\"tigFIProductDescriptionBlock\"&gt;&lt;p&gt;For higher gloss on wood trim and other high gloss surfaces&amp;#44 we recommend applying a very small amount of Gloss Boost.&lt;/p&gt;&lt;/span&gt;&lt;span class=\"tigFIProductDescriptionBlock\"&gt;&lt;p&gt;Purity is a colourless&amp;#44 almost odourless liquid.&lt;/p&gt;&lt;/span&gt;&lt;span class=\"tigFIProductDescriptionBlock\"&gt;&lt;p&gt;Purity is 100% Australian Made.&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PURE20L</text:p>
          </table:table-cell>
          <table:table-cell office:value-type="string" calcext:value-type="string">
            <text:p>Purity 20L</text:p>
          </table:table-cell>
          <table:table-cell table:style-name="ce2" office:value-type="string" calcext:value-type="string">
            <text:p>275.0000</text:p>
          </table:table-cell>
          <table:table-cell table:style-name="ce2" office:value-type="string" calcext:value-type="string">
            <text:p>230.0000</text:p>
          </table:table-cell>
          <table:table-cell table:style-name="ce2" office:value-type="string" calcext:value-type="string">
            <text:p>112.7900</text:p>
          </table:table-cell>
          <table:table-cell office:value-type="string" calcext:value-type="string">
            <text:p>FI.jpg</text:p>
          </table:table-cell>
          <table:table-cell office:value-type="string" calcext:value-type="string">
            <text:p>&lt;div id=\"tigFIProductDescription\"&gt;&lt;span class=\"tigFIProductDescriptionTitle\"&gt;Purity (Anti-bacterical Interior Cleaner) 20 Litres&lt;/span&gt;&lt;span class=\"tigFIProductDescriptionBlock\"&gt;&lt;p&gt;Purity is a bactericidal&amp;#44 virucidal&amp;#44 fungacidal and sanitising agent designed to eliminate germs from all Interior surfaces in your car leaving is significantly cleaner than what most interior cleaning products alone can achieve.&lt;/p&gt;&lt;/span&gt;&lt;span class=\"tigFIProductDescriptionBlock\"&gt;&lt;p&gt;Purity is designed to bring bacteria levels down to a much safer level and recommended to be used to remove chemical residue from interior cleaners and when passengers are experiencing sickness.&lt;/p&gt;&lt;/span&gt;&lt;span class=\"tigFIProductDescriptionBlock\"&gt;&lt;p&gt;Purity works by hindering microbial activity&amp;#44 more specifically&amp;#44 a bacterial cell's capability to reproduce.&lt;/p&gt;&lt;/span&gt;&lt;span class=\"tigFIProductDescriptionBlockHeader\"&gt;&lt;p&gt;Directions&lt;/p&gt;&lt;/span&gt;&lt;span class=\"tigFIProductDescriptionBlock\"&gt;&lt;p&gt;USE IN A WELL VENTILATED AREA&amp;#44 do not use Purity in a cabin with closed doors.&lt;/p&gt;&lt;/span&gt;&lt;span class=\"tigFIProductDescriptionBlock\"&gt;&lt;p&gt;Spray 4-6 pumps of Purity onto a clean (not used for any other purpose or with any chemical) NanoFibre Interior Cloth and wipe surfaces leaving them wet for at least 30 seconds. Remove purity from the surface with either the dry side of the cloth or a separate clean&amp;#44 dry NanoFibre Interior Cloth.&lt;/p&gt;&lt;/span&gt;&lt;span class=\"tigFIProductDescriptionBlock\"&gt;&lt;p&gt;IMPORTANT: Surfaces must remain wet for 30 seconds for Purity to work. If surfaces do not stay wet for more than 30 seconds&amp;#44 add more Purity to cloth and repeat.&lt;/p&gt;&lt;/span&gt;&lt;span class=\"tigFIProductDescriptionBlock\"&gt;&lt;p&gt;For hard surface and transparent plastics&amp;#44 if streaking remains&amp;#44 re apply a very small amount of product to dry cloth and remove immediately (no wetting time) for a streak free finish.&lt;/p&gt;&lt;/span&gt;&lt;span class=\"tigFIProductDescriptionBlock\"&gt;&lt;p&gt;For higher gloss on wood trim and other high gloss surfaces&amp;#44 we recommend applying a very small amount of Gloss Boost.&lt;/p&gt;&lt;/span&gt;&lt;span class=\"tigFIProductDescriptionBlock\"&gt;&lt;p&gt;Purity is a colourless&amp;#44 almost odourless liquid.&lt;/p&gt;&lt;/span&gt;&lt;span class=\"tigFIProductDescriptionBlock\"&gt;&lt;p&gt;Purity is 100% Australian Made.&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PURE500</text:p>
          </table:table-cell>
          <table:table-cell office:value-type="string" calcext:value-type="string">
            <text:p>Purity 5ooml</text:p>
          </table:table-cell>
          <table:table-cell table:style-name="ce2" office:value-type="string" calcext:value-type="string">
            <text:p>12.0000</text:p>
          </table:table-cell>
          <table:table-cell table:style-name="ce2" office:value-type="string" calcext:value-type="string">
            <text:p>10.7500</text:p>
          </table:table-cell>
          <table:table-cell table:style-name="ce2" office:value-type="string" calcext:value-type="string">
            <text:p>7.4900</text:p>
          </table:table-cell>
          <table:table-cell office:value-type="string" calcext:value-type="string">
            <text:p>purity-5oo_1.jpg</text:p>
          </table:table-cell>
          <table:table-cell office:value-type="string" calcext:value-type="string">
            <text:p>&lt;div id=\"tigFIProductDescription\"&gt;&lt;span class=\"tigFIProductDescriptionTitle\"&gt;Purity (Anti-bacterical Interior Cleaner) 500ml&lt;/span&gt;&lt;span class=\"tigFIProductDescriptionBlock\"&gt;&lt;p&gt;Purity is a bactericidal&amp;#44 virucidal&amp;#44 fungacidal and sanitising agent designed to eliminate germs from all Interior surfaces in your car leaving is significantly cleaner than what most interior cleaning products alone can achieve.&lt;/p&gt;&lt;/span&gt;&lt;span class=\"tigFIProductDescriptionBlock\"&gt;&lt;p&gt;Purity is designed to bring bacteria levels down to a much safer level and recommended to be used to remove chemical residue from interior cleaners and when passengers are experiencing sickness.&lt;/p&gt;&lt;/span&gt;&lt;span class=\"tigFIProductDescriptionBlock\"&gt;&lt;p&gt;Purity works by hindering microbial activity&amp;#44 more specifically&amp;#44 a bacterial cell's capability to reproduce.&lt;/p&gt;&lt;/span&gt;&lt;span class=\"tigFIProductDescriptionBlockHeader\"&gt;&lt;p&gt;Directions&lt;/p&gt;&lt;/span&gt;&lt;span class=\"tigFIProductDescriptionBlock\"&gt;&lt;p&gt;USE IN A WELL VENTILATED AREA&amp;#44 do not use Purity in a cabin with closed doors.&lt;/p&gt;&lt;/span&gt;&lt;span class=\"tigFIProductDescriptionBlock\"&gt;&lt;p&gt;Spray 4-6 pumps of Purity onto a clean (not used for any other purpose or with any chemical) NanoFibre Interior Cloth and wipe surfaces leaving them wet for at least 30 seconds. Remove purity from the surface with either the dry side of the cloth or a separate clean&amp;#44 dry NanoFibre Interior Cloth.&lt;/p&gt;&lt;/span&gt;&lt;span class=\"tigFIProductDescriptionBlock\"&gt;&lt;p&gt;IMPORTANT: Surfaces must remain wet for 30 seconds for Purity to work. If surfaces do not stay wet for more than 30 seconds&amp;#44 add more Purity to cloth and repeat.&lt;/p&gt;&lt;/span&gt;&lt;span class=\"tigFIProductDescriptionBlock\"&gt;&lt;p&gt;For hard surface and transparent plastics&amp;#44 if streaking remains&amp;#44 re apply a very small amount of product to dry cloth and remove immediately (no wetting time) for a streak free finish.&lt;/p&gt;&lt;/span&gt;&lt;span class=\"tigFIProductDescriptionBlock\"&gt;&lt;p&gt;For higher gloss on wood trim and other high gloss surfaces&amp;#44 we recommend applying a very small amount of Gloss Boost.&lt;/p&gt;&lt;/span&gt;&lt;span class=\"tigFIProductDescriptionBlock\"&gt;&lt;p&gt;Purity is a colourless&amp;#44 almost odourless liquid.&lt;/p&gt;&lt;/span&gt;&lt;span class=\"tigFIProductDescriptionBlock\"&gt;&lt;p&gt;Purity is 100% Australian Made.&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PURE5L</text:p>
          </table:table-cell>
          <table:table-cell office:value-type="string" calcext:value-type="string">
            <text:p>Purity 5L</text:p>
          </table:table-cell>
          <table:table-cell table:style-name="ce2" office:value-type="string" calcext:value-type="string">
            <text:p>80.0000</text:p>
          </table:table-cell>
          <table:table-cell table:style-name="ce2" office:value-type="string" calcext:value-type="string">
            <text:p>68.0000</text:p>
          </table:table-cell>
          <table:table-cell table:style-name="ce2" office:value-type="string" calcext:value-type="string">
            <text:p>28.2200</text:p>
          </table:table-cell>
          <table:table-cell office:value-type="string" calcext:value-type="string">
            <text:p>purity-5l.jpg</text:p>
          </table:table-cell>
          <table:table-cell office:value-type="string" calcext:value-type="string">
            <text:p>&lt;div id=\"tigFIProductDescription\"&gt;&lt;span class=\"tigFIProductDescriptionTitle\"&gt;Purity (Anti-bacterical Interior Cleaner) 5 Litres&lt;/span&gt;&lt;span class=\"tigFIProductDescriptionBlock\"&gt;&lt;p&gt;Purity is a bactericidal&amp;#44 virucidal&amp;#44 fungacidal and sanitising agent designed to eliminate germs from all Interior surfaces in your car leaving is significantly cleaner than what most interior cleaning products alone can achieve.&lt;/p&gt;&lt;/span&gt;&lt;span class=\"tigFIProductDescriptionBlock\"&gt;&lt;p&gt;Purity is designed to bring bacteria levels down to a much safer level and recommended to be used to remove chemical residue from interior cleaners and when passengers are experiencing sickness.&lt;/p&gt;&lt;/span&gt;&lt;span class=\"tigFIProductDescriptionBlock\"&gt;&lt;p&gt;Purity works by hindering microbial activity&amp;#44 more specifically&amp;#44 a bacterial cell's capability to reproduce.&lt;/p&gt;&lt;/span&gt;&lt;span class=\"tigFIProductDescriptionBlockHeader\"&gt;&lt;p&gt;Directions&lt;/p&gt;&lt;/span&gt;&lt;span class=\"tigFIProductDescriptionBlock\"&gt;&lt;p&gt;USE IN A WELL VENTILATED AREA&amp;#44 do not use Purity in a cabin with closed doors.&lt;/p&gt;&lt;/span&gt;&lt;span class=\"tigFIProductDescriptionBlock\"&gt;&lt;p&gt;Spray 4-6 pumps of Purity onto a clean (not used for any other purpose or with any chemical) NanoFibre Interior Cloth and wipe surfaces leaving them wet for at least 30 seconds. Remove purity from the surface with either the dry side of the cloth or a separate clean&amp;#44 dry NanoFibre Interior Cloth.&lt;/p&gt;&lt;/span&gt;&lt;span class=\"tigFIProductDescriptionBlock\"&gt;&lt;p&gt;IMPORTANT: Surfaces must remain wet for 30 seconds for Purity to work. If surfaces do not stay wet for more than 30 seconds&amp;#44 add more Purity to cloth and repeat.&lt;/p&gt;&lt;/span&gt;&lt;span class=\"tigFIProductDescriptionBlock\"&gt;&lt;p&gt;For hard surface and transparent plastics&amp;#44 if streaking remains&amp;#44 re apply a very small amount of product to dry cloth and remove immediately (no wetting time) for a streak free finish.&lt;/p&gt;&lt;/span&gt;&lt;span class=\"tigFIProductDescriptionBlock\"&gt;&lt;p&gt;For higher gloss on wood trim and other high gloss surfaces&amp;#44 we recommend applying a very small amount of Gloss Boost.&lt;/p&gt;&lt;/span&gt;&lt;span class=\"tigFIProductDescriptionBlock\"&gt;&lt;p&gt;Purity is a colourless&amp;#44 almost odourless liquid.&lt;/p&gt;&lt;/span&gt;&lt;span class=\"tigFIProductDescriptionBlock\"&gt;&lt;p&gt;Purity is 100% Australian Made.&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PWC1L</text:p>
          </table:table-cell>
          <table:table-cell office:value-type="string" calcext:value-type="string">
            <text:p>(Power) Wheel Clean 1L</text:p>
          </table:table-cell>
          <table:table-cell table:style-name="ce2" office:value-type="string" calcext:value-type="string">
            <text:p>30.0000</text:p>
          </table:table-cell>
          <table:table-cell table:style-name="ce2" office:value-type="string" calcext:value-type="string">
            <text:p>26.9500</text:p>
          </table:table-cell>
          <table:table-cell table:style-name="ce2" office:value-type="string" calcext:value-type="string">
            <text:p>12.8600</text:p>
          </table:table-cell>
          <table:table-cell office:value-type="string" calcext:value-type="string">
            <text:p>pwc1l.jpg</text:p>
          </table:table-cell>
          <table:table-cell office:value-type="string" calcext:value-type="string">
            <text:p>&lt;div id=\"tigFIProductDescription\"&gt;&lt;span class=\"tigFIProductDescriptionTitle\"&gt;Power Wheel Cleaner 1 Litre&lt;/span&gt;&lt;span class=\"tigFIProductDescriptionBlock\"&gt;&lt;p&gt;The world's best wheel cleaner&amp;#44 designed by detailers&amp;#44 for detailers. Quicker&amp;#44 better results than you have ever achieved before with any other wheel cleaner.&lt;/p&gt;&lt;/span&gt;&lt;span class=\"tigFIProductDescriptionBlock\"&gt;&lt;p&gt;Power Wheel Cleaner™ has been at the top of the line for fast and efficient wheel cleaners that are safe since it's introduction in 2006. Now&amp;#44 in its third iteration&amp;#44 absolutely nothing targets and removes brake dust as efficiently as Power Wheel Cleaner™ without damaging painted wheels (99% of mass produced vehicles have painted wheels) or uncoated stainless&amp;#44 steel or aluminium.&lt;/p&gt;&lt;/span&gt;&lt;span class=\"tigFIProductDescriptionBlock\"&gt;&lt;p&gt;Power Wheel Cleaner™ will not damage any paint or glass should you make the mistake of applying it to the body although it will strip waxes&amp;#44 so replace waxes on any section of your vehicle where Power Wheel Cleaner™ is used. Power Wheel Cleaner™ will clean lightly dusted wheels without touching and requires only light agitation for heavily soiled wheels&amp;#44 even with baked on dusting.&lt;/p&gt;&lt;/span&gt;&lt;span class=\"tigFIProductDescriptionBlockHeader\"&gt;&lt;p&gt;Directions&lt;/p&gt;&lt;/span&gt;&lt;ol class=\"tigFIProductDescriptionOrderedList\" &gt;&lt;li&gt;For best results&amp;#44 spray a few pumps of Power Wheel Clean™ onto a wheel brush (or directly onto cool&amp;#44 never hot&amp;#44 wheels).&lt;/li&gt;&lt;li&gt;Brush all surfaces and allow Power Wheel Clean™ to dwell for 2 or more minutes. <text:s/>Do not allow PWC to dry.&lt;/li&gt;&lt;li&gt;Remove by rinsing&amp;#44 preferably with high pressure water.&lt;/li&gt;&lt;/ol&gt;&lt;span class=\"tigFIProductDescriptionBlock\"&gt;&lt;p&gt;Design and manufacture: Designed and manufactured in Australia by Final Inspection&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PWC20L</text:p>
          </table:table-cell>
          <table:table-cell office:value-type="string" calcext:value-type="string">
            <text:p>(Power) Wheel Clean 20L</text:p>
          </table:table-cell>
          <table:table-cell table:style-name="ce2" office:value-type="string" calcext:value-type="string">
            <text:p>325.0000</text:p>
          </table:table-cell>
          <table:table-cell table:style-name="ce2" office:value-type="string" calcext:value-type="string">
            <text:p>279.0000</text:p>
          </table:table-cell>
          <table:table-cell table:style-name="ce2" office:value-type="string" calcext:value-type="string">
            <text:p>190.3200</text:p>
          </table:table-cell>
          <table:table-cell office:value-type="string" calcext:value-type="string">
            <text:p>FI.jpg</text:p>
          </table:table-cell>
          <table:table-cell office:value-type="string" calcext:value-type="string">
            <text:p>&lt;div id=\"tigFIProductDescription\"&gt;&lt;span class=\"tigFIProductDescriptionTitle\"&gt;Power Wheel Cleaner 20 Litres&lt;/span&gt;&lt;span class=\"tigFIProductDescriptionBlock\"&gt;&lt;p&gt;The world's best wheel cleaner&amp;#44 designed by detailers&amp;#44 for detailers. Quicker&amp;#44 better results than you have ever achieved before with any other wheel cleaner.&lt;/p&gt;&lt;/span&gt;&lt;span class=\"tigFIProductDescriptionBlock\"&gt;&lt;p&gt;Power Wheel Cleaner™ has been at the top of the line for fast and efficient wheel cleaners that are safe since it's introduction in 2006. Now&amp;#44 in its third iteration&amp;#44 absolutely nothing targets and removes brake dust as efficiently as Power Wheel Cleaner™ without damaging painted wheels (99% of mass produced vehicles have painted wheels) or uncoated stainless&amp;#44 steel or aluminium.&lt;/p&gt;&lt;/span&gt;&lt;span class=\"tigFIProductDescriptionBlock\"&gt;&lt;p&gt;Power Wheel Cleaner™ will not damage any paint or glass should you make the mistake of applying it to the body although it will strip waxes&amp;#44 so replace waxes on any section of your vehicle where Power Wheel Cleaner™ is used. Power Wheel Cleaner™ will clean lightly dusted wheels without touching and requires only light agitation for heavily soiled wheels&amp;#44 even with baked on dusting.&lt;/p&gt;&lt;/span&gt;&lt;span class=\"tigFIProductDescriptionBlockHeader\"&gt;&lt;p&gt;Directions&lt;/p&gt;&lt;/span&gt;&lt;ol class=\"tigFIProductDescriptionOrderedList\" &gt;&lt;li&gt;For best results&amp;#44 spray a few pumps of Power Wheel Clean™ onto a wheel brush (or directly onto cool&amp;#44 never hot&amp;#44 wheels).&lt;/li&gt;&lt;li&gt;Brush all surfaces and allow Power Wheel Clean™ to dwell for 2 or more minutes. <text:s/>Do not allow PWC to dry.&lt;/li&gt;&lt;li&gt;Remove by rinsing&amp;#44 preferably with high pressure water.&lt;/li&gt;&lt;/ol&gt;&lt;span class=\"tigFIProductDescriptionBlock\"&gt;&lt;p&gt;Design and manufacture: Designed and manufactured in Australia by Final Inspection&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PWC500</text:p>
          </table:table-cell>
          <table:table-cell office:value-type="string" calcext:value-type="string">
            <text:p>(Power) Wheel Clean 5ooml</text:p>
          </table:table-cell>
          <table:table-cell table:style-name="ce2" office:value-type="string" calcext:value-type="string">
            <text:p>18.0000</text:p>
          </table:table-cell>
          <table:table-cell table:style-name="ce2" office:value-type="string" calcext:value-type="string">
            <text:p>15.9500</text:p>
          </table:table-cell>
          <table:table-cell table:style-name="ce2" office:value-type="string" calcext:value-type="string">
            <text:p>10.2000</text:p>
          </table:table-cell>
          <table:table-cell office:value-type="string" calcext:value-type="string">
            <text:p>pwc-5oo.jpg</text:p>
          </table:table-cell>
          <table:table-cell office:value-type="string" calcext:value-type="string">
            <text:p>&lt;div id=\"tigFIProductDescription\"&gt;&lt;span class=\"tigFIProductDescriptionTitle\"&gt;Power Wheel Cleaner 500ml&lt;/span&gt;&lt;span class=\"tigFIProductDescriptionBlock\"&gt;&lt;p&gt;The world's best wheel cleaner&amp;#44 designed by detailers&amp;#44 for detailers. Quicker&amp;#44 better results than you have ever achieved before with any other wheel cleaner.&lt;/p&gt;&lt;/span&gt;&lt;span class=\"tigFIProductDescriptionBlock\"&gt;&lt;p&gt;Power Wheel Cleaner™ has been at the top of the line for fast and efficient wheel cleaners that are safe since it's introduction in 2006. Now&amp;#44 in its third iteration&amp;#44 absolutely nothing targets and removes brake dust as efficiently as Power Wheel Cleaner™ without damaging painted wheels (99% of mass produced vehicles have painted wheels) or uncoated stainless&amp;#44 steel or aluminium.&lt;/p&gt;&lt;/span&gt;&lt;span class=\"tigFIProductDescriptionBlock\"&gt;&lt;p&gt;Power Wheel Cleaner™ will not damage any paint or glass should you make the mistake of applying it to the body although it will strip waxes&amp;#44 so replace waxes on any section of your vehicle where Power Wheel Cleaner™ is used. Power Wheel Cleaner™ will clean lightly dusted wheels without touching and requires only light agitation for heavily soiled wheels&amp;#44 even with baked on dusting.&lt;/p&gt;&lt;/span&gt;&lt;span class=\"tigFIProductDescriptionBlockHeader\"&gt;&lt;p&gt;Directions&lt;/p&gt;&lt;/span&gt;&lt;ol class=\"tigFIProductDescriptionOrderedList\" &gt;&lt;li&gt;For best results&amp;#44 spray a few pumps of Power Wheel Clean™ onto a wheel brush (or directly onto cool&amp;#44 never hot&amp;#44 wheels).&lt;/li&gt;&lt;li&gt;Brush all surfaces and allow Power Wheel Clean™ to dwell for 2 or more minutes. <text:s/>Do not allow PWC to dry.&lt;/li&gt;&lt;li&gt;Remove by rinsing&amp;#44 preferably with high pressure water.&lt;/li&gt;&lt;/ol&gt;&lt;span class=\"tigFIProductDescriptionBlock\"&gt;&lt;p&gt;Design and manufacture: Designed and manufactured in Australia by Final Inspection&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PWC5L</text:p>
          </table:table-cell>
          <table:table-cell office:value-type="string" calcext:value-type="string">
            <text:p>(Power) Wheel Clean 5L</text:p>
          </table:table-cell>
          <table:table-cell table:style-name="ce2" office:value-type="string" calcext:value-type="string">
            <text:p>120.0000</text:p>
          </table:table-cell>
          <table:table-cell table:style-name="ce2" office:value-type="string" calcext:value-type="string">
            <text:p>99.9500</text:p>
          </table:table-cell>
          <table:table-cell table:style-name="ce2" office:value-type="string" calcext:value-type="string">
            <text:p>48.0400</text:p>
          </table:table-cell>
          <table:table-cell office:value-type="string" calcext:value-type="string">
            <text:p>pwc-5l04.jpg</text:p>
          </table:table-cell>
          <table:table-cell office:value-type="string" calcext:value-type="string">
            <text:p>&lt;div id=\"tigFIProductDescription\"&gt;&lt;span class=\"tigFIProductDescriptionTitle\"&gt;Power Wheel Cleaner 5 Litres&lt;/span&gt;&lt;span class=\"tigFIProductDescriptionBlock\"&gt;&lt;p&gt;The world's best wheel cleaner&amp;#44 designed by detailers&amp;#44 for detailers. Quicker&amp;#44 better results than you have ever achieved before with any other wheel cleaner.&lt;/p&gt;&lt;/span&gt;&lt;span class=\"tigFIProductDescriptionBlock\"&gt;&lt;p&gt;Power Wheel Cleaner™ has been at the top of the line for fast and efficient wheel cleaners that are safe since it's introduction in 2006. Now&amp;#44 in its third iteration&amp;#44 absolutely nothing targets and removes brake dust as efficiently as Power Wheel Cleaner™ without damaging painted wheels (99% of mass produced vehicles have painted wheels) or uncoated stainless&amp;#44 steel or aluminium.&lt;/p&gt;&lt;/span&gt;&lt;span class=\"tigFIProductDescriptionBlock\"&gt;&lt;p&gt;Power Wheel Cleaner™ will not damage any paint or glass should you make the mistake of applying it to the body although it will strip waxes&amp;#44 so replace waxes on any section of your vehicle where Power Wheel Cleaner™ is used. Power Wheel Cleaner™ will clean lightly dusted wheels without touching and requires only light agitation for heavily soiled wheels&amp;#44 even with baked on dusting.&lt;/p&gt;&lt;/span&gt;&lt;span class=\"tigFIProductDescriptionBlockHeader\"&gt;&lt;p&gt;Directions&lt;/p&gt;&lt;/span&gt;&lt;ol class=\"tigFIProductDescriptionOrderedList\" &gt;&lt;li&gt;For best results&amp;#44 spray a few pumps of Power Wheel Clean™ onto a wheel brush (or directly onto cool&amp;#44 never hot&amp;#44 wheels).&lt;/li&gt;&lt;li&gt;Brush all surfaces and allow Power Wheel Clean™ to dwell for 2 or more minutes. <text:s/>Do not allow PWC to dry.&lt;/li&gt;&lt;li&gt;Remove by rinsing&amp;#44 preferably with high pressure water.&lt;/li&gt;&lt;/ol&gt;&lt;span class=\"tigFIProductDescriptionBlock\"&gt;&lt;p&gt;Design and manufacture: Designed and manufactured in Australia by Final Inspection&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TP-KIT-BIRD</text:p>
          </table:table-cell>
          <table:table-cell office:value-type="string" calcext:value-type="string">
            <text:p>Bird-Poo Kit</text:p>
          </table:table-cell>
          <table:table-cell table:number-columns-repeated="3" table:style-name="ce2" office:value-type="string" calcext:value-type="string">
            <text:p>21.5000</text:p>
          </table:table-cell>
          <table:table-cell office:value-type="string" calcext:value-type="string">
            <text:p>BirdPooKit.jpg</text:p>
          </table:table-cell>
          <table:table-cell office:value-type="string" calcext:value-type="string">
            <text:p>&lt;div id=\"tigFIProductDescription\"&gt;&lt;span class=\"tigFIProductDescriptionTitle\"&gt;Bird-Poo Kit&lt;/span&gt;&lt;span class=\"tigFIProductDescriptionBlockHeader\"&gt;&lt;p&gt;Why do I need this kit?&lt;/p&gt;&lt;/span&gt;&lt;span class=\"tigFIProductDescriptionBlock\"&gt;&lt;p&gt;The paintwork on your car faces many dangers in the day-to-day grind&amp;#44 but few are as damaging as Bird-Poo. Bird-Poo is very acidic&amp;#44 and it starts eating into paintwork immediately. A good quality wax or sealant&amp;#44 will go a long way to protecting your paint by acting as a sacrifial layer&amp;#44 but if left for too long&amp;#44 the Poo could eat its way through the way into the paint.&lt;/p&gt;&lt;/span&gt;&lt;span class=\"tigFIProductDescriptionBlock\"&gt;&lt;p&gt;This kit is designed to be kept in the glove-box of your car&amp;#44 so that you can remove the Bird-Poo as soon as you notice it.&lt;/p&gt;&lt;/span&gt;&lt;span class=\"tigFIProductDescriptionBlockHeader\"&gt;&lt;p&gt;Instructions&lt;/p&gt;&lt;/span&gt;&lt;ol class=\"tigFIProductDescriptionOrderedList\" &gt;&lt;li&gt;PLEASE NOTE: You will almost inevitably leave a few swirls behind while removing Bird-Poo&amp;#44 but this is insignificant damage when compared to what the Bird-Poo can do. Be Gentle!&lt;/li&gt;&lt;li&gt;Spray a squirt or 2 of Gloss Boost onto the Poo&amp;#44 and let it soak in for 20 seconds.&lt;/li&gt;&lt;li&gt;Wipe the Poo lightly with the cloth. Do not use pressure&amp;#44 do not scrub&amp;#44 just very gently wipe.&lt;/li&gt;&lt;li&gt;If the Poo has already started to harden&amp;#44 you may need to repeat the above steps several times.&lt;/li&gt;&lt;li&gt;Remember to wash the cloth when you get home!&lt;/li&gt;&lt;/ol&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TP-KIT-BPNTPRT</text:p>
          </table:table-cell>
          <table:table-cell office:value-type="string" calcext:value-type="string">
            <text:p>Paintwork Protection and Maintenance Kit</text:p>
          </table:table-cell>
          <table:table-cell table:number-columns-repeated="3" table:style-name="ce2" office:value-type="string" calcext:value-type="string">
            <text:p>76.0000</text:p>
          </table:table-cell>
          <table:table-cell office:value-type="string" calcext:value-type="string">
            <text:p>BasicPaintProtectionKit.jpg</text:p>
          </table:table-cell>
          <table:table-cell office:value-type="string" calcext:value-type="string">
            <text:p>&lt;div id=\"tigFIProductDescription\"&gt;&lt;span class=\"tigFIProductDescriptionTitle\"&gt;Paintwork Protection and Maintenance Kit&lt;/span&gt;&lt;span class=\"tigFIProductDescriptionBlockHeader\"&gt;&lt;p&gt;Why do I need this kit?&lt;/p&gt;&lt;/span&gt;&lt;span class=\"tigFIProductDescriptionBlock\"&gt;&lt;p&gt;This kit contains everything you need to keep your car's paint protected and looking good for years. When used in conjunction with our recommended washing technique&amp;#44 this kit will help you keep the paint swirl and blemish free. What's more&amp;#44 it takes no more than 5 minutes after you have washed your car!&lt;/p&gt;&lt;/span&gt;&lt;span class=\"tigFIProductDescriptionBlock\"&gt;&lt;p&gt;Every car should have a protective layer of wax on it at all times. Doing so gives you the following benefits:&lt;/p&gt;&lt;/span&gt;&lt;ul class=\"tigFIProductDescriptionUnorderedList\" &gt;&lt;li&gt;It protects your paintwork from the acids in Bird Poo&amp;#44 which would otherwise easily etch into the paint.&lt;/li&gt;&lt;li&gt;It protects your paintwork from UV radiation&amp;#44 which would otherwise burn your clear coat&amp;#44 and leave it brittle&amp;#44 and subject to cracking and peeling.&lt;/li&gt;&lt;li&gt;It keeps your car looking clean for longer. People often claim that dark cars are harder to keep clean&amp;#44 but that is only true if wax is not used. With adequate wax protection&amp;#44 dirt will find it much harder to stick to the surface&amp;#44 and most of it will wash off in the rain&amp;#44 so your car looks cleaner for longer&lt;/li&gt;&lt;/ul&gt;&lt;span class=\"tigFIProductDescriptionBlock\"&gt;&lt;p&gt;The primary reason that people don't keep wax protection on their cars is that it takes too long to apply. That certainly USED to be the case&amp;#44 but with the latest Final Inspection products&amp;#44 that problem has been solved. A layer of wax can be applied in as little as 5 minutes!&lt;/p&gt;&lt;/span&gt;&lt;span class=\"tigFIProductDescriptionBlockHeader\"&gt;&lt;p&gt;When do I use this kit?&lt;/p&gt;&lt;/span&gt;&lt;span class=\"tigFIProductDescriptionBlock\"&gt;&lt;p&gt;This kit is only to be used immediately after washing your car&amp;#44 and not at any other time*.&lt;/p&gt;&lt;/span&gt;&lt;span class=\"tigFIProductDescriptionBlock\"&gt;&lt;p&gt;For argument's sake&amp;#44 lets say that you wash your car every fortnight&amp;#44 or 26 times in a year. For the first 3 washes&amp;#44 apply a layer of Full Metal Jacket Spray Wax. So after the first 3 washes&amp;#44 you will have 3 strong layers of wax to protect your paint. This will be enough to give your car protection now for 6 to 12 months&amp;#44 however you can keep on applying FMJSW after every wash&amp;#44 or even after every second wash&amp;#44 to keep it looking mint&lt;/p&gt;&lt;/span&gt;&lt;span class=\"tigFIProductDescriptionBlockHeader\"&gt;&lt;p&gt;What's included in the kit?&lt;/p&gt;&lt;/span&gt;&lt;p&gt;&lt;strong&gt;2 x Paintwork Nanofibre Cloths:&lt;/strong&gt; The Paintwork Nanofibre Cloth has a hard side and a soft side. NEVER use the hard side&amp;#44 we only ever use the soft side to touch paintwork. Fold the cloth into 4 so that you have 2 soft sides. If you fold the other way&amp;#44 you have 2 fresh soft sides. Cloths can be washed in the washing machine on the Synthetics cycle (preferably with a microfibre wash) and will last for many years if looked after.&lt;/p&gt;&lt;p&gt;&lt;strong&gt;1 x Full Metal Jacket Spray Wax 275ml:&lt;/strong&gt; One of the best spray-waxes on the market today. Application is a simple 5 minute process&amp;#44 and will provide protection to your car's paint for months at a time. Provides essential protection againt bird-poo and UV radiation&amp;#44 and adds a nice gloss finish. It can be used on paint&amp;#44 glass (not windscreen) rubber and plastic.&lt;/p&gt;&lt;span class=\"tigFIProductDescriptionBlockHeader\"&gt;&lt;p&gt;So are you gonna tell me how to use it&amp;#44 or what?&lt;/p&gt;&lt;/span&gt;&lt;span class=\"tigFIProductDescriptionBlock\"&gt;&lt;p&gt;PLEASE NOTE: As with all Final Inspection products&amp;#44 a little goes a very long way. Most people believe that if a little bit does a good job&amp;#44 then more must be better&amp;#44 but this is not the case with FI products&amp;#44 they are designed to be used sparingly. Using too much will make the products more difficult to use. If you are finding it difficult to buff off either of the products in this kit&amp;#44 then you are using too much product! Try using half that amount.&lt;/p&gt;&lt;/span&gt;&lt;span class=\"tigFIProductDescriptionBlock\"&gt;&lt;p&gt;After every wash&amp;#44 spend just 5 minutes to apply a layer of FMJSW. FMJSW only needs to be used the first 3 times&amp;#44 or when more wax is required&amp;#44 but using it more often will keep it looking fresh&lt;/p&gt;&lt;/span&gt;&lt;span class=\"tigFIProductDescriptionBlock\"&gt;&lt;p&gt;FMJSW is applied as follows:&lt;/p&gt;&lt;/span&gt;&lt;ol class=\"tigFIProductDescriptionOrderedList\" &gt;&lt;li&gt;Fold the Paintwork Nanofibre Cloth into 4&amp;#44 so that you have 2 soft sides. Nominally&amp;#44 one side will be the 'dry' side&amp;#44 and the other side will be the 'Wet' side.&lt;/li&gt;&lt;li&gt;Spray a little product directly onto a panel. One or 2 sprays is all that it takes per panel&amp;#44 if you use too much it will be hard to buff off later.&lt;/li&gt;&lt;li&gt;Use the 'Wet' side of the cloth to spread the product evenly over the panel. This side of the cloth will now be Wet!&lt;/li&gt;&lt;li&gt;Flip the cloth over and buff the surface clean with the 'Dry' side of the cloth.&lt;/li&gt;&lt;li&gt;Repeat for every panel&lt;/li&gt;&lt;/ol&gt;&lt;span class=\"tigFIProductDescriptionBlock\"&gt;&lt;p&gt;Once you have done this a couple of times and figured out how little product to use&amp;#44 you will be able to do the whole car in around 5 minutes every time.&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TP-KIT-BWASH</text:p>
          </table:table-cell>
          <table:table-cell office:value-type="string" calcext:value-type="string">
            <text:p>Basic Car-Wash Kit</text:p>
          </table:table-cell>
          <table:table-cell table:number-columns-repeated="3" table:style-name="ce2" office:value-type="string" calcext:value-type="string">
            <text:p>95.0000</text:p>
          </table:table-cell>
          <table:table-cell office:value-type="string" calcext:value-type="string">
            <text:p>BasicWashKit.jpg</text:p>
          </table:table-cell>
          <table:table-cell office:value-type="string" calcext:value-type="string">
            <text:p>&lt;div id=\"tigFIProductDescription\"&gt;&lt;span class=\"tigFIProductDescriptionTitle\"&gt;Basic Car-Wash Kit&lt;/span&gt;&lt;span class=\"tigFIProductDescriptionBlockHeader\"&gt;&lt;p&gt;Why do I need this kit?&lt;/p&gt;&lt;/span&gt;&lt;span class=\"tigFIProductDescriptionBlock\"&gt;&lt;p&gt;Out of all of the different aspects of car detailing&amp;#44 the most important by a long way is washing. That may surprise you. Afterall&amp;#44 everyone knows how to wash a car&amp;#44 right? Unfortunately&amp;#44 that is not the case. &lt;/p&gt;&lt;/span&gt;&lt;span class=\"tigFIProductDescriptionBlock\"&gt;&lt;p&gt;Next time you are walking through a car park on a sunny day&amp;#44 look at the sun's reflection in the bonnets of some of the cars there. On most cars&amp;#44 you will notice 'swirl' marks all over the paint. They are far more noticeable on dark cars than on white or silver cars. These swirls are actually very small scratches all over the paint&amp;#44 and they are caused by one main culprit: Incorrect Washing Technique. As you can see&amp;#44 all of those swirls scatter the light everywhere&amp;#44 which makes the paintwork look dull and old. They can only be removed through intensive polishing. Using this kit&amp;#44 and the washing method below is the best way that we know how to prevent swirls in paintwork for as long as possible. We use exactly this technique in-house&lt;/p&gt;&lt;/span&gt;&lt;span class=\"tigFIProductDescriptionBlockHeader\"&gt;&lt;p&gt;What's included in the kit?&lt;/p&gt;&lt;/span&gt;&lt;p&gt;&lt;strong&gt;1 x Nanofibre Paintwork Cloth:&lt;/strong&gt; Used exclusively for wiping product from paintwork. Do not use these cloths for anything else. These clothes have a hard side and a soft side&amp;#44 we only ever use the soft side. These clothes are best used folded into 4&amp;#44 with 2 soft sides showing&lt;/p&gt;&lt;p&gt;&lt;strong&gt;1 x Nanofibre Wash Mitt:&lt;/strong&gt; Used to wash the car. Use only on paint&amp;#44 plastics and glass&amp;#44 but do not use on wheels&amp;#44 unless you keep one exclusively for that purpose&lt;/p&gt;&lt;p&gt;&lt;strong&gt;1 x Waffle Weave Drying Towel (WWDT):&lt;/strong&gt; Microfibre cloth for drying the car.&lt;/p&gt;&lt;p&gt;&lt;strong&gt;1 x Nanofibre Wheel Cloth:&lt;/strong&gt; Cloth used exclusively for wiping down wheels&lt;/p&gt;&lt;p&gt;&lt;strong&gt;1 x Paint Pampering Body Shampoo (PPBS) 500ml:&lt;/strong&gt; pH Neutral body shampoo (car wash)&lt;/p&gt;&lt;p&gt;&lt;strong&gt;1 x Power Wheel Cleaner (PWC) 500ml:&lt;/strong&gt; Dissolves brake dust from wheels&lt;/p&gt;&lt;p&gt;&lt;strong&gt;1 x Gloss Boost (GB) 125ml:&lt;/strong&gt; Used to add a high-gloss finish after washing. Also useful for removing bird poo&amp;#44 and for cleaning door jambs&lt;/p&gt;&lt;span class=\"tigFIProductDescriptionBlockHeader\"&gt;&lt;p&gt;The harsh reality&lt;/p&gt;&lt;/span&gt;&lt;span class=\"tigFIProductDescriptionBlock\"&gt;&lt;p&gt;Every second of every day&amp;#44 dust in the air is landing on your car. Even if it is parked under cover&amp;#44 dust is landing on it. Even seconds after washing your car&amp;#44 dust is landing on it.&lt;/p&gt;&lt;/span&gt;&lt;span class=\"tigFIProductDescriptionBlock\"&gt;&lt;p&gt;Every time you touch your car with your fingers&amp;#44 or your brush along side the car with your clothes&amp;#44 you are grinding very fine pieces of dust and dirt into the paint&amp;#44 and that causes many very tiny scratches. Over time&amp;#44 these scratches become the swirls that you see in so many cars.&lt;/p&gt;&lt;/span&gt;&lt;span class=\"tigFIProductDescriptionBlock\"&gt;&lt;p&gt;It is impossible to avoid swirls completely&amp;#44 for example when you wash the car you need to touch it&amp;#44 and that in itself will cause swirls. All you can do is minimise the swirls by avoiding touching the paint unless absolutely necessary&amp;#44 and then only doing so with the finest nanofibre cloths.&lt;/p&gt;&lt;/span&gt;&lt;span class=\"tigFIProductDescriptionBlock\"&gt;&lt;p&gt;It follows then that to keep swirls and scratches at bay&amp;#44 you need to do everything you can to prevent grinding dust into the paint. The purpose of this kit is to allow you to do exactly that.&lt;/p&gt;&lt;/span&gt;&lt;span class=\"tigFIProductDescriptionTitle\"&gt;Washing Instructions&lt;/span&gt;&lt;span class=\"tigFIProductDescriptionBlockHeader\"&gt;&lt;p&gt;Clean Wheels and Tyres&lt;/p&gt;&lt;/span&gt;&lt;span class=\"tigFIProductDescriptionBlock\"&gt;&lt;p&gt;Final Inspection's Power Wheel Clean (PWC) is probably the best wheel cleaner on the planet today. It is almost pH Neutral&amp;#44 and so it is very gentle on painted and polished wheels&amp;#44 and yet it makes very short work indeed of brake dust. &lt;/p&gt;&lt;/span&gt;&lt;span class=\"tigFIProductDescriptionBlock\"&gt;&lt;p&gt;For normal brake dust build-up over a week or 2&amp;#44 all you need to do is spray some PWC onto the wheels&amp;#44 wait a few minutes&amp;#44 and then hose it off. PWC is very effective at dissolving the brake dust and 99% of it will be removed when rinsing the wheel. &lt;/p&gt;&lt;/span&gt;&lt;span class=\"tigFIProductDescriptionBlock\"&gt;&lt;p&gt;NOTE: It is very easy to spray “down” at the wheel only&amp;#44 don't forget to spray up and from side to side as well&amp;#44 to ensure that you get PWC into all nooks and crannies. &lt;/p&gt;&lt;/span&gt;&lt;span class=\"tigFIProductDescriptionBlock\"&gt;&lt;p&gt;Rinse wheels and tyres thoroughly when you rinse down the car.&lt;/p&gt;&lt;/span&gt;&lt;span class=\"tigFIProductDescriptionBlockHeader\"&gt;&lt;p&gt;Initial Rinse&lt;/p&gt;&lt;/span&gt;&lt;span class=\"tigFIProductDescriptionBlock\"&gt;&lt;p&gt;The aim of Rinsing the car first is to simply remove as much of the dirt as is possible before we physically touch the car&amp;#44 thereby minimising scratches and swirls.&lt;/p&gt;&lt;/span&gt;&lt;span class=\"tigFIProductDescriptionBlock\"&gt;&lt;p&gt;Set up everything ready to go&amp;#44 make sure that the high pressure washer is connected up and turned on. &lt;/p&gt;&lt;/span&gt;&lt;span class=\"tigFIProductDescriptionBlock\"&gt;&lt;p&gt;Make sure that you have cleaned the wheels&amp;#44 tyres and arches first.&lt;/p&gt;&lt;/span&gt;&lt;span class=\"tigFIProductDescriptionBlock\"&gt;&lt;p&gt;Rinse the whole car from top to bottom with the high pressure washer. Take your time&amp;#44 hold the nozzle about 15 – 20 cm from the paint&amp;#44 don't go too much closer though. Don't forget to do up under the wheel arches&amp;#44 and under the sills all around the car. Give the wheels and tyres a very good rinse to remove the PWC and all of the brake dust that it loosened up.&lt;/p&gt;&lt;/span&gt;&lt;span class=\"tigFIProductDescriptionBlockHeader\"&gt;&lt;p&gt;Washing the Paintwork&lt;/p&gt;&lt;/span&gt;&lt;span class=\"tigFIProductDescriptionBlock\"&gt;&lt;p&gt;As was stressed earlier&amp;#44 swirls cannot be completely avoided&amp;#44 all we can do is be diligent and take care when washing the car to minimise the harm. The Two golden rules you need to follow are:&lt;/p&gt;&lt;/span&gt;&lt;ol class=\"tigFIProductDescriptionOrderedList\" &gt;&lt;li&gt;Only use the Three Premium Final Inspection Nano-fibre cloths to touch the paintwork on your car. Specifcally&amp;#44 that includes the Wash Mitts&amp;#44 the Waffle Weave Drying Towel&amp;#44 and the Paintwork Nanofibre cloths. You should avoid contact with your cars paint with anything other than those three products.&lt;/li&gt;&lt;li&gt;Use the Two Bucket Method to wash your car. In a nutshell&amp;#44 fill both buckets with fresh clean water&amp;#44 and then nominate one as the 'fresh water' bucket&amp;#44 and the other as the 'rinse' bucket. To wash a panel&amp;#44 pick up some fresh water in the Wash Mitt from fresh water bucket&amp;#44 and spray 1 or 2 sprays of PPBS directly onto the Wash Mitt. After you have washed the panel&amp;#44 thoroughly rinse the wash mitt in the rinse bucket to remove all of the dirt from the mitt&amp;#44 wring it out&amp;#44 and then pick up fresh water from the fresh water bucket to wash the next panel. After washing the car&amp;#44 the rinse bucket should be dirty&amp;#44 but the wash bucket should be perfectly clean.&lt;/li&gt;&lt;/ol&gt;&lt;span class=\"tigFIProductDescriptionBlock\"&gt;&lt;p&gt;You should always work from top to bottom&amp;#44 and from the cleanest to the dirtiest places. No point in picking up the dirt from behind the wheel arches&amp;#44 and then smearing it all over the bonnet and causing swirls!&lt;/p&gt;&lt;/span&gt;&lt;ol class=\"tigFIProductDescriptionOrderedList\" &gt;&lt;li&gt;Wash the Turret (ie the roof&amp;#44 pillars and glass)&amp;#44 starting with the paint&amp;#44 finishing with the glass&amp;#44 and then wash the Bonnet&amp;#44 Boot&amp;#44 Back and finally the front of the car IN THAT ORDER! (cleanest to dirtiest)&lt;/li&gt;&lt;li&gt;Wash the sides of the car. Wash the top half of one side first&amp;#44 then the top half of the other side&amp;#44 and then do the lower halves&amp;#44 and again in that order&lt;/li&gt;&lt;/ol&gt;&lt;span class=\"tigFIProductDescriptionBlock\"&gt;&lt;p&gt;The method is simple. Start with a clean wash mitt&amp;#44 and put it into the fresh water bucket to pick up fresh water. Spray 1 or 2 sprays (about 2ml) of PPBS (Paint Pampering Body Shampoo) onto the Wash Mott&amp;#44 and wash one panel or less. Do not scrub&amp;#44 do not apply pressure&amp;#44 do not use circular motions&amp;#44 and do not overlap your strokes&amp;#44 you only need to touch each piece of paint once! So simply wipe over back and forth. Each panel should take in the order of 5 to 10 seconds. If you find that dirt is stuck on and cannot be removed that easily&amp;#44 then this is a good indication that you need more wax!&lt;/p&gt;&lt;/span&gt;&lt;span class=\"tigFIProductDescriptionBlock\"&gt;&lt;p&gt;After you have completed each panel (or part panel)&amp;#44 rinse the wash mitt out in the rinse bucket <text:s/>thoroughly&amp;#44 wring it out&amp;#44 and then pick up fresh clean water from the fresh water bucket and do the next panel. If you are using more than one mitt to wash the car&amp;#44 swap mitts after each section&lt;/p&gt;&lt;/span&gt;&lt;span class=\"tigFIProductDescriptionBlockHeader\"&gt;&lt;p&gt;Final Rinse&lt;/p&gt;&lt;/span&gt;&lt;span class=\"tigFIProductDescriptionBlock\"&gt;&lt;p&gt;Don't be fooled&amp;#44 there is still a fair amount of dirt on your car&amp;#44 it is caught up in the emulsion formed with the shampoo. The purpose of this final rinse is to remove the leftover shampoo (and all of the dirt that it has trapped) form the car. Rinse down the panels from top to bottom&amp;#44 but pay special attention to nooks&amp;#44 crannies&amp;#44 panel gaps etc&amp;#44 as they will be full of shampoo (and therefore dirt).&lt;/p&gt;&lt;/span&gt;&lt;span class=\"tigFIProductDescriptionBlockHeader\"&gt;&lt;p&gt;Drying the car&lt;/p&gt;&lt;/span&gt;&lt;span class=\"tigFIProductDescriptionBlock\"&gt;&lt;p&gt;Use the WWDT (Final Inspection Waffle Weave Drying Towel) to dry the car. Fold the towel into eight (so you have 16 clean sides to use) and basically use one side to dry each panel. If the towel gets water-logged&amp;#44 simply ring it out. Be careful about letting any parts of the towel touch the ground&amp;#44 especially when you are drying the bottom parts of the car&amp;#44 as this will just pick up dirt that you will then grind into your paint. Only dry your paint and trim with the WWDT&amp;#44 not the wheels&lt;/p&gt;&lt;/span&gt;&lt;span class=\"tigFIProductDescriptionBlockHeader\"&gt;&lt;p&gt;Finishing the wheels&lt;/p&gt;&lt;/span&gt;&lt;span class=\"tigFIProductDescriptionBlock\"&gt;&lt;p&gt;Use the supplied Wheel Nanofibre Cloth <text:s/>and a little Gloss Boost sprayed onto the wheel to quickly go over each wheel and remove all traces of brake dust. Make sure that you get into all the nooks and crannies&amp;#44 and get down low and look up so you can see all the bits you missed from looking from above. You should have removed 99% of all brake dust earlier&amp;#44 this last step is essentially to pick up the last 1% and dry the wheels&lt;/p&gt;&lt;/span&gt;&lt;span class=\"tigFIProductDescriptionBlockHeader\"&gt;&lt;p&gt;Apply Gloss Boost&lt;/p&gt;&lt;/span&gt;&lt;span class=\"tigFIProductDescriptionBlock\"&gt;&lt;p&gt;If you want your freshly washed car to have a little extra sparkle and 'pop'&amp;#44 then simply spend another 5 minutes and go over the whole car from top to bottom using Final Inspection Gloss Boost&amp;#44 and a Microfibre Paint Cloth.&lt;/p&gt;&lt;/span&gt;&lt;span class=\"tigFIProductDescriptionBlock\"&gt;&lt;p&gt;Fold the Microfibre cloth into 4. We only ever use the plush side of the cloth on the paint&amp;#44 never the 'hard' side. If you fold the cloth into 4&amp;#44 so that you have 2 plush sides on the outside&amp;#44 use one side as the 'wet side' and the other as the 'dry side'&lt;/p&gt;&lt;/span&gt;&lt;span class=\"tigFIProductDescriptionBlock\"&gt;&lt;p&gt;Simply spray a very small amount of Gloss Boost onto a panel (Very Important: Less is more here&amp;#44 you only need just one or two sprays and no more!) and then spread it over the panel evenly using the wet side of the cloth. Don't scrub! Don't apply any pressure! You are simply spreading the Gloss Boost evenly! Then&amp;#44 straight away&amp;#44 turn the cloth over and buff the panel dry with the dry side. Repeat this process over the whole car. &lt;/p&gt;&lt;/span&gt;&lt;span class=\"tigFIProductDescriptionBlock\"&gt;&lt;p&gt;Spending 5 minutes to apply Gloss Boost to your car after washing will really add another dimension to how shiny your car will look.&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TP-KIT-CLAY</text:p>
          </table:table-cell>
          <table:table-cell office:value-type="string" calcext:value-type="string">
            <text:p>Decontamination Clay Kit</text:p>
          </table:table-cell>
          <table:table-cell table:number-columns-repeated="3" table:style-name="ce2" office:value-type="string" calcext:value-type="string">
            <text:p>45.0000</text:p>
          </table:table-cell>
          <table:table-cell office:value-type="string" calcext:value-type="string">
            <text:p>FI Clay Lube &amp; Paint MF 250.JPG</text:p>
          </table:table-cell>
          <table:table-cell office:value-type="string" calcext:value-type="string">
            <text:p>&lt;div id=\"tigFIProductDescription\"&gt;&lt;span class=\"tigFIProductDescriptionTitle\"&gt;Decontamination Clay Kit&lt;/span&gt;&lt;span class=\"tigFIProductDescriptionBlockHeader\"&gt;&lt;p&gt;Why do I need this kit?&lt;/p&gt;&lt;/span&gt;&lt;span class=\"tigFIProductDescriptionBlock\"&gt;&lt;p&gt;One of the most important parts of detailing&amp;#44 and often overlooked&amp;#44 is the use of a Clay Bar.&lt;/p&gt;&lt;/span&gt;&lt;span class=\"tigFIProductDescriptionBlock\"&gt;&lt;p&gt;Every day&amp;#44 there are contaminants in the air that land on your car and bond hard&amp;#44 so that even washing won't remove them.&lt;/p&gt;&lt;/span&gt;&lt;span class=\"tigFIProductDescriptionBlock\"&gt;&lt;p&gt;Examples of this: Someone might be mixing cement 2 blocks away&amp;#44 and that dust gets picked up in the wind and dumped on yur car. Someone else might be spray-painting his back fence etc.&lt;/p&gt;&lt;/span&gt;&lt;span class=\"tigFIProductDescriptionBlock\"&gt;&lt;p&gt;Don't believe me? Next time you have finished washing your car&amp;#44 gently run the back of your finger across the surface of the paint. Chances are&amp;#44 it will feel quite rough. This is just those contaminants that have bonded to the paint&lt;/p&gt;&lt;/span&gt;&lt;span class=\"tigFIProductDescriptionBlock\"&gt;&lt;p&gt;Using a Clay Bar&amp;#44 along with Clay Lube&amp;#44 is a simple and very effective way of removing those surface contaminants to leave the paintwork smooth like glass.&lt;/p&gt;&lt;/span&gt;&lt;span class=\"tigFIProductDescriptionBlock\"&gt;&lt;p&gt;Please note: Using a clay bar can leave some very fine marring on the paint. For this reason&amp;#44 we only ever use a Clay Bar immediately before Polishing the car.&lt;/p&gt;&lt;/span&gt;&lt;span class=\"tigFIProductDescriptionBlockHeader\"&gt;&lt;p&gt;What's included in the kit?&lt;/p&gt;&lt;/span&gt;&lt;p&gt;&lt;strong&gt;1 x Clay Bar Twin Pack:&lt;/strong&gt; 2 bars of Final Inspection Extra Fine Clay&lt;/p&gt;&lt;p&gt;&lt;strong&gt;1 x Clay Lube 500ml:&lt;/strong&gt; An excellent lubricator for Clay&lt;/p&gt;&lt;p&gt;&lt;strong&gt;1 x Paintwork Nanofibre Cloth:&lt;/strong&gt; The ONLY cloth we use for working with the cars paint.&lt;/p&gt;&lt;span class=\"tigFIProductDescriptionBlockHeader\"&gt;&lt;p&gt;Instructions&lt;/p&gt;&lt;/span&gt;&lt;ul class=\"tigFIProductDescriptionUnorderedList\" &gt;&lt;li&gt;Only ever use half a clay bar at a time&amp;#44 and pack the rest up and put it away.&lt;/li&gt;&lt;li&gt;If you drop the clay bar on the ground&amp;#44 you are better off throwing that bit away&amp;#44 otherwise the dirt that it has paked up will scratch the paint&lt;/li&gt;&lt;li&gt;Flatten the clay bar out into a small pancake&amp;#44 approx 6cm across&lt;/li&gt;&lt;li&gt;Spray a little Clay Lube onto the paint surface&amp;#44 and gently move the Clay Bar back and forth smoothly over the surface.&lt;/li&gt;&lt;li&gt;Use your finger tips&amp;#44 and feel what the clay is doing. You will be able to feel when it is grabbing at the contaminants on the paint&amp;#44 and then feel it glide smoothly over the surface once the contaminants have been removed&lt;/li&gt;&lt;li&gt;Just keep adding Clay Lube as required to keep the clay bar gliding over the surface. After you have completed a whole panel&amp;#44 wipe the used Clay Lube from the panel with the supplied Paintwork Nanofibre Cloth&lt;/li&gt;&lt;/ul&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TP-KIT-DELINT</text:p>
          </table:table-cell>
          <table:table-cell office:value-type="string" calcext:value-type="string">
            <text:p>Deluxe Interior Kit</text:p>
          </table:table-cell>
          <table:table-cell table:number-columns-repeated="3" table:style-name="ce2" office:value-type="string" calcext:value-type="string">
            <text:p>125.0000</text:p>
          </table:table-cell>
          <table:table-cell office:value-type="string" calcext:value-type="string">
            <text:p>Basic Interior Kit.jpg</text:p>
          </table:table-cell>
          <table:table-cell office:value-type="string" calcext:value-type="string">
            <text:p>&lt;div id=\"tigFIProductDescription\"&gt;&lt;span class=\"tigFIProductDescriptionTitle\"&gt;Deluxe Interior Kit&lt;/span&gt;&lt;span class=\"tigFIProductDescriptionBlock\"&gt;&lt;p&gt;When detailing&amp;#44 we break the interior down into 3 categories:&lt;/p&gt;&lt;/span&gt;&lt;ul class=\"tigFIProductDescriptionUnorderedList\" &gt;&lt;li&gt;Leather&lt;/li&gt;&lt;li&gt;Glass&lt;/li&gt;&lt;li&gt;Everything else (plastics&amp;#44 cloth trim&amp;#44 carpet etc.)&lt;/li&gt;&lt;/ul&gt;&lt;span class=\"tigFIProductDescriptionBlock\"&gt;&lt;p&gt;This kit is designed to cover everything&lt;/p&gt;&lt;/span&gt;&lt;span class=\"tigFIProductDescriptionBlockHeader\"&gt;&lt;p&gt;What's included in the kit?&lt;/p&gt;&lt;/span&gt;&lt;p&gt;&lt;strong&gt;1 x Nanofibre Glass System:&lt;/strong&gt; A 2 cloth pack specifically made for cleaning glass.&lt;/p&gt;&lt;p&gt;&lt;strong&gt;1 x Optic Glass Cleaner 500ml:&lt;/strong&gt; A powerful glass cleaner that eats into grime&amp;#44 and flashes dry to leave a perfect finish&lt;/p&gt;&lt;p&gt;&lt;strong&gt;2 x Interior Nanofibre Cloth:&lt;/strong&gt; A Nanofibre Cloth specially color coded so that it is only used for the interior.&lt;/p&gt;&lt;p&gt;&lt;strong&gt;1 x Interior Cleanse 500ml:&lt;/strong&gt; A very powerful interior cleaner that eats through dirt&amp;#44 and yet is gentle on the surfaces being cleaned&lt;/p&gt;&lt;p&gt;&lt;strong&gt;1 x Vanilla Aerosol:&lt;/strong&gt; A pleasant scent&lt;/p&gt;&lt;p&gt;&lt;strong&gt;1 x Hand Pocket Applicator for Leather:&lt;/strong&gt; A Nanofibre applicator used to apply Leather Feed&lt;/p&gt;&lt;p&gt;&lt;strong&gt;1 x Leather Clean Gel 275ml:&lt;/strong&gt; A gentle yet powerful Leather Cleaner&lt;/p&gt;&lt;p&gt;&lt;strong&gt;1 x Leather Feed 275ml:&lt;/strong&gt; A pleasant scent&lt;/p&gt;&lt;span class=\"tigFIProductDescriptionTitle\"&gt;Instructions&lt;/span&gt;&lt;span class=\"tigFIProductDescriptionBlockHeader\"&gt;&lt;p&gt;Glass Cleaning&lt;/p&gt;&lt;/span&gt;&lt;ul class=\"tigFIProductDescriptionUnorderedList\" &gt;&lt;li&gt;Spray a couple on pumps of Optic onto a Final Inspection step 1 (dark green) glass cloth and wipe area until clean.&lt;/li&gt;&lt;li&gt;Follow immediately with a completely dry Final Inspection Step 2 (light green) glass cloth and wipe until almost dry&lt;/li&gt;&lt;li&gt;Allow a small amount of product to evaporate to a streak-free finish.&lt;/li&gt;&lt;/ul&gt;&lt;span class=\"tigFIProductDescriptionBlockHeader\"&gt;&lt;p&gt;Interior Cleaning&lt;/p&gt;&lt;/span&gt;&lt;ul class=\"tigFIProductDescriptionUnorderedList\" &gt;&lt;li&gt;You should always thoroughly vaccuum carpets and cloth seats before cleaning with Interior Cleanse.&lt;/li&gt;&lt;li&gt;Keep a bucket of lukewarm water next to the car with you so that it is easy to reach. &lt;/li&gt;&lt;li&gt;Wet the Interior Nanofibre Cloth&amp;#44 and then wring it out so that it is only lightly damp&amp;#44 and not dripping&lt;/li&gt;&lt;li&gt;Fold the cloth into a usable size. If you fold it in half 3 times that should be about right. &lt;/li&gt;&lt;li&gt;Spray 2 sprays of Interior cleanse onto the cloth&amp;#44 and then use elbow-grease as required&amp;#44 cleaning one small section (say 50cm x 50cm) at a time. &lt;/li&gt;&lt;li&gt;After each section&amp;#44 thoroughly rinse the cloth in the bucket of water&amp;#44 then refold&amp;#44 apply Interior Cleanse&amp;#44 and complete the next small section. &lt;/li&gt;&lt;li&gt;You might break a front seat into 3 or 4 sections&amp;#44 cleaning one at a time&amp;#44 and rinsing the cloth between each section. &lt;/li&gt;&lt;li&gt;After you have finished one seat&amp;#44 empty the bucket (it will be dirty!)&amp;#44 refill with fresh water&amp;#44 and then quickly wipe down the completed seat to remove any residue before moveing onto the next seat&amp;#44 or the dashboard etc.&lt;/li&gt;&lt;/ul&gt;&lt;span class=\"tigFIProductDescriptionBlockHeader\"&gt;&lt;p&gt;Applying Vanilla&lt;/p&gt;&lt;/span&gt;&lt;span class=\"tigFIProductDescriptionBlock\"&gt;&lt;p&gt;Apply FI vanilla to your personal taste. Suggested usage is one spray into the carpet of each footwell.&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TP-KIT-DPNTPRT</text:p>
          </table:table-cell>
          <table:table-cell office:value-type="string" calcext:value-type="string">
            <text:p>Deluxe Paintwork Protection and Maintenance Kit</text:p>
          </table:table-cell>
          <table:table-cell table:number-columns-repeated="3" table:style-name="ce2" office:value-type="string" calcext:value-type="string">
            <text:p>97.0000</text:p>
          </table:table-cell>
          <table:table-cell office:value-type="string" calcext:value-type="string">
            <text:p>BasicPaintProtectionKit.jpg</text:p>
          </table:table-cell>
          <table:table-cell office:value-type="string" calcext:value-type="string">
            <text:p>&lt;div id=\"tigFIProductDescription\"&gt;&lt;span class=\"tigFIProductDescriptionTitle\"&gt;Deluxe Paintwork Protection and Maintenance Kit&lt;/span&gt;&lt;span class=\"tigFIProductDescriptionBlockHeader\"&gt;&lt;p&gt;Why do I need this kit?&lt;/p&gt;&lt;/span&gt;&lt;span class=\"tigFIProductDescriptionBlock\"&gt;&lt;p&gt;This kit contains everything you need to keep your car's paint protected and looking good for years. When used in conjunction with our recommended washing technique&amp;#44 this kit will help you keep the paint swirl and blemish free. What's more&amp;#44 it takes no more than 5 minutes after you have washed your car!&lt;/p&gt;&lt;/span&gt;&lt;span class=\"tigFIProductDescriptionBlock\"&gt;&lt;p&gt;Every car should have a protective layer of wax on it at all times. Doing so gives you the following benefits:&lt;/p&gt;&lt;/span&gt;&lt;ul class=\"tigFIProductDescriptionUnorderedList\" &gt;&lt;li&gt;It protects your paintwork from the acids in Bird Poo&amp;#44 which would otherwise easily etch into the paint.&lt;/li&gt;&lt;li&gt;It protects your paintwork from UV radiation&amp;#44 which would otherwise burn your clear coat&amp;#44 and leave it brittle&amp;#44 and subject to cracking and peeling.&lt;/li&gt;&lt;li&gt;It keeps your car looking clean for longer. People often claim that dark cars are harder to keep clean&amp;#44 but that is only true if wax is not used. With adequate wax protection&amp;#44 dirt will find it much harder to stick to the surface&amp;#44 and most of it will wash off in the rain&amp;#44 so your car looks cleaner for longer&lt;/li&gt;&lt;/ul&gt;&lt;span class=\"tigFIProductDescriptionBlock\"&gt;&lt;p&gt;The primary reason that people don't keep wax protection on their cars is that it takes too long to apply. That certainly USED to be the case&amp;#44 but with the latest Final Inspection products&amp;#44 that problem has been solved. A layer of wax can be applied in as little as 5 minutes!&lt;/p&gt;&lt;/span&gt;&lt;span class=\"tigFIProductDescriptionBlockHeader\"&gt;&lt;p&gt;When do I use this kit?&lt;/p&gt;&lt;/span&gt;&lt;span class=\"tigFIProductDescriptionBlock\"&gt;&lt;p&gt;This kit is only to be used immediately after washing your car&amp;#44 and not at any other time*.&lt;/p&gt;&lt;/span&gt;&lt;span class=\"tigFIProductDescriptionBlock\"&gt;&lt;p&gt;For argument's sake&amp;#44 lets say that you wash your car every fortnight&amp;#44 or 26 times in a year. For the first 3 washes&amp;#44 apply a layer of Full Metal Jacket Spray Wax. So after the first 3 washes&amp;#44 you will have 3 strong layers of wax to protect your paint. You won't need to reapply FMJSW now until the water beads start to flatten out&amp;#44 anywhere from 6 to 12 months away.&lt;/p&gt;&lt;/span&gt;&lt;span class=\"tigFIProductDescriptionBlock\"&gt;&lt;p&gt;On the washes where you are not applying FMJSW&amp;#44 apply Gloss Boost instead. It gives your car an awesome gloss coating that looks brilliant in the sun&amp;#44 but adds very little protection on its own.&lt;/p&gt;&lt;/span&gt;&lt;span class=\"tigFIProductDescriptionBlockHeader\"&gt;&lt;p&gt;What's included in the kit?&lt;/p&gt;&lt;/span&gt;&lt;p&gt;&lt;strong&gt;2 x Paintwork Nanofibre Cloths:&lt;/strong&gt; The Paintwork Nanofibre Cloth has a hard side and a soft side. NEVER use the hard side&amp;#44 we only ever use the soft side to touch paintwork. Fold the cloth into 4 so that you have 2 soft sides. If you fold the other way&amp;#44 you have 2 fresh soft sides. Cloths can be washed in the washing machine on the Synthetics cycle (preferably with a microfibre wash) and will last for many years if looked after.&lt;/p&gt;&lt;p&gt;&lt;strong&gt;1 x Full Metal Jacket Spray Wax 275ml:&lt;/strong&gt; One of the best spray-waxes on the market today. Application is a simple 5 minute process&amp;#44 and will provide protection to your car's paint for months at a time. Provides essential protection againt bird-poo and UV radiation&amp;#44 and adds a nice gloss finish. It can be used on paint&amp;#44 glass (not windscreen) rubber and plastic.&lt;/p&gt;&lt;p&gt;&lt;strong&gt;1 x Gloss Boost 500ml:&lt;/strong&gt; This product offers very little protection to your paint&amp;#44 it's primary purpose is to add Gloss&amp;#44 which it does very well. Used in conjunction with FMJ Spray Wax&amp;#44 it makes a formidible team.&lt;/p&gt;&lt;span class=\"tigFIProductDescriptionBlockHeader\"&gt;&lt;p&gt;So are you gonna tell me how to use it&amp;#44 or what?&lt;/p&gt;&lt;/span&gt;&lt;span class=\"tigFIProductDescriptionBlock\"&gt;&lt;p&gt;PLEASE NOTE: As with all Final Inspection products&amp;#44 a little goes a very long way. Most people believe that if a little bit does a good job&amp;#44 then more must be better&amp;#44 but this is not the case with FI products&amp;#44 they are designed to be used sparingly. Using too much will make the products more difficult to use. If you are finding it difficult to buff off either of the products in this kit&amp;#44 then you are using too much product! Try using half that amount.&lt;/p&gt;&lt;/span&gt;&lt;span class=\"tigFIProductDescriptionBlock\"&gt;&lt;p&gt;After every wash&amp;#44 spend just 5 minutes to apply a layer of either FMJSW&amp;#44 or Gloss Boost&amp;#44 but never both. <text:s/>FMJSW only needs to be used the first 3 times&amp;#44 or when more wax is required&amp;#44 and Gloss Boost is applied on every wash where FMJSW is not applied.&lt;/p&gt;&lt;/span&gt;&lt;span class=\"tigFIProductDescriptionBlock\"&gt;&lt;p&gt;Both products are applied in exactly the same way:&lt;/p&gt;&lt;/span&gt;&lt;ol class=\"tigFIProductDescriptionOrderedList\" &gt;&lt;li&gt;Fold the Paintwork Nanofibre Cloth into 4&amp;#44 so that you have 2 soft sides. Nominally&amp;#44 one side will be the 'dry' side&amp;#44 and the other side will be the 'Wet' side.&lt;/li&gt;&lt;li&gt;Spray a little product directly onto a panel. One or 2 sprays is all that it takes per panel&amp;#44 if you use too much it will be hard to buff off later.&lt;/li&gt;&lt;li&gt;Use the 'Wet' side of the cloth to spread the product evenly over the panel. This side of the cloth will now be Wet!&lt;/li&gt;&lt;li&gt;Flip the cloth over and buff the surface clean with the 'Dry' side of the cloth.&lt;/li&gt;&lt;li&gt;Repeat for every panel&lt;/li&gt;&lt;/ol&gt;&lt;span class=\"tigFIProductDescriptionBlock\"&gt;&lt;p&gt;Once you have done this a couple of times and figured out how little product to use&amp;#44 you will be able to do the whole car in around 5 minutes every time.&lt;/p&gt;&lt;/span&gt;&lt;span class=\"tigFIProductDescriptionBlock\"&gt;&lt;p&gt;*You can use a little Gloss Boost and Paintwork Nanofibre Cloth to remove Bird-Poo as soon as possible. Be careful though&amp;#44 as it is very easy to add swirls doing this&amp;#44 so try to touch the paint as little as possible.&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TP-KIT-DWASH</text:p>
          </table:table-cell>
          <table:table-cell office:value-type="string" calcext:value-type="string">
            <text:p>Deluxe Car-Wash Kit</text:p>
          </table:table-cell>
          <table:table-cell table:number-columns-repeated="3" table:style-name="ce2" office:value-type="string" calcext:value-type="string">
            <text:p>168.0000</text:p>
          </table:table-cell>
          <table:table-cell office:value-type="string" calcext:value-type="string">
            <text:p>BasicWashKit.jpg</text:p>
          </table:table-cell>
          <table:table-cell office:value-type="string" calcext:value-type="string">
            <text:p>&lt;div id=\"tigFIProductDescription\"&gt;&lt;span class=\"tigFIProductDescriptionTitle\"&gt;Deluxe Car-Wash Kit&lt;/span&gt;&lt;span class=\"tigFIProductDescriptionBlockHeader\"&gt;&lt;p&gt;Why do I need this kit?&lt;/p&gt;&lt;/span&gt;&lt;span class=\"tigFIProductDescriptionBlock\"&gt;&lt;p&gt;Out of all of the different aspects of car detailing&amp;#44 the most important by a long way is washing. That may surprise you. Afterall&amp;#44 everyone knows how to wash a car&amp;#44 right? Unfortunately&amp;#44 that is not the case. &lt;/p&gt;&lt;/span&gt;&lt;span class=\"tigFIProductDescriptionBlock\"&gt;&lt;p&gt;Next time you are walking through a car park on a sunny day&amp;#44 look at the sun's reflection in the bonnets of some of the cars there. On most cars&amp;#44 you will notice 'swirl' marks all over the paint. They are far more noticeable on dark cars than on white or silver cars. These swirls are actually very small scratches all over the paint&amp;#44 and they are caused by one main culprit: Incorrect Washing Technique. As you can see&amp;#44 all of those swirls scatter the light everywhere&amp;#44 which makes the paintwork look dull and old. They can only be removed through intensive polishing. Using this kit&amp;#44 and the washing method below is the best way that we know how to prevent swirls in paintwork for as long as possible. We use exactly this technique in-house&lt;/p&gt;&lt;/span&gt;&lt;span class=\"tigFIProductDescriptionBlockHeader\"&gt;&lt;p&gt;What's included in the kit?&lt;/p&gt;&lt;/span&gt;&lt;p&gt;&lt;strong&gt;1 x Nanofibre Paintwork Cloth:&lt;/strong&gt; Used exclusively for wiping product from paintwork. Do not use these cloths for anything else. These clothes have a hard side and a soft side&amp;#44 we only ever use the soft side. These clothes are best used folded into 4&amp;#44 with 2 soft sides showing&lt;/p&gt;&lt;p&gt;&lt;strong&gt;2 x Nanofibre Wash Mitt:&lt;/strong&gt; Used to wash the car. Use only on paint&amp;#44 plastics and glass&amp;#44 but do not use on wheels&amp;#44 unless you keep one exclusively for that purpose&lt;/p&gt;&lt;p&gt;&lt;strong&gt;1 x Waffle Weave Drying Towel (WWDT):&lt;/strong&gt; Microfibre cloth for drying the car.&lt;/p&gt;&lt;p&gt;&lt;strong&gt;1 x Nanofibre Wheel Cloth:&lt;/strong&gt; Cloth used exclusively for wiping down wheels&lt;/p&gt;&lt;p&gt;&lt;strong&gt;1 x Jamb Nanofibre Cloth:&lt;/strong&gt; Cloth used exclusively for cleaning door jambs&lt;/p&gt;&lt;p&gt;&lt;strong&gt;1 x Wheel Brush:&lt;/strong&gt; Used for cleaning wheels&amp;#44 especially the insides and in nooks and crannies&lt;/p&gt;&lt;p&gt;&lt;strong&gt;1 x Paint Pampering Body Shampoo (PPBS) 500ml:&lt;/strong&gt; pH Neutral body shampoo (car wash)&lt;/p&gt;&lt;p&gt;&lt;strong&gt;1 x Power Wheel Cleaner (PWC) 500ml:&lt;/strong&gt; Dissolves brake dust from wheels&lt;/p&gt;&lt;p&gt;&lt;strong&gt;1 x Gloss Boost (GB) 125ml:&lt;/strong&gt; Used to add a high-gloss finish after washing. Also useful for removing bird poo&amp;#44 and for cleaning door jambs&lt;/p&gt;&lt;p&gt;&lt;strong&gt;1 x Jaffa General Purpose Cleaner 500ml:&lt;/strong&gt; Useful heavy-duty cleaner for all exterior jobs&lt;/p&gt;&lt;p&gt;&lt;strong&gt;1 x Peppermint 500ml:&lt;/strong&gt; Used to wash your microfibre cloths to keep the soft&lt;/p&gt;&lt;span class=\"tigFIProductDescriptionBlockHeader\"&gt;&lt;p&gt;The harsh reality&lt;/p&gt;&lt;/span&gt;&lt;span class=\"tigFIProductDescriptionBlock\"&gt;&lt;p&gt;Every second of every day&amp;#44 dust in the air is landing on your car. Even if it is parked under cover&amp;#44 dust is landing on it. Even seconds after washing your car&amp;#44 dust is landing on it.&lt;/p&gt;&lt;/span&gt;&lt;span class=\"tigFIProductDescriptionBlock\"&gt;&lt;p&gt;Every time you touch your car with your fingers&amp;#44 or your brush along side the car with your clothes&amp;#44 you are grinding very fine pieces of dust and dirt into the paint&amp;#44 and that causes many very tiny scratches. Over time&amp;#44 these scratches become the swirls that you see in so many cars.&lt;/p&gt;&lt;/span&gt;&lt;span class=\"tigFIProductDescriptionBlock\"&gt;&lt;p&gt;It is impossible to avoid swirls completely&amp;#44 for example when you wash the car you need to touch it&amp;#44 and that in itself will cause swirls. All you can do is minimise the swirls by avoiding touching the paint unless absolutely necessary&amp;#44 and then only doing so with the finest nanofibre cloths.&lt;/p&gt;&lt;/span&gt;&lt;span class=\"tigFIProductDescriptionBlock\"&gt;&lt;p&gt;It follows then that to keep swirls and scratches at bay&amp;#44 you need to do everything you can to prevent grinding dust into the paint. The purpose of this kit is to allow you to do exactly that.&lt;/p&gt;&lt;/span&gt;&lt;span class=\"tigFIProductDescriptionTitle\"&gt;Washing Instructions&lt;/span&gt;&lt;span class=\"tigFIProductDescriptionBlockHeader\"&gt;&lt;p&gt;Clean Wheel Arches&lt;/p&gt;&lt;/span&gt;&lt;span class=\"tigFIProductDescriptionBlock\"&gt;&lt;p&gt;It is a good idea to regularly clean your Wheel Arches to stop build up of dirt on these plastics (or sound deadening fabric on some models)&lt;/p&gt;&lt;/span&gt;&lt;span class=\"tigFIProductDescriptionBlock\"&gt;&lt;p&gt;Rinse Wheels &amp; Wheel Arches to reduce the temperature of the surfaces.&lt;/p&gt;&lt;/span&gt;&lt;span class=\"tigFIProductDescriptionBlock\"&gt;&lt;p&gt;Spray General Purpose Cleaner onto these plastics or fabric as well as your tyres to remove and stop build up of old Tyre Dressing.&lt;/p&gt;&lt;/span&gt;&lt;span class=\"tigFIProductDescriptionBlock\"&gt;&lt;p&gt;Agitate if necessary. Rinse clean when you are hosing down the car later.&lt;/p&gt;&lt;/span&gt;&lt;span class=\"tigFIProductDescriptionBlockHeader\"&gt;&lt;p&gt;Clean Wheels and Tyres&lt;/p&gt;&lt;/span&gt;&lt;span class=\"tigFIProductDescriptionBlock\"&gt;&lt;p&gt;Final Inspection's Power Wheel Clean (PWC) is probably the best wheel cleaner on the planet today. It is almost pH Neutral&amp;#44 and so it is very gentle on painted and polished wheels&amp;#44 and yet it makes very short work indeed of brake dust. &lt;/p&gt;&lt;/span&gt;&lt;span class=\"tigFIProductDescriptionBlock\"&gt;&lt;p&gt;For normal brake dust build-up over a week or 2&amp;#44 all you need to do is spray some PWC onto the wheels&amp;#44 wait a few minutes&amp;#44 and then hose it off. PWC is very effective at dissolving the brake dust and 99% of it will be removed when rinsing the wheel. &lt;/p&gt;&lt;/span&gt;&lt;span class=\"tigFIProductDescriptionBlock\"&gt;&lt;p&gt;NOTE: It is very easy to spray “down” at the wheel only&amp;#44 don't forget to spray up and from side to side as well&amp;#44 to ensure that you get PWC into all nooks and crannies. &lt;/p&gt;&lt;/span&gt;&lt;span class=\"tigFIProductDescriptionBlock\"&gt;&lt;p&gt;For brake dust that is old and cooked on&amp;#44 or to clean the insides of the wheels&amp;#44 use the supplied Wheel Brush to agitate the PWC on the wheel before hosing off. &lt;/p&gt;&lt;/span&gt;&lt;span class=\"tigFIProductDescriptionBlock\"&gt;&lt;p&gt;Rinse wheels and tyres thoroughly when you rinse down the car.&lt;/p&gt;&lt;/span&gt;&lt;span class=\"tigFIProductDescriptionBlockHeader\"&gt;&lt;p&gt;Initial Rinse&lt;/p&gt;&lt;/span&gt;&lt;span class=\"tigFIProductDescriptionBlock\"&gt;&lt;p&gt;The aim of Rinsing the car first is to simply remove as much of the dirt as is possible before we physically touch the car&amp;#44 thereby minimising scratches and swirls.&lt;/p&gt;&lt;/span&gt;&lt;span class=\"tigFIProductDescriptionBlock\"&gt;&lt;p&gt;Set up everything ready to go&amp;#44 make sure that the high pressure washer is connected up and turned on. &lt;/p&gt;&lt;/span&gt;&lt;span class=\"tigFIProductDescriptionBlock\"&gt;&lt;p&gt;Make sure that you have cleaned the wheels&amp;#44 tyres and arches first.&lt;/p&gt;&lt;/span&gt;&lt;span class=\"tigFIProductDescriptionBlock\"&gt;&lt;p&gt;Rinse the whole car from top to bottom with the high pressure washer. Take your time&amp;#44 hold the nozzle about 15 – 20 cm from the paint&amp;#44 don't go too much closer though. Don't forget to do up under the wheel arches&amp;#44 and under the sills all around the car. Give the wheels and tyres a very good rinse to remove the PWC and all of the brake dust that it loosened up.&lt;/p&gt;&lt;/span&gt;&lt;span class=\"tigFIProductDescriptionBlockHeader\"&gt;&lt;p&gt;Washing the Paintwork&lt;/p&gt;&lt;/span&gt;&lt;span class=\"tigFIProductDescriptionBlock\"&gt;&lt;p&gt;As was stressed earlier&amp;#44 swirls cannot be completely avoided&amp;#44 all we can do is be diligent and take care when washing the car to minimise the harm. The Two golden rules you need to follow are:&lt;/p&gt;&lt;/span&gt;&lt;ol class=\"tigFIProductDescriptionOrderedList\" &gt;&lt;li&gt;Only use the Three Premium Final Inspection Nano-fibre cloths to touch the paintwork on your car. Specifcally&amp;#44 that includes the Wash Mitts&amp;#44 the Waffle Weave Drying Towel&amp;#44 and the Paintwork Nanofibre cloths. You should avoid contact with your cars paint with anything other than those three products.&lt;/li&gt;&lt;li&gt;Use the Two Bucket Method to wash your car. In a nutshell&amp;#44 fill both buckets with fresh clean water&amp;#44 and then nominate one as the 'fresh water' bucket&amp;#44 and the other as the 'rinse' bucket. To wash a panel&amp;#44 pick up some fresh water in the Wash Mitt from fresh water bucket&amp;#44 and spray 1 or 2 sprays of PPBS directly onto the Wash Mitt. After you have washed the panel&amp;#44 thoroughly rinse the wash mitt in the rinse bucket to remove all of the dirt from the mitt&amp;#44 wring it out&amp;#44 and then pick up fresh water from the fresh water bucket to wash the next panel. After washing the car&amp;#44 the rinse bucket should be dirty&amp;#44 but the wash bucket should be perfectly clean.&lt;/li&gt;&lt;/ol&gt;&lt;span class=\"tigFIProductDescriptionBlock\"&gt;&lt;p&gt;There are 2 Mitts included in this kit&amp;#44 you should use both to wash the car. Do half the car with one&amp;#44 and half the car with the other. This just prevents one Wash Mitt from becoming too dirty&lt;/p&gt;&lt;/span&gt;&lt;span class=\"tigFIProductDescriptionBlock\"&gt;&lt;p&gt;You should always work from top to bottom&amp;#44 and from the cleanest to the dirtiest places. No point in picking up the dirt from behind the wheel arches&amp;#44 and then smearing it all over the bonnet and causing swirls!&lt;/p&gt;&lt;/span&gt;&lt;ol class=\"tigFIProductDescriptionOrderedList\" &gt;&lt;li&gt;Using the first Wash Mitt&amp;#44 wash the Turret (ie the roof&amp;#44 pillars and glass)&amp;#44 starting with the paint&amp;#44 finishing with the glass&amp;#44 and then wash the Bonnet&amp;#44 Boot&amp;#44 Back and finally the front of the car IN THAT ORDER! (cleanest to dirtiest)&lt;/li&gt;&lt;li&gt;Using the second Wash Mitt&amp;#44Wash the sides of the car. Wash the top half of one side first&amp;#44 then the top half of the other side&amp;#44 and then do the lower halves&amp;#44 and again in that order&lt;/li&gt;&lt;/ol&gt;&lt;span class=\"tigFIProductDescriptionBlock\"&gt;&lt;p&gt;The method is simple. Start with a clean wash mitt&amp;#44 and put it into the fresh water bucket to pick up fresh water. Spray 1 or 2 sprays (about 2ml) of PPBS (Paint Pampering Body Shampoo) onto the Wash Mott&amp;#44 and wash one panel or less. Do not scrub&amp;#44 do not apply pressure&amp;#44 do not use circular motions&amp;#44 and do not overlap your strokes&amp;#44 you only need to touch each piece of paint once! So simply wipe over back and forth. Each panel should take in the order of 5 to 10 seconds. If you find that dirt is stuck on and cannot be removed that easily&amp;#44 then this is a good indication that you need more wax!&lt;/p&gt;&lt;/span&gt;&lt;span class=\"tigFIProductDescriptionBlock\"&gt;&lt;p&gt;After you have completed each panel (or part panel)&amp;#44 rinse the wash mitt out in the rinse bucket <text:s/>thoroughly&amp;#44 wring it out&amp;#44 and then pick up fresh clean water from the fresh water bucket and do the next panel. If you are using more than one mitt to wash the car&amp;#44 swap mitts after each section&lt;/p&gt;&lt;/span&gt;&lt;span class=\"tigFIProductDescriptionBlockHeader\"&gt;&lt;p&gt;Final Rinse&lt;/p&gt;&lt;/span&gt;&lt;span class=\"tigFIProductDescriptionBlock\"&gt;&lt;p&gt;Don't be fooled&amp;#44 there is still a fair amount of dirt on your car&amp;#44 it is caught up in the emulsion formed with the shampoo. The purpose of this final rinse is to remove the leftover shampoo (and all of the dirt that it has trapped) form the car. Rinse down the panels from top to bottom&amp;#44 but pay special attention to nooks&amp;#44 crannies&amp;#44 panel gaps etc&amp;#44 as they will be full of shampoo (and therefore dirt).&lt;/p&gt;&lt;/span&gt;&lt;span class=\"tigFIProductDescriptionBlockHeader\"&gt;&lt;p&gt;Drying the car&lt;/p&gt;&lt;/span&gt;&lt;span class=\"tigFIProductDescriptionBlock\"&gt;&lt;p&gt;Use the WWDT (Final Inspection Waffle Weave Drying Towel) to dry the car. Fold the towel into eight (so you have 16 clean sides to use) and basically use one side to dry each panel. If the towel gets water-logged&amp;#44 simply ring it out. Be careful about letting any parts of the towel touch the ground&amp;#44 especially when you are drying the bottom parts of the car&amp;#44 as this will just pick up dirt that you will then grind into your paint. Only dry your paint and trim with the WWDT&amp;#44 not the wheels&lt;/p&gt;&lt;/span&gt;&lt;span class=\"tigFIProductDescriptionBlockHeader\"&gt;&lt;p&gt;Finishing the wheels&lt;/p&gt;&lt;/span&gt;&lt;span class=\"tigFIProductDescriptionBlock\"&gt;&lt;p&gt;Use the supplied Wheel Nanofibre Cloth <text:s/>and a little Gloss Boost sprayed onto the wheel to quickly go over each wheel and remove all traces of brake dust. Make sure that you get into all the nooks and crannies&amp;#44 and get down low and look up so you can see all the bits you missed from looking from above. You should have removed 99% of all brake dust earlier&amp;#44 this last step is essentially to pick up the last 1% and dry the wheels&lt;/p&gt;&lt;/span&gt;&lt;span class=\"tigFIProductDescriptionBlockHeader\"&gt;&lt;p&gt;Door Jambs&lt;/p&gt;&lt;/span&gt;&lt;span class=\"tigFIProductDescriptionBlock\"&gt;&lt;p&gt;This is probably the most commonly overlooked part of washing your car&amp;#44 clean door jambs make all of the difference in the perception of how clean the car is. Also&amp;#44 if there is dirt caught in the jambs&amp;#44 it will come out after you have finished washing the car and leave dirt trails everywhere!&lt;/p&gt;&lt;/span&gt;&lt;span class=\"tigFIProductDescriptionBlock\"&gt;&lt;p&gt;Simply spray a little Gloss Boost onto the Jamb Cloth and wipe the dirt and grease from all of the door jambs&amp;#44 and of course the inside painted areas of your doors. Don't forget to do the bonnet&amp;#44 boot and fuel flap as well&amp;#44 they all trap dirt!&lt;/p&gt;&lt;/span&gt;&lt;span class=\"tigFIProductDescriptionBlockHeader\"&gt;&lt;p&gt;Apply Gloss Boost&lt;/p&gt;&lt;/span&gt;&lt;span class=\"tigFIProductDescriptionBlock\"&gt;&lt;p&gt;If you want your freshly washed car to have a little extra sparkle and 'pop'&amp;#44 then simply spend another 5 minutes and go over the whole car from top to bottom using Final Inspection Gloss Boost&amp;#44 and a Microfibre Paint Cloth.&lt;/p&gt;&lt;/span&gt;&lt;span class=\"tigFIProductDescriptionBlock\"&gt;&lt;p&gt;Fold the Microfibre cloth into 4. We only ever use the plush side of the cloth on the paint&amp;#44 never the 'hard' side. If you fold the cloth into 4&amp;#44 so that you have 2 plush sides on the outside&amp;#44 use one side as the 'wet side' and the other as the 'dry side'&lt;/p&gt;&lt;/span&gt;&lt;span class=\"tigFIProductDescriptionBlock\"&gt;&lt;p&gt;Simply spray a very small amount of Gloss Boost onto a panel (Very Important: Less is more here&amp;#44 you only need just one or two sprays and no more!) and then spread it over the panel evenly using the wet side of the cloth. Don't scrub! Don't apply any pressure! You are simply spreading the Gloss Boost evenly! Then&amp;#44 straight away&amp;#44 turn the cloth over and buff the panel dry with the dry side. Repeat this process over the whole car. &lt;/p&gt;&lt;/span&gt;&lt;span class=\"tigFIProductDescriptionBlock\"&gt;&lt;p&gt;Spending 5 minutes to apply Gloss Boost to your car after washing will really add another dimension to how shiny your car will look.&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TP-KIT-GLASS</text:p>
          </table:table-cell>
          <table:table-cell office:value-type="string" calcext:value-type="string">
            <text:p>Glass System Kit</text:p>
          </table:table-cell>
          <table:table-cell table:number-columns-repeated="3" table:style-name="ce2" office:value-type="string" calcext:value-type="string">
            <text:p>25.5000</text:p>
          </table:table-cell>
          <table:table-cell office:value-type="string" calcext:value-type="string">
            <text:p>Glass-System-Kit-Store-250.jpg</text:p>
          </table:table-cell>
          <table:table-cell office:value-type="string" calcext:value-type="string">
            <text:p>&lt;div id=\"tigFIProductDescription\"&gt;&lt;span class=\"tigFIProductDescriptionTitle\"&gt;Glass System Kit&lt;/span&gt;&lt;span class=\"tigFIProductDescriptionBlockHeader\"&gt;&lt;p&gt;What's included in the kit?&lt;/p&gt;&lt;/span&gt;&lt;p&gt;&lt;strong&gt;1 x Nanofibre Glass System:&lt;/strong&gt; A 2 cloth pack specifically made for cleaning glass.&lt;/p&gt;&lt;p&gt;&lt;strong&gt;1 x Optic Glass Cleaner 500ml:&lt;/strong&gt; A powerful glass cleaner that eats into grime&amp;#44 and flashes dry to leave a perfect finish&lt;/p&gt;&lt;span class=\"tigFIProductDescriptionBlockHeader\"&gt;&lt;p&gt;Instructions&lt;/p&gt;&lt;/span&gt;&lt;ul class=\"tigFIProductDescriptionUnorderedList\" &gt;&lt;li&gt;Spray a couple on pumps of Optic onto a Final Inspection Step 1 (dark green) glass cloth and wipe area until clean.&lt;/li&gt;&lt;li&gt;Follow immediately with a completely dry Final Inspection Step 2 (light green) glass cloth and wipe until almost dry&lt;/li&gt;&lt;li&gt;Allow a small amount of product to evaporate to a streak-free finish.&lt;/li&gt;&lt;/ul&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TP-KIT-INTCLN</text:p>
          </table:table-cell>
          <table:table-cell office:value-type="string" calcext:value-type="string">
            <text:p>Interior Cleaning Kit</text:p>
          </table:table-cell>
          <table:table-cell table:number-columns-repeated="3" table:style-name="ce2" office:value-type="string" calcext:value-type="string">
            <text:p>55.0000</text:p>
          </table:table-cell>
          <table:table-cell office:value-type="string" calcext:value-type="string">
            <text:p>Basic Interior Kit.jpg</text:p>
          </table:table-cell>
          <table:table-cell office:value-type="string" calcext:value-type="string">
            <text:p>&lt;div id=\"tigFIProductDescription\"&gt;&lt;span class=\"tigFIProductDescriptionTitle\"&gt;Interior Cleaning Kit&lt;/span&gt;&lt;span class=\"tigFIProductDescriptionBlock\"&gt;&lt;p&gt;When detailing&amp;#44 we break the interior down into 3 categories:&lt;/p&gt;&lt;/span&gt;&lt;ul class=\"tigFIProductDescriptionUnorderedList\" &gt;&lt;li&gt;Leather&lt;/li&gt;&lt;li&gt;Glass&lt;/li&gt;&lt;li&gt;Everything else (plastics&amp;#44 cloth trim&amp;#44 carpet etc.)&lt;/li&gt;&lt;/ul&gt;&lt;span class=\"tigFIProductDescriptionBlock\"&gt;&lt;p&gt;Not everyone has leather in their cars&amp;#44 and so we sell a Leather Kit seperately. This kit is for Glass and Everything else.&lt;/p&gt;&lt;/span&gt;&lt;span class=\"tigFIProductDescriptionBlockHeader\"&gt;&lt;p&gt;What's included in the kit?&lt;/p&gt;&lt;/span&gt;&lt;p&gt;&lt;strong&gt;1 x Nanofibre Glass System:&lt;/strong&gt; A 2 cloth pack specifically made for cleaning glass.&lt;/p&gt;&lt;p&gt;&lt;strong&gt;1 x Optic Glass Cleaner 500ml:&lt;/strong&gt; A powerful glass cleaner that eats into grime&amp;#44 and flashes dry to leave a perfect finish&lt;/p&gt;&lt;p&gt;&lt;strong&gt;1 x Interior Nanofibre Cloth:&lt;/strong&gt; A Nanofibre Cloth specially color coded so that it is only used for the interior.&lt;/p&gt;&lt;p&gt;&lt;strong&gt;1 x Interior Cleanse 500ml:&lt;/strong&gt; A very powerful interior cleaner that eats through dirt&amp;#44 and yet is gentle on the surfaces being cleaned&lt;/p&gt;&lt;p&gt;&lt;strong&gt;1 x Vanilla Aerosol:&lt;/strong&gt; A pleasant scent&lt;/p&gt;&lt;span class=\"tigFIProductDescriptionTitle\"&gt;Instructions&lt;/span&gt;&lt;span class=\"tigFIProductDescriptionBlockHeader\"&gt;&lt;p&gt;Glass Cleaning&lt;/p&gt;&lt;/span&gt;&lt;ul class=\"tigFIProductDescriptionUnorderedList\" &gt;&lt;li&gt;Spray a couple on pumps of Optic onto a Final Inspection step 1 (dark green) glass cloth and wipe area until clean.&lt;/li&gt;&lt;li&gt;Follow immediately with a completely dry Final Inspection Step 2 (light green) glass cloth and wipe until almost dry&lt;/li&gt;&lt;li&gt;Allow a small amount of product to evaporate to a streak-free finish.&lt;/li&gt;&lt;/ul&gt;&lt;span class=\"tigFIProductDescriptionBlockHeader\"&gt;&lt;p&gt;Interior Cleaning&lt;/p&gt;&lt;/span&gt;&lt;ul class=\"tigFIProductDescriptionUnorderedList\" &gt;&lt;li&gt;You should always thoroughly vaccuum carpets and cloth seats before cleaning with Interior Cleanse.&lt;/li&gt;&lt;li&gt;Keep a bucket of lukewarm water next to the car with you so that it is easy to reach. &lt;/li&gt;&lt;li&gt;Wet the Interior Nanofibre Cloth&amp;#44 and then wring it out so that it is only lightly damp&amp;#44 and not dripping&lt;/li&gt;&lt;li&gt;Fold the cloth into a usable size. If you fold it in half 3 times that should be about right. &lt;/li&gt;&lt;li&gt;Spray 2 sprays of Interior cleanse onto the cloth&amp;#44 and then use elbow-grease as required&amp;#44 cleaning one small section (say 50cm x 50cm) at a time. &lt;/li&gt;&lt;li&gt;After each section&amp;#44 thoroughly rinse the cloth in the bucket of water&amp;#44 then refold&amp;#44 apply Interior Cleanse&amp;#44 and complete the next small section. &lt;/li&gt;&lt;li&gt;You might break a front seat into 3 or 4 sections&amp;#44 cleaning one at a time&amp;#44 and rinsing the cloth between each section. &lt;/li&gt;&lt;li&gt;After you have finished one seat&amp;#44 empty the bucket (it will be dirty!)&amp;#44 refill with fresh water&amp;#44 and then quickly wipe down the completed seat to remove any residue before moveing onto the next seat&amp;#44 or the dashboard etc. &lt;/li&gt;&lt;/ul&gt;&lt;span class=\"tigFIProductDescriptionBlockHeader\"&gt;&lt;p&gt;Applying Vanilla&lt;/p&gt;&lt;/span&gt;&lt;span class=\"tigFIProductDescriptionBlock\"&gt;&lt;p&gt;Apply FI vanilla to your personal taste. Suggested usage is one spray into the carpet of each footwell.&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TP-KIT-LEATHER</text:p>
          </table:table-cell>
          <table:table-cell office:value-type="string" calcext:value-type="string">
            <text:p>Leather Care Kit</text:p>
          </table:table-cell>
          <table:table-cell table:number-columns-repeated="3" table:style-name="ce2" office:value-type="string" calcext:value-type="string">
            <text:p>70.0000</text:p>
          </table:table-cell>
          <table:table-cell office:value-type="string" calcext:value-type="string">
            <text:p>LeatherCareKit.jpg</text:p>
          </table:table-cell>
          <table:table-cell office:value-type="string" calcext:value-type="string">
            <text:p>&lt;div id=\"tigFIProductDescription\"&gt;&lt;span class=\"tigFIProductDescriptionTitle\"&gt;Leather Care Kit&lt;/span&gt;&lt;span class=\"tigFIProductDescriptionBlockHeader\"&gt;&lt;p&gt;Why do I need this kit?&lt;/p&gt;&lt;/span&gt;&lt;span class=\"tigFIProductDescriptionBlock\"&gt;&lt;p&gt;There is nothing like clean new leather in a car&amp;#44 it smells great&amp;#44 feels smooth and clean&amp;#44 and is very luxurious.&lt;/p&gt;&lt;/span&gt;&lt;span class=\"tigFIProductDescriptionBlock\"&gt;&lt;p&gt;Leather is a natural material&amp;#44 and if not looked after&amp;#44 it will wrinkle&amp;#44 crack&amp;#44 split and peel. It needs to be kept clean&amp;#44 and most importantly&amp;#44 it needs to be moisturised (or fed) to keep it soft and supple.&lt;/p&gt;&lt;/span&gt;&lt;span class=\"tigFIProductDescriptionBlock\"&gt;&lt;p&gt;One aspect of Leather Care that is often overlooked is the stitching! Dirt can build up in the stitching&amp;#44 and the sharp edges of the dirt will gradually cut through the sticthing over time as you move around on the seat.&lt;/p&gt;&lt;/span&gt;&lt;span class=\"tigFIProductDescriptionBlock\"&gt;&lt;p&gt;Before cleaning&amp;#44 use a gentle brush to brush the dirt from the stitching&amp;#44 and vaccuum as you go. Then&amp;#44 when applying Leather Feed&amp;#44 make sure that you get plenty into the stitching&amp;#44 it will lubricate it so that the dirt will not be able to cut into it&lt;/p&gt;&lt;/span&gt;&lt;span class=\"tigFIProductDescriptionBlockHeader\"&gt;&lt;p&gt;Leather Cleaning&lt;/p&gt;&lt;/span&gt;&lt;ul class=\"tigFIProductDescriptionUnorderedList\" &gt;&lt;li&gt;You should always thoroughly vaccuum Leather seats before cleaning&lt;/li&gt;&lt;li&gt;Keep a bucket of lukewarm water next to the car with you so that it is easy to reach.&lt;/li&gt;&lt;li&gt;Wet the Interior Nanofibre Cloth&amp;#44 and then wring it out so that it is only lightly damp&amp;#44 and not dripping&lt;/li&gt;&lt;li&gt;Fold the cloth into a usable size. If you fold it in half 3 times that should be about right.&lt;/li&gt;&lt;li&gt;Apply one squirt of Leather Clean Gel onto the cloth&amp;#44 and then use elbow-grease as required&amp;#44 cleaning one small section (say 50cm x 50cm) at a time.&lt;/li&gt;&lt;li&gt;After each section&amp;#44 thoroughly rinse the cloth in the bucket of water&amp;#44 then refold&amp;#44 apply Leather Clean Gel&amp;#44 and complete the next small section.&lt;/li&gt;&lt;li&gt;You might break a front seat into 3 or 4 sections&amp;#44 cleaning one at a time&amp;#44 and rinsing the cloth between each section.&lt;/li&gt;&lt;li&gt;After you have finished one seat&amp;#44 empty the bucket (it will be dirty!)&amp;#44 refill with fresh water&amp;#44 and then quickly wipe down the completed seat to remove any residue before moveing onto the next seat.&lt;/li&gt;&lt;li&gt;Allow Leather to dry&lt;/li&gt;&lt;/ul&gt;&lt;span class=\"tigFIProductDescriptionBlockHeader\"&gt;&lt;p&gt;Leather Feeding&lt;/p&gt;&lt;/span&gt;&lt;ul class=\"tigFIProductDescriptionUnorderedList\" &gt;&lt;li&gt;Apply one squirt of Leather Feed to the Hand Pocket Applicator (HPA)&lt;/li&gt;&lt;li&gt;Wipe product evenly over the surface&amp;#44 using more product as needed&lt;/li&gt;&lt;li&gt;It is important to get Leather Feed deep into the stitching&amp;#44 it lubricates it and prevents wear.&lt;/li&gt;&lt;li&gt;If the Leather is dry&amp;#44 it will soak up all of the Leather Feed. Reapply until you are left with a glossy&amp;#44 even surface&lt;/li&gt;&lt;li&gt;Re-apply Leather Feed every month or so&lt;/li&gt;&lt;/ul&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TP-KIT-PNTCOR</text:p>
          </table:table-cell>
          <table:table-cell office:value-type="string" calcext:value-type="string">
            <text:p>Basic Paint Correction Kit</text:p>
          </table:table-cell>
          <table:table-cell table:number-columns-repeated="3" table:style-name="ce2" office:value-type="string" calcext:value-type="string">
            <text:p>205.0000</text:p>
          </table:table-cell>
          <table:table-cell office:value-type="string" calcext:value-type="string">
            <text:p>FI.jpg</text:p>
          </table:table-cell>
          <table:table-cell office:value-type="string" calcext:value-type="string">
            <text:p>&lt;div id=\"tigFIProductDescription\"&gt;&lt;span class=\"tigFIProductDescriptionTitle\"&gt;Basic Paint Correction Kit&lt;/span&gt;&lt;span class=\"tigFIProductDescriptionBlockHeader\"&gt;&lt;p&gt;What's the purpose of this kit?&lt;/p&gt;&lt;/span&gt;&lt;span class=\"tigFIProductDescriptionBlock\"&gt;&lt;p&gt;This kit is intended for someone who wants to get into doing their own paint correction&amp;#44 and needs everything to get started. With this kit&amp;#44 you have everything required to do complete paint correction.&lt;/p&gt;&lt;/span&gt;&lt;span class=\"tigFIProductDescriptionBlockHeader\"&gt;&lt;p&gt;What's included in the kit?&lt;/p&gt;&lt;/span&gt;&lt;p&gt;&lt;strong&gt;1 x CAP Heavy 275ml:&lt;/strong&gt; Excellent heavy cutting polish for scratch and swirl removal&lt;/p&gt;&lt;p&gt;&lt;strong&gt;1 x CAP Ultra Fine 275ml:&lt;/strong&gt; Very fine polish for removing holograms and leaving a very high gloss finish&lt;/p&gt;&lt;p&gt;&lt;strong&gt;1 x Paint Cleanse 500ml:&lt;/strong&gt; Also known as 'Truth Serum'&amp;#44 it removes all traces of oils from out of scratches and swirls so you can see exactly what's left.&lt;/p&gt;&lt;p&gt;&lt;strong&gt;1 x High Density Foam Pad (150mm or 190mm):&lt;/strong&gt; For use with CAP Heavy&lt;/p&gt;&lt;p&gt;&lt;strong&gt;1 x Low Density Foam Pad (150mm or 190mm):&lt;/strong&gt; For use with CAP Ultra Fine&lt;/p&gt;&lt;p&gt;&lt;strong&gt;5 x Paintwork Nanofibre Cloths:&lt;/strong&gt; The ONLY nanofibre cloth we use to work with paintwork&lt;/p&gt;&lt;p&gt;&lt;strong&gt;1 x Pad Spurring Brush:&lt;/strong&gt; For removing spent polish from the pads between each panel&lt;/p&gt;&lt;p&gt;&lt;strong&gt;1 x Clay Bar twin pack:&lt;/strong&gt; Clay bar for removing surface contaminants&lt;/p&gt;&lt;p&gt;&lt;strong&gt;1 x Clay Lube 500ml:&lt;/strong&gt; Lubrication for the Clay Bar&lt;/p&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VANILLA</text:p>
          </table:table-cell>
          <table:table-cell office:value-type="string" calcext:value-type="string">
            <text:p>Vanilla Interior Scent</text:p>
          </table:table-cell>
          <table:table-cell table:style-name="ce2" office:value-type="string" calcext:value-type="string">
            <text:p>12.0000</text:p>
          </table:table-cell>
          <table:table-cell table:style-name="ce2" office:value-type="string" calcext:value-type="string">
            <text:p>10.7500</text:p>
          </table:table-cell>
          <table:table-cell table:style-name="ce2" office:value-type="string" calcext:value-type="string">
            <text:p>7.8000</text:p>
          </table:table-cell>
          <table:table-cell office:value-type="string" calcext:value-type="string">
            <text:p>Vanilla 3250 pump 250.jpg</text:p>
          </table:table-cell>
          <table:table-cell office:value-type="string" calcext:value-type="string">
            <text:p>&lt;div id=\"tigFIProductDescription\"&gt;&lt;span class=\"tigFIProductDescriptionTitle\"&gt;Vanilla Interior Scent&lt;/span&gt;&lt;span class=\"tigFIProductDescriptionBlock\"&gt;&lt;p&gt;Vanilla is the first auto fragrance from Final Inspection. It is an aerosol with a years worth of subtle&amp;#44 blissful Vanilla fragrance for your Interior.&lt;/p&gt;&lt;/span&gt;&lt;span class=\"tigFIProductDescriptionBlockHeader\"&gt;&lt;p&gt;Application&lt;/p&gt;&lt;/span&gt;&lt;span class=\"tigFIProductDescriptionBlock\"&gt;&lt;p&gt;There are 3250 metered pumps of Vanilla in each can. 2-5 pumps is enough to fill a cabin with the very smooth&amp;#44 sweet&amp;#44 musky Vanilla aroma. Simply spray 2-5 doses of Vanilla into your carpets&amp;#44 mats or fabric seats (depending on your desired level of intensity) from a distance of 15-30cm.&lt;/p&gt;&lt;/span&gt;&lt;span class=\"tigFIProductDescriptionBlockHeader\"&gt;&lt;p&gt;FI Tip&lt;/p&gt;&lt;/span&gt;&lt;span class=\"tigFIProductDescriptionBlock\"&gt;&lt;p&gt;Pump 1 metered spray of Vanilla into your fabrics every day to maintain a very sublte scent. Use it in your Boot to rid odours. Vanilla contains anti-bacterial agents that kill most bacteria on surfaces&amp;#44 so Vanilla will help to minimise odour causing bacteria and help to keep fabrics fresh.&lt;/p&gt;&lt;/span&gt;&lt;span class=\"tigFIProductDescriptionBlockHeader\"&gt;&lt;p&gt;Safety&lt;/p&gt;&lt;/span&gt;&lt;span class=\"tigFIProductDescriptionBlock\"&gt;&lt;p&gt;Do NOT concentrate and inhale contents&amp;#44 may be harmful or fatal.&lt;/p&gt;&lt;/span&gt;&lt;span class=\"tigFIProductDescriptionBlock\"&gt;&lt;p&gt;Do NOT spray onto or at any person or animal.&lt;/p&gt;&lt;/span&gt;&lt;span class=\"tigFIProductDescriptionBlock\"&gt;&lt;p&gt;If skin becomes irritated&amp;#44 wash with cold water &amp; mild soap.&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VOPR-9</text:p>
          </table:table-cell>
          <table:table-cell office:value-type="string" calcext:value-type="string">
            <text:p>Velvet OPR Pad</text:p>
          </table:table-cell>
          <table:table-cell table:style-name="ce2" office:value-type="string" calcext:value-type="string">
            <text:p>15.0000</text:p>
          </table:table-cell>
          <table:table-cell table:style-name="ce2" office:value-type="string" calcext:value-type="string">
            <text:p>13.5000</text:p>
          </table:table-cell>
          <table:table-cell table:style-name="ce2" office:value-type="string" calcext:value-type="string">
            <text:p>10.3700</text:p>
          </table:table-cell>
          <table:table-cell office:value-type="string" calcext:value-type="string">
            <text:p>FI.jpg</text:p>
          </table:table-cell>
          <table:table-cell office:value-type="string" calcext:value-type="string">
            <text:p>&lt;div id=\"tigFIProductDescription\"&gt;&lt;span class=\"tigFIProductDescriptionTitle\"&gt;Velvet&lt;/span&gt;&lt;span class=\"tigFIProductDescriptionBlock\"&gt;&lt;p&gt;Velvet OPR pads reduce orange peel texture of the paint surface by removing film build from the tops of the 'hills' that are the make-up of the 'hill and valley' orange peel texture.&lt;/p&gt;&lt;/span&gt;&lt;span class=\"tigFIProductDescriptionBlock\"&gt;&lt;p&gt;Velvet pads are the equivalent to 3ooo grit abrasive sanding discs and whilst use of these pads doesn't result in the marred surface you expect from a 3ooo grit sanding disc&amp;#44 the film build removal is as aggressive.&lt;/p&gt;&lt;/span&gt;&lt;img class=\"tigFIProductDescriptionInlinePhoto\" alt=\"Velvet - Tigersoft Performance\" title=\"Velvet - Tigersoft Performance\" src=\"images/velvet02_no_hole.jpg\"&gt;&lt;/img&gt;&lt;span class=\"tigFIProductDescriptionBlock\"&gt;&lt;p&gt;Unlike sanding paper or discs&amp;#44 OPR pads allow for gradual texture correction in a far more prgressive manner&amp;#44 blending texture with OPR pads is a much more forgiving experience.&lt;/p&gt;&lt;/span&gt;&lt;span class=\"tigFIProductDescriptionBlock\"&gt;&lt;p&gt;Velvet OPR pads are for skilled and experienced professionals or advanced amateurs only as they are deceivingly aggressive and do remove a substantial amount of film build&amp;#44 very quickly.&lt;/p&gt;&lt;/span&gt;&lt;span class=\"tigFIProductDescriptionBlockHeader\"&gt;&lt;p&gt;Directions&lt;/p&gt;&lt;/span&gt;&lt;ol class=\"tigFIProductDescriptionOrderedList\" &gt;&lt;li&gt;Make sure panels to be texture corrected are clean&amp;#44 dry and free of surface contaminants&amp;#44 decontamination is essential for efficient OPR. It is highly recommended to diagnose surfaces for sufficient film build with an accurate and properly calibrated PTT.&lt;/li&gt;&lt;li&gt;Centre your OPR pad to your backing plate and use a slow speed with a small amount of polish to correct surface as you would if you were to polish with a foam or NanoFibre pad. Final Inspection recommend CAP Heavy with OPR pads but you will be able to utilise any C.A.P polish.&lt;/li&gt;&lt;li&gt;Remove polish with a NanoFibre Paintwork Cloth and Paint Cleanse and check surface for texture correction.&lt;/li&gt;&lt;/ol&gt;&lt;span class=\"tigFIProductDescriptionBlockHeader\"&gt;&lt;p&gt;Please Note:&lt;/p&gt;&lt;/span&gt;&lt;ul class=\"tigFIProductDescriptionUnorderedList\" &gt;&lt;li&gt;If correction levels are yet to be reached&amp;#44 repeat step 2 and 3.&lt;/li&gt;&lt;li&gt;If correction levels are not ample with Velvet pads&amp;#44 we recommend a Denim OPR pad.&lt;/li&gt;&lt;li&gt;It is recommended to check film build levels with a PTT after texture correction for documentation.&lt;/li&gt;&lt;li&gt;An interface pad may be used (between OPR pad and backing plate) for varied correction characteristics.&lt;/li&gt;&lt;/ul&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WHITESHD-150</text:p>
          </table:table-cell>
          <table:table-cell office:value-type="string" calcext:value-type="string">
            <text:p>150mm SHD Heavy Cutting Pad</text:p>
          </table:table-cell>
          <table:table-cell table:style-name="ce2" office:value-type="string" calcext:value-type="string">
            <text:p>25.0000</text:p>
          </table:table-cell>
          <table:table-cell table:style-name="ce2" office:value-type="string" calcext:value-type="string">
            <text:p>22.5000</text:p>
          </table:table-cell>
          <table:table-cell table:style-name="ce2" office:value-type="string" calcext:value-type="string">
            <text:p>13.1400</text:p>
          </table:table-cell>
          <table:table-cell office:value-type="string" calcext:value-type="string">
            <text:p>150mm_shd_white.jpg</text:p>
          </table:table-cell>
          <table:table-cell office:value-type="string" calcext:value-type="string">
            <text:p>&lt;div id=\"tigFIProductDescription\"&gt;&lt;span class=\"tigFIProductDescriptionTitle\"&gt;150mm Heavy SHD Pad&lt;/span&gt;&lt;span class=\"tigFIProductDescriptionBlock\"&gt;&lt;p&gt;A very heavy cutting foam pad designed to remove heavy scratches&amp;#44 2000 &amp; 3000 grit sanding/de-nibbing marks and very heavy swirling&amp;#44 quickly and easily.&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WHITESHD-90</text:p>
          </table:table-cell>
          <table:table-cell office:value-type="string" calcext:value-type="string">
            <text:p>90mm SHD Heavy Cutting Pad</text:p>
          </table:table-cell>
          <table:table-cell table:style-name="ce2" office:value-type="string" calcext:value-type="string">
            <text:p>12.0000</text:p>
          </table:table-cell>
          <table:table-cell table:style-name="ce2" office:value-type="string" calcext:value-type="string">
            <text:p>10.7500</text:p>
          </table:table-cell>
          <table:table-cell table:style-name="ce2" office:value-type="string" calcext:value-type="string">
            <text:p>8.1000</text:p>
          </table:table-cell>
          <table:table-cell office:value-type="string" calcext:value-type="string">
            <text:p>90mm-white-shd.jpg</text:p>
          </table:table-cell>
          <table:table-cell office:value-type="string" calcext:value-type="string">
            <text:p>&lt;div id=\"tigFIProductDescription\"&gt;&lt;span class=\"tigFIProductDescriptionTitle\"&gt;90mm Heavy SHD Pad&lt;/span&gt;&lt;span class=\"tigFIProductDescriptionBlock\"&gt;&lt;p&gt;White SHD Super High Density A VERY Fast cutting&amp;#44 VERY High Cutting Pad with Medium Gloss Finishing characteristics.&lt;/p&gt;&lt;/span&gt;&lt;img class=\"tigFIProductDescriptionInlinePhoto\" alt=\"90mm Heavy SHD Pad - Tigersoft Performance\" title=\"90mm Heavy SHD Pad - Tigersoft Performance\" src=\"images/90mm-shd-white.jpg\"&gt;&lt;/img&gt;&lt;span class=\"tigFIProductDescriptionBlock\"&gt;&lt;p&gt;Particularly important when using very aggressive compounds&amp;#44 aiding smooth action on sticky paint surfaces resulting in less side effects such as marring&amp;#44 hologramming and blemishing.&lt;/p&gt;&lt;/span&gt;&lt;span class=\"tigFIProductDescriptionBlock\"&gt;&lt;p&gt;Recommended for use on all finishes with all polishes&amp;#44 smoother action on stickier paint surfaces helping blemish free finishes when used in conjunction with fine abrasive polishes.&lt;/p&gt;&lt;/span&gt;&lt;span class=\"tigFIProductDescriptionBlock\"&gt;&lt;p&gt;We recommend the 90mm size for spot polishing of small&amp;#44 tight areas and isolated imperfections. Denibbing with the small 90mm pad is also recommended.&lt;/p&gt;&lt;/span&gt;&lt;span class=\"tigFIProductDescriptionBlock\"&gt;&lt;p&gt;Achieve super short working times with this pad on paint or plastics.&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WHL-BRUSH</text:p>
          </table:table-cell>
          <table:table-cell office:value-type="string" calcext:value-type="string">
            <text:p>Wheel Brush</text:p>
          </table:table-cell>
          <table:table-cell table:style-name="ce2" office:value-type="string" calcext:value-type="string">
            <text:p>45.0000</text:p>
          </table:table-cell>
          <table:table-cell table:style-name="ce2" office:value-type="string" calcext:value-type="string">
            <text:p>39.9500</text:p>
          </table:table-cell>
          <table:table-cell table:style-name="ce2" office:value-type="string" calcext:value-type="string">
            <text:p>43.8600</text:p>
          </table:table-cell>
          <table:table-cell office:value-type="string" calcext:value-type="string">
            <text:p>EZBlueBrush07.jpg</text:p>
          </table:table-cell>
          <table:table-cell office:value-type="string" calcext:value-type="string">
            <text:p>&lt;div id=\"tigFIProductDescription\"&gt;&lt;span class=\"tigFIProductDescriptionTitle\"&gt;&lt;/span&gt;&lt;span class=\"tigFIProductDescriptionBlock\"&gt;&lt;p&gt;Very high quality Premium Wheel Cleaning brush&amp;#44 with soft nylon bristles for safe genle cleaning of your wheels&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WHLNF-H</text:p>
          </table:table-cell>
          <table:table-cell office:value-type="string" calcext:value-type="string">
            <text:p>Wheel Cloth</text:p>
          </table:table-cell>
          <table:table-cell table:style-name="ce2" office:value-type="string" calcext:value-type="string">
            <text:p>10.0000</text:p>
          </table:table-cell>
          <table:table-cell table:style-name="ce2" office:value-type="string" calcext:value-type="string">
            <text:p>8.9500</text:p>
          </table:table-cell>
          <table:table-cell table:style-name="ce2" office:value-type="string" calcext:value-type="string">
            <text:p>6.5000</text:p>
          </table:table-cell>
          <table:table-cell office:value-type="string" calcext:value-type="string">
            <text:p>wheel-nanofibre.jpg</text:p>
          </table:table-cell>
          <table:table-cell office:value-type="string" calcext:value-type="string">
            <text:p>&lt;div id=\"tigFIProductDescription\"&gt;&lt;span class=\"tigFIProductDescriptionTitle\"&gt;Wheel NanoFibre Cloth&lt;/span&gt;&lt;span class=\"tigFIProductDescriptionBlock\"&gt;&lt;p&gt;A revolutionary new way to easily and quickly clean wheels&amp;#44 brake calipers and tyres that may contaminate the cloth with silicone&amp;#44 grease&amp;#44 abrasive brake pad (dust)&amp;#44 tar and many other extremely dirty materials&amp;#44 avoiding cross contamination onto other areas.&lt;/p&gt;&lt;/span&gt;&lt;span class=\"tigFIProductDescriptionBlock\"&gt;&lt;p&gt;The NanoFibre™ Wheel Cloth is the best tool for wheel cleaning. <text:s/>It's tight looped hook weave and high gsm remove dirt and debris quickly reducing the mechanical action required on these sections of your vehicle that are difficult to polish.&lt;/p&gt;&lt;/span&gt;&lt;span class=\"tigFIProductDescriptionBlock\"&gt;&lt;p&gt;With its generous size&amp;#44 this cloth will gently but effectively and efficiently remove weekly build-up of contaminants without hassle. <text:s/>Use your Wheel Cloth with Gloss Boost to lubricate your painted&amp;#44 powdercoated or chrome wheels as you wipe away residual water from a wash as well as the trapped dirt that isn't completely removed during a wash leaving a glowing silky smooth finish that will assist in a quicker and easier clean on the following wash&lt;/p&gt;&lt;/span&gt;&lt;img class=\"tigFIProductDescriptionInlinePhoto\" alt=\"Wheel NanoFibre Cloth - Tigersoft Performance\" title=\"Wheel NanoFibre Cloth - Tigersoft Performance\" src=\"images/Wheel-NanoFibre.jpg\"&gt;&lt;/img&gt;&lt;span class=\"tigFIProductDescriptionBlock\"&gt;&lt;p&gt;Specifications&lt;/p&gt;&lt;/span&gt;&lt;p&gt;&lt;strong&gt;Yarn Denier:&lt;/strong&gt; 0.01&lt;/p&gt;&lt;p&gt;&lt;strong&gt;Yarn Type:&lt;/strong&gt; Multi Split&lt;/p&gt;&lt;p&gt;&lt;strong&gt;GSM:&lt;/strong&gt; 300&lt;/p&gt;&lt;p&gt;&lt;strong&gt;Density:&lt;/strong&gt; ~100&amp;#44 000 f/mm&lt;/p&gt;&lt;p&gt;&lt;strong&gt;Weave:&lt;/strong&gt; Tight Hook &lt;/p&gt;&lt;p&gt;&lt;strong&gt;Size:&lt;/strong&gt; 400 x 400mm (~15.7 x 15.7in)&lt;/p&gt;&lt;p&gt;&lt;strong&gt;Edge:&lt;/strong&gt; External (Hand Sewn NanoFibre)&lt;/p&gt;&lt;p&gt;&lt;strong&gt;Colour:&lt;/strong&gt; Blue&lt;/p&gt;&lt;p&gt;&lt;strong&gt;Packaging:&lt;/strong&gt; Re-usable plastic box&lt;/p&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WHLNF-H</text:p>
          </table:table-cell>
          <table:table-cell office:value-type="string" calcext:value-type="string">
            <text:p>Wheel Cloth</text:p>
          </table:table-cell>
          <table:table-cell table:style-name="ce2" office:value-type="string" calcext:value-type="string">
            <text:p>10.0000</text:p>
          </table:table-cell>
          <table:table-cell table:style-name="ce2" office:value-type="string" calcext:value-type="string">
            <text:p>8.9500</text:p>
          </table:table-cell>
          <table:table-cell table:style-name="ce2" office:value-type="string" calcext:value-type="string">
            <text:p>6.5000</text:p>
          </table:table-cell>
          <table:table-cell office:value-type="string" calcext:value-type="string">
            <text:p>wheel-nanofibre.jpg</text:p>
          </table:table-cell>
          <table:table-cell office:value-type="string" calcext:value-type="string">
            <text:p>&lt;div id=\"tigFIProductDescription\"&gt;&lt;span class=\"tigFIProductDescriptionTitle\"&gt;Wheel NanoFibre Cloth&lt;/span&gt;&lt;span class=\"tigFIProductDescriptionBlock\"&gt;&lt;p&gt;A revolutionary new way to easily and quickly clean wheels&amp;#44 brake calipers and tyres that may contaminate the cloth with silicone&amp;#44 grease&amp;#44 abrasive brake pad (dust)&amp;#44 tar and many other extremely dirty materials&amp;#44 avoiding cross contamination onto other areas.&lt;/p&gt;&lt;/span&gt;&lt;span class=\"tigFIProductDescriptionBlock\"&gt;&lt;p&gt;The NanoFibre™ Wheel Cloth is the best tool for wheel cleaning. <text:s/>It's tight looped hook weave and high gsm remove dirt and debris quickly reducing the mechanical action required on these sections of your vehicle that are difficult to polish.&lt;/p&gt;&lt;/span&gt;&lt;span class=\"tigFIProductDescriptionBlock\"&gt;&lt;p&gt;With its generous size&amp;#44 this cloth will gently but effectively and efficiently remove weekly build-up of contaminants without hassle. <text:s/>Use your Wheel Cloth with Gloss Boost to lubricate your painted&amp;#44 powdercoated or chrome wheels as you wipe away residual water from a wash as well as the trapped dirt that isn't completely removed during a wash leaving a glowing silky smooth finish that will assist in a quicker and easier clean on the following wash&lt;/p&gt;&lt;/span&gt;&lt;img class=\"tigFIProductDescriptionInlinePhoto\" alt=\"Wheel NanoFibre Cloth - Tigersoft Performance\" title=\"Wheel NanoFibre Cloth - Tigersoft Performance\" src=\"images/Wheel-NanoFibre.jpg\"&gt;&lt;/img&gt;&lt;span class=\"tigFIProductDescriptionBlock\"&gt;&lt;p&gt;Specifications&lt;/p&gt;&lt;/span&gt;&lt;p&gt;&lt;strong&gt;Yarn Denier:&lt;/strong&gt; 0.01&lt;/p&gt;&lt;p&gt;&lt;strong&gt;Yarn Type:&lt;/strong&gt; Multi Split&lt;/p&gt;&lt;p&gt;&lt;strong&gt;GSM:&lt;/strong&gt; 300&lt;/p&gt;&lt;p&gt;&lt;strong&gt;Density:&lt;/strong&gt; ~100&amp;#44 000 f/mm&lt;/p&gt;&lt;p&gt;&lt;strong&gt;Weave:&lt;/strong&gt; Tight Hook &lt;/p&gt;&lt;p&gt;&lt;strong&gt;Size:&lt;/strong&gt; 400 x 400mm (~15.7 x 15.7in)&lt;/p&gt;&lt;p&gt;&lt;strong&gt;Edge:&lt;/strong&gt; External (Hand Sewn NanoFibre)&lt;/p&gt;&lt;p&gt;&lt;strong&gt;Colour:&lt;/strong&gt; Blue&lt;/p&gt;&lt;p&gt;&lt;strong&gt;Packaging:&lt;/strong&gt; Re-usable plastic box&lt;/p&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WM-H-1</text:p>
          </table:table-cell>
          <table:table-cell office:value-type="string" calcext:value-type="string">
            <text:p>Wash Mitt (Moquet Weave)</text:p>
          </table:table-cell>
          <table:table-cell table:style-name="ce2" office:value-type="string" calcext:value-type="string">
            <text:p>15.0000</text:p>
          </table:table-cell>
          <table:table-cell table:style-name="ce2" office:value-type="string" calcext:value-type="string">
            <text:p>13.5000</text:p>
          </table:table-cell>
          <table:table-cell table:style-name="ce2" office:value-type="string" calcext:value-type="string">
            <text:p>8.8900</text:p>
          </table:table-cell>
          <table:table-cell office:value-type="string" calcext:value-type="string">
            <text:p>wash-mitt-02.jpg</text:p>
          </table:table-cell>
          <table:table-cell office:value-type="string" calcext:value-type="string">
            <text:p>&lt;div id=\"tigFIProductDescription\"&gt;&lt;span class=\"tigFIProductDescriptionTitle\"&gt;NanoFibre Wash Mitt&lt;/span&gt;&lt;span class=\"tigFIProductDescriptionBlock\"&gt;&lt;p&gt;Part of the quickest&amp;#44 easiest and most comfortable washing experience.&lt;/p&gt;&lt;/span&gt;&lt;span class=\"tigFIProductDescriptionBlock\"&gt;&lt;p&gt;All new for 2013&amp;#44 the NanoFibre 'Curvy Lady' Wash Mitt is part of&amp;#44 arguably&amp;#44 the most important part of exterior maintaince.&lt;/p&gt;&lt;/span&gt;&lt;span class=\"tigFIProductDescriptionBlock\"&gt;&lt;p&gt;With it's generous and comfortable shape and size&amp;#44 this tailored moquet weave mitt will gently but effectively and efficiently remove weekly build-up of temporary contaminants from your vehicles surfaces.&lt;/p&gt;&lt;/span&gt;&lt;img class=\"tigFIProductDescriptionInlinePhoto\" alt=\"NanoFibre Wash Mitt - Tigersoft Performance\" title=\"NanoFibre Wash Mitt - Tigersoft Performance\" src=\"images/Wash-Mitt-04.jpg\"&gt;&lt;/img&gt;&lt;span class=\"tigFIProductDescriptionBlockHeader\"&gt;&lt;p&gt;Why NanoFibre?&lt;/p&gt;&lt;/span&gt;&lt;span class=\"tigFIProductDescriptionBlock\"&gt;&lt;p&gt;Unlike a sponge&amp;#44 a NanoFibre? Mitt is properly machine washable&amp;#44 making it a much safer alternative.&lt;/p&gt;&lt;/span&gt;&lt;span class=\"tigFIProductDescriptionBlock\"&gt;&lt;p&gt;Why?&lt;/p&gt;&lt;/span&gt;&lt;span class=\"tigFIProductDescriptionBlock\"&gt;&lt;p&gt;Sponges have thousands or millions of cells that catch and harbour debris and that debris is re-intoruced to your surface with every wash&amp;#44 along with ever increasing marring as the sponge fills with swirl inducing particles. <text:s/>The plastic used to make foam is also agreessive and creates additional marring&amp;#44 so even from the very first wipe&amp;#44 a NanoFibre Mitt is protecting your surfaces.&lt;/p&gt;&lt;/span&gt;&lt;span class=\"tigFIProductDescriptionBlockHeader\"&gt;&lt;p&gt;Performance&lt;/p&gt;&lt;/span&gt;&lt;span class=\"tigFIProductDescriptionBlock\"&gt;&lt;p&gt;The Curvy Lady with its loose 'open end' NanoFibre? will efficiently release debris when washed. <text:s/>The mitt is constructed with the highest quality so you can regularly clean the mitt during washes with your high pressure water unit or mains pressure water without damaging your curvy lady.&lt;/p&gt;&lt;/span&gt;&lt;span class=\"tigFIProductDescriptionBlock\"&gt;&lt;p&gt;The Curvy Lady has an astonishing amount of the smallest multi-split nanofibre packed together to reach 600 gsm making it super absorbant and incredibly effecive at extracting and holding large amounts of fine debris and oils. <text:s/>Recommended for use on all exterior surfaces such as paint&amp;#44 glass and plastics and even fabric soft tops.&lt;/p&gt;&lt;/span&gt;&lt;span class=\"tigFIProductDescriptionBlock\"&gt;&lt;p&gt;The NanoFibre Wash Mitt features robust hand sewn polyester overlocking which is completely concealed inside the mitt.&lt;/p&gt;&lt;/span&gt;&lt;span class=\"tigFIProductDescriptionBlockHeader\"&gt;&lt;p&gt;Directions&lt;/p&gt;&lt;/span&gt;&lt;span class=\"tigFIProductDescriptionBlock\"&gt;&lt;p&gt;Use the moquet weave wash mitt with the wash method developed by our in-house detailers to easily achieve perfect results every time. <text:s/>The method and processes were developed as a solution for fussy owners to help dramatically reduce swirls (micro scratches) and spider-webbing caused by sometimes <text:s/>incorrect washing techniques and materials. &lt;/p&gt;&lt;/span&gt;&lt;span class=\"tigFIProductDescriptionBlockHeader\"&gt;&lt;p&gt;Specifications&lt;/p&gt;&lt;/span&gt;&lt;p&gt;&lt;strong&gt;Yarn Denier:&lt;/strong&gt; 0.01&lt;/p&gt;&lt;p&gt;&lt;strong&gt;Yarn Type:&lt;/strong&gt; Multi Split&lt;/p&gt;&lt;p&gt;&lt;strong&gt;GSM:&lt;/strong&gt; 600&lt;/p&gt;&lt;p&gt;&lt;strong&gt;Density:&lt;/strong&gt; ~150&amp;#44 000 f/mm&lt;/p&gt;&lt;p&gt;&lt;strong&gt;Weave:&lt;/strong&gt; Open End / Twisted Pile / Moquet Weave&lt;/p&gt;&lt;p&gt;&lt;strong&gt;Edge:&lt;/strong&gt; Internal / Hidden (Hand Sewn Polyester)&lt;/p&gt;&lt;p&gt;&lt;strong&gt;Colour:&lt;/strong&gt; Violet&lt;/p&gt;&lt;p&gt;&lt;strong&gt;Packaging:&lt;/strong&gt; Re-usable plastic box&lt;/p&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WM-H-2</text:p>
          </table:table-cell>
          <table:table-cell office:value-type="string" calcext:value-type="string">
            <text:p>Wash Mitt Twin Pack (Moquet Weave)</text:p>
          </table:table-cell>
          <table:table-cell table:style-name="ce2" office:value-type="string" calcext:value-type="string">
            <text:p>25.0000</text:p>
          </table:table-cell>
          <table:table-cell table:style-name="ce2" office:value-type="string" calcext:value-type="string">
            <text:p>22.5000</text:p>
          </table:table-cell>
          <table:table-cell table:style-name="ce2" office:value-type="string" calcext:value-type="string">
            <text:p>16.6400</text:p>
          </table:table-cell>
          <table:table-cell office:value-type="string" calcext:value-type="string">
            <text:p>wash-mitt-02.jpg</text:p>
          </table:table-cell>
          <table:table-cell office:value-type="string" calcext:value-type="string">
            <text:p>&lt;div id=\"tigFIProductDescription\"&gt;&lt;span class=\"tigFIProductDescriptionTitle\"&gt;NanoFibre Wash Mitt&lt;/span&gt;&lt;span class=\"tigFIProductDescriptionBlock\"&gt;&lt;p&gt;Part of the quickest&amp;#44 easiest and most comfortable washing experience.&lt;/p&gt;&lt;/span&gt;&lt;span class=\"tigFIProductDescriptionBlock\"&gt;&lt;p&gt;All new for 2013&amp;#44 the NanoFibre 'Curvy Lady' Wash Mitt is part of&amp;#44 arguably&amp;#44 the most important part of exterior maintaince.&lt;/p&gt;&lt;/span&gt;&lt;span class=\"tigFIProductDescriptionBlock\"&gt;&lt;p&gt;With it's generous and comfortable shape and size&amp;#44 this tailored moquet weave mitt will gently but effectively and efficiently remove weekly build-up of temporary contaminants from your vehicles surfaces.&lt;/p&gt;&lt;/span&gt;&lt;img class=\"tigFIProductDescriptionInlinePhoto\" alt=\"NanoFibre Wash Mitt - Tigersoft Performance\" title=\"NanoFibre Wash Mitt - Tigersoft Performance\" src=\"images/Wash-Mitt-04.jpg\"&gt;&lt;/img&gt;&lt;span class=\"tigFIProductDescriptionBlockHeader\"&gt;&lt;p&gt;Why NanoFibre?&lt;/p&gt;&lt;/span&gt;&lt;span class=\"tigFIProductDescriptionBlock\"&gt;&lt;p&gt;Unlike a sponge&amp;#44 a NanoFibre? Mitt is properly machine washable&amp;#44 making it a much safer alternative.&lt;/p&gt;&lt;/span&gt;&lt;span class=\"tigFIProductDescriptionBlock\"&gt;&lt;p&gt;Why?&lt;/p&gt;&lt;/span&gt;&lt;span class=\"tigFIProductDescriptionBlock\"&gt;&lt;p&gt;Sponges have thousands or millions of cells that catch and harbour debris and that debris is re-intoruced to your surface with every wash&amp;#44 along with ever increasing marring as the sponge fills with swirl inducing particles. <text:s/>The plastic used to make foam is also agreessive and creates additional marring&amp;#44 so even from the very first wipe&amp;#44 a NanoFibre Mitt is protecting your surfaces.&lt;/p&gt;&lt;/span&gt;&lt;span class=\"tigFIProductDescriptionBlockHeader\"&gt;&lt;p&gt;Performance&lt;/p&gt;&lt;/span&gt;&lt;span class=\"tigFIProductDescriptionBlock\"&gt;&lt;p&gt;The Curvy Lady with its loose 'open end' NanoFibre? will efficiently release debris when washed. <text:s/>The mitt is constructed with the highest quality so you can regularly clean the mitt during washes with your high pressure water unit or mains pressure water without damaging your curvy lady.&lt;/p&gt;&lt;/span&gt;&lt;span class=\"tigFIProductDescriptionBlock\"&gt;&lt;p&gt;The Curvy Lady has an astonishing amount of the smallest multi-split nanofibre packed together to reach 600 gsm making it super absorbant and incredibly effecive at extracting and holding large amounts of fine debris and oils. <text:s/>Recommended for use on all exterior surfaces such as paint&amp;#44 glass and plastics and even fabric soft tops.&lt;/p&gt;&lt;/span&gt;&lt;span class=\"tigFIProductDescriptionBlock\"&gt;&lt;p&gt;The NanoFibre Wash Mitt features robust hand sewn polyester overlocking which is completely concealed inside the mitt.&lt;/p&gt;&lt;/span&gt;&lt;span class=\"tigFIProductDescriptionBlockHeader\"&gt;&lt;p&gt;Directions&lt;/p&gt;&lt;/span&gt;&lt;span class=\"tigFIProductDescriptionBlock\"&gt;&lt;p&gt;Use the moquet weave wash mitt with the wash method developed by our in-house detailers to easily achieve perfect results every time. <text:s/>The method and processes were developed as a solution for fussy owners to help dramatically reduce swirls (micro scratches) and spider-webbing caused by sometimes <text:s/>incorrect washing techniques and materials. &lt;/p&gt;&lt;/span&gt;&lt;span class=\"tigFIProductDescriptionBlockHeader\"&gt;&lt;p&gt;Specifications&lt;/p&gt;&lt;/span&gt;&lt;p&gt;&lt;strong&gt;Yarn Denier:&lt;/strong&gt; 0.01&lt;/p&gt;&lt;p&gt;&lt;strong&gt;Yarn Type:&lt;/strong&gt; Multi Split&lt;/p&gt;&lt;p&gt;&lt;strong&gt;GSM:&lt;/strong&gt; 600&lt;/p&gt;&lt;p&gt;&lt;strong&gt;Density:&lt;/strong&gt; ~150&amp;#44 000 f/mm&lt;/p&gt;&lt;p&gt;&lt;strong&gt;Weave:&lt;/strong&gt; Open End / Twisted Pile / Moquet Weave&lt;/p&gt;&lt;p&gt;&lt;strong&gt;Edge:&lt;/strong&gt; Internal / Hidden (Hand Sewn Polyester)&lt;/p&gt;&lt;p&gt;&lt;strong&gt;Colour:&lt;/strong&gt; Violet&lt;/p&gt;&lt;p&gt;&lt;strong&gt;Packaging:&lt;/strong&gt; Re-usable plastic box&lt;/p&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office:value-type="string" calcext:value-type="string">
            <text:p>N</text:p>
          </table:table-cell>
          <table:table-cell office:value-type="string" calcext:value-type="string">
            <text:p>\N</text:p>
          </table:table-cell>
          <table:table-cell table:number-columns-repeated="1012"/>
        </table:table-row>
        <table:table-row table:style-name="ro1">
          <table:table-cell office:value-type="string" calcext:value-type="string">
            <text:p>WWDT-L</text:p>
          </table:table-cell>
          <table:table-cell office:value-type="string" calcext:value-type="string">
            <text:p>Waffle Weave Drying Towel</text:p>
          </table:table-cell>
          <table:table-cell table:style-name="ce2" office:value-type="string" calcext:value-type="string">
            <text:p>25.0000</text:p>
          </table:table-cell>
          <table:table-cell table:style-name="ce2" office:value-type="string" calcext:value-type="string">
            <text:p>22.5000</text:p>
          </table:table-cell>
          <table:table-cell table:style-name="ce2" office:value-type="string" calcext:value-type="string">
            <text:p>17.0300</text:p>
          </table:table-cell>
          <table:table-cell office:value-type="string" calcext:value-type="string">
            <text:p>wwdt01.jpg</text:p>
          </table:table-cell>
          <table:table-cell office:value-type="string" calcext:value-type="string">
            <text:p>&lt;div id=\"tigFIProductDescription\"&gt;&lt;span class=\"tigFIProductDescriptionTitle\"&gt;NanoFibre Waffle Weave Drying Towel&lt;/span&gt;&lt;span class=\"tigFIProductDescriptionBlock\"&gt;&lt;p&gt;The dehydrator. Weighing in at a humongous 9oo x 6oomm&amp;#44 this drying towel will remove water from a vehicle quickly and efficiently with less wringing intervals than it's mini verion and far safer&amp;#44 quicker and easier than any chamois.&lt;/p&gt;&lt;/span&gt;&lt;span class=\"tigFIProductDescriptionBlock\"&gt;&lt;p&gt;Unlike a Chamois&amp;#44 a Microfibre Drying Towel is properly machine washable&amp;#44 making it a much safer alternative. Unlike a Leather or PVC chamois&amp;#44 no debris is trapped in the fibres and microfibre will not harbour bacteria like those materials&amp;#44 especially because it can be washed with an anti-bacterial wash &amp; dried. <text:s/>Any trapped debris is easily removed so no reintroduction of that debris occurs the next time you use the towel to dry your painted surfaces.&lt;/p&gt;&lt;/span&gt;&lt;span class=\"tigFIProductDescriptionBlock\"&gt;&lt;p&gt;The NanoFibre drying towel features hand sewn pure NanoFibre™ edging&amp;#44 not rayon or cotton and no 'edge-less' heat sealing. <text:s/>Consisting of 80% nano polyester fibre for ultra efficient cleaning and absorption around a (20%) polyamide core&amp;#44 our Waffle Weave Drying Towel has superior quick water absorption characteristics.&lt;/p&gt;&lt;/span&gt;&lt;img class=\"tigFIProductDescriptionInlinePhoto\" alt=\"NanoFibre Waffle Weave Drying Towel - Tigersoft Performance\" title=\"NanoFibre Waffle Weave Drying Towel - Tigersoft Performance\" src=\"images/WWDTside.jpg\"&gt;&lt;/img&gt;&lt;span class=\"tigFIProductDescriptionBlockHeader\"&gt;&lt;p&gt;Recommended Uses&lt;/p&gt;&lt;/span&gt;&lt;ul class=\"tigFIProductDescriptionUnorderedList\" &gt;&lt;li&gt;Use completely dry or slightly damp to very quickly remove water from any exterior surface&lt;/li&gt;&lt;li&gt;Use dry to remove lubricant from freshly clayed surfaces.&lt;/li&gt;&lt;/ul&gt;&lt;span class=\"tigFIProductDescriptionBlockHeader\"&gt;&lt;p&gt;Quality&lt;/p&gt;&lt;/span&gt;&lt;span class=\"tigFIProductDescriptionBlock\"&gt;&lt;p&gt;The Waffle Weave Drying Towel is a very high quality NanoFibre cloth&amp;#44 hand-sewn with 100% NanoFibre over-locked edges and constructed with the superior build quality expected of any Final Inspection product.&lt;/p&gt;&lt;/span&gt;&lt;span class=\"tigFIProductDescriptionBlockHeader\"&gt;&lt;p&gt;Specifications&lt;/p&gt;&lt;/span&gt;&lt;p&gt;&lt;strong&gt;Yarn Denier:&lt;/strong&gt; 0.01&lt;/p&gt;&lt;p&gt;&lt;strong&gt;Yarn Type:&lt;/strong&gt; Multi Split&lt;/p&gt;&lt;p&gt;&lt;strong&gt;GSM:&lt;/strong&gt; 300&lt;/p&gt;&lt;p&gt;&lt;strong&gt;Density:&lt;/strong&gt; ~100&amp;#44 000 f/mm&lt;/p&gt;&lt;p&gt;&lt;strong&gt;Weave:&lt;/strong&gt; Loose Hook / Piqué Waffle&lt;/p&gt;&lt;p&gt;&lt;strong&gt;Size:&lt;/strong&gt; 900 x 600mm (~35.5 x ~23.5in)&lt;/p&gt;&lt;p&gt;&lt;strong&gt;Edge:&lt;/strong&gt; Hand Sewn NanoFibre&lt;/p&gt;&lt;p&gt;&lt;strong&gt;Colour:&lt;/strong&gt; Violet/White&lt;/p&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table-cell office:value-type="string" calcext:value-type="string">
            <text:p>WWDT-M</text:p>
          </table:table-cell>
          <table:table-cell office:value-type="string" calcext:value-type="string">
            <text:p>Waffle Weave Drying Towel MINI</text:p>
          </table:table-cell>
          <table:table-cell table:style-name="ce2" office:value-type="string" calcext:value-type="string">
            <text:p>18.0000</text:p>
          </table:table-cell>
          <table:table-cell table:style-name="ce2" office:value-type="string" calcext:value-type="string">
            <text:p>15.9500</text:p>
          </table:table-cell>
          <table:table-cell table:style-name="ce2" office:value-type="string" calcext:value-type="string">
            <text:p>12.1600</text:p>
          </table:table-cell>
          <table:table-cell office:value-type="string" calcext:value-type="string">
            <text:p>wwdt_mini01.jpg</text:p>
          </table:table-cell>
          <table:table-cell office:value-type="string" calcext:value-type="string">
            <text:p>&lt;div id=\"tigFIProductDescription\"&gt;&lt;span class=\"tigFIProductDescriptionTitle\"&gt;NanoFibre Waffle Weave Drying Towel Mini&lt;/span&gt;&lt;span class=\"tigFIProductDescriptionBlock\"&gt;&lt;p&gt;At last&amp;#44 the easy to handle&amp;#44 'MINI' dehydrator. <text:s/>At 60cm x 40cm&amp;#44 this drying towel will remove water from a vehicle quickly and efficiently whilst being easier to handle than it's 60cm x 90cm big brother.&lt;/p&gt;&lt;/span&gt;&lt;img class=\"tigFIProductDescriptionInlinePhoto\" alt=\"NanoFibre Waffle Weave Drying Towel Mini - Tigersoft Performance\" title=\"NanoFibre Waffle Weave Drying Towel Mini - Tigersoft Performance\" src=\"images/WWDTside.jpg\"&gt;&lt;/img&gt;&lt;span class=\"tigFIProductDescriptionBlockHeader\"&gt;&lt;p&gt;Recommended Uses&lt;/p&gt;&lt;/span&gt;&lt;ul class=\"tigFIProductDescriptionUnorderedList\" &gt;&lt;li&gt;Use completely dry or slightly damp to very quickly remove water from any exterior surface&lt;/li&gt;&lt;li&gt;Use dry to remove lubricant from freshly clayed surfaces.&lt;/li&gt;&lt;/ul&gt;&lt;span class=\"tigFIProductDescriptionBlockHeader\"&gt;&lt;p&gt;Quality&lt;/p&gt;&lt;/span&gt;&lt;span class=\"tigFIProductDescriptionBlock\"&gt;&lt;p&gt;The Waffle Weave Drying Towel is a very high quality NanoFibre cloth&amp;#44 hand-sewn with 100% NanoFibre over-locked edges and constructed with the superior build quality expected of any Final Inspection product.&lt;/p&gt;&lt;/span&gt;&lt;span class=\"tigFIProductDescriptionBlockHeader\"&gt;&lt;p&gt;Specifications&lt;/p&gt;&lt;/span&gt;&lt;p&gt;&lt;strong&gt;Yarn Denier:&lt;/strong&gt; 0.01&lt;/p&gt;&lt;p&gt;&lt;strong&gt;Yarn Type:&lt;/strong&gt; Multi Split&lt;/p&gt;&lt;p&gt;&lt;strong&gt;GSM:&lt;/strong&gt; 300&lt;/p&gt;&lt;p&gt;&lt;strong&gt;Density:&lt;/strong&gt; ~100&amp;#44 000 f/mm&lt;/p&gt;&lt;p&gt;&lt;strong&gt;Weave:&lt;/strong&gt; Loose Hook / Piqué Waffle&lt;/p&gt;&lt;p&gt;&lt;strong&gt;Size:&lt;/strong&gt; 600 x 400mm (~23.5 x 15.8in)&lt;/p&gt;&lt;p&gt;&lt;strong&gt;Edge:&lt;/strong&gt; Hand Sewn NanoFibre&lt;/p&gt;&lt;p&gt;&lt;strong&gt;Colour:&lt;/strong&gt; Violet/White&lt;/p&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cell table:number-columns-repeated="1012"/>
        </table:table-row>
        <table:table-row table:style-name="ro1" table:number-rows-repeated="1048442">
          <table:table-cell table:number-columns-repeated="1022"/>
        </table:table-row>
        <table:table-row table:style-name="ro1">
          <table:table-cell table:number-columns-repeated="1022"/>
        </table:table-row>
      </table:table>
      <table:named-expressions/>
      <table:database-ranges>
        <table:database-range table:name="__Anonymous_Sheet_DB__0" table:target-range-address="Sheet1.A1:Sheet1.AMJ1048576"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A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AU">$</number:currency-symbol>
      <number:number number:decimal-places="2" number:min-integer-digits="1" number:grouping="true"/>
    </number:currency-style>
    <number:currency-style style:name="N104">
      <style:text-properties fo:color="#ff0000"/>
      <number:text>-</number:text>
      <number:currency-symbol number:language="en" number:country="AU">$</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8-06">00/00/0000</text:date>, <text:time style:data-style-name="N2" text:time-value="22:39:11.29373442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0.4$Linux_X86_64 LibreOffice_project/430m0$Build-4</meta:generator>
    <dc:date>2014-08-06T23:24:03.143945846</dc:date>
    <meta:editing-duration>PT1H17M21S</meta:editing-duration>
    <meta:editing-cycles>19</meta:editing-cycles>
    <meta:document-statistic meta:table-count="1" meta:cell-count="1330" meta:object-count="0"/>
  </office:meta>
</office:document-meta>
</file>